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ox_counting_results" table:style-name="ta1">
        <table:shapes>
          <draw:frame draw:z-index="0" draw:style-name="gr1" draw:text-style-name="P1" svg:width="327.26mm" svg:height="341.39mm" svg:x="0mm" svg:y="470.62mm">
            <draw:object draw:notify-on-update-of-ranges="box_counting_results.C3:box_counting_results.C102 box_counting_results.D3:box_counting_results.D102 box_counting_results.I3:box_counting_results.I102 box_counting_results.N3:box_counting_results.N102 box_counting_results.S3:box_counting_results.S102 box_counting_results.X3:box_counting_results.X102 box_counting_results.AC3:box_counting_results.AC102 box_counting_results.AH3:box_counting_results.AH102 box_counting_results.AM3:box_counting_results.AM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7" table:default-cell-style-name="Default"/>
        <table:table-row table:style-name="ro1">
          <table:table-cell table:number-columns-repeated="39"/>
        </table:table-row>
        <table:table-row table:style-name="ro1">
          <table:table-cell table:style-name="ce1" office:value-type="float" office:value="0.8" calcext:value-type="float" table:number-columns-spanned="4" table:number-rows-spanned="1">
            <text:p>0,8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0.7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0.6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0.5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0.4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0.3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0.2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0.1</text:p>
          </table:table-cell>
          <table:covered-table-cell table:number-columns-repeated="3"/>
        </table:table-row>
        <table:table-row table:style-name="ro1">
          <table:table-cell office:value-type="float" office:value="0.409757" calcext:value-type="float">
            <text:p>0,409757</text:p>
          </table:table-cell>
          <table:table-cell office:value-type="float" office:value="66049" calcext:value-type="float">
            <text:p>66049</text:p>
          </table:table-cell>
          <table:table-cell office:value-type="float" office:value="0.343417" calcext:value-type="float">
            <text:p>0,343417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414698" calcext:value-type="float">
            <text:p>0,414698</text:p>
          </table:table-cell>
          <table:table-cell office:value-type="float" office:value="66049" calcext:value-type="float">
            <text:p>66049</text:p>
          </table:table-cell>
          <table:table-cell office:value-type="float" office:value="0.346916" calcext:value-type="float">
            <text:p>0,346916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420789" calcext:value-type="float">
            <text:p>0,420789</text:p>
          </table:table-cell>
          <table:table-cell office:value-type="float" office:value="66049" calcext:value-type="float">
            <text:p>66049</text:p>
          </table:table-cell>
          <table:table-cell office:value-type="float" office:value="0.351213" calcext:value-type="float">
            <text:p>0,351213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428304" calcext:value-type="float">
            <text:p>0,428304</text:p>
          </table:table-cell>
          <table:table-cell office:value-type="float" office:value="66049" calcext:value-type="float">
            <text:p>66049</text:p>
          </table:table-cell>
          <table:table-cell office:value-type="float" office:value="0.356488" calcext:value-type="float">
            <text:p>0,356488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435583" calcext:value-type="float">
            <text:p>0,435583</text:p>
          </table:table-cell>
          <table:table-cell office:value-type="float" office:value="66049" calcext:value-type="float">
            <text:p>66049</text:p>
          </table:table-cell>
          <table:table-cell office:value-type="float" office:value="0.361571" calcext:value-type="float">
            <text:p>0,361571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445092" calcext:value-type="float">
            <text:p>0,445092</text:p>
          </table:table-cell>
          <table:table-cell office:value-type="float" office:value="66049" calcext:value-type="float">
            <text:p>66049</text:p>
          </table:table-cell>
          <table:table-cell office:value-type="float" office:value="0.368173" calcext:value-type="float">
            <text:p>0,368173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457516" calcext:value-type="float">
            <text:p>0,457516</text:p>
          </table:table-cell>
          <table:table-cell office:value-type="float" office:value="66049" calcext:value-type="float">
            <text:p>66049</text:p>
          </table:table-cell>
          <table:table-cell office:value-type="float" office:value="0.376734" calcext:value-type="float">
            <text:p>0,376734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47282" calcext:value-type="float">
            <text:p>0,47282</text:p>
          </table:table-cell>
          <table:table-cell office:value-type="float" office:value="66049" calcext:value-type="float">
            <text:p>66049</text:p>
          </table:table-cell>
          <table:table-cell office:value-type="float" office:value="0.387179" calcext:value-type="float">
            <text:p>0,387179</text:p>
          </table:table-cell>
          <table:table-cell office:value-type="float" office:value="11.0982" calcext:value-type="float">
            <text:p>11,0982</text:p>
          </table:table-cell>
        </table:table-row>
        <table:table-row table:style-name="ro1">
          <table:table-cell office:value-type="float" office:value="0.819513" calcext:value-type="float">
            <text:p>0,819513</text:p>
          </table:table-cell>
          <table:table-cell office:value-type="float" office:value="66049" calcext:value-type="float">
            <text:p>66049</text:p>
          </table:table-cell>
          <table:table-cell office:value-type="float" office:value="0.598569" calcext:value-type="float">
            <text:p>0,598569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829396" calcext:value-type="float">
            <text:p>0,829396</text:p>
          </table:table-cell>
          <table:table-cell office:value-type="float" office:value="66049" calcext:value-type="float">
            <text:p>66049</text:p>
          </table:table-cell>
          <table:table-cell office:value-type="float" office:value="0.603986" calcext:value-type="float">
            <text:p>0,603986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841579" calcext:value-type="float">
            <text:p>0,841579</text:p>
          </table:table-cell>
          <table:table-cell office:value-type="float" office:value="66049" calcext:value-type="float">
            <text:p>66049</text:p>
          </table:table-cell>
          <table:table-cell office:value-type="float" office:value="0.610623" calcext:value-type="float">
            <text:p>0,610623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856608" calcext:value-type="float">
            <text:p>0,856608</text:p>
          </table:table-cell>
          <table:table-cell office:value-type="float" office:value="66049" calcext:value-type="float">
            <text:p>66049</text:p>
          </table:table-cell>
          <table:table-cell office:value-type="float" office:value="0.618751" calcext:value-type="float">
            <text:p>0,618751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871167" calcext:value-type="float">
            <text:p>0,871167</text:p>
          </table:table-cell>
          <table:table-cell office:value-type="float" office:value="66049" calcext:value-type="float">
            <text:p>66049</text:p>
          </table:table-cell>
          <table:table-cell office:value-type="float" office:value="0.626562" calcext:value-type="float">
            <text:p>0,626562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890184" calcext:value-type="float">
            <text:p>0,890184</text:p>
          </table:table-cell>
          <table:table-cell office:value-type="float" office:value="66049" calcext:value-type="float">
            <text:p>66049</text:p>
          </table:table-cell>
          <table:table-cell office:value-type="float" office:value="0.636674" calcext:value-type="float">
            <text:p>0,636674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915033" calcext:value-type="float">
            <text:p>0,915033</text:p>
          </table:table-cell>
          <table:table-cell office:value-type="float" office:value="66049" calcext:value-type="float">
            <text:p>66049</text:p>
          </table:table-cell>
          <table:table-cell office:value-type="float" office:value="0.649735" calcext:value-type="float">
            <text:p>0,649735</text:p>
          </table:table-cell>
          <table:table-cell office:value-type="float" office:value="11.0982" calcext:value-type="float">
            <text:p>11,0982</text:p>
          </table:table-cell>
          <table:table-cell/>
          <table:table-cell office:value-type="float" office:value="0.945639" calcext:value-type="float">
            <text:p>0,945639</text:p>
          </table:table-cell>
          <table:table-cell office:value-type="float" office:value="66049" calcext:value-type="float">
            <text:p>66049</text:p>
          </table:table-cell>
          <table:table-cell office:value-type="float" office:value="0.665591" calcext:value-type="float">
            <text:p>0,665591</text:p>
          </table:table-cell>
          <table:table-cell office:value-type="float" office:value="11.0982" calcext:value-type="float">
            <text:p>11,0982</text:p>
          </table:table-cell>
        </table:table-row>
        <table:table-row table:style-name="ro1">
          <table:table-cell office:value-type="float" office:value="1.22927" calcext:value-type="float">
            <text:p>1,22927</text:p>
          </table:table-cell>
          <table:table-cell office:value-type="float" office:value="47262" calcext:value-type="float">
            <text:p>47262</text:p>
          </table:table-cell>
          <table:table-cell office:value-type="float" office:value="0.801674" calcext:value-type="float">
            <text:p>0,801674</text:p>
          </table:table-cell>
          <table:table-cell office:value-type="float" office:value="10.7635" calcext:value-type="float">
            <text:p>10,7635</text:p>
          </table:table-cell>
          <table:table-cell/>
          <table:table-cell office:value-type="float" office:value="1.24409" calcext:value-type="float">
            <text:p>1,24409</text:p>
          </table:table-cell>
          <table:table-cell office:value-type="float" office:value="46567" calcext:value-type="float">
            <text:p>46567</text:p>
          </table:table-cell>
          <table:table-cell office:value-type="float" office:value="0.808302" calcext:value-type="float">
            <text:p>0,808302</text:p>
          </table:table-cell>
          <table:table-cell office:value-type="float" office:value="10.7486" calcext:value-type="float">
            <text:p>10,7486</text:p>
          </table:table-cell>
          <table:table-cell/>
          <table:table-cell office:value-type="float" office:value="1.26237" calcext:value-type="float">
            <text:p>1,26237</text:p>
          </table:table-cell>
          <table:table-cell office:value-type="float" office:value="46233" calcext:value-type="float">
            <text:p>46233</text:p>
          </table:table-cell>
          <table:table-cell office:value-type="float" office:value="0.816412" calcext:value-type="float">
            <text:p>0,816412</text:p>
          </table:table-cell>
          <table:table-cell office:value-type="float" office:value="10.7414" calcext:value-type="float">
            <text:p>10,7414</text:p>
          </table:table-cell>
          <table:table-cell/>
          <table:table-cell office:value-type="float" office:value="1.28491" calcext:value-type="float">
            <text:p>1,28491</text:p>
          </table:table-cell>
          <table:table-cell office:value-type="float" office:value="46342" calcext:value-type="float">
            <text:p>46342</text:p>
          </table:table-cell>
          <table:table-cell office:value-type="float" office:value="0.826328" calcext:value-type="float">
            <text:p>0,826328</text:p>
          </table:table-cell>
          <table:table-cell office:value-type="float" office:value="10.7438" calcext:value-type="float">
            <text:p>10,7438</text:p>
          </table:table-cell>
          <table:table-cell/>
          <table:table-cell office:value-type="float" office:value="1.30675" calcext:value-type="float">
            <text:p>1,30675</text:p>
          </table:table-cell>
          <table:table-cell office:value-type="float" office:value="46864" calcext:value-type="float">
            <text:p>46864</text:p>
          </table:table-cell>
          <table:table-cell office:value-type="float" office:value="0.83584" calcext:value-type="float">
            <text:p>0,83584</text:p>
          </table:table-cell>
          <table:table-cell office:value-type="float" office:value="10.755" calcext:value-type="float">
            <text:p>10,755</text:p>
          </table:table-cell>
          <table:table-cell/>
          <table:table-cell office:value-type="float" office:value="1.33528" calcext:value-type="float">
            <text:p>1,33528</text:p>
          </table:table-cell>
          <table:table-cell office:value-type="float" office:value="48986" calcext:value-type="float">
            <text:p>48986</text:p>
          </table:table-cell>
          <table:table-cell office:value-type="float" office:value="0.84813" calcext:value-type="float">
            <text:p>0,84813</text:p>
          </table:table-cell>
          <table:table-cell office:value-type="float" office:value="10.7993" calcext:value-type="float">
            <text:p>10,7993</text:p>
          </table:table-cell>
          <table:table-cell/>
          <table:table-cell office:value-type="float" office:value="1.37255" calcext:value-type="float">
            <text:p>1,37255</text:p>
          </table:table-cell>
          <table:table-cell office:value-type="float" office:value="52675" calcext:value-type="float">
            <text:p>52675</text:p>
          </table:table-cell>
          <table:table-cell office:value-type="float" office:value="0.863965" calcext:value-type="float">
            <text:p>0,863965</text:p>
          </table:table-cell>
          <table:table-cell office:value-type="float" office:value="10.8719" calcext:value-type="float">
            <text:p>10,8719</text:p>
          </table:table-cell>
          <table:table-cell/>
          <table:table-cell office:value-type="float" office:value="1.41846" calcext:value-type="float">
            <text:p>1,41846</text:p>
          </table:table-cell>
          <table:table-cell office:value-type="float" office:value="57538" calcext:value-type="float">
            <text:p>57538</text:p>
          </table:table-cell>
          <table:table-cell office:value-type="float" office:value="0.883131" calcext:value-type="float">
            <text:p>0,883131</text:p>
          </table:table-cell>
          <table:table-cell office:value-type="float" office:value="10.9602" calcext:value-type="float">
            <text:p>10,9602</text:p>
          </table:table-cell>
        </table:table-row>
        <table:table-row table:style-name="ro1">
          <table:table-cell office:value-type="float" office:value="1.63903" calcext:value-type="float">
            <text:p>1,63903</text:p>
          </table:table-cell>
          <table:table-cell office:value-type="float" office:value="28674" calcext:value-type="float">
            <text:p>28674</text:p>
          </table:table-cell>
          <table:table-cell office:value-type="float" office:value="0.97041" calcext:value-type="float">
            <text:p>0,97041</text:p>
          </table:table-cell>
          <table:table-cell office:value-type="float" office:value="10.2637" calcext:value-type="float">
            <text:p>10,2637</text:p>
          </table:table-cell>
          <table:table-cell/>
          <table:table-cell office:value-type="float" office:value="1.65879" calcext:value-type="float">
            <text:p>1,65879</text:p>
          </table:table-cell>
          <table:table-cell office:value-type="float" office:value="28738" calcext:value-type="float">
            <text:p>28738</text:p>
          </table:table-cell>
          <table:table-cell office:value-type="float" office:value="0.977872" calcext:value-type="float">
            <text:p>0,977872</text:p>
          </table:table-cell>
          <table:table-cell office:value-type="float" office:value="10.266" calcext:value-type="float">
            <text:p>10,266</text:p>
          </table:table-cell>
          <table:table-cell/>
          <table:table-cell office:value-type="float" office:value="1.68316" calcext:value-type="float">
            <text:p>1,68316</text:p>
          </table:table-cell>
          <table:table-cell office:value-type="float" office:value="28832" calcext:value-type="float">
            <text:p>28832</text:p>
          </table:table-cell>
          <table:table-cell office:value-type="float" office:value="0.986994" calcext:value-type="float">
            <text:p>0,986994</text:p>
          </table:table-cell>
          <table:table-cell office:value-type="float" office:value="10.2692" calcext:value-type="float">
            <text:p>10,2692</text:p>
          </table:table-cell>
          <table:table-cell/>
          <table:table-cell office:value-type="float" office:value="1.71322" calcext:value-type="float">
            <text:p>1,71322</text:p>
          </table:table-cell>
          <table:table-cell office:value-type="float" office:value="29201" calcext:value-type="float">
            <text:p>29201</text:p>
          </table:table-cell>
          <table:table-cell office:value-type="float" office:value="0.998135" calcext:value-type="float">
            <text:p>0,998135</text:p>
          </table:table-cell>
          <table:table-cell office:value-type="float" office:value="10.282" calcext:value-type="float">
            <text:p>10,282</text:p>
          </table:table-cell>
          <table:table-cell/>
          <table:table-cell office:value-type="float" office:value="1.74233" calcext:value-type="float">
            <text:p>1,74233</text:p>
          </table:table-cell>
          <table:table-cell office:value-type="float" office:value="30474" calcext:value-type="float">
            <text:p>30474</text:p>
          </table:table-cell>
          <table:table-cell office:value-type="float" office:value="1.00881" calcext:value-type="float">
            <text:p>1,00881</text:p>
          </table:table-cell>
          <table:table-cell office:value-type="float" office:value="10.3246" calcext:value-type="float">
            <text:p>10,3246</text:p>
          </table:table-cell>
          <table:table-cell/>
          <table:table-cell office:value-type="float" office:value="1.78037" calcext:value-type="float">
            <text:p>1,78037</text:p>
          </table:table-cell>
          <table:table-cell office:value-type="float" office:value="33661" calcext:value-type="float">
            <text:p>33661</text:p>
          </table:table-cell>
          <table:table-cell office:value-type="float" office:value="1.02258" calcext:value-type="float">
            <text:p>1,02258</text:p>
          </table:table-cell>
          <table:table-cell office:value-type="float" office:value="10.4241" calcext:value-type="float">
            <text:p>10,4241</text:p>
          </table:table-cell>
          <table:table-cell/>
          <table:table-cell office:value-type="float" office:value="1.83007" calcext:value-type="float">
            <text:p>1,83007</text:p>
          </table:table-cell>
          <table:table-cell office:value-type="float" office:value="39462" calcext:value-type="float">
            <text:p>39462</text:p>
          </table:table-cell>
          <table:table-cell office:value-type="float" office:value="1.0403" calcext:value-type="float">
            <text:p>1,0403</text:p>
          </table:table-cell>
          <table:table-cell office:value-type="float" office:value="10.5831" calcext:value-type="float">
            <text:p>10,5831</text:p>
          </table:table-cell>
          <table:table-cell/>
          <table:table-cell office:value-type="float" office:value="1.89128" calcext:value-type="float">
            <text:p>1,89128</text:p>
          </table:table-cell>
          <table:table-cell office:value-type="float" office:value="48697" calcext:value-type="float">
            <text:p>48697</text:p>
          </table:table-cell>
          <table:table-cell office:value-type="float" office:value="1.0617" calcext:value-type="float">
            <text:p>1,0617</text:p>
          </table:table-cell>
          <table:table-cell office:value-type="float" office:value="10.7934" calcext:value-type="float">
            <text:p>10,7934</text:p>
          </table:table-cell>
        </table:table-row>
        <table:table-row table:style-name="ro1">
          <table:table-cell office:value-type="float" office:value="2.04878" calcext:value-type="float">
            <text:p>2,04878</text:p>
          </table:table-cell>
          <table:table-cell office:value-type="float" office:value="19073" calcext:value-type="float">
            <text:p>19073</text:p>
          </table:table-cell>
          <table:table-cell office:value-type="float" office:value="1.11474" calcext:value-type="float">
            <text:p>1,11474</text:p>
          </table:table-cell>
          <table:table-cell office:value-type="float" office:value="9.85603" calcext:value-type="float">
            <text:p>9,85603</text:p>
          </table:table-cell>
          <table:table-cell/>
          <table:table-cell office:value-type="float" office:value="2.07349" calcext:value-type="float">
            <text:p>2,07349</text:p>
          </table:table-cell>
          <table:table-cell office:value-type="float" office:value="19310" calcext:value-type="float">
            <text:p>19310</text:p>
          </table:table-cell>
          <table:table-cell office:value-type="float" office:value="1.12281" calcext:value-type="float">
            <text:p>1,12281</text:p>
          </table:table-cell>
          <table:table-cell office:value-type="float" office:value="9.86838" calcext:value-type="float">
            <text:p>9,86838</text:p>
          </table:table-cell>
          <table:table-cell/>
          <table:table-cell office:value-type="float" office:value="2.10395" calcext:value-type="float">
            <text:p>2,10395</text:p>
          </table:table-cell>
          <table:table-cell office:value-type="float" office:value="19323" calcext:value-type="float">
            <text:p>19323</text:p>
          </table:table-cell>
          <table:table-cell office:value-type="float" office:value="1.13267" calcext:value-type="float">
            <text:p>1,13267</text:p>
          </table:table-cell>
          <table:table-cell office:value-type="float" office:value="9.86905" calcext:value-type="float">
            <text:p>9,86905</text:p>
          </table:table-cell>
          <table:table-cell/>
          <table:table-cell office:value-type="float" office:value="2.14152" calcext:value-type="float">
            <text:p>2,14152</text:p>
          </table:table-cell>
          <table:table-cell office:value-type="float" office:value="19800" calcext:value-type="float">
            <text:p>19800</text:p>
          </table:table-cell>
          <table:table-cell office:value-type="float" office:value="1.14471" calcext:value-type="float">
            <text:p>1,14471</text:p>
          </table:table-cell>
          <table:table-cell office:value-type="float" office:value="9.89344" calcext:value-type="float">
            <text:p>9,89344</text:p>
          </table:table-cell>
          <table:table-cell/>
          <table:table-cell office:value-type="float" office:value="2.17792" calcext:value-type="float">
            <text:p>2,17792</text:p>
          </table:table-cell>
          <table:table-cell office:value-type="float" office:value="21028" calcext:value-type="float">
            <text:p>21028</text:p>
          </table:table-cell>
          <table:table-cell office:value-type="float" office:value="1.15623" calcext:value-type="float">
            <text:p>1,15623</text:p>
          </table:table-cell>
          <table:table-cell office:value-type="float" office:value="9.95361" calcext:value-type="float">
            <text:p>9,95361</text:p>
          </table:table-cell>
          <table:table-cell/>
          <table:table-cell office:value-type="float" office:value="2.22546" calcext:value-type="float">
            <text:p>2,22546</text:p>
          </table:table-cell>
          <table:table-cell office:value-type="float" office:value="23780" calcext:value-type="float">
            <text:p>23780</text:p>
          </table:table-cell>
          <table:table-cell office:value-type="float" office:value="1.17108" calcext:value-type="float">
            <text:p>1,17108</text:p>
          </table:table-cell>
          <table:table-cell office:value-type="float" office:value="10.0766" calcext:value-type="float">
            <text:p>10,0766</text:p>
          </table:table-cell>
          <table:table-cell/>
          <table:table-cell office:value-type="float" office:value="2.28758" calcext:value-type="float">
            <text:p>2,28758</text:p>
          </table:table-cell>
          <table:table-cell office:value-type="float" office:value="28927" calcext:value-type="float">
            <text:p>28927</text:p>
          </table:table-cell>
          <table:table-cell office:value-type="float" office:value="1.19015" calcext:value-type="float">
            <text:p>1,19015</text:p>
          </table:table-cell>
          <table:table-cell office:value-type="float" office:value="10.2725" calcext:value-type="float">
            <text:p>10,2725</text:p>
          </table:table-cell>
          <table:table-cell/>
          <table:table-cell office:value-type="float" office:value="2.3641" calcext:value-type="float">
            <text:p>2,3641</text:p>
          </table:table-cell>
          <table:table-cell office:value-type="float" office:value="38151" calcext:value-type="float">
            <text:p>38151</text:p>
          </table:table-cell>
          <table:table-cell office:value-type="float" office:value="1.21316" calcext:value-type="float">
            <text:p>1,21316</text:p>
          </table:table-cell>
          <table:table-cell office:value-type="float" office:value="10.5493" calcext:value-type="float">
            <text:p>10,5493</text:p>
          </table:table-cell>
        </table:table-row>
        <table:table-row table:style-name="ro1">
          <table:table-cell office:value-type="float" office:value="2.45854" calcext:value-type="float">
            <text:p>2,45854</text:p>
          </table:table-cell>
          <table:table-cell office:value-type="float" office:value="13869" calcext:value-type="float">
            <text:p>13869</text:p>
          </table:table-cell>
          <table:table-cell office:value-type="float" office:value="1.24085" calcext:value-type="float">
            <text:p>1,24085</text:p>
          </table:table-cell>
          <table:table-cell office:value-type="float" office:value="9.53741" calcext:value-type="float">
            <text:p>9,53741</text:p>
          </table:table-cell>
          <table:table-cell/>
          <table:table-cell office:value-type="float" office:value="2.48819" calcext:value-type="float">
            <text:p>2,48819</text:p>
          </table:table-cell>
          <table:table-cell office:value-type="float" office:value="13691" calcext:value-type="float">
            <text:p>13691</text:p>
          </table:table-cell>
          <table:table-cell office:value-type="float" office:value="1.24938" calcext:value-type="float">
            <text:p>1,24938</text:p>
          </table:table-cell>
          <table:table-cell office:value-type="float" office:value="9.52449" calcext:value-type="float">
            <text:p>9,52449</text:p>
          </table:table-cell>
          <table:table-cell/>
          <table:table-cell office:value-type="float" office:value="2.52474" calcext:value-type="float">
            <text:p>2,52474</text:p>
          </table:table-cell>
          <table:table-cell office:value-type="float" office:value="13993" calcext:value-type="float">
            <text:p>13993</text:p>
          </table:table-cell>
          <table:table-cell office:value-type="float" office:value="1.25981" calcext:value-type="float">
            <text:p>1,25981</text:p>
          </table:table-cell>
          <table:table-cell office:value-type="float" office:value="9.54631" calcext:value-type="float">
            <text:p>9,54631</text:p>
          </table:table-cell>
          <table:table-cell/>
          <table:table-cell office:value-type="float" office:value="2.56982" calcext:value-type="float">
            <text:p>2,56982</text:p>
          </table:table-cell>
          <table:table-cell office:value-type="float" office:value="14340" calcext:value-type="float">
            <text:p>14340</text:p>
          </table:table-cell>
          <table:table-cell office:value-type="float" office:value="1.27252" calcext:value-type="float">
            <text:p>1,27252</text:p>
          </table:table-cell>
          <table:table-cell office:value-type="float" office:value="9.57081" calcext:value-type="float">
            <text:p>9,57081</text:p>
          </table:table-cell>
          <table:table-cell/>
          <table:table-cell office:value-type="float" office:value="2.6135" calcext:value-type="float">
            <text:p>2,6135</text:p>
          </table:table-cell>
          <table:table-cell office:value-type="float" office:value="15147" calcext:value-type="float">
            <text:p>15147</text:p>
          </table:table-cell>
          <table:table-cell office:value-type="float" office:value="1.28468" calcext:value-type="float">
            <text:p>1,28468</text:p>
          </table:table-cell>
          <table:table-cell office:value-type="float" office:value="9.62556" calcext:value-type="float">
            <text:p>9,62556</text:p>
          </table:table-cell>
          <table:table-cell/>
          <table:table-cell office:value-type="float" office:value="2.67055" calcext:value-type="float">
            <text:p>2,67055</text:p>
          </table:table-cell>
          <table:table-cell office:value-type="float" office:value="17250" calcext:value-type="float">
            <text:p>17250</text:p>
          </table:table-cell>
          <table:table-cell office:value-type="float" office:value="1.30034" calcext:value-type="float">
            <text:p>1,30034</text:p>
          </table:table-cell>
          <table:table-cell office:value-type="float" office:value="9.75557" calcext:value-type="float">
            <text:p>9,75557</text:p>
          </table:table-cell>
          <table:table-cell/>
          <table:table-cell office:value-type="float" office:value="2.7451" calcext:value-type="float">
            <text:p>2,7451</text:p>
          </table:table-cell>
          <table:table-cell office:value-type="float" office:value="21422" calcext:value-type="float">
            <text:p>21422</text:p>
          </table:table-cell>
          <table:table-cell office:value-type="float" office:value="1.32045" calcext:value-type="float">
            <text:p>1,32045</text:p>
          </table:table-cell>
          <table:table-cell office:value-type="float" office:value="9.97217" calcext:value-type="float">
            <text:p>9,97217</text:p>
          </table:table-cell>
          <table:table-cell/>
          <table:table-cell office:value-type="float" office:value="2.83692" calcext:value-type="float">
            <text:p>2,83692</text:p>
          </table:table-cell>
          <table:table-cell office:value-type="float" office:value="29823" calcext:value-type="float">
            <text:p>29823</text:p>
          </table:table-cell>
          <table:table-cell office:value-type="float" office:value="1.34467" calcext:value-type="float">
            <text:p>1,34467</text:p>
          </table:table-cell>
          <table:table-cell office:value-type="float" office:value="10.303" calcext:value-type="float">
            <text:p>10,303</text:p>
          </table:table-cell>
        </table:table-row>
        <table:table-row table:style-name="ro1">
          <table:table-cell office:value-type="float" office:value="2.8683" calcext:value-type="float">
            <text:p>2,8683</text:p>
          </table:table-cell>
          <table:table-cell office:value-type="float" office:value="10302" calcext:value-type="float">
            <text:p>10302</text:p>
          </table:table-cell>
          <table:table-cell office:value-type="float" office:value="1.35281" calcext:value-type="float">
            <text:p>1,35281</text:p>
          </table:table-cell>
          <table:table-cell office:value-type="float" office:value="9.24009" calcext:value-type="float">
            <text:p>9,24009</text:p>
          </table:table-cell>
          <table:table-cell/>
          <table:table-cell office:value-type="float" office:value="2.90288" calcext:value-type="float">
            <text:p>2,90288</text:p>
          </table:table-cell>
          <table:table-cell office:value-type="float" office:value="10444" calcext:value-type="float">
            <text:p>10444</text:p>
          </table:table-cell>
          <table:table-cell office:value-type="float" office:value="1.36172" calcext:value-type="float">
            <text:p>1,36172</text:p>
          </table:table-cell>
          <table:table-cell office:value-type="float" office:value="9.25378" calcext:value-type="float">
            <text:p>9,25378</text:p>
          </table:table-cell>
          <table:table-cell/>
          <table:table-cell office:value-type="float" office:value="2.94553" calcext:value-type="float">
            <text:p>2,94553</text:p>
          </table:table-cell>
          <table:table-cell office:value-type="float" office:value="10406" calcext:value-type="float">
            <text:p>10406</text:p>
          </table:table-cell>
          <table:table-cell office:value-type="float" office:value="1.37258" calcext:value-type="float">
            <text:p>1,37258</text:p>
          </table:table-cell>
          <table:table-cell office:value-type="float" office:value="9.25014" calcext:value-type="float">
            <text:p>9,25014</text:p>
          </table:table-cell>
          <table:table-cell/>
          <table:table-cell office:value-type="float" office:value="2.99813" calcext:value-type="float">
            <text:p>2,99813</text:p>
          </table:table-cell>
          <table:table-cell office:value-type="float" office:value="10828" calcext:value-type="float">
            <text:p>10828</text:p>
          </table:table-cell>
          <table:table-cell office:value-type="float" office:value="1.38583" calcext:value-type="float">
            <text:p>1,38583</text:p>
          </table:table-cell>
          <table:table-cell office:value-type="float" office:value="9.28989" calcext:value-type="float">
            <text:p>9,28989</text:p>
          </table:table-cell>
          <table:table-cell/>
          <table:table-cell office:value-type="float" office:value="3.04908" calcext:value-type="float">
            <text:p>3,04908</text:p>
          </table:table-cell>
          <table:table-cell office:value-type="float" office:value="11479" calcext:value-type="float">
            <text:p>11479</text:p>
          </table:table-cell>
          <table:table-cell office:value-type="float" office:value="1.39849" calcext:value-type="float">
            <text:p>1,39849</text:p>
          </table:table-cell>
          <table:table-cell office:value-type="float" office:value="9.34827" calcext:value-type="float">
            <text:p>9,34827</text:p>
          </table:table-cell>
          <table:table-cell/>
          <table:table-cell office:value-type="float" office:value="3.11564" calcext:value-type="float">
            <text:p>3,11564</text:p>
          </table:table-cell>
          <table:table-cell office:value-type="float" office:value="13085" calcext:value-type="float">
            <text:p>13085</text:p>
          </table:table-cell>
          <table:table-cell office:value-type="float" office:value="1.4148" calcext:value-type="float">
            <text:p>1,4148</text:p>
          </table:table-cell>
          <table:table-cell office:value-type="float" office:value="9.47922" calcext:value-type="float">
            <text:p>9,47922</text:p>
          </table:table-cell>
          <table:table-cell/>
          <table:table-cell office:value-type="float" office:value="3.20261" calcext:value-type="float">
            <text:p>3,20261</text:p>
          </table:table-cell>
          <table:table-cell office:value-type="float" office:value="16182" calcext:value-type="float">
            <text:p>16182</text:p>
          </table:table-cell>
          <table:table-cell office:value-type="float" office:value="1.43571" calcext:value-type="float">
            <text:p>1,43571</text:p>
          </table:table-cell>
          <table:table-cell office:value-type="float" office:value="9.69165" calcext:value-type="float">
            <text:p>9,69165</text:p>
          </table:table-cell>
          <table:table-cell/>
          <table:table-cell office:value-type="float" office:value="3.30974" calcext:value-type="float">
            <text:p>3,30974</text:p>
          </table:table-cell>
          <table:table-cell office:value-type="float" office:value="22505" calcext:value-type="float">
            <text:p>22505</text:p>
          </table:table-cell>
          <table:table-cell office:value-type="float" office:value="1.46088" calcext:value-type="float">
            <text:p>1,46088</text:p>
          </table:table-cell>
          <table:table-cell office:value-type="float" office:value="10.0215" calcext:value-type="float">
            <text:p>10,0215</text:p>
          </table:table-cell>
        </table:table-row>
        <table:table-row table:style-name="ro1">
          <table:table-cell office:value-type="float" office:value="3.27805" calcext:value-type="float">
            <text:p>3,27805</text:p>
          </table:table-cell>
          <table:table-cell office:value-type="float" office:value="8084" calcext:value-type="float">
            <text:p>8084</text:p>
          </table:table-cell>
          <table:table-cell office:value-type="float" office:value="1.4535" calcext:value-type="float">
            <text:p>1,4535</text:p>
          </table:table-cell>
          <table:table-cell office:value-type="float" office:value="8.99764" calcext:value-type="float">
            <text:p>8,99764</text:p>
          </table:table-cell>
          <table:table-cell/>
          <table:table-cell office:value-type="float" office:value="3.31758" calcext:value-type="float">
            <text:p>3,31758</text:p>
          </table:table-cell>
          <table:table-cell office:value-type="float" office:value="8117" calcext:value-type="float">
            <text:p>8117</text:p>
          </table:table-cell>
          <table:table-cell office:value-type="float" office:value="1.4627" calcext:value-type="float">
            <text:p>1,4627</text:p>
          </table:table-cell>
          <table:table-cell office:value-type="float" office:value="9.00172" calcext:value-type="float">
            <text:p>9,00172</text:p>
          </table:table-cell>
          <table:table-cell/>
          <table:table-cell office:value-type="float" office:value="3.36631" calcext:value-type="float">
            <text:p>3,36631</text:p>
          </table:table-cell>
          <table:table-cell office:value-type="float" office:value="8245" calcext:value-type="float">
            <text:p>8245</text:p>
          </table:table-cell>
          <table:table-cell office:value-type="float" office:value="1.47392" calcext:value-type="float">
            <text:p>1,47392</text:p>
          </table:table-cell>
          <table:table-cell office:value-type="float" office:value="9.01736" calcext:value-type="float">
            <text:p>9,01736</text:p>
          </table:table-cell>
          <table:table-cell/>
          <table:table-cell office:value-type="float" office:value="3.42643" calcext:value-type="float">
            <text:p>3,42643</text:p>
          </table:table-cell>
          <table:table-cell office:value-type="float" office:value="8355" calcext:value-type="float">
            <text:p>8355</text:p>
          </table:table-cell>
          <table:table-cell office:value-type="float" office:value="1.48759" calcext:value-type="float">
            <text:p>1,48759</text:p>
          </table:table-cell>
          <table:table-cell office:value-type="float" office:value="9.03062" calcext:value-type="float">
            <text:p>9,03062</text:p>
          </table:table-cell>
          <table:table-cell/>
          <table:table-cell office:value-type="float" office:value="3.48467" calcext:value-type="float">
            <text:p>3,48467</text:p>
          </table:table-cell>
          <table:table-cell office:value-type="float" office:value="9038" calcext:value-type="float">
            <text:p>9038</text:p>
          </table:table-cell>
          <table:table-cell office:value-type="float" office:value="1.50066" calcext:value-type="float">
            <text:p>1,50066</text:p>
          </table:table-cell>
          <table:table-cell office:value-type="float" office:value="9.10919" calcext:value-type="float">
            <text:p>9,10919</text:p>
          </table:table-cell>
          <table:table-cell/>
          <table:table-cell office:value-type="float" office:value="3.56074" calcext:value-type="float">
            <text:p>3,56074</text:p>
          </table:table-cell>
          <table:table-cell office:value-type="float" office:value="10033" calcext:value-type="float">
            <text:p>10033</text:p>
          </table:table-cell>
          <table:table-cell office:value-type="float" office:value="1.51748" calcext:value-type="float">
            <text:p>1,51748</text:p>
          </table:table-cell>
          <table:table-cell office:value-type="float" office:value="9.21363" calcext:value-type="float">
            <text:p>9,21363</text:p>
          </table:table-cell>
          <table:table-cell/>
          <table:table-cell office:value-type="float" office:value="3.66013" calcext:value-type="float">
            <text:p>3,66013</text:p>
          </table:table-cell>
          <table:table-cell office:value-type="float" office:value="12349" calcext:value-type="float">
            <text:p>12349</text:p>
          </table:table-cell>
          <table:table-cell office:value-type="float" office:value="1.53904" calcext:value-type="float">
            <text:p>1,53904</text:p>
          </table:table-cell>
          <table:table-cell office:value-type="float" office:value="9.42133" calcext:value-type="float">
            <text:p>9,42133</text:p>
          </table:table-cell>
          <table:table-cell/>
          <table:table-cell office:value-type="float" office:value="3.78256" calcext:value-type="float">
            <text:p>3,78256</text:p>
          </table:table-cell>
          <table:table-cell office:value-type="float" office:value="17394" calcext:value-type="float">
            <text:p>17394</text:p>
          </table:table-cell>
          <table:table-cell office:value-type="float" office:value="1.56498" calcext:value-type="float">
            <text:p>1,56498</text:p>
          </table:table-cell>
          <table:table-cell office:value-type="float" office:value="9.76388" calcext:value-type="float">
            <text:p>9,76388</text:p>
          </table:table-cell>
        </table:table-row>
        <table:table-row table:style-name="ro1">
          <table:table-cell office:value-type="float" office:value="3.68781" calcext:value-type="float">
            <text:p>3,68781</text:p>
          </table:table-cell>
          <table:table-cell office:value-type="float" office:value="6395" calcext:value-type="float">
            <text:p>6395</text:p>
          </table:table-cell>
          <table:table-cell office:value-type="float" office:value="1.54497" calcext:value-type="float">
            <text:p>1,54497</text:p>
          </table:table-cell>
          <table:table-cell office:value-type="float" office:value="8.76327" calcext:value-type="float">
            <text:p>8,76327</text:p>
          </table:table-cell>
          <table:table-cell/>
          <table:table-cell office:value-type="float" office:value="3.73228" calcext:value-type="float">
            <text:p>3,73228</text:p>
          </table:table-cell>
          <table:table-cell office:value-type="float" office:value="6396" calcext:value-type="float">
            <text:p>6396</text:p>
          </table:table-cell>
          <table:table-cell office:value-type="float" office:value="1.55441" calcext:value-type="float">
            <text:p>1,55441</text:p>
          </table:table-cell>
          <table:table-cell office:value-type="float" office:value="8.76343" calcext:value-type="float">
            <text:p>8,76343</text:p>
          </table:table-cell>
          <table:table-cell/>
          <table:table-cell office:value-type="float" office:value="3.7871" calcext:value-type="float">
            <text:p>3,7871</text:p>
          </table:table-cell>
          <table:table-cell office:value-type="float" office:value="6526" calcext:value-type="float">
            <text:p>6526</text:p>
          </table:table-cell>
          <table:table-cell office:value-type="float" office:value="1.56593" calcext:value-type="float">
            <text:p>1,56593</text:p>
          </table:table-cell>
          <table:table-cell office:value-type="float" office:value="8.78355" calcext:value-type="float">
            <text:p>8,78355</text:p>
          </table:table-cell>
          <table:table-cell/>
          <table:table-cell office:value-type="float" office:value="3.85474" calcext:value-type="float">
            <text:p>3,85474</text:p>
          </table:table-cell>
          <table:table-cell office:value-type="float" office:value="6735" calcext:value-type="float">
            <text:p>6735</text:p>
          </table:table-cell>
          <table:table-cell office:value-type="float" office:value="1.57995" calcext:value-type="float">
            <text:p>1,57995</text:p>
          </table:table-cell>
          <table:table-cell office:value-type="float" office:value="8.81507" calcext:value-type="float">
            <text:p>8,81507</text:p>
          </table:table-cell>
          <table:table-cell/>
          <table:table-cell office:value-type="float" office:value="3.92025" calcext:value-type="float">
            <text:p>3,92025</text:p>
          </table:table-cell>
          <table:table-cell office:value-type="float" office:value="7174" calcext:value-type="float">
            <text:p>7174</text:p>
          </table:table-cell>
          <table:table-cell office:value-type="float" office:value="1.59336" calcext:value-type="float">
            <text:p>1,59336</text:p>
          </table:table-cell>
          <table:table-cell office:value-type="float" office:value="8.87822" calcext:value-type="float">
            <text:p>8,87822</text:p>
          </table:table-cell>
          <table:table-cell/>
          <table:table-cell office:value-type="float" office:value="4.00583" calcext:value-type="float">
            <text:p>4,00583</text:p>
          </table:table-cell>
          <table:table-cell office:value-type="float" office:value="7978" calcext:value-type="float">
            <text:p>7978</text:p>
          </table:table-cell>
          <table:table-cell office:value-type="float" office:value="1.6106" calcext:value-type="float">
            <text:p>1,6106</text:p>
          </table:table-cell>
          <table:table-cell office:value-type="float" office:value="8.98444" calcext:value-type="float">
            <text:p>8,98444</text:p>
          </table:table-cell>
          <table:table-cell/>
          <table:table-cell office:value-type="float" office:value="4.11765" calcext:value-type="float">
            <text:p>4,11765</text:p>
          </table:table-cell>
          <table:table-cell office:value-type="float" office:value="9905" calcext:value-type="float">
            <text:p>9905</text:p>
          </table:table-cell>
          <table:table-cell office:value-type="float" office:value="1.63269" calcext:value-type="float">
            <text:p>1,63269</text:p>
          </table:table-cell>
          <table:table-cell office:value-type="float" office:value="9.20079" calcext:value-type="float">
            <text:p>9,20079</text:p>
          </table:table-cell>
          <table:table-cell/>
          <table:table-cell office:value-type="float" office:value="4.25538" calcext:value-type="float">
            <text:p>4,25538</text:p>
          </table:table-cell>
          <table:table-cell office:value-type="float" office:value="13667" calcext:value-type="float">
            <text:p>13667</text:p>
          </table:table-cell>
          <table:table-cell office:value-type="float" office:value="1.65925" calcext:value-type="float">
            <text:p>1,65925</text:p>
          </table:table-cell>
          <table:table-cell office:value-type="float" office:value="9.52274" calcext:value-type="float">
            <text:p>9,52274</text:p>
          </table:table-cell>
        </table:table-row>
        <table:table-row table:style-name="ro1">
          <table:table-cell office:value-type="float" office:value="4.09757" calcext:value-type="float">
            <text:p>4,09757</text:p>
          </table:table-cell>
          <table:table-cell office:value-type="float" office:value="5245" calcext:value-type="float">
            <text:p>5245</text:p>
          </table:table-cell>
          <table:table-cell office:value-type="float" office:value="1.62876" calcext:value-type="float">
            <text:p>1,62876</text:p>
          </table:table-cell>
          <table:table-cell office:value-type="float" office:value="8.56503" calcext:value-type="float">
            <text:p>8,56503</text:p>
          </table:table-cell>
          <table:table-cell/>
          <table:table-cell office:value-type="float" office:value="4.14698" calcext:value-type="float">
            <text:p>4,14698</text:p>
          </table:table-cell>
          <table:table-cell office:value-type="float" office:value="5191" calcext:value-type="float">
            <text:p>5191</text:p>
          </table:table-cell>
          <table:table-cell office:value-type="float" office:value="1.63841" calcext:value-type="float">
            <text:p>1,63841</text:p>
          </table:table-cell>
          <table:table-cell office:value-type="float" office:value="8.55468" calcext:value-type="float">
            <text:p>8,55468</text:p>
          </table:table-cell>
          <table:table-cell/>
          <table:table-cell office:value-type="float" office:value="4.20789" calcext:value-type="float">
            <text:p>4,20789</text:p>
          </table:table-cell>
          <table:table-cell office:value-type="float" office:value="5280" calcext:value-type="float">
            <text:p>5280</text:p>
          </table:table-cell>
          <table:table-cell office:value-type="float" office:value="1.65018" calcext:value-type="float">
            <text:p>1,65018</text:p>
          </table:table-cell>
          <table:table-cell office:value-type="float" office:value="8.57168" calcext:value-type="float">
            <text:p>8,57168</text:p>
          </table:table-cell>
          <table:table-cell/>
          <table:table-cell office:value-type="float" office:value="4.28304" calcext:value-type="float">
            <text:p>4,28304</text:p>
          </table:table-cell>
          <table:table-cell office:value-type="float" office:value="5451" calcext:value-type="float">
            <text:p>5451</text:p>
          </table:table-cell>
          <table:table-cell office:value-type="float" office:value="1.6645" calcext:value-type="float">
            <text:p>1,6645</text:p>
          </table:table-cell>
          <table:table-cell office:value-type="float" office:value="8.60355" calcext:value-type="float">
            <text:p>8,60355</text:p>
          </table:table-cell>
          <table:table-cell/>
          <table:table-cell office:value-type="float" office:value="4.35583" calcext:value-type="float">
            <text:p>4,35583</text:p>
          </table:table-cell>
          <table:table-cell office:value-type="float" office:value="5796" calcext:value-type="float">
            <text:p>5796</text:p>
          </table:table-cell>
          <table:table-cell office:value-type="float" office:value="1.67819" calcext:value-type="float">
            <text:p>1,67819</text:p>
          </table:table-cell>
          <table:table-cell office:value-type="float" office:value="8.66492" calcext:value-type="float">
            <text:p>8,66492</text:p>
          </table:table-cell>
          <table:table-cell/>
          <table:table-cell office:value-type="float" office:value="4.45092" calcext:value-type="float">
            <text:p>4,45092</text:p>
          </table:table-cell>
          <table:table-cell office:value-type="float" office:value="6530" calcext:value-type="float">
            <text:p>6530</text:p>
          </table:table-cell>
          <table:table-cell office:value-type="float" office:value="1.69578" calcext:value-type="float">
            <text:p>1,69578</text:p>
          </table:table-cell>
          <table:table-cell office:value-type="float" office:value="8.78416" calcext:value-type="float">
            <text:p>8,78416</text:p>
          </table:table-cell>
          <table:table-cell/>
          <table:table-cell office:value-type="float" office:value="4.57516" calcext:value-type="float">
            <text:p>4,57516</text:p>
          </table:table-cell>
          <table:table-cell office:value-type="float" office:value="7903" calcext:value-type="float">
            <text:p>7903</text:p>
          </table:table-cell>
          <table:table-cell office:value-type="float" office:value="1.71832" calcext:value-type="float">
            <text:p>1,71832</text:p>
          </table:table-cell>
          <table:table-cell office:value-type="float" office:value="8.975" calcext:value-type="float">
            <text:p>8,975</text:p>
          </table:table-cell>
          <table:table-cell/>
          <table:table-cell office:value-type="float" office:value="4.7282" calcext:value-type="float">
            <text:p>4,7282</text:p>
          </table:table-cell>
          <table:table-cell office:value-type="float" office:value="10828" calcext:value-type="float">
            <text:p>10828</text:p>
          </table:table-cell>
          <table:table-cell office:value-type="float" office:value="1.7454" calcext:value-type="float">
            <text:p>1,7454</text:p>
          </table:table-cell>
          <table:table-cell office:value-type="float" office:value="9.28989" calcext:value-type="float">
            <text:p>9,28989</text:p>
          </table:table-cell>
        </table:table-row>
        <table:table-row table:style-name="ro1">
          <table:table-cell office:value-type="float" office:value="4.50732" calcext:value-type="float">
            <text:p>4,50732</text:p>
          </table:table-cell>
          <table:table-cell office:value-type="float" office:value="4344" calcext:value-type="float">
            <text:p>4344</text:p>
          </table:table-cell>
          <table:table-cell office:value-type="float" office:value="1.70608" calcext:value-type="float">
            <text:p>1,70608</text:p>
          </table:table-cell>
          <table:table-cell office:value-type="float" office:value="8.37655" calcext:value-type="float">
            <text:p>8,37655</text:p>
          </table:table-cell>
          <table:table-cell/>
          <table:table-cell office:value-type="float" office:value="4.56168" calcext:value-type="float">
            <text:p>4,56168</text:p>
          </table:table-cell>
          <table:table-cell office:value-type="float" office:value="4462" calcext:value-type="float">
            <text:p>4462</text:p>
          </table:table-cell>
          <table:table-cell office:value-type="float" office:value="1.7159" calcext:value-type="float">
            <text:p>1,7159</text:p>
          </table:table-cell>
          <table:table-cell office:value-type="float" office:value="8.40335" calcext:value-type="float">
            <text:p>8,40335</text:p>
          </table:table-cell>
          <table:table-cell/>
          <table:table-cell office:value-type="float" office:value="4.62868" calcext:value-type="float">
            <text:p>4,62868</text:p>
          </table:table-cell>
          <table:table-cell office:value-type="float" office:value="4436" calcext:value-type="float">
            <text:p>4436</text:p>
          </table:table-cell>
          <table:table-cell office:value-type="float" office:value="1.72788" calcext:value-type="float">
            <text:p>1,72788</text:p>
          </table:table-cell>
          <table:table-cell office:value-type="float" office:value="8.39751" calcext:value-type="float">
            <text:p>8,39751</text:p>
          </table:table-cell>
          <table:table-cell/>
          <table:table-cell office:value-type="float" office:value="4.71135" calcext:value-type="float">
            <text:p>4,71135</text:p>
          </table:table-cell>
          <table:table-cell office:value-type="float" office:value="4606" calcext:value-type="float">
            <text:p>4606</text:p>
          </table:table-cell>
          <table:table-cell office:value-type="float" office:value="1.74245" calcext:value-type="float">
            <text:p>1,74245</text:p>
          </table:table-cell>
          <table:table-cell office:value-type="float" office:value="8.43512" calcext:value-type="float">
            <text:p>8,43512</text:p>
          </table:table-cell>
          <table:table-cell/>
          <table:table-cell office:value-type="float" office:value="4.79142" calcext:value-type="float">
            <text:p>4,79142</text:p>
          </table:table-cell>
          <table:table-cell office:value-type="float" office:value="4836" calcext:value-type="float">
            <text:p>4836</text:p>
          </table:table-cell>
          <table:table-cell office:value-type="float" office:value="1.75638" calcext:value-type="float">
            <text:p>1,75638</text:p>
          </table:table-cell>
          <table:table-cell office:value-type="float" office:value="8.48384" calcext:value-type="float">
            <text:p>8,48384</text:p>
          </table:table-cell>
          <table:table-cell/>
          <table:table-cell office:value-type="float" office:value="4.89601" calcext:value-type="float">
            <text:p>4,89601</text:p>
          </table:table-cell>
          <table:table-cell office:value-type="float" office:value="5489" calcext:value-type="float">
            <text:p>5489</text:p>
          </table:table-cell>
          <table:table-cell office:value-type="float" office:value="1.77428" calcext:value-type="float">
            <text:p>1,77428</text:p>
          </table:table-cell>
          <table:table-cell office:value-type="float" office:value="8.6105" calcext:value-type="float">
            <text:p>8,6105</text:p>
          </table:table-cell>
          <table:table-cell/>
          <table:table-cell office:value-type="float" office:value="5.03268" calcext:value-type="float">
            <text:p>5,03268</text:p>
          </table:table-cell>
          <table:table-cell office:value-type="float" office:value="6459" calcext:value-type="float">
            <text:p>6459</text:p>
          </table:table-cell>
          <table:table-cell office:value-type="float" office:value="1.79719" calcext:value-type="float">
            <text:p>1,79719</text:p>
          </table:table-cell>
          <table:table-cell office:value-type="float" office:value="8.77323" calcext:value-type="float">
            <text:p>8,77323</text:p>
          </table:table-cell>
          <table:table-cell/>
          <table:table-cell office:value-type="float" office:value="5.20102" calcext:value-type="float">
            <text:p>5,20102</text:p>
          </table:table-cell>
          <table:table-cell office:value-type="float" office:value="8789" calcext:value-type="float">
            <text:p>8789</text:p>
          </table:table-cell>
          <table:table-cell office:value-type="float" office:value="1.82471" calcext:value-type="float">
            <text:p>1,82471</text:p>
          </table:table-cell>
          <table:table-cell office:value-type="float" office:value="9.08126" calcext:value-type="float">
            <text:p>9,08126</text:p>
          </table:table-cell>
        </table:table-row>
        <table:table-row table:style-name="ro1">
          <table:table-cell office:value-type="float" office:value="4.91708" calcext:value-type="float">
            <text:p>4,91708</text:p>
          </table:table-cell>
          <table:table-cell office:value-type="float" office:value="3736" calcext:value-type="float">
            <text:p>3736</text:p>
          </table:table-cell>
          <table:table-cell office:value-type="float" office:value="1.77784" calcext:value-type="float">
            <text:p>1,77784</text:p>
          </table:table-cell>
          <table:table-cell office:value-type="float" office:value="8.22577" calcext:value-type="float">
            <text:p>8,22577</text:p>
          </table:table-cell>
          <table:table-cell/>
          <table:table-cell office:value-type="float" office:value="4.97637" calcext:value-type="float">
            <text:p>4,97637</text:p>
          </table:table-cell>
          <table:table-cell office:value-type="float" office:value="3736" calcext:value-type="float">
            <text:p>3736</text:p>
          </table:table-cell>
          <table:table-cell office:value-type="float" office:value="1.78781" calcext:value-type="float">
            <text:p>1,78781</text:p>
          </table:table-cell>
          <table:table-cell office:value-type="float" office:value="8.22577" calcext:value-type="float">
            <text:p>8,22577</text:p>
          </table:table-cell>
          <table:table-cell/>
          <table:table-cell office:value-type="float" office:value="5.04947" calcext:value-type="float">
            <text:p>5,04947</text:p>
          </table:table-cell>
          <table:table-cell office:value-type="float" office:value="3770" calcext:value-type="float">
            <text:p>3770</text:p>
          </table:table-cell>
          <table:table-cell office:value-type="float" office:value="1.79997" calcext:value-type="float">
            <text:p>1,79997</text:p>
          </table:table-cell>
          <table:table-cell office:value-type="float" office:value="8.23483" calcext:value-type="float">
            <text:p>8,23483</text:p>
          </table:table-cell>
          <table:table-cell/>
          <table:table-cell office:value-type="float" office:value="5.13965" calcext:value-type="float">
            <text:p>5,13965</text:p>
          </table:table-cell>
          <table:table-cell office:value-type="float" office:value="3841" calcext:value-type="float">
            <text:p>3841</text:p>
          </table:table-cell>
          <table:table-cell office:value-type="float" office:value="1.81477" calcext:value-type="float">
            <text:p>1,81477</text:p>
          </table:table-cell>
          <table:table-cell office:value-type="float" office:value="8.25349" calcext:value-type="float">
            <text:p>8,25349</text:p>
          </table:table-cell>
          <table:table-cell/>
          <table:table-cell office:value-type="float" office:value="5.227" calcext:value-type="float">
            <text:p>5,227</text:p>
          </table:table-cell>
          <table:table-cell office:value-type="float" office:value="4059" calcext:value-type="float">
            <text:p>4059</text:p>
          </table:table-cell>
          <table:table-cell office:value-type="float" office:value="1.82889" calcext:value-type="float">
            <text:p>1,82889</text:p>
          </table:table-cell>
          <table:table-cell office:value-type="float" office:value="8.30869" calcext:value-type="float">
            <text:p>8,30869</text:p>
          </table:table-cell>
          <table:table-cell/>
          <table:table-cell office:value-type="float" office:value="5.3411" calcext:value-type="float">
            <text:p>5,3411</text:p>
          </table:table-cell>
          <table:table-cell office:value-type="float" office:value="4531" calcext:value-type="float">
            <text:p>4531</text:p>
          </table:table-cell>
          <table:table-cell office:value-type="float" office:value="1.84705" calcext:value-type="float">
            <text:p>1,84705</text:p>
          </table:table-cell>
          <table:table-cell office:value-type="float" office:value="8.4187" calcext:value-type="float">
            <text:p>8,4187</text:p>
          </table:table-cell>
          <table:table-cell/>
          <table:table-cell office:value-type="float" office:value="5.49019" calcext:value-type="float">
            <text:p>5,49019</text:p>
          </table:table-cell>
          <table:table-cell office:value-type="float" office:value="5447" calcext:value-type="float">
            <text:p>5447</text:p>
          </table:table-cell>
          <table:table-cell office:value-type="float" office:value="1.87029" calcext:value-type="float">
            <text:p>1,87029</text:p>
          </table:table-cell>
          <table:table-cell office:value-type="float" office:value="8.60282" calcext:value-type="float">
            <text:p>8,60282</text:p>
          </table:table-cell>
          <table:table-cell/>
          <table:table-cell office:value-type="float" office:value="5.67384" calcext:value-type="float">
            <text:p>5,67384</text:p>
          </table:table-cell>
          <table:table-cell office:value-type="float" office:value="7257" calcext:value-type="float">
            <text:p>7257</text:p>
          </table:table-cell>
          <table:table-cell office:value-type="float" office:value="1.8982" calcext:value-type="float">
            <text:p>1,8982</text:p>
          </table:table-cell>
          <table:table-cell office:value-type="float" office:value="8.88972" calcext:value-type="float">
            <text:p>8,88972</text:p>
          </table:table-cell>
        </table:table-row>
        <table:table-row table:style-name="ro1">
          <table:table-cell office:value-type="float" office:value="5.32684" calcext:value-type="float">
            <text:p>5,32684</text:p>
          </table:table-cell>
          <table:table-cell office:value-type="float" office:value="3218" calcext:value-type="float">
            <text:p>3218</text:p>
          </table:table-cell>
          <table:table-cell office:value-type="float" office:value="1.8448" calcext:value-type="float">
            <text:p>1,8448</text:p>
          </table:table-cell>
          <table:table-cell office:value-type="float" office:value="8.07652" calcext:value-type="float">
            <text:p>8,07652</text:p>
          </table:table-cell>
          <table:table-cell/>
          <table:table-cell office:value-type="float" office:value="5.39107" calcext:value-type="float">
            <text:p>5,39107</text:p>
          </table:table-cell>
          <table:table-cell office:value-type="float" office:value="3163" calcext:value-type="float">
            <text:p>3163</text:p>
          </table:table-cell>
          <table:table-cell office:value-type="float" office:value="1.8549" calcext:value-type="float">
            <text:p>1,8549</text:p>
          </table:table-cell>
          <table:table-cell office:value-type="float" office:value="8.05928" calcext:value-type="float">
            <text:p>8,05928</text:p>
          </table:table-cell>
          <table:table-cell/>
          <table:table-cell office:value-type="float" office:value="5.47026" calcext:value-type="float">
            <text:p>5,47026</text:p>
          </table:table-cell>
          <table:table-cell office:value-type="float" office:value="3145" calcext:value-type="float">
            <text:p>3145</text:p>
          </table:table-cell>
          <table:table-cell office:value-type="float" office:value="1.86722" calcext:value-type="float">
            <text:p>1,86722</text:p>
          </table:table-cell>
          <table:table-cell office:value-type="float" office:value="8.05357" calcext:value-type="float">
            <text:p>8,05357</text:p>
          </table:table-cell>
          <table:table-cell/>
          <table:table-cell office:value-type="float" office:value="5.56795" calcext:value-type="float">
            <text:p>5,56795</text:p>
          </table:table-cell>
          <table:table-cell office:value-type="float" office:value="3275" calcext:value-type="float">
            <text:p>3275</text:p>
          </table:table-cell>
          <table:table-cell office:value-type="float" office:value="1.8822" calcext:value-type="float">
            <text:p>1,8822</text:p>
          </table:table-cell>
          <table:table-cell office:value-type="float" office:value="8.09407" calcext:value-type="float">
            <text:p>8,09407</text:p>
          </table:table-cell>
          <table:table-cell/>
          <table:table-cell office:value-type="float" office:value="5.66258" calcext:value-type="float">
            <text:p>5,66258</text:p>
          </table:table-cell>
          <table:table-cell office:value-type="float" office:value="3562" calcext:value-type="float">
            <text:p>3562</text:p>
          </table:table-cell>
          <table:table-cell office:value-type="float" office:value="1.89651" calcext:value-type="float">
            <text:p>1,89651</text:p>
          </table:table-cell>
          <table:table-cell office:value-type="float" office:value="8.17808" calcext:value-type="float">
            <text:p>8,17808</text:p>
          </table:table-cell>
          <table:table-cell/>
          <table:table-cell office:value-type="float" office:value="5.78619" calcext:value-type="float">
            <text:p>5,78619</text:p>
          </table:table-cell>
          <table:table-cell office:value-type="float" office:value="3872" calcext:value-type="float">
            <text:p>3872</text:p>
          </table:table-cell>
          <table:table-cell office:value-type="float" office:value="1.91489" calcext:value-type="float">
            <text:p>1,91489</text:p>
          </table:table-cell>
          <table:table-cell office:value-type="float" office:value="8.26153" calcext:value-type="float">
            <text:p>8,26153</text:p>
          </table:table-cell>
          <table:table-cell/>
          <table:table-cell office:value-type="float" office:value="5.94771" calcext:value-type="float">
            <text:p>5,94771</text:p>
          </table:table-cell>
          <table:table-cell office:value-type="float" office:value="4658" calcext:value-type="float">
            <text:p>4658</text:p>
          </table:table-cell>
          <table:table-cell office:value-type="float" office:value="1.93841" calcext:value-type="float">
            <text:p>1,93841</text:p>
          </table:table-cell>
          <table:table-cell office:value-type="float" office:value="8.44634" calcext:value-type="float">
            <text:p>8,44634</text:p>
          </table:table-cell>
          <table:table-cell/>
          <table:table-cell office:value-type="float" office:value="6.14666" calcext:value-type="float">
            <text:p>6,14666</text:p>
          </table:table-cell>
          <table:table-cell office:value-type="float" office:value="5967" calcext:value-type="float">
            <text:p>5967</text:p>
          </table:table-cell>
          <table:table-cell office:value-type="float" office:value="1.96664" calcext:value-type="float">
            <text:p>1,96664</text:p>
          </table:table-cell>
          <table:table-cell office:value-type="float" office:value="8.694" calcext:value-type="float">
            <text:p>8,694</text:p>
          </table:table-cell>
        </table:table-row>
        <table:table-row table:style-name="ro1">
          <table:table-cell office:value-type="float" office:value="5.73659" calcext:value-type="float">
            <text:p>5,73659</text:p>
          </table:table-cell>
          <table:table-cell office:value-type="float" office:value="2722" calcext:value-type="float">
            <text:p>2722</text:p>
          </table:table-cell>
          <table:table-cell office:value-type="float" office:value="1.90755" calcext:value-type="float">
            <text:p>1,90755</text:p>
          </table:table-cell>
          <table:table-cell office:value-type="float" office:value="7.90912" calcext:value-type="float">
            <text:p>7,90912</text:p>
          </table:table-cell>
          <table:table-cell/>
          <table:table-cell office:value-type="float" office:value="5.80577" calcext:value-type="float">
            <text:p>5,80577</text:p>
          </table:table-cell>
          <table:table-cell office:value-type="float" office:value="2813" calcext:value-type="float">
            <text:p>2813</text:p>
          </table:table-cell>
          <table:table-cell office:value-type="float" office:value="1.91777" calcext:value-type="float">
            <text:p>1,91777</text:p>
          </table:table-cell>
          <table:table-cell office:value-type="float" office:value="7.94201" calcext:value-type="float">
            <text:p>7,94201</text:p>
          </table:table-cell>
          <table:table-cell/>
          <table:table-cell office:value-type="float" office:value="5.89105" calcext:value-type="float">
            <text:p>5,89105</text:p>
          </table:table-cell>
          <table:table-cell office:value-type="float" office:value="2813" calcext:value-type="float">
            <text:p>2813</text:p>
          </table:table-cell>
          <table:table-cell office:value-type="float" office:value="1.93022" calcext:value-type="float">
            <text:p>1,93022</text:p>
          </table:table-cell>
          <table:table-cell office:value-type="float" office:value="7.94201" calcext:value-type="float">
            <text:p>7,94201</text:p>
          </table:table-cell>
          <table:table-cell/>
          <table:table-cell office:value-type="float" office:value="5.99626" calcext:value-type="float">
            <text:p>5,99626</text:p>
          </table:table-cell>
          <table:table-cell office:value-type="float" office:value="2880" calcext:value-type="float">
            <text:p>2880</text:p>
          </table:table-cell>
          <table:table-cell office:value-type="float" office:value="1.94538" calcext:value-type="float">
            <text:p>1,94538</text:p>
          </table:table-cell>
          <table:table-cell office:value-type="float" office:value="7.96555" calcext:value-type="float">
            <text:p>7,96555</text:p>
          </table:table-cell>
          <table:table-cell/>
          <table:table-cell office:value-type="float" office:value="6.09817" calcext:value-type="float">
            <text:p>6,09817</text:p>
          </table:table-cell>
          <table:table-cell office:value-type="float" office:value="2980" calcext:value-type="float">
            <text:p>2980</text:p>
          </table:table-cell>
          <table:table-cell office:value-type="float" office:value="1.95984" calcext:value-type="float">
            <text:p>1,95984</text:p>
          </table:table-cell>
          <table:table-cell office:value-type="float" office:value="7.99968" calcext:value-type="float">
            <text:p>7,99968</text:p>
          </table:table-cell>
          <table:table-cell/>
          <table:table-cell office:value-type="float" office:value="6.23129" calcext:value-type="float">
            <text:p>6,23129</text:p>
          </table:table-cell>
          <table:table-cell office:value-type="float" office:value="3423" calcext:value-type="float">
            <text:p>3423</text:p>
          </table:table-cell>
          <table:table-cell office:value-type="float" office:value="1.97842" calcext:value-type="float">
            <text:p>1,97842</text:p>
          </table:table-cell>
          <table:table-cell office:value-type="float" office:value="8.13827" calcext:value-type="float">
            <text:p>8,13827</text:p>
          </table:table-cell>
          <table:table-cell/>
          <table:table-cell office:value-type="float" office:value="6.40523" calcext:value-type="float">
            <text:p>6,40523</text:p>
          </table:table-cell>
          <table:table-cell office:value-type="float" office:value="3890" calcext:value-type="float">
            <text:p>3890</text:p>
          </table:table-cell>
          <table:table-cell office:value-type="float" office:value="2.00219" calcext:value-type="float">
            <text:p>2,00219</text:p>
          </table:table-cell>
          <table:table-cell office:value-type="float" office:value="8.26616" calcext:value-type="float">
            <text:p>8,26616</text:p>
          </table:table-cell>
          <table:table-cell/>
          <table:table-cell office:value-type="float" office:value="6.61948" calcext:value-type="float">
            <text:p>6,61948</text:p>
          </table:table-cell>
          <table:table-cell office:value-type="float" office:value="4994" calcext:value-type="float">
            <text:p>4994</text:p>
          </table:table-cell>
          <table:table-cell office:value-type="float" office:value="2.03071" calcext:value-type="float">
            <text:p>2,03071</text:p>
          </table:table-cell>
          <table:table-cell office:value-type="float" office:value="8.51599" calcext:value-type="float">
            <text:p>8,51599</text:p>
          </table:table-cell>
        </table:table-row>
        <table:table-row table:style-name="ro1">
          <table:table-cell office:value-type="float" office:value="6.14635" calcext:value-type="float">
            <text:p>6,14635</text:p>
          </table:table-cell>
          <table:table-cell office:value-type="float" office:value="2383" calcext:value-type="float">
            <text:p>2383</text:p>
          </table:table-cell>
          <table:table-cell office:value-type="float" office:value="1.9666" calcext:value-type="float">
            <text:p>1,9666</text:p>
          </table:table-cell>
          <table:table-cell office:value-type="float" office:value="7.77612" calcext:value-type="float">
            <text:p>7,77612</text:p>
          </table:table-cell>
          <table:table-cell/>
          <table:table-cell office:value-type="float" office:value="6.22047" calcext:value-type="float">
            <text:p>6,22047</text:p>
          </table:table-cell>
          <table:table-cell office:value-type="float" office:value="2464" calcext:value-type="float">
            <text:p>2464</text:p>
          </table:table-cell>
          <table:table-cell office:value-type="float" office:value="1.97692" calcext:value-type="float">
            <text:p>1,97692</text:p>
          </table:table-cell>
          <table:table-cell office:value-type="float" office:value="7.80954" calcext:value-type="float">
            <text:p>7,80954</text:p>
          </table:table-cell>
          <table:table-cell/>
          <table:table-cell office:value-type="float" office:value="6.31184" calcext:value-type="float">
            <text:p>6,31184</text:p>
          </table:table-cell>
          <table:table-cell office:value-type="float" office:value="2434" calcext:value-type="float">
            <text:p>2434</text:p>
          </table:table-cell>
          <table:table-cell office:value-type="float" office:value="1.98949" calcext:value-type="float">
            <text:p>1,98949</text:p>
          </table:table-cell>
          <table:table-cell office:value-type="float" office:value="7.79729" calcext:value-type="float">
            <text:p>7,79729</text:p>
          </table:table-cell>
          <table:table-cell/>
          <table:table-cell office:value-type="float" office:value="6.42456" calcext:value-type="float">
            <text:p>6,42456</text:p>
          </table:table-cell>
          <table:table-cell office:value-type="float" office:value="2460" calcext:value-type="float">
            <text:p>2460</text:p>
          </table:table-cell>
          <table:table-cell office:value-type="float" office:value="2.00479" calcext:value-type="float">
            <text:p>2,00479</text:p>
          </table:table-cell>
          <table:table-cell office:value-type="float" office:value="7.80792" calcext:value-type="float">
            <text:p>7,80792</text:p>
          </table:table-cell>
          <table:table-cell/>
          <table:table-cell office:value-type="float" office:value="6.53375" calcext:value-type="float">
            <text:p>6,53375</text:p>
          </table:table-cell>
          <table:table-cell office:value-type="float" office:value="2669" calcext:value-type="float">
            <text:p>2669</text:p>
          </table:table-cell>
          <table:table-cell office:value-type="float" office:value="2.01939" calcext:value-type="float">
            <text:p>2,01939</text:p>
          </table:table-cell>
          <table:table-cell office:value-type="float" office:value="7.88946" calcext:value-type="float">
            <text:p>7,88946</text:p>
          </table:table-cell>
          <table:table-cell/>
          <table:table-cell office:value-type="float" office:value="6.67638" calcext:value-type="float">
            <text:p>6,67638</text:p>
          </table:table-cell>
          <table:table-cell office:value-type="float" office:value="2924" calcext:value-type="float">
            <text:p>2924</text:p>
          </table:table-cell>
          <table:table-cell office:value-type="float" office:value="2.03815" calcext:value-type="float">
            <text:p>2,03815</text:p>
          </table:table-cell>
          <table:table-cell office:value-type="float" office:value="7.98071" calcext:value-type="float">
            <text:p>7,98071</text:p>
          </table:table-cell>
          <table:table-cell/>
          <table:table-cell office:value-type="float" office:value="6.86274" calcext:value-type="float">
            <text:p>6,86274</text:p>
          </table:table-cell>
          <table:table-cell office:value-type="float" office:value="3392" calcext:value-type="float">
            <text:p>3392</text:p>
          </table:table-cell>
          <table:table-cell office:value-type="float" office:value="2.06214" calcext:value-type="float">
            <text:p>2,06214</text:p>
          </table:table-cell>
          <table:table-cell office:value-type="float" office:value="8.12917" calcext:value-type="float">
            <text:p>8,12917</text:p>
          </table:table-cell>
          <table:table-cell/>
          <table:table-cell office:value-type="float" office:value="7.0923" calcext:value-type="float">
            <text:p>7,0923</text:p>
          </table:table-cell>
          <table:table-cell office:value-type="float" office:value="4315" calcext:value-type="float">
            <text:p>4315</text:p>
          </table:table-cell>
          <table:table-cell office:value-type="float" office:value="2.09091" calcext:value-type="float">
            <text:p>2,09091</text:p>
          </table:table-cell>
          <table:table-cell office:value-type="float" office:value="8.36985" calcext:value-type="float">
            <text:p>8,36985</text:p>
          </table:table-cell>
        </table:table-row>
        <table:table-row table:style-name="ro1">
          <table:table-cell office:value-type="float" office:value="6.55611" calcext:value-type="float">
            <text:p>6,55611</text:p>
          </table:table-cell>
          <table:table-cell office:value-type="float" office:value="2161" calcext:value-type="float">
            <text:p>2161</text:p>
          </table:table-cell>
          <table:table-cell office:value-type="float" office:value="2.02236" calcext:value-type="float">
            <text:p>2,02236</text:p>
          </table:table-cell>
          <table:table-cell office:value-type="float" office:value="7.67833" calcext:value-type="float">
            <text:p>7,67833</text:p>
          </table:table-cell>
          <table:table-cell/>
          <table:table-cell office:value-type="float" office:value="6.63516" calcext:value-type="float">
            <text:p>6,63516</text:p>
          </table:table-cell>
          <table:table-cell office:value-type="float" office:value="2145" calcext:value-type="float">
            <text:p>2145</text:p>
          </table:table-cell>
          <table:table-cell office:value-type="float" office:value="2.03276" calcext:value-type="float">
            <text:p>2,03276</text:p>
          </table:table-cell>
          <table:table-cell office:value-type="float" office:value="7.67089" calcext:value-type="float">
            <text:p>7,67089</text:p>
          </table:table-cell>
          <table:table-cell/>
          <table:table-cell office:value-type="float" office:value="6.73263" calcext:value-type="float">
            <text:p>6,73263</text:p>
          </table:table-cell>
          <table:table-cell office:value-type="float" office:value="2178" calcext:value-type="float">
            <text:p>2178</text:p>
          </table:table-cell>
          <table:table-cell office:value-type="float" office:value="2.04545" calcext:value-type="float">
            <text:p>2,04545</text:p>
          </table:table-cell>
          <table:table-cell office:value-type="float" office:value="7.68616" calcext:value-type="float">
            <text:p>7,68616</text:p>
          </table:table-cell>
          <table:table-cell/>
          <table:table-cell office:value-type="float" office:value="6.85287" calcext:value-type="float">
            <text:p>6,85287</text:p>
          </table:table-cell>
          <table:table-cell office:value-type="float" office:value="2197" calcext:value-type="float">
            <text:p>2197</text:p>
          </table:table-cell>
          <table:table-cell office:value-type="float" office:value="2.06088" calcext:value-type="float">
            <text:p>2,06088</text:p>
          </table:table-cell>
          <table:table-cell office:value-type="float" office:value="7.69485" calcext:value-type="float">
            <text:p>7,69485</text:p>
          </table:table-cell>
          <table:table-cell/>
          <table:table-cell office:value-type="float" office:value="6.96933" calcext:value-type="float">
            <text:p>6,96933</text:p>
          </table:table-cell>
          <table:table-cell office:value-type="float" office:value="2349" calcext:value-type="float">
            <text:p>2349</text:p>
          </table:table-cell>
          <table:table-cell office:value-type="float" office:value="2.0756" calcext:value-type="float">
            <text:p>2,0756</text:p>
          </table:table-cell>
          <table:table-cell office:value-type="float" office:value="7.76174" calcext:value-type="float">
            <text:p>7,76174</text:p>
          </table:table-cell>
          <table:table-cell/>
          <table:table-cell office:value-type="float" office:value="7.12147" calcext:value-type="float">
            <text:p>7,12147</text:p>
          </table:table-cell>
          <table:table-cell office:value-type="float" office:value="2494" calcext:value-type="float">
            <text:p>2494</text:p>
          </table:table-cell>
          <table:table-cell office:value-type="float" office:value="2.09451" calcext:value-type="float">
            <text:p>2,09451</text:p>
          </table:table-cell>
          <table:table-cell office:value-type="float" office:value="7.82164" calcext:value-type="float">
            <text:p>7,82164</text:p>
          </table:table-cell>
          <table:table-cell/>
          <table:table-cell office:value-type="float" office:value="7.32026" calcext:value-type="float">
            <text:p>7,32026</text:p>
          </table:table-cell>
          <table:table-cell office:value-type="float" office:value="2949" calcext:value-type="float">
            <text:p>2949</text:p>
          </table:table-cell>
          <table:table-cell office:value-type="float" office:value="2.11869" calcext:value-type="float">
            <text:p>2,11869</text:p>
          </table:table-cell>
          <table:table-cell office:value-type="float" office:value="7.98922" calcext:value-type="float">
            <text:p>7,98922</text:p>
          </table:table-cell>
          <table:table-cell/>
          <table:table-cell office:value-type="float" office:value="7.56512" calcext:value-type="float">
            <text:p>7,56512</text:p>
          </table:table-cell>
          <table:table-cell office:value-type="float" office:value="3644" calcext:value-type="float">
            <text:p>3644</text:p>
          </table:table-cell>
          <table:table-cell office:value-type="float" office:value="2.1477" calcext:value-type="float">
            <text:p>2,1477</text:p>
          </table:table-cell>
          <table:table-cell office:value-type="float" office:value="8.20084" calcext:value-type="float">
            <text:p>8,20084</text:p>
          </table:table-cell>
        </table:table-row>
        <table:table-row table:style-name="ro1">
          <table:table-cell office:value-type="float" office:value="6.96586" calcext:value-type="float">
            <text:p>6,96586</text:p>
          </table:table-cell>
          <table:table-cell office:value-type="float" office:value="1832" calcext:value-type="float">
            <text:p>1832</text:p>
          </table:table-cell>
          <table:table-cell office:value-type="float" office:value="2.07517" calcext:value-type="float">
            <text:p>2,07517</text:p>
          </table:table-cell>
          <table:table-cell office:value-type="float" office:value="7.51316" calcext:value-type="float">
            <text:p>7,51316</text:p>
          </table:table-cell>
          <table:table-cell/>
          <table:table-cell office:value-type="float" office:value="7.04986" calcext:value-type="float">
            <text:p>7,04986</text:p>
          </table:table-cell>
          <table:table-cell office:value-type="float" office:value="1894" calcext:value-type="float">
            <text:p>1894</text:p>
          </table:table-cell>
          <table:table-cell office:value-type="float" office:value="2.08565" calcext:value-type="float">
            <text:p>2,08565</text:p>
          </table:table-cell>
          <table:table-cell office:value-type="float" office:value="7.54645" calcext:value-type="float">
            <text:p>7,54645</text:p>
          </table:table-cell>
          <table:table-cell/>
          <table:table-cell office:value-type="float" office:value="7.15342" calcext:value-type="float">
            <text:p>7,15342</text:p>
          </table:table-cell>
          <table:table-cell office:value-type="float" office:value="1888" calcext:value-type="float">
            <text:p>1888</text:p>
          </table:table-cell>
          <table:table-cell office:value-type="float" office:value="2.09844" calcext:value-type="float">
            <text:p>2,09844</text:p>
          </table:table-cell>
          <table:table-cell office:value-type="float" office:value="7.54327" calcext:value-type="float">
            <text:p>7,54327</text:p>
          </table:table-cell>
          <table:table-cell/>
          <table:table-cell office:value-type="float" office:value="7.28117" calcext:value-type="float">
            <text:p>7,28117</text:p>
          </table:table-cell>
          <table:table-cell office:value-type="float" office:value="1991" calcext:value-type="float">
            <text:p>1991</text:p>
          </table:table-cell>
          <table:table-cell office:value-type="float" office:value="2.11398" calcext:value-type="float">
            <text:p>2,11398</text:p>
          </table:table-cell>
          <table:table-cell office:value-type="float" office:value="7.59639" calcext:value-type="float">
            <text:p>7,59639</text:p>
          </table:table-cell>
          <table:table-cell/>
          <table:table-cell office:value-type="float" office:value="7.40491" calcext:value-type="float">
            <text:p>7,40491</text:p>
          </table:table-cell>
          <table:table-cell office:value-type="float" office:value="2079" calcext:value-type="float">
            <text:p>2079</text:p>
          </table:table-cell>
          <table:table-cell office:value-type="float" office:value="2.12882" calcext:value-type="float">
            <text:p>2,12882</text:p>
          </table:table-cell>
          <table:table-cell office:value-type="float" office:value="7.63964" calcext:value-type="float">
            <text:p>7,63964</text:p>
          </table:table-cell>
          <table:table-cell/>
          <table:table-cell office:value-type="float" office:value="7.56656" calcext:value-type="float">
            <text:p>7,56656</text:p>
          </table:table-cell>
          <table:table-cell office:value-type="float" office:value="2227" calcext:value-type="float">
            <text:p>2227</text:p>
          </table:table-cell>
          <table:table-cell office:value-type="float" office:value="2.14787" calcext:value-type="float">
            <text:p>2,14787</text:p>
          </table:table-cell>
          <table:table-cell office:value-type="float" office:value="7.70841" calcext:value-type="float">
            <text:p>7,70841</text:p>
          </table:table-cell>
          <table:table-cell/>
          <table:table-cell office:value-type="float" office:value="7.77778" calcext:value-type="float">
            <text:p>7,77778</text:p>
          </table:table-cell>
          <table:table-cell office:value-type="float" office:value="2568" calcext:value-type="float">
            <text:p>2568</text:p>
          </table:table-cell>
          <table:table-cell office:value-type="float" office:value="2.17222" calcext:value-type="float">
            <text:p>2,17222</text:p>
          </table:table-cell>
          <table:table-cell office:value-type="float" office:value="7.85088" calcext:value-type="float">
            <text:p>7,85088</text:p>
          </table:table-cell>
          <table:table-cell/>
          <table:table-cell office:value-type="float" office:value="8.03794" calcext:value-type="float">
            <text:p>8,03794</text:p>
          </table:table-cell>
          <table:table-cell office:value-type="float" office:value="3192" calcext:value-type="float">
            <text:p>3192</text:p>
          </table:table-cell>
          <table:table-cell office:value-type="float" office:value="2.20143" calcext:value-type="float">
            <text:p>2,20143</text:p>
          </table:table-cell>
          <table:table-cell office:value-type="float" office:value="8.0684" calcext:value-type="float">
            <text:p>8,0684</text:p>
          </table:table-cell>
        </table:table-row>
        <table:table-row table:style-name="ro1">
          <table:table-cell office:value-type="float" office:value="7.37562" calcext:value-type="float">
            <text:p>7,37562</text:p>
          </table:table-cell>
          <table:table-cell office:value-type="float" office:value="1671" calcext:value-type="float">
            <text:p>1671</text:p>
          </table:table-cell>
          <table:table-cell office:value-type="float" office:value="2.12533" calcext:value-type="float">
            <text:p>2,12533</text:p>
          </table:table-cell>
          <table:table-cell office:value-type="float" office:value="7.42118" calcext:value-type="float">
            <text:p>7,42118</text:p>
          </table:table-cell>
          <table:table-cell/>
          <table:table-cell office:value-type="float" office:value="7.46456" calcext:value-type="float">
            <text:p>7,46456</text:p>
          </table:table-cell>
          <table:table-cell office:value-type="float" office:value="1715" calcext:value-type="float">
            <text:p>1715</text:p>
          </table:table-cell>
          <table:table-cell office:value-type="float" office:value="2.13589" calcext:value-type="float">
            <text:p>2,13589</text:p>
          </table:table-cell>
          <table:table-cell office:value-type="float" office:value="7.44717" calcext:value-type="float">
            <text:p>7,44717</text:p>
          </table:table-cell>
          <table:table-cell/>
          <table:table-cell office:value-type="float" office:value="7.57421" calcext:value-type="float">
            <text:p>7,57421</text:p>
          </table:table-cell>
          <table:table-cell office:value-type="float" office:value="1716" calcext:value-type="float">
            <text:p>1716</text:p>
          </table:table-cell>
          <table:table-cell office:value-type="float" office:value="2.14876" calcext:value-type="float">
            <text:p>2,14876</text:p>
          </table:table-cell>
          <table:table-cell office:value-type="float" office:value="7.44775" calcext:value-type="float">
            <text:p>7,44775</text:p>
          </table:table-cell>
          <table:table-cell/>
          <table:table-cell office:value-type="float" office:value="7.70948" calcext:value-type="float">
            <text:p>7,70948</text:p>
          </table:table-cell>
          <table:table-cell office:value-type="float" office:value="1789" calcext:value-type="float">
            <text:p>1789</text:p>
          </table:table-cell>
          <table:table-cell office:value-type="float" office:value="2.16441" calcext:value-type="float">
            <text:p>2,16441</text:p>
          </table:table-cell>
          <table:table-cell office:value-type="float" office:value="7.48941" calcext:value-type="float">
            <text:p>7,48941</text:p>
          </table:table-cell>
          <table:table-cell/>
          <table:table-cell office:value-type="float" office:value="7.8405" calcext:value-type="float">
            <text:p>7,8405</text:p>
          </table:table-cell>
          <table:table-cell office:value-type="float" office:value="1809" calcext:value-type="float">
            <text:p>1809</text:p>
          </table:table-cell>
          <table:table-cell office:value-type="float" office:value="2.17934" calcext:value-type="float">
            <text:p>2,17934</text:p>
          </table:table-cell>
          <table:table-cell office:value-type="float" office:value="7.50053" calcext:value-type="float">
            <text:p>7,50053</text:p>
          </table:table-cell>
          <table:table-cell/>
          <table:table-cell office:value-type="float" office:value="8.01165" calcext:value-type="float">
            <text:p>8,01165</text:p>
          </table:table-cell>
          <table:table-cell office:value-type="float" office:value="1970" calcext:value-type="float">
            <text:p>1970</text:p>
          </table:table-cell>
          <table:table-cell office:value-type="float" office:value="2.19852" calcext:value-type="float">
            <text:p>2,19852</text:p>
          </table:table-cell>
          <table:table-cell office:value-type="float" office:value="7.58579" calcext:value-type="float">
            <text:p>7,58579</text:p>
          </table:table-cell>
          <table:table-cell/>
          <table:table-cell office:value-type="float" office:value="8.23529" calcext:value-type="float">
            <text:p>8,23529</text:p>
          </table:table-cell>
          <table:table-cell office:value-type="float" office:value="2329" calcext:value-type="float">
            <text:p>2329</text:p>
          </table:table-cell>
          <table:table-cell office:value-type="float" office:value="2.22303" calcext:value-type="float">
            <text:p>2,22303</text:p>
          </table:table-cell>
          <table:table-cell office:value-type="float" office:value="7.75319" calcext:value-type="float">
            <text:p>7,75319</text:p>
          </table:table-cell>
          <table:table-cell/>
          <table:table-cell office:value-type="float" office:value="8.51076" calcext:value-type="float">
            <text:p>8,51076</text:p>
          </table:table-cell>
          <table:table-cell office:value-type="float" office:value="2879" calcext:value-type="float">
            <text:p>2879</text:p>
          </table:table-cell>
          <table:table-cell office:value-type="float" office:value="2.25242" calcext:value-type="float">
            <text:p>2,25242</text:p>
          </table:table-cell>
          <table:table-cell office:value-type="float" office:value="7.9652" calcext:value-type="float">
            <text:p>7,9652</text:p>
          </table:table-cell>
        </table:table-row>
        <table:table-row table:style-name="ro1">
          <table:table-cell office:value-type="float" office:value="7.78538" calcext:value-type="float">
            <text:p>7,78538</text:p>
          </table:table-cell>
          <table:table-cell office:value-type="float" office:value="1497" calcext:value-type="float">
            <text:p>1497</text:p>
          </table:table-cell>
          <table:table-cell office:value-type="float" office:value="2.17309" calcext:value-type="float">
            <text:p>2,17309</text:p>
          </table:table-cell>
          <table:table-cell office:value-type="float" office:value="7.31122" calcext:value-type="float">
            <text:p>7,31122</text:p>
          </table:table-cell>
          <table:table-cell/>
          <table:table-cell office:value-type="float" office:value="7.87926" calcext:value-type="float">
            <text:p>7,87926</text:p>
          </table:table-cell>
          <table:table-cell office:value-type="float" office:value="1540" calcext:value-type="float">
            <text:p>1540</text:p>
          </table:table-cell>
          <table:table-cell office:value-type="float" office:value="2.18372" calcext:value-type="float">
            <text:p>2,18372</text:p>
          </table:table-cell>
          <table:table-cell office:value-type="float" office:value="7.33954" calcext:value-type="float">
            <text:p>7,33954</text:p>
          </table:table-cell>
          <table:table-cell/>
          <table:table-cell office:value-type="float" office:value="7.995" calcext:value-type="float">
            <text:p>7,995</text:p>
          </table:table-cell>
          <table:table-cell office:value-type="float" office:value="1576" calcext:value-type="float">
            <text:p>1576</text:p>
          </table:table-cell>
          <table:table-cell office:value-type="float" office:value="2.19667" calcext:value-type="float">
            <text:p>2,19667</text:p>
          </table:table-cell>
          <table:table-cell office:value-type="float" office:value="7.36265" calcext:value-type="float">
            <text:p>7,36265</text:p>
          </table:table-cell>
          <table:table-cell/>
          <table:table-cell office:value-type="float" office:value="8.13778" calcext:value-type="float">
            <text:p>8,13778</text:p>
          </table:table-cell>
          <table:table-cell office:value-type="float" office:value="1574" calcext:value-type="float">
            <text:p>1574</text:p>
          </table:table-cell>
          <table:table-cell office:value-type="float" office:value="2.21242" calcext:value-type="float">
            <text:p>2,21242</text:p>
          </table:table-cell>
          <table:table-cell office:value-type="float" office:value="7.36138" calcext:value-type="float">
            <text:p>7,36138</text:p>
          </table:table-cell>
          <table:table-cell/>
          <table:table-cell office:value-type="float" office:value="8.27608" calcext:value-type="float">
            <text:p>8,27608</text:p>
          </table:table-cell>
          <table:table-cell office:value-type="float" office:value="1595" calcext:value-type="float">
            <text:p>1595</text:p>
          </table:table-cell>
          <table:table-cell office:value-type="float" office:value="2.22744" calcext:value-type="float">
            <text:p>2,22744</text:p>
          </table:table-cell>
          <table:table-cell office:value-type="float" office:value="7.37463" calcext:value-type="float">
            <text:p>7,37463</text:p>
          </table:table-cell>
          <table:table-cell/>
          <table:table-cell office:value-type="float" office:value="8.45675" calcext:value-type="float">
            <text:p>8,45675</text:p>
          </table:table-cell>
          <table:table-cell office:value-type="float" office:value="1816" calcext:value-type="float">
            <text:p>1816</text:p>
          </table:table-cell>
          <table:table-cell office:value-type="float" office:value="2.24673" calcext:value-type="float">
            <text:p>2,24673</text:p>
          </table:table-cell>
          <table:table-cell office:value-type="float" office:value="7.50439" calcext:value-type="float">
            <text:p>7,50439</text:p>
          </table:table-cell>
          <table:table-cell/>
          <table:table-cell office:value-type="float" office:value="8.69281" calcext:value-type="float">
            <text:p>8,69281</text:p>
          </table:table-cell>
          <table:table-cell office:value-type="float" office:value="2041" calcext:value-type="float">
            <text:p>2041</text:p>
          </table:table-cell>
          <table:table-cell office:value-type="float" office:value="2.27138" calcext:value-type="float">
            <text:p>2,27138</text:p>
          </table:table-cell>
          <table:table-cell office:value-type="float" office:value="7.6212" calcext:value-type="float">
            <text:p>7,6212</text:p>
          </table:table-cell>
          <table:table-cell/>
          <table:table-cell office:value-type="float" office:value="8.98357" calcext:value-type="float">
            <text:p>8,98357</text:p>
          </table:table-cell>
          <table:table-cell office:value-type="float" office:value="2481" calcext:value-type="float">
            <text:p>2481</text:p>
          </table:table-cell>
          <table:table-cell office:value-type="float" office:value="2.30094" calcext:value-type="float">
            <text:p>2,30094</text:p>
          </table:table-cell>
          <table:table-cell office:value-type="float" office:value="7.81642" calcext:value-type="float">
            <text:p>7,81642</text:p>
          </table:table-cell>
        </table:table-row>
        <table:table-row table:style-name="ro1">
          <table:table-cell office:value-type="float" office:value="8.19513" calcext:value-type="float">
            <text:p>8,19513</text:p>
          </table:table-cell>
          <table:table-cell office:value-type="float" office:value="1368" calcext:value-type="float">
            <text:p>1368</text:p>
          </table:table-cell>
          <table:table-cell office:value-type="float" office:value="2.21867" calcext:value-type="float">
            <text:p>2,21867</text:p>
          </table:table-cell>
          <table:table-cell office:value-type="float" office:value="7.22111" calcext:value-type="float">
            <text:p>7,22111</text:p>
          </table:table-cell>
          <table:table-cell/>
          <table:table-cell office:value-type="float" office:value="8.29395" calcext:value-type="float">
            <text:p>8,29395</text:p>
          </table:table-cell>
          <table:table-cell office:value-type="float" office:value="1314" calcext:value-type="float">
            <text:p>1314</text:p>
          </table:table-cell>
          <table:table-cell office:value-type="float" office:value="2.22936" calcext:value-type="float">
            <text:p>2,22936</text:p>
          </table:table-cell>
          <table:table-cell office:value-type="float" office:value="7.18083" calcext:value-type="float">
            <text:p>7,18083</text:p>
          </table:table-cell>
          <table:table-cell/>
          <table:table-cell office:value-type="float" office:value="8.41579" calcext:value-type="float">
            <text:p>8,41579</text:p>
          </table:table-cell>
          <table:table-cell office:value-type="float" office:value="1401" calcext:value-type="float">
            <text:p>1401</text:p>
          </table:table-cell>
          <table:table-cell office:value-type="float" office:value="2.24239" calcext:value-type="float">
            <text:p>2,24239</text:p>
          </table:table-cell>
          <table:table-cell office:value-type="float" office:value="7.24494" calcext:value-type="float">
            <text:p>7,24494</text:p>
          </table:table-cell>
          <table:table-cell/>
          <table:table-cell office:value-type="float" office:value="8.56608" calcext:value-type="float">
            <text:p>8,56608</text:p>
          </table:table-cell>
          <table:table-cell office:value-type="float" office:value="1372" calcext:value-type="float">
            <text:p>1372</text:p>
          </table:table-cell>
          <table:table-cell office:value-type="float" office:value="2.25822" calcext:value-type="float">
            <text:p>2,25822</text:p>
          </table:table-cell>
          <table:table-cell office:value-type="float" office:value="7.22402" calcext:value-type="float">
            <text:p>7,22402</text:p>
          </table:table-cell>
          <table:table-cell/>
          <table:table-cell office:value-type="float" office:value="8.71166" calcext:value-type="float">
            <text:p>8,71166</text:p>
          </table:table-cell>
          <table:table-cell office:value-type="float" office:value="1508" calcext:value-type="float">
            <text:p>1508</text:p>
          </table:table-cell>
          <table:table-cell office:value-type="float" office:value="2.27333" calcext:value-type="float">
            <text:p>2,27333</text:p>
          </table:table-cell>
          <table:table-cell office:value-type="float" office:value="7.31854" calcext:value-type="float">
            <text:p>7,31854</text:p>
          </table:table-cell>
          <table:table-cell/>
          <table:table-cell office:value-type="float" office:value="8.90184" calcext:value-type="float">
            <text:p>8,90184</text:p>
          </table:table-cell>
          <table:table-cell office:value-type="float" office:value="1600" calcext:value-type="float">
            <text:p>1600</text:p>
          </table:table-cell>
          <table:table-cell office:value-type="float" office:value="2.29272" calcext:value-type="float">
            <text:p>2,29272</text:p>
          </table:table-cell>
          <table:table-cell office:value-type="float" office:value="7.37776" calcext:value-type="float">
            <text:p>7,37776</text:p>
          </table:table-cell>
          <table:table-cell/>
          <table:table-cell office:value-type="float" office:value="9.15033" calcext:value-type="float">
            <text:p>9,15033</text:p>
          </table:table-cell>
          <table:table-cell office:value-type="float" office:value="1816" calcext:value-type="float">
            <text:p>1816</text:p>
          </table:table-cell>
          <table:table-cell office:value-type="float" office:value="2.31751" calcext:value-type="float">
            <text:p>2,31751</text:p>
          </table:table-cell>
          <table:table-cell office:value-type="float" office:value="7.50439" calcext:value-type="float">
            <text:p>7,50439</text:p>
          </table:table-cell>
          <table:table-cell/>
          <table:table-cell office:value-type="float" office:value="9.45639" calcext:value-type="float">
            <text:p>9,45639</text:p>
          </table:table-cell>
          <table:table-cell office:value-type="float" office:value="2260" calcext:value-type="float">
            <text:p>2260</text:p>
          </table:table-cell>
          <table:table-cell office:value-type="float" office:value="2.34721" calcext:value-type="float">
            <text:p>2,34721</text:p>
          </table:table-cell>
          <table:table-cell office:value-type="float" office:value="7.72312" calcext:value-type="float">
            <text:p>7,72312</text:p>
          </table:table-cell>
        </table:table-row>
        <table:table-row table:style-name="ro1">
          <table:table-cell office:value-type="float" office:value="8.60489" calcext:value-type="float">
            <text:p>8,60489</text:p>
          </table:table-cell>
          <table:table-cell office:value-type="float" office:value="1197" calcext:value-type="float">
            <text:p>1197</text:p>
          </table:table-cell>
          <table:table-cell office:value-type="float" office:value="2.26227" calcext:value-type="float">
            <text:p>2,26227</text:p>
          </table:table-cell>
          <table:table-cell office:value-type="float" office:value="7.08757" calcext:value-type="float">
            <text:p>7,08757</text:p>
          </table:table-cell>
          <table:table-cell/>
          <table:table-cell office:value-type="float" office:value="8.70865" calcext:value-type="float">
            <text:p>8,70865</text:p>
          </table:table-cell>
          <table:table-cell office:value-type="float" office:value="1259" calcext:value-type="float">
            <text:p>1259</text:p>
          </table:table-cell>
          <table:table-cell office:value-type="float" office:value="2.27302" calcext:value-type="float">
            <text:p>2,27302</text:p>
          </table:table-cell>
          <table:table-cell office:value-type="float" office:value="7.13807" calcext:value-type="float">
            <text:p>7,13807</text:p>
          </table:table-cell>
          <table:table-cell/>
          <table:table-cell office:value-type="float" office:value="8.83658" calcext:value-type="float">
            <text:p>8,83658</text:p>
          </table:table-cell>
          <table:table-cell office:value-type="float" office:value="1237" calcext:value-type="float">
            <text:p>1237</text:p>
          </table:table-cell>
          <table:table-cell office:value-type="float" office:value="2.28611" calcext:value-type="float">
            <text:p>2,28611</text:p>
          </table:table-cell>
          <table:table-cell office:value-type="float" office:value="7.12044" calcext:value-type="float">
            <text:p>7,12044</text:p>
          </table:table-cell>
          <table:table-cell/>
          <table:table-cell office:value-type="float" office:value="8.99439" calcext:value-type="float">
            <text:p>8,99439</text:p>
          </table:table-cell>
          <table:table-cell office:value-type="float" office:value="1307" calcext:value-type="float">
            <text:p>1307</text:p>
          </table:table-cell>
          <table:table-cell office:value-type="float" office:value="2.30202" calcext:value-type="float">
            <text:p>2,30202</text:p>
          </table:table-cell>
          <table:table-cell office:value-type="float" office:value="7.17549" calcext:value-type="float">
            <text:p>7,17549</text:p>
          </table:table-cell>
          <table:table-cell/>
          <table:table-cell office:value-type="float" office:value="9.14725" calcext:value-type="float">
            <text:p>9,14725</text:p>
          </table:table-cell>
          <table:table-cell office:value-type="float" office:value="1338" calcext:value-type="float">
            <text:p>1338</text:p>
          </table:table-cell>
          <table:table-cell office:value-type="float" office:value="2.3172" calcext:value-type="float">
            <text:p>2,3172</text:p>
          </table:table-cell>
          <table:table-cell office:value-type="float" office:value="7.19893" calcext:value-type="float">
            <text:p>7,19893</text:p>
          </table:table-cell>
          <table:table-cell/>
          <table:table-cell office:value-type="float" office:value="9.34693" calcext:value-type="float">
            <text:p>9,34693</text:p>
          </table:table-cell>
          <table:table-cell office:value-type="float" office:value="1474" calcext:value-type="float">
            <text:p>1474</text:p>
          </table:table-cell>
          <table:table-cell office:value-type="float" office:value="2.33669" calcext:value-type="float">
            <text:p>2,33669</text:p>
          </table:table-cell>
          <table:table-cell office:value-type="float" office:value="7.29574" calcext:value-type="float">
            <text:p>7,29574</text:p>
          </table:table-cell>
          <table:table-cell/>
          <table:table-cell office:value-type="float" office:value="9.60784" calcext:value-type="float">
            <text:p>9,60784</text:p>
          </table:table-cell>
          <table:table-cell office:value-type="float" office:value="1642" calcext:value-type="float">
            <text:p>1642</text:p>
          </table:table-cell>
          <table:table-cell office:value-type="float" office:value="2.36159" calcext:value-type="float">
            <text:p>2,36159</text:p>
          </table:table-cell>
          <table:table-cell office:value-type="float" office:value="7.40367" calcext:value-type="float">
            <text:p>7,40367</text:p>
          </table:table-cell>
          <table:table-cell/>
          <table:table-cell office:value-type="float" office:value="9.92921" calcext:value-type="float">
            <text:p>9,92921</text:p>
          </table:table-cell>
          <table:table-cell office:value-type="float" office:value="1948" calcext:value-type="float">
            <text:p>1948</text:p>
          </table:table-cell>
          <table:table-cell office:value-type="float" office:value="2.39144" calcext:value-type="float">
            <text:p>2,39144</text:p>
          </table:table-cell>
          <table:table-cell office:value-type="float" office:value="7.57456" calcext:value-type="float">
            <text:p>7,57456</text:p>
          </table:table-cell>
        </table:table-row>
        <table:table-row table:style-name="ro1">
          <table:table-cell office:value-type="float" office:value="9.01465" calcext:value-type="float">
            <text:p>9,01465</text:p>
          </table:table-cell>
          <table:table-cell office:value-type="float" office:value="1152" calcext:value-type="float">
            <text:p>1152</text:p>
          </table:table-cell>
          <table:table-cell office:value-type="float" office:value="2.30405" calcext:value-type="float">
            <text:p>2,30405</text:p>
          </table:table-cell>
          <table:table-cell office:value-type="float" office:value="7.04925" calcext:value-type="float">
            <text:p>7,04925</text:p>
          </table:table-cell>
          <table:table-cell/>
          <table:table-cell office:value-type="float" office:value="9.12335" calcext:value-type="float">
            <text:p>9,12335</text:p>
          </table:table-cell>
          <table:table-cell office:value-type="float" office:value="1197" calcext:value-type="float">
            <text:p>1197</text:p>
          </table:table-cell>
          <table:table-cell office:value-type="float" office:value="2.31484" calcext:value-type="float">
            <text:p>2,31484</text:p>
          </table:table-cell>
          <table:table-cell office:value-type="float" office:value="7.08757" calcext:value-type="float">
            <text:p>7,08757</text:p>
          </table:table-cell>
          <table:table-cell/>
          <table:table-cell office:value-type="float" office:value="9.25737" calcext:value-type="float">
            <text:p>9,25737</text:p>
          </table:table-cell>
          <table:table-cell office:value-type="float" office:value="1139" calcext:value-type="float">
            <text:p>1139</text:p>
          </table:table-cell>
          <table:table-cell office:value-type="float" office:value="2.328" calcext:value-type="float">
            <text:p>2,328</text:p>
          </table:table-cell>
          <table:table-cell office:value-type="float" office:value="7.03791" calcext:value-type="float">
            <text:p>7,03791</text:p>
          </table:table-cell>
          <table:table-cell/>
          <table:table-cell office:value-type="float" office:value="9.42269" calcext:value-type="float">
            <text:p>9,42269</text:p>
          </table:table-cell>
          <table:table-cell office:value-type="float" office:value="1195" calcext:value-type="float">
            <text:p>1195</text:p>
          </table:table-cell>
          <table:table-cell office:value-type="float" office:value="2.34399" calcext:value-type="float">
            <text:p>2,34399</text:p>
          </table:table-cell>
          <table:table-cell office:value-type="float" office:value="7.0859" calcext:value-type="float">
            <text:p>7,0859</text:p>
          </table:table-cell>
          <table:table-cell/>
          <table:table-cell office:value-type="float" office:value="9.58283" calcext:value-type="float">
            <text:p>9,58283</text:p>
          </table:table-cell>
          <table:table-cell office:value-type="float" office:value="1226" calcext:value-type="float">
            <text:p>1226</text:p>
          </table:table-cell>
          <table:table-cell office:value-type="float" office:value="2.35923" calcext:value-type="float">
            <text:p>2,35923</text:p>
          </table:table-cell>
          <table:table-cell office:value-type="float" office:value="7.11151" calcext:value-type="float">
            <text:p>7,11151</text:p>
          </table:table-cell>
          <table:table-cell/>
          <table:table-cell office:value-type="float" office:value="9.79202" calcext:value-type="float">
            <text:p>9,79202</text:p>
          </table:table-cell>
          <table:table-cell office:value-type="float" office:value="1362" calcext:value-type="float">
            <text:p>1362</text:p>
          </table:table-cell>
          <table:table-cell office:value-type="float" office:value="2.37881" calcext:value-type="float">
            <text:p>2,37881</text:p>
          </table:table-cell>
          <table:table-cell office:value-type="float" office:value="7.21671" calcext:value-type="float">
            <text:p>7,21671</text:p>
          </table:table-cell>
          <table:table-cell/>
          <table:table-cell office:value-type="float" office:value="10.0654" calcext:value-type="float">
            <text:p>10,0654</text:p>
          </table:table-cell>
          <table:table-cell office:value-type="float" office:value="1516" calcext:value-type="float">
            <text:p>1516</text:p>
          </table:table-cell>
          <table:table-cell office:value-type="float" office:value="2.40382" calcext:value-type="float">
            <text:p>2,40382</text:p>
          </table:table-cell>
          <table:table-cell office:value-type="float" office:value="7.32383" calcext:value-type="float">
            <text:p>7,32383</text:p>
          </table:table-cell>
          <table:table-cell/>
          <table:table-cell office:value-type="float" office:value="10.402" calcext:value-type="float">
            <text:p>10,402</text:p>
          </table:table-cell>
          <table:table-cell office:value-type="float" office:value="1741" calcext:value-type="float">
            <text:p>1741</text:p>
          </table:table-cell>
          <table:table-cell office:value-type="float" office:value="2.43379" calcext:value-type="float">
            <text:p>2,43379</text:p>
          </table:table-cell>
          <table:table-cell office:value-type="float" office:value="7.46221" calcext:value-type="float">
            <text:p>7,46221</text:p>
          </table:table-cell>
        </table:table-row>
        <table:table-row table:style-name="ro1">
          <table:table-cell office:value-type="float" office:value="9.4244" calcext:value-type="float">
            <text:p>9,4244</text:p>
          </table:table-cell>
          <table:table-cell office:value-type="float" office:value="1077" calcext:value-type="float">
            <text:p>1077</text:p>
          </table:table-cell>
          <table:table-cell office:value-type="float" office:value="2.34415" calcext:value-type="float">
            <text:p>2,34415</text:p>
          </table:table-cell>
          <table:table-cell office:value-type="float" office:value="6.98193" calcext:value-type="float">
            <text:p>6,98193</text:p>
          </table:table-cell>
          <table:table-cell/>
          <table:table-cell office:value-type="float" office:value="9.53805" calcext:value-type="float">
            <text:p>9,53805</text:p>
          </table:table-cell>
          <table:table-cell office:value-type="float" office:value="1031" calcext:value-type="float">
            <text:p>1031</text:p>
          </table:table-cell>
          <table:table-cell office:value-type="float" office:value="2.35499" calcext:value-type="float">
            <text:p>2,35499</text:p>
          </table:table-cell>
          <table:table-cell office:value-type="float" office:value="6.93828" calcext:value-type="float">
            <text:p>6,93828</text:p>
          </table:table-cell>
          <table:table-cell/>
          <table:table-cell office:value-type="float" office:value="9.67815" calcext:value-type="float">
            <text:p>9,67815</text:p>
          </table:table-cell>
          <table:table-cell office:value-type="float" office:value="1059" calcext:value-type="float">
            <text:p>1059</text:p>
          </table:table-cell>
          <table:table-cell office:value-type="float" office:value="2.3682" calcext:value-type="float">
            <text:p>2,3682</text:p>
          </table:table-cell>
          <table:table-cell office:value-type="float" office:value="6.96508" calcext:value-type="float">
            <text:p>6,96508</text:p>
          </table:table-cell>
          <table:table-cell/>
          <table:table-cell office:value-type="float" office:value="9.85099" calcext:value-type="float">
            <text:p>9,85099</text:p>
          </table:table-cell>
          <table:table-cell office:value-type="float" office:value="1053" calcext:value-type="float">
            <text:p>1053</text:p>
          </table:table-cell>
          <table:table-cell office:value-type="float" office:value="2.38426" calcext:value-type="float">
            <text:p>2,38426</text:p>
          </table:table-cell>
          <table:table-cell office:value-type="float" office:value="6.9594" calcext:value-type="float">
            <text:p>6,9594</text:p>
          </table:table-cell>
          <table:table-cell/>
          <table:table-cell office:value-type="float" office:value="10.0184" calcext:value-type="float">
            <text:p>10,0184</text:p>
          </table:table-cell>
          <table:table-cell office:value-type="float" office:value="1116" calcext:value-type="float">
            <text:p>1116</text:p>
          </table:table-cell>
          <table:table-cell office:value-type="float" office:value="2.39957" calcext:value-type="float">
            <text:p>2,39957</text:p>
          </table:table-cell>
          <table:table-cell office:value-type="float" office:value="7.01751" calcext:value-type="float">
            <text:p>7,01751</text:p>
          </table:table-cell>
          <table:table-cell/>
          <table:table-cell office:value-type="float" office:value="10.2371" calcext:value-type="float">
            <text:p>10,2371</text:p>
          </table:table-cell>
          <table:table-cell office:value-type="float" office:value="1228" calcext:value-type="float">
            <text:p>1228</text:p>
          </table:table-cell>
          <table:table-cell office:value-type="float" office:value="2.41922" calcext:value-type="float">
            <text:p>2,41922</text:p>
          </table:table-cell>
          <table:table-cell office:value-type="float" office:value="7.11314" calcext:value-type="float">
            <text:p>7,11314</text:p>
          </table:table-cell>
          <table:table-cell/>
          <table:table-cell office:value-type="float" office:value="10.5229" calcext:value-type="float">
            <text:p>10,5229</text:p>
          </table:table-cell>
          <table:table-cell office:value-type="float" office:value="1373" calcext:value-type="float">
            <text:p>1373</text:p>
          </table:table-cell>
          <table:table-cell office:value-type="float" office:value="2.44433" calcext:value-type="float">
            <text:p>2,44433</text:p>
          </table:table-cell>
          <table:table-cell office:value-type="float" office:value="7.22475" calcext:value-type="float">
            <text:p>7,22475</text:p>
          </table:table-cell>
          <table:table-cell/>
          <table:table-cell office:value-type="float" office:value="10.8749" calcext:value-type="float">
            <text:p>10,8749</text:p>
          </table:table-cell>
          <table:table-cell office:value-type="float" office:value="1600" calcext:value-type="float">
            <text:p>1600</text:p>
          </table:table-cell>
          <table:table-cell office:value-type="float" office:value="2.47442" calcext:value-type="float">
            <text:p>2,47442</text:p>
          </table:table-cell>
          <table:table-cell office:value-type="float" office:value="7.37776" calcext:value-type="float">
            <text:p>7,37776</text:p>
          </table:table-cell>
        </table:table-row>
        <table:table-row table:style-name="ro1">
          <table:table-cell office:value-type="float" office:value="9.83416" calcext:value-type="float">
            <text:p>9,83416</text:p>
          </table:table-cell>
          <table:table-cell office:value-type="float" office:value="986" calcext:value-type="float">
            <text:p>986</text:p>
          </table:table-cell>
          <table:table-cell office:value-type="float" office:value="2.3827" calcext:value-type="float">
            <text:p>2,3827</text:p>
          </table:table-cell>
          <table:table-cell office:value-type="float" office:value="6.89366" calcext:value-type="float">
            <text:p>6,89366</text:p>
          </table:table-cell>
          <table:table-cell/>
          <table:table-cell office:value-type="float" office:value="9.95275" calcext:value-type="float">
            <text:p>9,95275</text:p>
          </table:table-cell>
          <table:table-cell office:value-type="float" office:value="947" calcext:value-type="float">
            <text:p>947</text:p>
          </table:table-cell>
          <table:table-cell office:value-type="float" office:value="2.39359" calcext:value-type="float">
            <text:p>2,39359</text:p>
          </table:table-cell>
          <table:table-cell office:value-type="float" office:value="6.8533" calcext:value-type="float">
            <text:p>6,8533</text:p>
          </table:table-cell>
          <table:table-cell/>
          <table:table-cell office:value-type="float" office:value="10.0989" calcext:value-type="float">
            <text:p>10,0989</text:p>
          </table:table-cell>
          <table:table-cell office:value-type="float" office:value="973" calcext:value-type="float">
            <text:p>973</text:p>
          </table:table-cell>
          <table:table-cell office:value-type="float" office:value="2.40685" calcext:value-type="float">
            <text:p>2,40685</text:p>
          </table:table-cell>
          <table:table-cell office:value-type="float" office:value="6.88038" calcext:value-type="float">
            <text:p>6,88038</text:p>
          </table:table-cell>
          <table:table-cell/>
          <table:table-cell office:value-type="float" office:value="10.2793" calcext:value-type="float">
            <text:p>10,2793</text:p>
          </table:table-cell>
          <table:table-cell office:value-type="float" office:value="972" calcext:value-type="float">
            <text:p>972</text:p>
          </table:table-cell>
          <table:table-cell office:value-type="float" office:value="2.42297" calcext:value-type="float">
            <text:p>2,42297</text:p>
          </table:table-cell>
          <table:table-cell office:value-type="float" office:value="6.87936" calcext:value-type="float">
            <text:p>6,87936</text:p>
          </table:table-cell>
          <table:table-cell/>
          <table:table-cell office:value-type="float" office:value="10.454" calcext:value-type="float">
            <text:p>10,454</text:p>
          </table:table-cell>
          <table:table-cell office:value-type="float" office:value="1031" calcext:value-type="float">
            <text:p>1031</text:p>
          </table:table-cell>
          <table:table-cell office:value-type="float" office:value="2.43834" calcext:value-type="float">
            <text:p>2,43834</text:p>
          </table:table-cell>
          <table:table-cell office:value-type="float" office:value="6.93828" calcext:value-type="float">
            <text:p>6,93828</text:p>
          </table:table-cell>
          <table:table-cell/>
          <table:table-cell office:value-type="float" office:value="10.6822" calcext:value-type="float">
            <text:p>10,6822</text:p>
          </table:table-cell>
          <table:table-cell office:value-type="float" office:value="1093" calcext:value-type="float">
            <text:p>1093</text:p>
          </table:table-cell>
          <table:table-cell office:value-type="float" office:value="2.45807" calcext:value-type="float">
            <text:p>2,45807</text:p>
          </table:table-cell>
          <table:table-cell office:value-type="float" office:value="6.99668" calcext:value-type="float">
            <text:p>6,99668</text:p>
          </table:table-cell>
          <table:table-cell/>
          <table:table-cell office:value-type="float" office:value="10.9804" calcext:value-type="float">
            <text:p>10,9804</text:p>
          </table:table-cell>
          <table:table-cell office:value-type="float" office:value="1253" calcext:value-type="float">
            <text:p>1253</text:p>
          </table:table-cell>
          <table:table-cell office:value-type="float" office:value="2.48327" calcext:value-type="float">
            <text:p>2,48327</text:p>
          </table:table-cell>
          <table:table-cell office:value-type="float" office:value="7.1333" calcext:value-type="float">
            <text:p>7,1333</text:p>
          </table:table-cell>
          <table:table-cell/>
          <table:table-cell office:value-type="float" office:value="11.3477" calcext:value-type="float">
            <text:p>11,3477</text:p>
          </table:table-cell>
          <table:table-cell office:value-type="float" office:value="1464" calcext:value-type="float">
            <text:p>1464</text:p>
          </table:table-cell>
          <table:table-cell office:value-type="float" office:value="2.51347" calcext:value-type="float">
            <text:p>2,51347</text:p>
          </table:table-cell>
          <table:table-cell office:value-type="float" office:value="7.28893" calcext:value-type="float">
            <text:p>7,28893</text:p>
          </table:table-cell>
        </table:table-row>
        <table:table-row table:style-name="ro1">
          <table:table-cell office:value-type="float" office:value="10.2439" calcext:value-type="float">
            <text:p>10,2439</text:p>
          </table:table-cell>
          <table:table-cell office:value-type="float" office:value="844" calcext:value-type="float">
            <text:p>844</text:p>
          </table:table-cell>
          <table:table-cell office:value-type="float" office:value="2.41983" calcext:value-type="float">
            <text:p>2,41983</text:p>
          </table:table-cell>
          <table:table-cell office:value-type="float" office:value="6.73815" calcext:value-type="float">
            <text:p>6,73815</text:p>
          </table:table-cell>
          <table:table-cell/>
          <table:table-cell office:value-type="float" office:value="10.3674" calcext:value-type="float">
            <text:p>10,3674</text:p>
          </table:table-cell>
          <table:table-cell office:value-type="float" office:value="866" calcext:value-type="float">
            <text:p>866</text:p>
          </table:table-cell>
          <table:table-cell office:value-type="float" office:value="2.43075" calcext:value-type="float">
            <text:p>2,43075</text:p>
          </table:table-cell>
          <table:table-cell office:value-type="float" office:value="6.76388" calcext:value-type="float">
            <text:p>6,76388</text:p>
          </table:table-cell>
          <table:table-cell/>
          <table:table-cell office:value-type="float" office:value="10.5197" calcext:value-type="float">
            <text:p>10,5197</text:p>
          </table:table-cell>
          <table:table-cell office:value-type="float" office:value="892" calcext:value-type="float">
            <text:p>892</text:p>
          </table:table-cell>
          <table:table-cell office:value-type="float" office:value="2.44406" calcext:value-type="float">
            <text:p>2,44406</text:p>
          </table:table-cell>
          <table:table-cell office:value-type="float" office:value="6.79347" calcext:value-type="float">
            <text:p>6,79347</text:p>
          </table:table-cell>
          <table:table-cell/>
          <table:table-cell office:value-type="float" office:value="10.7076" calcext:value-type="float">
            <text:p>10,7076</text:p>
          </table:table-cell>
          <table:table-cell office:value-type="float" office:value="896" calcext:value-type="float">
            <text:p>896</text:p>
          </table:table-cell>
          <table:table-cell office:value-type="float" office:value="2.46024" calcext:value-type="float">
            <text:p>2,46024</text:p>
          </table:table-cell>
          <table:table-cell office:value-type="float" office:value="6.79794" calcext:value-type="float">
            <text:p>6,79794</text:p>
          </table:table-cell>
          <table:table-cell/>
          <table:table-cell office:value-type="float" office:value="10.8896" calcext:value-type="float">
            <text:p>10,8896</text:p>
          </table:table-cell>
          <table:table-cell office:value-type="float" office:value="951" calcext:value-type="float">
            <text:p>951</text:p>
          </table:table-cell>
          <table:table-cell office:value-type="float" office:value="2.47566" calcext:value-type="float">
            <text:p>2,47566</text:p>
          </table:table-cell>
          <table:table-cell office:value-type="float" office:value="6.85751" calcext:value-type="float">
            <text:p>6,85751</text:p>
          </table:table-cell>
          <table:table-cell/>
          <table:table-cell office:value-type="float" office:value="11.1273" calcext:value-type="float">
            <text:p>11,1273</text:p>
          </table:table-cell>
          <table:table-cell office:value-type="float" office:value="1039" calcext:value-type="float">
            <text:p>1039</text:p>
          </table:table-cell>
          <table:table-cell office:value-type="float" office:value="2.49546" calcext:value-type="float">
            <text:p>2,49546</text:p>
          </table:table-cell>
          <table:table-cell office:value-type="float" office:value="6.94601" calcext:value-type="float">
            <text:p>6,94601</text:p>
          </table:table-cell>
          <table:table-cell/>
          <table:table-cell office:value-type="float" office:value="11.4379" calcext:value-type="float">
            <text:p>11,4379</text:p>
          </table:table-cell>
          <table:table-cell office:value-type="float" office:value="1153" calcext:value-type="float">
            <text:p>1153</text:p>
          </table:table-cell>
          <table:table-cell office:value-type="float" office:value="2.52075" calcext:value-type="float">
            <text:p>2,52075</text:p>
          </table:table-cell>
          <table:table-cell office:value-type="float" office:value="7.05012" calcext:value-type="float">
            <text:p>7,05012</text:p>
          </table:table-cell>
          <table:table-cell/>
          <table:table-cell office:value-type="float" office:value="11.8205" calcext:value-type="float">
            <text:p>11,8205</text:p>
          </table:table-cell>
          <table:table-cell office:value-type="float" office:value="1328" calcext:value-type="float">
            <text:p>1328</text:p>
          </table:table-cell>
          <table:table-cell office:value-type="float" office:value="2.55104" calcext:value-type="float">
            <text:p>2,55104</text:p>
          </table:table-cell>
          <table:table-cell office:value-type="float" office:value="7.19143" calcext:value-type="float">
            <text:p>7,19143</text:p>
          </table:table-cell>
        </table:table-row>
        <table:table-row table:style-name="ro1">
          <table:table-cell office:value-type="float" office:value="10.6537" calcext:value-type="float">
            <text:p>10,6537</text:p>
          </table:table-cell>
          <table:table-cell office:value-type="float" office:value="847" calcext:value-type="float">
            <text:p>847</text:p>
          </table:table-cell>
          <table:table-cell office:value-type="float" office:value="2.45562" calcext:value-type="float">
            <text:p>2,45562</text:p>
          </table:table-cell>
          <table:table-cell office:value-type="float" office:value="6.7417" calcext:value-type="float">
            <text:p>6,7417</text:p>
          </table:table-cell>
          <table:table-cell/>
          <table:table-cell office:value-type="float" office:value="10.7821" calcext:value-type="float">
            <text:p>10,7821</text:p>
          </table:table-cell>
          <table:table-cell office:value-type="float" office:value="801" calcext:value-type="float">
            <text:p>801</text:p>
          </table:table-cell>
          <table:table-cell office:value-type="float" office:value="2.46658" calcext:value-type="float">
            <text:p>2,46658</text:p>
          </table:table-cell>
          <table:table-cell office:value-type="float" office:value="6.68586" calcext:value-type="float">
            <text:p>6,68586</text:p>
          </table:table-cell>
          <table:table-cell/>
          <table:table-cell office:value-type="float" office:value="10.9405" calcext:value-type="float">
            <text:p>10,9405</text:p>
          </table:table-cell>
          <table:table-cell office:value-type="float" office:value="827" calcext:value-type="float">
            <text:p>827</text:p>
          </table:table-cell>
          <table:table-cell office:value-type="float" office:value="2.47994" calcext:value-type="float">
            <text:p>2,47994</text:p>
          </table:table-cell>
          <table:table-cell office:value-type="float" office:value="6.7178" calcext:value-type="float">
            <text:p>6,7178</text:p>
          </table:table-cell>
          <table:table-cell/>
          <table:table-cell office:value-type="float" office:value="11.1359" calcext:value-type="float">
            <text:p>11,1359</text:p>
          </table:table-cell>
          <table:table-cell office:value-type="float" office:value="815" calcext:value-type="float">
            <text:p>815</text:p>
          </table:table-cell>
          <table:table-cell office:value-type="float" office:value="2.49617" calcext:value-type="float">
            <text:p>2,49617</text:p>
          </table:table-cell>
          <table:table-cell office:value-type="float" office:value="6.70319" calcext:value-type="float">
            <text:p>6,70319</text:p>
          </table:table-cell>
          <table:table-cell/>
          <table:table-cell office:value-type="float" office:value="11.3252" calcext:value-type="float">
            <text:p>11,3252</text:p>
          </table:table-cell>
          <table:table-cell office:value-type="float" office:value="874" calcext:value-type="float">
            <text:p>874</text:p>
          </table:table-cell>
          <table:table-cell office:value-type="float" office:value="2.51164" calcext:value-type="float">
            <text:p>2,51164</text:p>
          </table:table-cell>
          <table:table-cell office:value-type="float" office:value="6.77308" calcext:value-type="float">
            <text:p>6,77308</text:p>
          </table:table-cell>
          <table:table-cell/>
          <table:table-cell office:value-type="float" office:value="11.5724" calcext:value-type="float">
            <text:p>11,5724</text:p>
          </table:table-cell>
          <table:table-cell office:value-type="float" office:value="960" calcext:value-type="float">
            <text:p>960</text:p>
          </table:table-cell>
          <table:table-cell office:value-type="float" office:value="2.5315" calcext:value-type="float">
            <text:p>2,5315</text:p>
          </table:table-cell>
          <table:table-cell office:value-type="float" office:value="6.86693" calcext:value-type="float">
            <text:p>6,86693</text:p>
          </table:table-cell>
          <table:table-cell/>
          <table:table-cell office:value-type="float" office:value="11.8954" calcext:value-type="float">
            <text:p>11,8954</text:p>
          </table:table-cell>
          <table:table-cell office:value-type="float" office:value="1053" calcext:value-type="float">
            <text:p>1053</text:p>
          </table:table-cell>
          <table:table-cell office:value-type="float" office:value="2.55687" calcext:value-type="float">
            <text:p>2,55687</text:p>
          </table:table-cell>
          <table:table-cell office:value-type="float" office:value="6.9594" calcext:value-type="float">
            <text:p>6,9594</text:p>
          </table:table-cell>
          <table:table-cell/>
          <table:table-cell office:value-type="float" office:value="12.2933" calcext:value-type="float">
            <text:p>12,2933</text:p>
          </table:table-cell>
          <table:table-cell office:value-type="float" office:value="1186" calcext:value-type="float">
            <text:p>1186</text:p>
          </table:table-cell>
          <table:table-cell office:value-type="float" office:value="2.58726" calcext:value-type="float">
            <text:p>2,58726</text:p>
          </table:table-cell>
          <table:table-cell office:value-type="float" office:value="7.07834" calcext:value-type="float">
            <text:p>7,07834</text:p>
          </table:table-cell>
        </table:table-row>
        <table:table-row table:style-name="ro1">
          <table:table-cell office:value-type="float" office:value="11.0634" calcext:value-type="float">
            <text:p>11,0634</text:p>
          </table:table-cell>
          <table:table-cell office:value-type="float" office:value="778" calcext:value-type="float">
            <text:p>778</text:p>
          </table:table-cell>
          <table:table-cell office:value-type="float" office:value="2.49018" calcext:value-type="float">
            <text:p>2,49018</text:p>
          </table:table-cell>
          <table:table-cell office:value-type="float" office:value="6.65673" calcext:value-type="float">
            <text:p>6,65673</text:p>
          </table:table-cell>
          <table:table-cell/>
          <table:table-cell office:value-type="float" office:value="11.1968" calcext:value-type="float">
            <text:p>11,1968</text:p>
          </table:table-cell>
          <table:table-cell office:value-type="float" office:value="738" calcext:value-type="float">
            <text:p>738</text:p>
          </table:table-cell>
          <table:table-cell office:value-type="float" office:value="2.50118" calcext:value-type="float">
            <text:p>2,50118</text:p>
          </table:table-cell>
          <table:table-cell office:value-type="float" office:value="6.60394" calcext:value-type="float">
            <text:p>6,60394</text:p>
          </table:table-cell>
          <table:table-cell/>
          <table:table-cell office:value-type="float" office:value="11.3613" calcext:value-type="float">
            <text:p>11,3613</text:p>
          </table:table-cell>
          <table:table-cell office:value-type="float" office:value="780" calcext:value-type="float">
            <text:p>780</text:p>
          </table:table-cell>
          <table:table-cell office:value-type="float" office:value="2.51457" calcext:value-type="float">
            <text:p>2,51457</text:p>
          </table:table-cell>
          <table:table-cell office:value-type="float" office:value="6.65929" calcext:value-type="float">
            <text:p>6,65929</text:p>
          </table:table-cell>
          <table:table-cell/>
          <table:table-cell office:value-type="float" office:value="11.5642" calcext:value-type="float">
            <text:p>11,5642</text:p>
          </table:table-cell>
          <table:table-cell office:value-type="float" office:value="823" calcext:value-type="float">
            <text:p>823</text:p>
          </table:table-cell>
          <table:table-cell office:value-type="float" office:value="2.53085" calcext:value-type="float">
            <text:p>2,53085</text:p>
          </table:table-cell>
          <table:table-cell office:value-type="float" office:value="6.71296" calcext:value-type="float">
            <text:p>6,71296</text:p>
          </table:table-cell>
          <table:table-cell/>
          <table:table-cell office:value-type="float" office:value="11.7607" calcext:value-type="float">
            <text:p>11,7607</text:p>
          </table:table-cell>
          <table:table-cell office:value-type="float" office:value="805" calcext:value-type="float">
            <text:p>805</text:p>
          </table:table-cell>
          <table:table-cell office:value-type="float" office:value="2.54637" calcext:value-type="float">
            <text:p>2,54637</text:p>
          </table:table-cell>
          <table:table-cell office:value-type="float" office:value="6.69084" calcext:value-type="float">
            <text:p>6,69084</text:p>
          </table:table-cell>
          <table:table-cell/>
          <table:table-cell office:value-type="float" office:value="12.0175" calcext:value-type="float">
            <text:p>12,0175</text:p>
          </table:table-cell>
          <table:table-cell office:value-type="float" office:value="910" calcext:value-type="float">
            <text:p>910</text:p>
          </table:table-cell>
          <table:table-cell office:value-type="float" office:value="2.56629" calcext:value-type="float">
            <text:p>2,56629</text:p>
          </table:table-cell>
          <table:table-cell office:value-type="float" office:value="6.81344" calcext:value-type="float">
            <text:p>6,81344</text:p>
          </table:table-cell>
          <table:table-cell/>
          <table:table-cell office:value-type="float" office:value="12.3529" calcext:value-type="float">
            <text:p>12,3529</text:p>
          </table:table-cell>
          <table:table-cell office:value-type="float" office:value="950" calcext:value-type="float">
            <text:p>950</text:p>
          </table:table-cell>
          <table:table-cell office:value-type="float" office:value="2.59174" calcext:value-type="float">
            <text:p>2,59174</text:p>
          </table:table-cell>
          <table:table-cell office:value-type="float" office:value="6.85646" calcext:value-type="float">
            <text:p>6,85646</text:p>
          </table:table-cell>
          <table:table-cell/>
          <table:table-cell office:value-type="float" office:value="12.7661" calcext:value-type="float">
            <text:p>12,7661</text:p>
          </table:table-cell>
          <table:table-cell office:value-type="float" office:value="1144" calcext:value-type="float">
            <text:p>1144</text:p>
          </table:table-cell>
          <table:table-cell office:value-type="float" office:value="2.62221" calcext:value-type="float">
            <text:p>2,62221</text:p>
          </table:table-cell>
          <table:table-cell office:value-type="float" office:value="7.04229" calcext:value-type="float">
            <text:p>7,04229</text:p>
          </table:table-cell>
        </table:table-row>
        <table:table-row table:style-name="ro1">
          <table:table-cell office:value-type="float" office:value="11.4732" calcext:value-type="float">
            <text:p>11,4732</text:p>
          </table:table-cell>
          <table:table-cell office:value-type="float" office:value="729" calcext:value-type="float">
            <text:p>729</text:p>
          </table:table-cell>
          <table:table-cell office:value-type="float" office:value="2.52358" calcext:value-type="float">
            <text:p>2,52358</text:p>
          </table:table-cell>
          <table:table-cell office:value-type="float" office:value="6.59167" calcext:value-type="float">
            <text:p>6,59167</text:p>
          </table:table-cell>
          <table:table-cell/>
          <table:table-cell office:value-type="float" office:value="11.6115" calcext:value-type="float">
            <text:p>11,6115</text:p>
          </table:table-cell>
          <table:table-cell office:value-type="float" office:value="750" calcext:value-type="float">
            <text:p>750</text:p>
          </table:table-cell>
          <table:table-cell office:value-type="float" office:value="2.53461" calcext:value-type="float">
            <text:p>2,53461</text:p>
          </table:table-cell>
          <table:table-cell office:value-type="float" office:value="6.62007" calcext:value-type="float">
            <text:p>6,62007</text:p>
          </table:table-cell>
          <table:table-cell/>
          <table:table-cell office:value-type="float" office:value="11.7821" calcext:value-type="float">
            <text:p>11,7821</text:p>
          </table:table-cell>
          <table:table-cell office:value-type="float" office:value="717" calcext:value-type="float">
            <text:p>717</text:p>
          </table:table-cell>
          <table:table-cell office:value-type="float" office:value="2.54805" calcext:value-type="float">
            <text:p>2,54805</text:p>
          </table:table-cell>
          <table:table-cell office:value-type="float" office:value="6.57508" calcext:value-type="float">
            <text:p>6,57508</text:p>
          </table:table-cell>
          <table:table-cell/>
          <table:table-cell office:value-type="float" office:value="11.9925" calcext:value-type="float">
            <text:p>11,9925</text:p>
          </table:table-cell>
          <table:table-cell office:value-type="float" office:value="762" calcext:value-type="float">
            <text:p>762</text:p>
          </table:table-cell>
          <table:table-cell office:value-type="float" office:value="2.56437" calcext:value-type="float">
            <text:p>2,56437</text:p>
          </table:table-cell>
          <table:table-cell office:value-type="float" office:value="6.63595" calcext:value-type="float">
            <text:p>6,63595</text:p>
          </table:table-cell>
          <table:table-cell/>
          <table:table-cell office:value-type="float" office:value="12.1963" calcext:value-type="float">
            <text:p>12,1963</text:p>
          </table:table-cell>
          <table:table-cell office:value-type="float" office:value="741" calcext:value-type="float">
            <text:p>741</text:p>
          </table:table-cell>
          <table:table-cell office:value-type="float" office:value="2.57994" calcext:value-type="float">
            <text:p>2,57994</text:p>
          </table:table-cell>
          <table:table-cell office:value-type="float" office:value="6.608" calcext:value-type="float">
            <text:p>6,608</text:p>
          </table:table-cell>
          <table:table-cell/>
          <table:table-cell office:value-type="float" office:value="12.4626" calcext:value-type="float">
            <text:p>12,4626</text:p>
          </table:table-cell>
          <table:table-cell office:value-type="float" office:value="808" calcext:value-type="float">
            <text:p>808</text:p>
          </table:table-cell>
          <table:table-cell office:value-type="float" office:value="2.59991" calcext:value-type="float">
            <text:p>2,59991</text:p>
          </table:table-cell>
          <table:table-cell office:value-type="float" office:value="6.69456" calcext:value-type="float">
            <text:p>6,69456</text:p>
          </table:table-cell>
          <table:table-cell/>
          <table:table-cell office:value-type="float" office:value="12.8105" calcext:value-type="float">
            <text:p>12,8105</text:p>
          </table:table-cell>
          <table:table-cell office:value-type="float" office:value="869" calcext:value-type="float">
            <text:p>869</text:p>
          </table:table-cell>
          <table:table-cell office:value-type="float" office:value="2.62543" calcext:value-type="float">
            <text:p>2,62543</text:p>
          </table:table-cell>
          <table:table-cell office:value-type="float" office:value="6.76734" calcext:value-type="float">
            <text:p>6,76734</text:p>
          </table:table-cell>
          <table:table-cell/>
          <table:table-cell office:value-type="float" office:value="13.2389" calcext:value-type="float">
            <text:p>13,2389</text:p>
          </table:table-cell>
          <table:table-cell office:value-type="float" office:value="1005" calcext:value-type="float">
            <text:p>1005</text:p>
          </table:table-cell>
          <table:table-cell office:value-type="float" office:value="2.65598" calcext:value-type="float">
            <text:p>2,65598</text:p>
          </table:table-cell>
          <table:table-cell office:value-type="float" office:value="6.91274" calcext:value-type="float">
            <text:p>6,91274</text:p>
          </table:table-cell>
        </table:table-row>
        <table:table-row table:style-name="ro1">
          <table:table-cell office:value-type="float" office:value="11.8829" calcext:value-type="float">
            <text:p>11,8829</text:p>
          </table:table-cell>
          <table:table-cell office:value-type="float" office:value="684" calcext:value-type="float">
            <text:p>684</text:p>
          </table:table-cell>
          <table:table-cell office:value-type="float" office:value="2.5559" calcext:value-type="float">
            <text:p>2,5559</text:p>
          </table:table-cell>
          <table:table-cell office:value-type="float" office:value="6.52796" calcext:value-type="float">
            <text:p>6,52796</text:p>
          </table:table-cell>
          <table:table-cell/>
          <table:table-cell office:value-type="float" office:value="12.0262" calcext:value-type="float">
            <text:p>12,0262</text:p>
          </table:table-cell>
          <table:table-cell office:value-type="float" office:value="685" calcext:value-type="float">
            <text:p>685</text:p>
          </table:table-cell>
          <table:table-cell office:value-type="float" office:value="2.56697" calcext:value-type="float">
            <text:p>2,56697</text:p>
          </table:table-cell>
          <table:table-cell office:value-type="float" office:value="6.52942" calcext:value-type="float">
            <text:p>6,52942</text:p>
          </table:table-cell>
          <table:table-cell/>
          <table:table-cell office:value-type="float" office:value="12.2029" calcext:value-type="float">
            <text:p>12,2029</text:p>
          </table:table-cell>
          <table:table-cell office:value-type="float" office:value="656" calcext:value-type="float">
            <text:p>656</text:p>
          </table:table-cell>
          <table:table-cell office:value-type="float" office:value="2.58044" calcext:value-type="float">
            <text:p>2,58044</text:p>
          </table:table-cell>
          <table:table-cell office:value-type="float" office:value="6.48616" calcext:value-type="float">
            <text:p>6,48616</text:p>
          </table:table-cell>
          <table:table-cell/>
          <table:table-cell office:value-type="float" office:value="12.4208" calcext:value-type="float">
            <text:p>12,4208</text:p>
          </table:table-cell>
          <table:table-cell office:value-type="float" office:value="677" calcext:value-type="float">
            <text:p>677</text:p>
          </table:table-cell>
          <table:table-cell office:value-type="float" office:value="2.59681" calcext:value-type="float">
            <text:p>2,59681</text:p>
          </table:table-cell>
          <table:table-cell office:value-type="float" office:value="6.51767" calcext:value-type="float">
            <text:p>6,51767</text:p>
          </table:table-cell>
          <table:table-cell/>
          <table:table-cell office:value-type="float" office:value="12.6319" calcext:value-type="float">
            <text:p>12,6319</text:p>
          </table:table-cell>
          <table:table-cell office:value-type="float" office:value="722" calcext:value-type="float">
            <text:p>722</text:p>
          </table:table-cell>
          <table:table-cell office:value-type="float" office:value="2.61241" calcext:value-type="float">
            <text:p>2,61241</text:p>
          </table:table-cell>
          <table:table-cell office:value-type="float" office:value="6.58203" calcext:value-type="float">
            <text:p>6,58203</text:p>
          </table:table-cell>
          <table:table-cell/>
          <table:table-cell office:value-type="float" office:value="12.9077" calcext:value-type="float">
            <text:p>12,9077</text:p>
          </table:table-cell>
          <table:table-cell office:value-type="float" office:value="750" calcext:value-type="float">
            <text:p>750</text:p>
          </table:table-cell>
          <table:table-cell office:value-type="float" office:value="2.63244" calcext:value-type="float">
            <text:p>2,63244</text:p>
          </table:table-cell>
          <table:table-cell office:value-type="float" office:value="6.62007" calcext:value-type="float">
            <text:p>6,62007</text:p>
          </table:table-cell>
          <table:table-cell/>
          <table:table-cell office:value-type="float" office:value="13.268" calcext:value-type="float">
            <text:p>13,268</text:p>
          </table:table-cell>
          <table:table-cell office:value-type="float" office:value="840" calcext:value-type="float">
            <text:p>840</text:p>
          </table:table-cell>
          <table:table-cell office:value-type="float" office:value="2.65802" calcext:value-type="float">
            <text:p>2,65802</text:p>
          </table:table-cell>
          <table:table-cell office:value-type="float" office:value="6.7334" calcext:value-type="float">
            <text:p>6,7334</text:p>
          </table:table-cell>
          <table:table-cell/>
          <table:table-cell office:value-type="float" office:value="13.7118" calcext:value-type="float">
            <text:p>13,7118</text:p>
          </table:table-cell>
          <table:table-cell office:value-type="float" office:value="887" calcext:value-type="float">
            <text:p>887</text:p>
          </table:table-cell>
          <table:table-cell office:value-type="float" office:value="2.68865" calcext:value-type="float">
            <text:p>2,68865</text:p>
          </table:table-cell>
          <table:table-cell office:value-type="float" office:value="6.78784" calcext:value-type="float">
            <text:p>6,78784</text:p>
          </table:table-cell>
        </table:table-row>
        <table:table-row table:style-name="ro1">
          <table:table-cell office:value-type="float" office:value="12.2927" calcext:value-type="float">
            <text:p>12,2927</text:p>
          </table:table-cell>
          <table:table-cell office:value-type="float" office:value="610" calcext:value-type="float">
            <text:p>610</text:p>
          </table:table-cell>
          <table:table-cell office:value-type="float" office:value="2.58721" calcext:value-type="float">
            <text:p>2,58721</text:p>
          </table:table-cell>
          <table:table-cell office:value-type="float" office:value="6.41346" calcext:value-type="float">
            <text:p>6,41346</text:p>
          </table:table-cell>
          <table:table-cell/>
          <table:table-cell office:value-type="float" office:value="12.4409" calcext:value-type="float">
            <text:p>12,4409</text:p>
          </table:table-cell>
          <table:table-cell office:value-type="float" office:value="633" calcext:value-type="float">
            <text:p>633</text:p>
          </table:table-cell>
          <table:table-cell office:value-type="float" office:value="2.5983" calcext:value-type="float">
            <text:p>2,5983</text:p>
          </table:table-cell>
          <table:table-cell office:value-type="float" office:value="6.45047" calcext:value-type="float">
            <text:p>6,45047</text:p>
          </table:table-cell>
          <table:table-cell/>
          <table:table-cell office:value-type="float" office:value="12.6237" calcext:value-type="float">
            <text:p>12,6237</text:p>
          </table:table-cell>
          <table:table-cell office:value-type="float" office:value="641" calcext:value-type="float">
            <text:p>641</text:p>
          </table:table-cell>
          <table:table-cell office:value-type="float" office:value="2.61181" calcext:value-type="float">
            <text:p>2,61181</text:p>
          </table:table-cell>
          <table:table-cell office:value-type="float" office:value="6.46303" calcext:value-type="float">
            <text:p>6,46303</text:p>
          </table:table-cell>
          <table:table-cell/>
          <table:table-cell office:value-type="float" office:value="12.8491" calcext:value-type="float">
            <text:p>12,8491</text:p>
          </table:table-cell>
          <table:table-cell office:value-type="float" office:value="617" calcext:value-type="float">
            <text:p>617</text:p>
          </table:table-cell>
          <table:table-cell office:value-type="float" office:value="2.62822" calcext:value-type="float">
            <text:p>2,62822</text:p>
          </table:table-cell>
          <table:table-cell office:value-type="float" office:value="6.42487" calcext:value-type="float">
            <text:p>6,42487</text:p>
          </table:table-cell>
          <table:table-cell/>
          <table:table-cell office:value-type="float" office:value="13.0675" calcext:value-type="float">
            <text:p>13,0675</text:p>
          </table:table-cell>
          <table:table-cell office:value-type="float" office:value="654" calcext:value-type="float">
            <text:p>654</text:p>
          </table:table-cell>
          <table:table-cell office:value-type="float" office:value="2.64387" calcext:value-type="float">
            <text:p>2,64387</text:p>
          </table:table-cell>
          <table:table-cell office:value-type="float" office:value="6.48311" calcext:value-type="float">
            <text:p>6,48311</text:p>
          </table:table-cell>
          <table:table-cell/>
          <table:table-cell office:value-type="float" office:value="13.3528" calcext:value-type="float">
            <text:p>13,3528</text:p>
          </table:table-cell>
          <table:table-cell office:value-type="float" office:value="726" calcext:value-type="float">
            <text:p>726</text:p>
          </table:table-cell>
          <table:table-cell office:value-type="float" office:value="2.66394" calcext:value-type="float">
            <text:p>2,66394</text:p>
          </table:table-cell>
          <table:table-cell office:value-type="float" office:value="6.58755" calcext:value-type="float">
            <text:p>6,58755</text:p>
          </table:table-cell>
          <table:table-cell/>
          <table:table-cell office:value-type="float" office:value="13.7255" calcext:value-type="float">
            <text:p>13,7255</text:p>
          </table:table-cell>
          <table:table-cell office:value-type="float" office:value="763" calcext:value-type="float">
            <text:p>763</text:p>
          </table:table-cell>
          <table:table-cell office:value-type="float" office:value="2.68958" calcext:value-type="float">
            <text:p>2,68958</text:p>
          </table:table-cell>
          <table:table-cell office:value-type="float" office:value="6.63726" calcext:value-type="float">
            <text:p>6,63726</text:p>
          </table:table-cell>
          <table:table-cell/>
          <table:table-cell office:value-type="float" office:value="14.1846" calcext:value-type="float">
            <text:p>14,1846</text:p>
          </table:table-cell>
          <table:table-cell office:value-type="float" office:value="849" calcext:value-type="float">
            <text:p>849</text:p>
          </table:table-cell>
          <table:table-cell office:value-type="float" office:value="2.72028" calcext:value-type="float">
            <text:p>2,72028</text:p>
          </table:table-cell>
          <table:table-cell office:value-type="float" office:value="6.74406" calcext:value-type="float">
            <text:p>6,74406</text:p>
          </table:table-cell>
        </table:table-row>
        <table:table-row table:style-name="ro1">
          <table:table-cell office:value-type="float" office:value="12.7025" calcext:value-type="float">
            <text:p>12,7025</text:p>
          </table:table-cell>
          <table:table-cell office:value-type="float" office:value="601" calcext:value-type="float">
            <text:p>601</text:p>
          </table:table-cell>
          <table:table-cell office:value-type="float" office:value="2.61758" calcext:value-type="float">
            <text:p>2,61758</text:p>
          </table:table-cell>
          <table:table-cell office:value-type="float" office:value="6.39859" calcext:value-type="float">
            <text:p>6,39859</text:p>
          </table:table-cell>
          <table:table-cell/>
          <table:table-cell office:value-type="float" office:value="12.8556" calcext:value-type="float">
            <text:p>12,8556</text:p>
          </table:table-cell>
          <table:table-cell office:value-type="float" office:value="561" calcext:value-type="float">
            <text:p>561</text:p>
          </table:table-cell>
          <table:table-cell office:value-type="float" office:value="2.62869" calcext:value-type="float">
            <text:p>2,62869</text:p>
          </table:table-cell>
          <table:table-cell office:value-type="float" office:value="6.32972" calcext:value-type="float">
            <text:p>6,32972</text:p>
          </table:table-cell>
          <table:table-cell/>
          <table:table-cell office:value-type="float" office:value="13.0445" calcext:value-type="float">
            <text:p>13,0445</text:p>
          </table:table-cell>
          <table:table-cell office:value-type="float" office:value="584" calcext:value-type="float">
            <text:p>584</text:p>
          </table:table-cell>
          <table:table-cell office:value-type="float" office:value="2.64223" calcext:value-type="float">
            <text:p>2,64223</text:p>
          </table:table-cell>
          <table:table-cell office:value-type="float" office:value="6.3699" calcext:value-type="float">
            <text:p>6,3699</text:p>
          </table:table-cell>
          <table:table-cell/>
          <table:table-cell office:value-type="float" office:value="13.2774" calcext:value-type="float">
            <text:p>13,2774</text:p>
          </table:table-cell>
          <table:table-cell office:value-type="float" office:value="592" calcext:value-type="float">
            <text:p>592</text:p>
          </table:table-cell>
          <table:table-cell office:value-type="float" office:value="2.65868" calcext:value-type="float">
            <text:p>2,65868</text:p>
          </table:table-cell>
          <table:table-cell office:value-type="float" office:value="6.38351" calcext:value-type="float">
            <text:p>6,38351</text:p>
          </table:table-cell>
          <table:table-cell/>
          <table:table-cell office:value-type="float" office:value="13.5031" calcext:value-type="float">
            <text:p>13,5031</text:p>
          </table:table-cell>
          <table:table-cell office:value-type="float" office:value="597" calcext:value-type="float">
            <text:p>597</text:p>
          </table:table-cell>
          <table:table-cell office:value-type="float" office:value="2.67436" calcext:value-type="float">
            <text:p>2,67436</text:p>
          </table:table-cell>
          <table:table-cell office:value-type="float" office:value="6.39192" calcext:value-type="float">
            <text:p>6,39192</text:p>
          </table:table-cell>
          <table:table-cell/>
          <table:table-cell office:value-type="float" office:value="13.7979" calcext:value-type="float">
            <text:p>13,7979</text:p>
          </table:table-cell>
          <table:table-cell office:value-type="float" office:value="652" calcext:value-type="float">
            <text:p>652</text:p>
          </table:table-cell>
          <table:table-cell office:value-type="float" office:value="2.69448" calcext:value-type="float">
            <text:p>2,69448</text:p>
          </table:table-cell>
          <table:table-cell office:value-type="float" office:value="6.48004" calcext:value-type="float">
            <text:p>6,48004</text:p>
          </table:table-cell>
          <table:table-cell/>
          <table:table-cell office:value-type="float" office:value="14.183" calcext:value-type="float">
            <text:p>14,183</text:p>
          </table:table-cell>
          <table:table-cell office:value-type="float" office:value="727" calcext:value-type="float">
            <text:p>727</text:p>
          </table:table-cell>
          <table:table-cell office:value-type="float" office:value="2.72018" calcext:value-type="float">
            <text:p>2,72018</text:p>
          </table:table-cell>
          <table:table-cell office:value-type="float" office:value="6.58893" calcext:value-type="float">
            <text:p>6,58893</text:p>
          </table:table-cell>
          <table:table-cell/>
          <table:table-cell office:value-type="float" office:value="14.6574" calcext:value-type="float">
            <text:p>14,6574</text:p>
          </table:table-cell>
          <table:table-cell office:value-type="float" office:value="760" calcext:value-type="float">
            <text:p>760</text:p>
          </table:table-cell>
          <table:table-cell office:value-type="float" office:value="2.75094" calcext:value-type="float">
            <text:p>2,75094</text:p>
          </table:table-cell>
          <table:table-cell office:value-type="float" office:value="6.63332" calcext:value-type="float">
            <text:p>6,63332</text:p>
          </table:table-cell>
        </table:table-row>
        <table:table-row table:style-name="ro1">
          <table:table-cell office:value-type="float" office:value="13.1122" calcext:value-type="float">
            <text:p>13,1122</text:p>
          </table:table-cell>
          <table:table-cell office:value-type="float" office:value="535" calcext:value-type="float">
            <text:p>535</text:p>
          </table:table-cell>
          <table:table-cell office:value-type="float" office:value="2.64704" calcext:value-type="float">
            <text:p>2,64704</text:p>
          </table:table-cell>
          <table:table-cell office:value-type="float" office:value="6.28227" calcext:value-type="float">
            <text:p>6,28227</text:p>
          </table:table-cell>
          <table:table-cell/>
          <table:table-cell office:value-type="float" office:value="13.2703" calcext:value-type="float">
            <text:p>13,2703</text:p>
          </table:table-cell>
          <table:table-cell office:value-type="float" office:value="565" calcext:value-type="float">
            <text:p>565</text:p>
          </table:table-cell>
          <table:table-cell office:value-type="float" office:value="2.65818" calcext:value-type="float">
            <text:p>2,65818</text:p>
          </table:table-cell>
          <table:table-cell office:value-type="float" office:value="6.33683" calcext:value-type="float">
            <text:p>6,33683</text:p>
          </table:table-cell>
          <table:table-cell/>
          <table:table-cell office:value-type="float" office:value="13.4653" calcext:value-type="float">
            <text:p>13,4653</text:p>
          </table:table-cell>
          <table:table-cell office:value-type="float" office:value="562" calcext:value-type="float">
            <text:p>562</text:p>
          </table:table-cell>
          <table:table-cell office:value-type="float" office:value="2.67175" calcext:value-type="float">
            <text:p>2,67175</text:p>
          </table:table-cell>
          <table:table-cell office:value-type="float" office:value="6.3315" calcext:value-type="float">
            <text:p>6,3315</text:p>
          </table:table-cell>
          <table:table-cell/>
          <table:table-cell office:value-type="float" office:value="13.7057" calcext:value-type="float">
            <text:p>13,7057</text:p>
          </table:table-cell>
          <table:table-cell office:value-type="float" office:value="549" calcext:value-type="float">
            <text:p>549</text:p>
          </table:table-cell>
          <table:table-cell office:value-type="float" office:value="2.68824" calcext:value-type="float">
            <text:p>2,68824</text:p>
          </table:table-cell>
          <table:table-cell office:value-type="float" office:value="6.3081" calcext:value-type="float">
            <text:p>6,3081</text:p>
          </table:table-cell>
          <table:table-cell/>
          <table:table-cell office:value-type="float" office:value="13.9387" calcext:value-type="float">
            <text:p>13,9387</text:p>
          </table:table-cell>
          <table:table-cell office:value-type="float" office:value="592" calcext:value-type="float">
            <text:p>592</text:p>
          </table:table-cell>
          <table:table-cell office:value-type="float" office:value="2.70395" calcext:value-type="float">
            <text:p>2,70395</text:p>
          </table:table-cell>
          <table:table-cell office:value-type="float" office:value="6.38351" calcext:value-type="float">
            <text:p>6,38351</text:p>
          </table:table-cell>
          <table:table-cell/>
          <table:table-cell office:value-type="float" office:value="14.2429" calcext:value-type="float">
            <text:p>14,2429</text:p>
          </table:table-cell>
          <table:table-cell office:value-type="float" office:value="594" calcext:value-type="float">
            <text:p>594</text:p>
          </table:table-cell>
          <table:table-cell office:value-type="float" office:value="2.72412" calcext:value-type="float">
            <text:p>2,72412</text:p>
          </table:table-cell>
          <table:table-cell office:value-type="float" office:value="6.38688" calcext:value-type="float">
            <text:p>6,38688</text:p>
          </table:table-cell>
          <table:table-cell/>
          <table:table-cell office:value-type="float" office:value="14.6405" calcext:value-type="float">
            <text:p>14,6405</text:p>
          </table:table-cell>
          <table:table-cell office:value-type="float" office:value="657" calcext:value-type="float">
            <text:p>657</text:p>
          </table:table-cell>
          <table:table-cell office:value-type="float" office:value="2.74987" calcext:value-type="float">
            <text:p>2,74987</text:p>
          </table:table-cell>
          <table:table-cell office:value-type="float" office:value="6.48768" calcext:value-type="float">
            <text:p>6,48768</text:p>
          </table:table-cell>
          <table:table-cell/>
          <table:table-cell office:value-type="float" office:value="15.1302" calcext:value-type="float">
            <text:p>15,1302</text:p>
          </table:table-cell>
          <table:table-cell office:value-type="float" office:value="688" calcext:value-type="float">
            <text:p>688</text:p>
          </table:table-cell>
          <table:table-cell office:value-type="float" office:value="2.78069" calcext:value-type="float">
            <text:p>2,78069</text:p>
          </table:table-cell>
          <table:table-cell office:value-type="float" office:value="6.53379" calcext:value-type="float">
            <text:p>6,53379</text:p>
          </table:table-cell>
        </table:table-row>
        <table:table-row table:style-name="ro1">
          <table:table-cell office:value-type="float" office:value="13.522" calcext:value-type="float">
            <text:p>13,522</text:p>
          </table:table-cell>
          <table:table-cell office:value-type="float" office:value="493" calcext:value-type="float">
            <text:p>493</text:p>
          </table:table-cell>
          <table:table-cell office:value-type="float" office:value="2.67566" calcext:value-type="float">
            <text:p>2,67566</text:p>
          </table:table-cell>
          <table:table-cell office:value-type="float" office:value="6.20051" calcext:value-type="float">
            <text:p>6,20051</text:p>
          </table:table-cell>
          <table:table-cell/>
          <table:table-cell office:value-type="float" office:value="13.685" calcext:value-type="float">
            <text:p>13,685</text:p>
          </table:table-cell>
          <table:table-cell office:value-type="float" office:value="505" calcext:value-type="float">
            <text:p>505</text:p>
          </table:table-cell>
          <table:table-cell office:value-type="float" office:value="2.68683" calcext:value-type="float">
            <text:p>2,68683</text:p>
          </table:table-cell>
          <table:table-cell office:value-type="float" office:value="6.22456" calcext:value-type="float">
            <text:p>6,22456</text:p>
          </table:table-cell>
          <table:table-cell/>
          <table:table-cell office:value-type="float" office:value="13.8861" calcext:value-type="float">
            <text:p>13,8861</text:p>
          </table:table-cell>
          <table:table-cell office:value-type="float" office:value="505" calcext:value-type="float">
            <text:p>505</text:p>
          </table:table-cell>
          <table:table-cell office:value-type="float" office:value="2.70042" calcext:value-type="float">
            <text:p>2,70042</text:p>
          </table:table-cell>
          <table:table-cell office:value-type="float" office:value="6.22456" calcext:value-type="float">
            <text:p>6,22456</text:p>
          </table:table-cell>
          <table:table-cell/>
          <table:table-cell office:value-type="float" office:value="14.134" calcext:value-type="float">
            <text:p>14,134</text:p>
          </table:table-cell>
          <table:table-cell office:value-type="float" office:value="537" calcext:value-type="float">
            <text:p>537</text:p>
          </table:table-cell>
          <table:table-cell office:value-type="float" office:value="2.71695" calcext:value-type="float">
            <text:p>2,71695</text:p>
          </table:table-cell>
          <table:table-cell office:value-type="float" office:value="6.286" calcext:value-type="float">
            <text:p>6,286</text:p>
          </table:table-cell>
          <table:table-cell/>
          <table:table-cell office:value-type="float" office:value="14.3742" calcext:value-type="float">
            <text:p>14,3742</text:p>
          </table:table-cell>
          <table:table-cell office:value-type="float" office:value="533" calcext:value-type="float">
            <text:p>533</text:p>
          </table:table-cell>
          <table:table-cell office:value-type="float" office:value="2.73269" calcext:value-type="float">
            <text:p>2,73269</text:p>
          </table:table-cell>
          <table:table-cell office:value-type="float" office:value="6.27852" calcext:value-type="float">
            <text:p>6,27852</text:p>
          </table:table-cell>
          <table:table-cell/>
          <table:table-cell office:value-type="float" office:value="14.688" calcext:value-type="float">
            <text:p>14,688</text:p>
          </table:table-cell>
          <table:table-cell office:value-type="float" office:value="572" calcext:value-type="float">
            <text:p>572</text:p>
          </table:table-cell>
          <table:table-cell office:value-type="float" office:value="2.7529" calcext:value-type="float">
            <text:p>2,7529</text:p>
          </table:table-cell>
          <table:table-cell office:value-type="float" office:value="6.34914" calcext:value-type="float">
            <text:p>6,34914</text:p>
          </table:table-cell>
          <table:table-cell/>
          <table:table-cell office:value-type="float" office:value="15.098" calcext:value-type="float">
            <text:p>15,098</text:p>
          </table:table-cell>
          <table:table-cell office:value-type="float" office:value="592" calcext:value-type="float">
            <text:p>592</text:p>
          </table:table-cell>
          <table:table-cell office:value-type="float" office:value="2.7787" calcext:value-type="float">
            <text:p>2,7787</text:p>
          </table:table-cell>
          <table:table-cell office:value-type="float" office:value="6.38351" calcext:value-type="float">
            <text:p>6,38351</text:p>
          </table:table-cell>
          <table:table-cell/>
          <table:table-cell office:value-type="float" office:value="15.603" calcext:value-type="float">
            <text:p>15,603</text:p>
          </table:table-cell>
          <table:table-cell office:value-type="float" office:value="693" calcext:value-type="float">
            <text:p>693</text:p>
          </table:table-cell>
          <table:table-cell office:value-type="float" office:value="2.80959" calcext:value-type="float">
            <text:p>2,80959</text:p>
          </table:table-cell>
          <table:table-cell office:value-type="float" office:value="6.54103" calcext:value-type="float">
            <text:p>6,54103</text:p>
          </table:table-cell>
        </table:table-row>
        <table:table-row table:style-name="ro1">
          <table:table-cell office:value-type="float" office:value="13.9317" calcext:value-type="float">
            <text:p>13,9317</text:p>
          </table:table-cell>
          <table:table-cell office:value-type="float" office:value="479" calcext:value-type="float">
            <text:p>479</text:p>
          </table:table-cell>
          <table:table-cell office:value-type="float" office:value="2.70349" calcext:value-type="float">
            <text:p>2,70349</text:p>
          </table:table-cell>
          <table:table-cell office:value-type="float" office:value="6.1717" calcext:value-type="float">
            <text:p>6,1717</text:p>
          </table:table-cell>
          <table:table-cell/>
          <table:table-cell office:value-type="float" office:value="14.0997" calcext:value-type="float">
            <text:p>14,0997</text:p>
          </table:table-cell>
          <table:table-cell office:value-type="float" office:value="489" calcext:value-type="float">
            <text:p>489</text:p>
          </table:table-cell>
          <table:table-cell office:value-type="float" office:value="2.71468" calcext:value-type="float">
            <text:p>2,71468</text:p>
          </table:table-cell>
          <table:table-cell office:value-type="float" office:value="6.19236" calcext:value-type="float">
            <text:p>6,19236</text:p>
          </table:table-cell>
          <table:table-cell/>
          <table:table-cell office:value-type="float" office:value="14.3068" calcext:value-type="float">
            <text:p>14,3068</text:p>
          </table:table-cell>
          <table:table-cell office:value-type="float" office:value="460" calcext:value-type="float">
            <text:p>460</text:p>
          </table:table-cell>
          <table:table-cell office:value-type="float" office:value="2.7283" calcext:value-type="float">
            <text:p>2,7283</text:p>
          </table:table-cell>
          <table:table-cell office:value-type="float" office:value="6.13123" calcext:value-type="float">
            <text:p>6,13123</text:p>
          </table:table-cell>
          <table:table-cell/>
          <table:table-cell office:value-type="float" office:value="14.5623" calcext:value-type="float">
            <text:p>14,5623</text:p>
          </table:table-cell>
          <table:table-cell office:value-type="float" office:value="485" calcext:value-type="float">
            <text:p>485</text:p>
          </table:table-cell>
          <table:table-cell office:value-type="float" office:value="2.74485" calcext:value-type="float">
            <text:p>2,74485</text:p>
          </table:table-cell>
          <table:table-cell office:value-type="float" office:value="6.18415" calcext:value-type="float">
            <text:p>6,18415</text:p>
          </table:table-cell>
          <table:table-cell/>
          <table:table-cell office:value-type="float" office:value="14.8098" calcext:value-type="float">
            <text:p>14,8098</text:p>
          </table:table-cell>
          <table:table-cell office:value-type="float" office:value="529" calcext:value-type="float">
            <text:p>529</text:p>
          </table:table-cell>
          <table:table-cell office:value-type="float" office:value="2.76063" calcext:value-type="float">
            <text:p>2,76063</text:p>
          </table:table-cell>
          <table:table-cell office:value-type="float" office:value="6.27099" calcext:value-type="float">
            <text:p>6,27099</text:p>
          </table:table-cell>
          <table:table-cell/>
          <table:table-cell office:value-type="float" office:value="15.1331" calcext:value-type="float">
            <text:p>15,1331</text:p>
          </table:table-cell>
          <table:table-cell office:value-type="float" office:value="516" calcext:value-type="float">
            <text:p>516</text:p>
          </table:table-cell>
          <table:table-cell office:value-type="float" office:value="2.78087" calcext:value-type="float">
            <text:p>2,78087</text:p>
          </table:table-cell>
          <table:table-cell office:value-type="float" office:value="6.24611" calcext:value-type="float">
            <text:p>6,24611</text:p>
          </table:table-cell>
          <table:table-cell/>
          <table:table-cell office:value-type="float" office:value="15.5556" calcext:value-type="float">
            <text:p>15,5556</text:p>
          </table:table-cell>
          <table:table-cell office:value-type="float" office:value="572" calcext:value-type="float">
            <text:p>572</text:p>
          </table:table-cell>
          <table:table-cell office:value-type="float" office:value="2.80672" calcext:value-type="float">
            <text:p>2,80672</text:p>
          </table:table-cell>
          <table:table-cell office:value-type="float" office:value="6.34914" calcext:value-type="float">
            <text:p>6,34914</text:p>
          </table:table-cell>
          <table:table-cell/>
          <table:table-cell office:value-type="float" office:value="16.0759" calcext:value-type="float">
            <text:p>16,0759</text:p>
          </table:table-cell>
          <table:table-cell office:value-type="float" office:value="631" calcext:value-type="float">
            <text:p>631</text:p>
          </table:table-cell>
          <table:table-cell office:value-type="float" office:value="2.83767" calcext:value-type="float">
            <text:p>2,83767</text:p>
          </table:table-cell>
          <table:table-cell office:value-type="float" office:value="6.44731" calcext:value-type="float">
            <text:p>6,44731</text:p>
          </table:table-cell>
        </table:table-row>
        <table:table-row table:style-name="ro1">
          <table:table-cell office:value-type="float" office:value="14.3415" calcext:value-type="float">
            <text:p>14,3415</text:p>
          </table:table-cell>
          <table:table-cell office:value-type="float" office:value="440" calcext:value-type="float">
            <text:p>440</text:p>
          </table:table-cell>
          <table:table-cell office:value-type="float" office:value="2.73056" calcext:value-type="float">
            <text:p>2,73056</text:p>
          </table:table-cell>
          <table:table-cell office:value-type="float" office:value="6.08677" calcext:value-type="float">
            <text:p>6,08677</text:p>
          </table:table-cell>
          <table:table-cell/>
          <table:table-cell office:value-type="float" office:value="14.5144" calcext:value-type="float">
            <text:p>14,5144</text:p>
          </table:table-cell>
          <table:table-cell office:value-type="float" office:value="442" calcext:value-type="float">
            <text:p>442</text:p>
          </table:table-cell>
          <table:table-cell office:value-type="float" office:value="2.74177" calcext:value-type="float">
            <text:p>2,74177</text:p>
          </table:table-cell>
          <table:table-cell office:value-type="float" office:value="6.09131" calcext:value-type="float">
            <text:p>6,09131</text:p>
          </table:table-cell>
          <table:table-cell/>
          <table:table-cell office:value-type="float" office:value="14.7276" calcext:value-type="float">
            <text:p>14,7276</text:p>
          </table:table-cell>
          <table:table-cell office:value-type="float" office:value="464" calcext:value-type="float">
            <text:p>464</text:p>
          </table:table-cell>
          <table:table-cell office:value-type="float" office:value="2.75542" calcext:value-type="float">
            <text:p>2,75542</text:p>
          </table:table-cell>
          <table:table-cell office:value-type="float" office:value="6.13988" calcext:value-type="float">
            <text:p>6,13988</text:p>
          </table:table-cell>
          <table:table-cell/>
          <table:table-cell office:value-type="float" office:value="14.9906" calcext:value-type="float">
            <text:p>14,9906</text:p>
          </table:table-cell>
          <table:table-cell office:value-type="float" office:value="486" calcext:value-type="float">
            <text:p>486</text:p>
          </table:table-cell>
          <table:table-cell office:value-type="float" office:value="2.772" calcext:value-type="float">
            <text:p>2,772</text:p>
          </table:table-cell>
          <table:table-cell office:value-type="float" office:value="6.18621" calcext:value-type="float">
            <text:p>6,18621</text:p>
          </table:table-cell>
          <table:table-cell/>
          <table:table-cell office:value-type="float" office:value="15.2454" calcext:value-type="float">
            <text:p>15,2454</text:p>
          </table:table-cell>
          <table:table-cell office:value-type="float" office:value="476" calcext:value-type="float">
            <text:p>476</text:p>
          </table:table-cell>
          <table:table-cell office:value-type="float" office:value="2.78781" calcext:value-type="float">
            <text:p>2,78781</text:p>
          </table:table-cell>
          <table:table-cell office:value-type="float" office:value="6.16542" calcext:value-type="float">
            <text:p>6,16542</text:p>
          </table:table-cell>
          <table:table-cell/>
          <table:table-cell office:value-type="float" office:value="15.5782" calcext:value-type="float">
            <text:p>15,5782</text:p>
          </table:table-cell>
          <table:table-cell office:value-type="float" office:value="508" calcext:value-type="float">
            <text:p>508</text:p>
          </table:table-cell>
          <table:table-cell office:value-type="float" office:value="2.80809" calcext:value-type="float">
            <text:p>2,80809</text:p>
          </table:table-cell>
          <table:table-cell office:value-type="float" office:value="6.23048" calcext:value-type="float">
            <text:p>6,23048</text:p>
          </table:table-cell>
          <table:table-cell/>
          <table:table-cell office:value-type="float" office:value="16.0131" calcext:value-type="float">
            <text:p>16,0131</text:p>
          </table:table-cell>
          <table:table-cell office:value-type="float" office:value="512" calcext:value-type="float">
            <text:p>512</text:p>
          </table:table-cell>
          <table:table-cell office:value-type="float" office:value="2.83398" calcext:value-type="float">
            <text:p>2,83398</text:p>
          </table:table-cell>
          <table:table-cell office:value-type="float" office:value="6.23832" calcext:value-type="float">
            <text:p>6,23832</text:p>
          </table:table-cell>
          <table:table-cell/>
          <table:table-cell office:value-type="float" office:value="16.5487" calcext:value-type="float">
            <text:p>16,5487</text:p>
          </table:table-cell>
          <table:table-cell office:value-type="float" office:value="621" calcext:value-type="float">
            <text:p>621</text:p>
          </table:table-cell>
          <table:table-cell office:value-type="float" office:value="2.86498" calcext:value-type="float">
            <text:p>2,86498</text:p>
          </table:table-cell>
          <table:table-cell office:value-type="float" office:value="6.43133" calcext:value-type="float">
            <text:p>6,43133</text:p>
          </table:table-cell>
        </table:table-row>
        <table:table-row table:style-name="ro1">
          <table:table-cell office:value-type="float" office:value="14.7512" calcext:value-type="float">
            <text:p>14,7512</text:p>
          </table:table-cell>
          <table:table-cell office:value-type="float" office:value="437" calcext:value-type="float">
            <text:p>437</text:p>
          </table:table-cell>
          <table:table-cell office:value-type="float" office:value="2.75692" calcext:value-type="float">
            <text:p>2,75692</text:p>
          </table:table-cell>
          <table:table-cell office:value-type="float" office:value="6.07993" calcext:value-type="float">
            <text:p>6,07993</text:p>
          </table:table-cell>
          <table:table-cell/>
          <table:table-cell office:value-type="float" office:value="14.9291" calcext:value-type="float">
            <text:p>14,9291</text:p>
          </table:table-cell>
          <table:table-cell office:value-type="float" office:value="447" calcext:value-type="float">
            <text:p>447</text:p>
          </table:table-cell>
          <table:table-cell office:value-type="float" office:value="2.76815" calcext:value-type="float">
            <text:p>2,76815</text:p>
          </table:table-cell>
          <table:table-cell office:value-type="float" office:value="6.10256" calcext:value-type="float">
            <text:p>6,10256</text:p>
          </table:table-cell>
          <table:table-cell/>
          <table:table-cell office:value-type="float" office:value="15.1484" calcext:value-type="float">
            <text:p>15,1484</text:p>
          </table:table-cell>
          <table:table-cell office:value-type="float" office:value="428" calcext:value-type="float">
            <text:p>428</text:p>
          </table:table-cell>
          <table:table-cell office:value-type="float" office:value="2.78182" calcext:value-type="float">
            <text:p>2,78182</text:p>
          </table:table-cell>
          <table:table-cell office:value-type="float" office:value="6.05912" calcext:value-type="float">
            <text:p>6,05912</text:p>
          </table:table-cell>
          <table:table-cell/>
          <table:table-cell office:value-type="float" office:value="15.4189" calcext:value-type="float">
            <text:p>15,4189</text:p>
          </table:table-cell>
          <table:table-cell office:value-type="float" office:value="444" calcext:value-type="float">
            <text:p>444</text:p>
          </table:table-cell>
          <table:table-cell office:value-type="float" office:value="2.79844" calcext:value-type="float">
            <text:p>2,79844</text:p>
          </table:table-cell>
          <table:table-cell office:value-type="float" office:value="6.09582" calcext:value-type="float">
            <text:p>6,09582</text:p>
          </table:table-cell>
          <table:table-cell/>
          <table:table-cell office:value-type="float" office:value="15.681" calcext:value-type="float">
            <text:p>15,681</text:p>
          </table:table-cell>
          <table:table-cell office:value-type="float" office:value="473" calcext:value-type="float">
            <text:p>473</text:p>
          </table:table-cell>
          <table:table-cell office:value-type="float" office:value="2.81427" calcext:value-type="float">
            <text:p>2,81427</text:p>
          </table:table-cell>
          <table:table-cell office:value-type="float" office:value="6.1591" calcext:value-type="float">
            <text:p>6,1591</text:p>
          </table:table-cell>
          <table:table-cell/>
          <table:table-cell office:value-type="float" office:value="16.0233" calcext:value-type="float">
            <text:p>16,0233</text:p>
          </table:table-cell>
          <table:table-cell office:value-type="float" office:value="455" calcext:value-type="float">
            <text:p>455</text:p>
          </table:table-cell>
          <table:table-cell office:value-type="float" office:value="2.83458" calcext:value-type="float">
            <text:p>2,83458</text:p>
          </table:table-cell>
          <table:table-cell office:value-type="float" office:value="6.1203" calcext:value-type="float">
            <text:p>6,1203</text:p>
          </table:table-cell>
          <table:table-cell/>
          <table:table-cell office:value-type="float" office:value="16.4706" calcext:value-type="float">
            <text:p>16,4706</text:p>
          </table:table-cell>
          <table:table-cell office:value-type="float" office:value="503" calcext:value-type="float">
            <text:p>503</text:p>
          </table:table-cell>
          <table:table-cell office:value-type="float" office:value="2.86052" calcext:value-type="float">
            <text:p>2,86052</text:p>
          </table:table-cell>
          <table:table-cell office:value-type="float" office:value="6.22059" calcext:value-type="float">
            <text:p>6,22059</text:p>
          </table:table-cell>
          <table:table-cell/>
          <table:table-cell office:value-type="float" office:value="17.0215" calcext:value-type="float">
            <text:p>17,0215</text:p>
          </table:table-cell>
          <table:table-cell office:value-type="float" office:value="624" calcext:value-type="float">
            <text:p>624</text:p>
          </table:table-cell>
          <table:table-cell office:value-type="float" office:value="2.89157" calcext:value-type="float">
            <text:p>2,89157</text:p>
          </table:table-cell>
          <table:table-cell office:value-type="float" office:value="6.43615" calcext:value-type="float">
            <text:p>6,43615</text:p>
          </table:table-cell>
        </table:table-row>
        <table:table-row table:style-name="ro1">
          <table:table-cell office:value-type="float" office:value="15.161" calcext:value-type="float">
            <text:p>15,161</text:p>
          </table:table-cell>
          <table:table-cell office:value-type="float" office:value="395" calcext:value-type="float">
            <text:p>395</text:p>
          </table:table-cell>
          <table:table-cell office:value-type="float" office:value="2.7826" calcext:value-type="float">
            <text:p>2,7826</text:p>
          </table:table-cell>
          <table:table-cell office:value-type="float" office:value="5.97889" calcext:value-type="float">
            <text:p>5,97889</text:p>
          </table:table-cell>
          <table:table-cell/>
          <table:table-cell office:value-type="float" office:value="15.3438" calcext:value-type="float">
            <text:p>15,3438</text:p>
          </table:table-cell>
          <table:table-cell office:value-type="float" office:value="408" calcext:value-type="float">
            <text:p>408</text:p>
          </table:table-cell>
          <table:table-cell office:value-type="float" office:value="2.79385" calcext:value-type="float">
            <text:p>2,79385</text:p>
          </table:table-cell>
          <table:table-cell office:value-type="float" office:value="6.01127" calcext:value-type="float">
            <text:p>6,01127</text:p>
          </table:table-cell>
          <table:table-cell/>
          <table:table-cell office:value-type="float" office:value="15.5692" calcext:value-type="float">
            <text:p>15,5692</text:p>
          </table:table-cell>
          <table:table-cell office:value-type="float" office:value="419" calcext:value-type="float">
            <text:p>419</text:p>
          </table:table-cell>
          <table:table-cell office:value-type="float" office:value="2.80755" calcext:value-type="float">
            <text:p>2,80755</text:p>
          </table:table-cell>
          <table:table-cell office:value-type="float" office:value="6.03787" calcext:value-type="float">
            <text:p>6,03787</text:p>
          </table:table-cell>
          <table:table-cell/>
          <table:table-cell office:value-type="float" office:value="15.8472" calcext:value-type="float">
            <text:p>15,8472</text:p>
          </table:table-cell>
          <table:table-cell office:value-type="float" office:value="449" calcext:value-type="float">
            <text:p>449</text:p>
          </table:table-cell>
          <table:table-cell office:value-type="float" office:value="2.82419" calcext:value-type="float">
            <text:p>2,82419</text:p>
          </table:table-cell>
          <table:table-cell office:value-type="float" office:value="6.10702" calcext:value-type="float">
            <text:p>6,10702</text:p>
          </table:table-cell>
          <table:table-cell/>
          <table:table-cell office:value-type="float" office:value="16.1166" calcext:value-type="float">
            <text:p>16,1166</text:p>
          </table:table-cell>
          <table:table-cell office:value-type="float" office:value="415" calcext:value-type="float">
            <text:p>415</text:p>
          </table:table-cell>
          <table:table-cell office:value-type="float" office:value="2.84005" calcext:value-type="float">
            <text:p>2,84005</text:p>
          </table:table-cell>
          <table:table-cell office:value-type="float" office:value="6.02828" calcext:value-type="float">
            <text:p>6,02828</text:p>
          </table:table-cell>
          <table:table-cell/>
          <table:table-cell office:value-type="float" office:value="16.4684" calcext:value-type="float">
            <text:p>16,4684</text:p>
          </table:table-cell>
          <table:table-cell office:value-type="float" office:value="448" calcext:value-type="float">
            <text:p>448</text:p>
          </table:table-cell>
          <table:table-cell office:value-type="float" office:value="2.86039" calcext:value-type="float">
            <text:p>2,86039</text:p>
          </table:table-cell>
          <table:table-cell office:value-type="float" office:value="6.10479" calcext:value-type="float">
            <text:p>6,10479</text:p>
          </table:table-cell>
          <table:table-cell/>
          <table:table-cell office:value-type="float" office:value="16.9281" calcext:value-type="float">
            <text:p>16,9281</text:p>
          </table:table-cell>
          <table:table-cell office:value-type="float" office:value="493" calcext:value-type="float">
            <text:p>493</text:p>
          </table:table-cell>
          <table:table-cell office:value-type="float" office:value="2.88637" calcext:value-type="float">
            <text:p>2,88637</text:p>
          </table:table-cell>
          <table:table-cell office:value-type="float" office:value="6.20051" calcext:value-type="float">
            <text:p>6,20051</text:p>
          </table:table-cell>
          <table:table-cell/>
          <table:table-cell office:value-type="float" office:value="17.4943" calcext:value-type="float">
            <text:p>17,4943</text:p>
          </table:table-cell>
          <table:table-cell office:value-type="float" office:value="551" calcext:value-type="float">
            <text:p>551</text:p>
          </table:table-cell>
          <table:table-cell office:value-type="float" office:value="2.91746" calcext:value-type="float">
            <text:p>2,91746</text:p>
          </table:table-cell>
          <table:table-cell office:value-type="float" office:value="6.31173" calcext:value-type="float">
            <text:p>6,31173</text:p>
          </table:table-cell>
        </table:table-row>
        <table:table-row table:style-name="ro1">
          <table:table-cell office:value-type="float" office:value="15.5708" calcext:value-type="float">
            <text:p>15,5708</text:p>
          </table:table-cell>
          <table:table-cell office:value-type="float" office:value="392" calcext:value-type="float">
            <text:p>392</text:p>
          </table:table-cell>
          <table:table-cell office:value-type="float" office:value="2.80764" calcext:value-type="float">
            <text:p>2,80764</text:p>
          </table:table-cell>
          <table:table-cell office:value-type="float" office:value="5.97126" calcext:value-type="float">
            <text:p>5,97126</text:p>
          </table:table-cell>
          <table:table-cell/>
          <table:table-cell office:value-type="float" office:value="15.7585" calcext:value-type="float">
            <text:p>15,7585</text:p>
          </table:table-cell>
          <table:table-cell office:value-type="float" office:value="406" calcext:value-type="float">
            <text:p>406</text:p>
          </table:table-cell>
          <table:table-cell office:value-type="float" office:value="2.81891" calcext:value-type="float">
            <text:p>2,81891</text:p>
          </table:table-cell>
          <table:table-cell office:value-type="float" office:value="6.00635" calcext:value-type="float">
            <text:p>6,00635</text:p>
          </table:table-cell>
          <table:table-cell/>
          <table:table-cell office:value-type="float" office:value="15.99" calcext:value-type="float">
            <text:p>15,99</text:p>
          </table:table-cell>
          <table:table-cell office:value-type="float" office:value="413" calcext:value-type="float">
            <text:p>413</text:p>
          </table:table-cell>
          <table:table-cell office:value-type="float" office:value="2.83263" calcext:value-type="float">
            <text:p>2,83263</text:p>
          </table:table-cell>
          <table:table-cell office:value-type="float" office:value="6.02345" calcext:value-type="float">
            <text:p>6,02345</text:p>
          </table:table-cell>
          <table:table-cell/>
          <table:table-cell office:value-type="float" office:value="16.2756" calcext:value-type="float">
            <text:p>16,2756</text:p>
          </table:table-cell>
          <table:table-cell office:value-type="float" office:value="395" calcext:value-type="float">
            <text:p>395</text:p>
          </table:table-cell>
          <table:table-cell office:value-type="float" office:value="2.84929" calcext:value-type="float">
            <text:p>2,84929</text:p>
          </table:table-cell>
          <table:table-cell office:value-type="float" office:value="5.97889" calcext:value-type="float">
            <text:p>5,97889</text:p>
          </table:table-cell>
          <table:table-cell/>
          <table:table-cell office:value-type="float" office:value="16.5522" calcext:value-type="float">
            <text:p>16,5522</text:p>
          </table:table-cell>
          <table:table-cell office:value-type="float" office:value="414" calcext:value-type="float">
            <text:p>414</text:p>
          </table:table-cell>
          <table:table-cell office:value-type="float" office:value="2.86518" calcext:value-type="float">
            <text:p>2,86518</text:p>
          </table:table-cell>
          <table:table-cell office:value-type="float" office:value="6.02587" calcext:value-type="float">
            <text:p>6,02587</text:p>
          </table:table-cell>
          <table:table-cell/>
          <table:table-cell office:value-type="float" office:value="16.9135" calcext:value-type="float">
            <text:p>16,9135</text:p>
          </table:table-cell>
          <table:table-cell office:value-type="float" office:value="442" calcext:value-type="float">
            <text:p>442</text:p>
          </table:table-cell>
          <table:table-cell office:value-type="float" office:value="2.88555" calcext:value-type="float">
            <text:p>2,88555</text:p>
          </table:table-cell>
          <table:table-cell office:value-type="float" office:value="6.09131" calcext:value-type="float">
            <text:p>6,09131</text:p>
          </table:table-cell>
          <table:table-cell/>
          <table:table-cell office:value-type="float" office:value="17.3856" calcext:value-type="float">
            <text:p>17,3856</text:p>
          </table:table-cell>
          <table:table-cell office:value-type="float" office:value="437" calcext:value-type="float">
            <text:p>437</text:p>
          </table:table-cell>
          <table:table-cell office:value-type="float" office:value="2.91157" calcext:value-type="float">
            <text:p>2,91157</text:p>
          </table:table-cell>
          <table:table-cell office:value-type="float" office:value="6.07993" calcext:value-type="float">
            <text:p>6,07993</text:p>
          </table:table-cell>
          <table:table-cell/>
          <table:table-cell office:value-type="float" office:value="17.9671" calcext:value-type="float">
            <text:p>17,9671</text:p>
          </table:table-cell>
          <table:table-cell office:value-type="float" office:value="557" calcext:value-type="float">
            <text:p>557</text:p>
          </table:table-cell>
          <table:table-cell office:value-type="float" office:value="2.94271" calcext:value-type="float">
            <text:p>2,94271</text:p>
          </table:table-cell>
          <table:table-cell office:value-type="float" office:value="6.32257" calcext:value-type="float">
            <text:p>6,32257</text:p>
          </table:table-cell>
        </table:table-row>
        <table:table-row table:style-name="ro1">
          <table:table-cell office:value-type="float" office:value="15.9805" calcext:value-type="float">
            <text:p>15,9805</text:p>
          </table:table-cell>
          <table:table-cell office:value-type="float" office:value="385" calcext:value-type="float">
            <text:p>385</text:p>
          </table:table-cell>
          <table:table-cell office:value-type="float" office:value="2.83207" calcext:value-type="float">
            <text:p>2,83207</text:p>
          </table:table-cell>
          <table:table-cell office:value-type="float" office:value="5.95324" calcext:value-type="float">
            <text:p>5,95324</text:p>
          </table:table-cell>
          <table:table-cell/>
          <table:table-cell office:value-type="float" office:value="16.1732" calcext:value-type="float">
            <text:p>16,1732</text:p>
          </table:table-cell>
          <table:table-cell office:value-type="float" office:value="357" calcext:value-type="float">
            <text:p>357</text:p>
          </table:table-cell>
          <table:table-cell office:value-type="float" office:value="2.84335" calcext:value-type="float">
            <text:p>2,84335</text:p>
          </table:table-cell>
          <table:table-cell office:value-type="float" office:value="5.87774" calcext:value-type="float">
            <text:p>5,87774</text:p>
          </table:table-cell>
          <table:table-cell/>
          <table:table-cell office:value-type="float" office:value="16.4108" calcext:value-type="float">
            <text:p>16,4108</text:p>
          </table:table-cell>
          <table:table-cell office:value-type="float" office:value="370" calcext:value-type="float">
            <text:p>370</text:p>
          </table:table-cell>
          <table:table-cell office:value-type="float" office:value="2.85709" calcext:value-type="float">
            <text:p>2,85709</text:p>
          </table:table-cell>
          <table:table-cell office:value-type="float" office:value="5.9135" calcext:value-type="float">
            <text:p>5,9135</text:p>
          </table:table-cell>
          <table:table-cell/>
          <table:table-cell office:value-type="float" office:value="16.7039" calcext:value-type="float">
            <text:p>16,7039</text:p>
          </table:table-cell>
          <table:table-cell office:value-type="float" office:value="401" calcext:value-type="float">
            <text:p>401</text:p>
          </table:table-cell>
          <table:table-cell office:value-type="float" office:value="2.87378" calcext:value-type="float">
            <text:p>2,87378</text:p>
          </table:table-cell>
          <table:table-cell office:value-type="float" office:value="5.99396" calcext:value-type="float">
            <text:p>5,99396</text:p>
          </table:table-cell>
          <table:table-cell/>
          <table:table-cell office:value-type="float" office:value="16.9877" calcext:value-type="float">
            <text:p>16,9877</text:p>
          </table:table-cell>
          <table:table-cell office:value-type="float" office:value="408" calcext:value-type="float">
            <text:p>408</text:p>
          </table:table-cell>
          <table:table-cell office:value-type="float" office:value="2.88969" calcext:value-type="float">
            <text:p>2,88969</text:p>
          </table:table-cell>
          <table:table-cell office:value-type="float" office:value="6.01127" calcext:value-type="float">
            <text:p>6,01127</text:p>
          </table:table-cell>
          <table:table-cell/>
          <table:table-cell office:value-type="float" office:value="17.3586" calcext:value-type="float">
            <text:p>17,3586</text:p>
          </table:table-cell>
          <table:table-cell office:value-type="float" office:value="396" calcext:value-type="float">
            <text:p>396</text:p>
          </table:table-cell>
          <table:table-cell office:value-type="float" office:value="2.9101" calcext:value-type="float">
            <text:p>2,9101</text:p>
          </table:table-cell>
          <table:table-cell office:value-type="float" office:value="5.98141" calcext:value-type="float">
            <text:p>5,98141</text:p>
          </table:table-cell>
          <table:table-cell/>
          <table:table-cell office:value-type="float" office:value="17.8431" calcext:value-type="float">
            <text:p>17,8431</text:p>
          </table:table-cell>
          <table:table-cell office:value-type="float" office:value="440" calcext:value-type="float">
            <text:p>440</text:p>
          </table:table-cell>
          <table:table-cell office:value-type="float" office:value="2.93615" calcext:value-type="float">
            <text:p>2,93615</text:p>
          </table:table-cell>
          <table:table-cell office:value-type="float" office:value="6.08677" calcext:value-type="float">
            <text:p>6,08677</text:p>
          </table:table-cell>
          <table:table-cell/>
          <table:table-cell office:value-type="float" office:value="18.44" calcext:value-type="float">
            <text:p>18,44</text:p>
          </table:table-cell>
          <table:table-cell office:value-type="float" office:value="507" calcext:value-type="float">
            <text:p>507</text:p>
          </table:table-cell>
          <table:table-cell office:value-type="float" office:value="2.96733" calcext:value-type="float">
            <text:p>2,96733</text:p>
          </table:table-cell>
          <table:table-cell office:value-type="float" office:value="6.22851" calcext:value-type="float">
            <text:p>6,22851</text:p>
          </table:table-cell>
        </table:table-row>
        <table:table-row table:style-name="ro1">
          <table:table-cell office:value-type="float" office:value="16.3903" calcext:value-type="float">
            <text:p>16,3903</text:p>
          </table:table-cell>
          <table:table-cell office:value-type="float" office:value="348" calcext:value-type="float">
            <text:p>348</text:p>
          </table:table-cell>
          <table:table-cell office:value-type="float" office:value="2.85591" calcext:value-type="float">
            <text:p>2,85591</text:p>
          </table:table-cell>
          <table:table-cell office:value-type="float" office:value="5.8522" calcext:value-type="float">
            <text:p>5,8522</text:p>
          </table:table-cell>
          <table:table-cell/>
          <table:table-cell office:value-type="float" office:value="16.5879" calcext:value-type="float">
            <text:p>16,5879</text:p>
          </table:table-cell>
          <table:table-cell office:value-type="float" office:value="352" calcext:value-type="float">
            <text:p>352</text:p>
          </table:table-cell>
          <table:table-cell office:value-type="float" office:value="2.86721" calcext:value-type="float">
            <text:p>2,86721</text:p>
          </table:table-cell>
          <table:table-cell office:value-type="float" office:value="5.86363" calcext:value-type="float">
            <text:p>5,86363</text:p>
          </table:table-cell>
          <table:table-cell/>
          <table:table-cell office:value-type="float" office:value="16.8316" calcext:value-type="float">
            <text:p>16,8316</text:p>
          </table:table-cell>
          <table:table-cell office:value-type="float" office:value="376" calcext:value-type="float">
            <text:p>376</text:p>
          </table:table-cell>
          <table:table-cell office:value-type="float" office:value="2.88097" calcext:value-type="float">
            <text:p>2,88097</text:p>
          </table:table-cell>
          <table:table-cell office:value-type="float" office:value="5.92959" calcext:value-type="float">
            <text:p>5,92959</text:p>
          </table:table-cell>
          <table:table-cell/>
          <table:table-cell office:value-type="float" office:value="17.1322" calcext:value-type="float">
            <text:p>17,1322</text:p>
          </table:table-cell>
          <table:table-cell office:value-type="float" office:value="344" calcext:value-type="float">
            <text:p>344</text:p>
          </table:table-cell>
          <table:table-cell office:value-type="float" office:value="2.89769" calcext:value-type="float">
            <text:p>2,89769</text:p>
          </table:table-cell>
          <table:table-cell office:value-type="float" office:value="5.84064" calcext:value-type="float">
            <text:p>5,84064</text:p>
          </table:table-cell>
          <table:table-cell/>
          <table:table-cell office:value-type="float" office:value="17.4233" calcext:value-type="float">
            <text:p>17,4233</text:p>
          </table:table-cell>
          <table:table-cell office:value-type="float" office:value="364" calcext:value-type="float">
            <text:p>364</text:p>
          </table:table-cell>
          <table:table-cell office:value-type="float" office:value="2.91362" calcext:value-type="float">
            <text:p>2,91362</text:p>
          </table:table-cell>
          <table:table-cell office:value-type="float" office:value="5.89715" calcext:value-type="float">
            <text:p>5,89715</text:p>
          </table:table-cell>
          <table:table-cell/>
          <table:table-cell office:value-type="float" office:value="17.8037" calcext:value-type="float">
            <text:p>17,8037</text:p>
          </table:table-cell>
          <table:table-cell office:value-type="float" office:value="392" calcext:value-type="float">
            <text:p>392</text:p>
          </table:table-cell>
          <table:table-cell office:value-type="float" office:value="2.93405" calcext:value-type="float">
            <text:p>2,93405</text:p>
          </table:table-cell>
          <table:table-cell office:value-type="float" office:value="5.97126" calcext:value-type="float">
            <text:p>5,97126</text:p>
          </table:table-cell>
          <table:table-cell/>
          <table:table-cell office:value-type="float" office:value="18.3007" calcext:value-type="float">
            <text:p>18,3007</text:p>
          </table:table-cell>
          <table:table-cell office:value-type="float" office:value="393" calcext:value-type="float">
            <text:p>393</text:p>
          </table:table-cell>
          <table:table-cell office:value-type="float" office:value="2.96014" calcext:value-type="float">
            <text:p>2,96014</text:p>
          </table:table-cell>
          <table:table-cell office:value-type="float" office:value="5.97381" calcext:value-type="float">
            <text:p>5,97381</text:p>
          </table:table-cell>
          <table:table-cell/>
          <table:table-cell office:value-type="float" office:value="18.9128" calcext:value-type="float">
            <text:p>18,9128</text:p>
          </table:table-cell>
          <table:table-cell office:value-type="float" office:value="486" calcext:value-type="float">
            <text:p>486</text:p>
          </table:table-cell>
          <table:table-cell office:value-type="float" office:value="2.99136" calcext:value-type="float">
            <text:p>2,99136</text:p>
          </table:table-cell>
          <table:table-cell office:value-type="float" office:value="6.18621" calcext:value-type="float">
            <text:p>6,18621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344" calcext:value-type="float">
            <text:p>344</text:p>
          </table:table-cell>
          <table:table-cell office:value-type="float" office:value="2.8792" calcext:value-type="float">
            <text:p>2,8792</text:p>
          </table:table-cell>
          <table:table-cell office:value-type="float" office:value="5.84064" calcext:value-type="float">
            <text:p>5,84064</text:p>
          </table:table-cell>
          <table:table-cell/>
          <table:table-cell office:value-type="float" office:value="17.0026" calcext:value-type="float">
            <text:p>17,0026</text:p>
          </table:table-cell>
          <table:table-cell office:value-type="float" office:value="350" calcext:value-type="float">
            <text:p>350</text:p>
          </table:table-cell>
          <table:table-cell office:value-type="float" office:value="2.89052" calcext:value-type="float">
            <text:p>2,89052</text:p>
          </table:table-cell>
          <table:table-cell office:value-type="float" office:value="5.85793" calcext:value-type="float">
            <text:p>5,85793</text:p>
          </table:table-cell>
          <table:table-cell/>
          <table:table-cell office:value-type="float" office:value="17.2524" calcext:value-type="float">
            <text:p>17,2524</text:p>
          </table:table-cell>
          <table:table-cell office:value-type="float" office:value="330" calcext:value-type="float">
            <text:p>330</text:p>
          </table:table-cell>
          <table:table-cell office:value-type="float" office:value="2.90429" calcext:value-type="float">
            <text:p>2,90429</text:p>
          </table:table-cell>
          <table:table-cell office:value-type="float" office:value="5.79909" calcext:value-type="float">
            <text:p>5,79909</text:p>
          </table:table-cell>
          <table:table-cell/>
          <table:table-cell office:value-type="float" office:value="17.5605" calcext:value-type="float">
            <text:p>17,5605</text:p>
          </table:table-cell>
          <table:table-cell office:value-type="float" office:value="345" calcext:value-type="float">
            <text:p>345</text:p>
          </table:table-cell>
          <table:table-cell office:value-type="float" office:value="2.92103" calcext:value-type="float">
            <text:p>2,92103</text:p>
          </table:table-cell>
          <table:table-cell office:value-type="float" office:value="5.84354" calcext:value-type="float">
            <text:p>5,84354</text:p>
          </table:table-cell>
          <table:table-cell/>
          <table:table-cell office:value-type="float" office:value="17.8589" calcext:value-type="float">
            <text:p>17,8589</text:p>
          </table:table-cell>
          <table:table-cell office:value-type="float" office:value="361" calcext:value-type="float">
            <text:p>361</text:p>
          </table:table-cell>
          <table:table-cell office:value-type="float" office:value="2.93699" calcext:value-type="float">
            <text:p>2,93699</text:p>
          </table:table-cell>
          <table:table-cell office:value-type="float" office:value="5.88888" calcext:value-type="float">
            <text:p>5,88888</text:p>
          </table:table-cell>
          <table:table-cell/>
          <table:table-cell office:value-type="float" office:value="18.2488" calcext:value-type="float">
            <text:p>18,2488</text:p>
          </table:table-cell>
          <table:table-cell office:value-type="float" office:value="387" calcext:value-type="float">
            <text:p>387</text:p>
          </table:table-cell>
          <table:table-cell office:value-type="float" office:value="2.95745" calcext:value-type="float">
            <text:p>2,95745</text:p>
          </table:table-cell>
          <table:table-cell office:value-type="float" office:value="5.95842" calcext:value-type="float">
            <text:p>5,95842</text:p>
          </table:table-cell>
          <table:table-cell/>
          <table:table-cell office:value-type="float" office:value="18.7582" calcext:value-type="float">
            <text:p>18,7582</text:p>
          </table:table-cell>
          <table:table-cell office:value-type="float" office:value="381" calcext:value-type="float">
            <text:p>381</text:p>
          </table:table-cell>
          <table:table-cell office:value-type="float" office:value="2.98357" calcext:value-type="float">
            <text:p>2,98357</text:p>
          </table:table-cell>
          <table:table-cell office:value-type="float" office:value="5.9428" calcext:value-type="float">
            <text:p>5,9428</text:p>
          </table:table-cell>
          <table:table-cell/>
          <table:table-cell office:value-type="float" office:value="19.3856" calcext:value-type="float">
            <text:p>19,3856</text:p>
          </table:table-cell>
          <table:table-cell office:value-type="float" office:value="467" calcext:value-type="float">
            <text:p>467</text:p>
          </table:table-cell>
          <table:table-cell office:value-type="float" office:value="3.01483" calcext:value-type="float">
            <text:p>3,01483</text:p>
          </table:table-cell>
          <table:table-cell office:value-type="float" office:value="6.14633" calcext:value-type="float">
            <text:p>6,14633</text:p>
          </table:table-cell>
        </table:table-row>
        <table:table-row table:style-name="ro1">
          <table:table-cell office:value-type="float" office:value="17.2098" calcext:value-type="float">
            <text:p>17,2098</text:p>
          </table:table-cell>
          <table:table-cell office:value-type="float" office:value="300" calcext:value-type="float">
            <text:p>300</text:p>
          </table:table-cell>
          <table:table-cell office:value-type="float" office:value="2.90196" calcext:value-type="float">
            <text:p>2,90196</text:p>
          </table:table-cell>
          <table:table-cell office:value-type="float" office:value="5.70378" calcext:value-type="float">
            <text:p>5,70378</text:p>
          </table:table-cell>
          <table:table-cell/>
          <table:table-cell office:value-type="float" office:value="17.4173" calcext:value-type="float">
            <text:p>17,4173</text:p>
          </table:table-cell>
          <table:table-cell office:value-type="float" office:value="318" calcext:value-type="float">
            <text:p>318</text:p>
          </table:table-cell>
          <table:table-cell office:value-type="float" office:value="2.91329" calcext:value-type="float">
            <text:p>2,91329</text:p>
          </table:table-cell>
          <table:table-cell office:value-type="float" office:value="5.76205" calcext:value-type="float">
            <text:p>5,76205</text:p>
          </table:table-cell>
          <table:table-cell/>
          <table:table-cell office:value-type="float" office:value="17.6732" calcext:value-type="float">
            <text:p>17,6732</text:p>
          </table:table-cell>
          <table:table-cell office:value-type="float" office:value="334" calcext:value-type="float">
            <text:p>334</text:p>
          </table:table-cell>
          <table:table-cell office:value-type="float" office:value="2.92709" calcext:value-type="float">
            <text:p>2,92709</text:p>
          </table:table-cell>
          <table:table-cell office:value-type="float" office:value="5.81114" calcext:value-type="float">
            <text:p>5,81114</text:p>
          </table:table-cell>
          <table:table-cell/>
          <table:table-cell office:value-type="float" office:value="17.9888" calcext:value-type="float">
            <text:p>17,9888</text:p>
          </table:table-cell>
          <table:table-cell office:value-type="float" office:value="354" calcext:value-type="float">
            <text:p>354</text:p>
          </table:table-cell>
          <table:table-cell office:value-type="float" office:value="2.94385" calcext:value-type="float">
            <text:p>2,94385</text:p>
          </table:table-cell>
          <table:table-cell office:value-type="float" office:value="5.8693" calcext:value-type="float">
            <text:p>5,8693</text:p>
          </table:table-cell>
          <table:table-cell/>
          <table:table-cell office:value-type="float" office:value="18.2945" calcext:value-type="float">
            <text:p>18,2945</text:p>
          </table:table-cell>
          <table:table-cell office:value-type="float" office:value="321" calcext:value-type="float">
            <text:p>321</text:p>
          </table:table-cell>
          <table:table-cell office:value-type="float" office:value="2.95982" calcext:value-type="float">
            <text:p>2,95982</text:p>
          </table:table-cell>
          <table:table-cell office:value-type="float" office:value="5.77144" calcext:value-type="float">
            <text:p>5,77144</text:p>
          </table:table-cell>
          <table:table-cell/>
          <table:table-cell office:value-type="float" office:value="18.6939" calcext:value-type="float">
            <text:p>18,6939</text:p>
          </table:table-cell>
          <table:table-cell office:value-type="float" office:value="340" calcext:value-type="float">
            <text:p>340</text:p>
          </table:table-cell>
          <table:table-cell office:value-type="float" office:value="2.98031" calcext:value-type="float">
            <text:p>2,98031</text:p>
          </table:table-cell>
          <table:table-cell office:value-type="float" office:value="5.82895" calcext:value-type="float">
            <text:p>5,82895</text:p>
          </table:table-cell>
          <table:table-cell/>
          <table:table-cell office:value-type="float" office:value="19.2157" calcext:value-type="float">
            <text:p>19,2157</text:p>
          </table:table-cell>
          <table:table-cell office:value-type="float" office:value="377" calcext:value-type="float">
            <text:p>377</text:p>
          </table:table-cell>
          <table:table-cell office:value-type="float" office:value="3.00646" calcext:value-type="float">
            <text:p>3,00646</text:p>
          </table:table-cell>
          <table:table-cell office:value-type="float" office:value="5.93225" calcext:value-type="float">
            <text:p>5,93225</text:p>
          </table:table-cell>
          <table:table-cell/>
          <table:table-cell office:value-type="float" office:value="19.8584" calcext:value-type="float">
            <text:p>19,8584</text:p>
          </table:table-cell>
          <table:table-cell office:value-type="float" office:value="406" calcext:value-type="float">
            <text:p>406</text:p>
          </table:table-cell>
          <table:table-cell office:value-type="float" office:value="3.03776" calcext:value-type="float">
            <text:p>3,03776</text:p>
          </table:table-cell>
          <table:table-cell office:value-type="float" office:value="6.00635" calcext:value-type="float">
            <text:p>6,00635</text:p>
          </table:table-cell>
        </table:table-row>
        <table:table-row table:style-name="ro1">
          <table:table-cell office:value-type="float" office:value="17.6195" calcext:value-type="float">
            <text:p>17,6195</text:p>
          </table:table-cell>
          <table:table-cell office:value-type="float" office:value="309" calcext:value-type="float">
            <text:p>309</text:p>
          </table:table-cell>
          <table:table-cell office:value-type="float" office:value="2.92421" calcext:value-type="float">
            <text:p>2,92421</text:p>
          </table:table-cell>
          <table:table-cell office:value-type="float" office:value="5.73334" calcext:value-type="float">
            <text:p>5,73334</text:p>
          </table:table-cell>
          <table:table-cell/>
          <table:table-cell office:value-type="float" office:value="17.832" calcext:value-type="float">
            <text:p>17,832</text:p>
          </table:table-cell>
          <table:table-cell office:value-type="float" office:value="327" calcext:value-type="float">
            <text:p>327</text:p>
          </table:table-cell>
          <table:table-cell office:value-type="float" office:value="2.93556" calcext:value-type="float">
            <text:p>2,93556</text:p>
          </table:table-cell>
          <table:table-cell office:value-type="float" office:value="5.78996" calcext:value-type="float">
            <text:p>5,78996</text:p>
          </table:table-cell>
          <table:table-cell/>
          <table:table-cell office:value-type="float" office:value="18.0939" calcext:value-type="float">
            <text:p>18,0939</text:p>
          </table:table-cell>
          <table:table-cell office:value-type="float" office:value="340" calcext:value-type="float">
            <text:p>340</text:p>
          </table:table-cell>
          <table:table-cell office:value-type="float" office:value="2.94937" calcext:value-type="float">
            <text:p>2,94937</text:p>
          </table:table-cell>
          <table:table-cell office:value-type="float" office:value="5.82895" calcext:value-type="float">
            <text:p>5,82895</text:p>
          </table:table-cell>
          <table:table-cell/>
          <table:table-cell office:value-type="float" office:value="18.4171" calcext:value-type="float">
            <text:p>18,4171</text:p>
          </table:table-cell>
          <table:table-cell office:value-type="float" office:value="307" calcext:value-type="float">
            <text:p>307</text:p>
          </table:table-cell>
          <table:table-cell office:value-type="float" office:value="2.96615" calcext:value-type="float">
            <text:p>2,96615</text:p>
          </table:table-cell>
          <table:table-cell office:value-type="float" office:value="5.72685" calcext:value-type="float">
            <text:p>5,72685</text:p>
          </table:table-cell>
          <table:table-cell/>
          <table:table-cell office:value-type="float" office:value="18.7301" calcext:value-type="float">
            <text:p>18,7301</text:p>
          </table:table-cell>
          <table:table-cell office:value-type="float" office:value="317" calcext:value-type="float">
            <text:p>317</text:p>
          </table:table-cell>
          <table:table-cell office:value-type="float" office:value="2.98214" calcext:value-type="float">
            <text:p>2,98214</text:p>
          </table:table-cell>
          <table:table-cell office:value-type="float" office:value="5.7589" calcext:value-type="float">
            <text:p>5,7589</text:p>
          </table:table-cell>
          <table:table-cell/>
          <table:table-cell office:value-type="float" office:value="19.139" calcext:value-type="float">
            <text:p>19,139</text:p>
          </table:table-cell>
          <table:table-cell office:value-type="float" office:value="340" calcext:value-type="float">
            <text:p>340</text:p>
          </table:table-cell>
          <table:table-cell office:value-type="float" office:value="3.00266" calcext:value-type="float">
            <text:p>3,00266</text:p>
          </table:table-cell>
          <table:table-cell office:value-type="float" office:value="5.82895" calcext:value-type="float">
            <text:p>5,82895</text:p>
          </table:table-cell>
          <table:table-cell/>
          <table:table-cell office:value-type="float" office:value="19.6732" calcext:value-type="float">
            <text:p>19,6732</text:p>
          </table:table-cell>
          <table:table-cell office:value-type="float" office:value="373" calcext:value-type="float">
            <text:p>373</text:p>
          </table:table-cell>
          <table:table-cell office:value-type="float" office:value="3.02884" calcext:value-type="float">
            <text:p>3,02884</text:p>
          </table:table-cell>
          <table:table-cell office:value-type="float" office:value="5.92158" calcext:value-type="float">
            <text:p>5,92158</text:p>
          </table:table-cell>
          <table:table-cell/>
          <table:table-cell office:value-type="float" office:value="20.3312" calcext:value-type="float">
            <text:p>20,3312</text:p>
          </table:table-cell>
          <table:table-cell office:value-type="float" office:value="389" calcext:value-type="float">
            <text:p>389</text:p>
          </table:table-cell>
          <table:table-cell office:value-type="float" office:value="3.06017" calcext:value-type="float">
            <text:p>3,06017</text:p>
          </table:table-cell>
          <table:table-cell office:value-type="float" office:value="5.96358" calcext:value-type="float">
            <text:p>5,96358</text:p>
          </table:table-cell>
        </table:table-row>
        <table:table-row table:style-name="ro1">
          <table:table-cell office:value-type="float" office:value="18.0293" calcext:value-type="float">
            <text:p>18,0293</text:p>
          </table:table-cell>
          <table:table-cell office:value-type="float" office:value="320" calcext:value-type="float">
            <text:p>320</text:p>
          </table:table-cell>
          <table:table-cell office:value-type="float" office:value="2.94598" calcext:value-type="float">
            <text:p>2,94598</text:p>
          </table:table-cell>
          <table:table-cell office:value-type="float" office:value="5.76832" calcext:value-type="float">
            <text:p>5,76832</text:p>
          </table:table-cell>
          <table:table-cell/>
          <table:table-cell office:value-type="float" office:value="18.2467" calcext:value-type="float">
            <text:p>18,2467</text:p>
          </table:table-cell>
          <table:table-cell office:value-type="float" office:value="327" calcext:value-type="float">
            <text:p>327</text:p>
          </table:table-cell>
          <table:table-cell office:value-type="float" office:value="2.95734" calcext:value-type="float">
            <text:p>2,95734</text:p>
          </table:table-cell>
          <table:table-cell office:value-type="float" office:value="5.78996" calcext:value-type="float">
            <text:p>5,78996</text:p>
          </table:table-cell>
          <table:table-cell/>
          <table:table-cell office:value-type="float" office:value="18.5147" calcext:value-type="float">
            <text:p>18,5147</text:p>
          </table:table-cell>
          <table:table-cell office:value-type="float" office:value="297" calcext:value-type="float">
            <text:p>297</text:p>
          </table:table-cell>
          <table:table-cell office:value-type="float" office:value="2.97117" calcext:value-type="float">
            <text:p>2,97117</text:p>
          </table:table-cell>
          <table:table-cell office:value-type="float" office:value="5.69373" calcext:value-type="float">
            <text:p>5,69373</text:p>
          </table:table-cell>
          <table:table-cell/>
          <table:table-cell office:value-type="float" office:value="18.8454" calcext:value-type="float">
            <text:p>18,8454</text:p>
          </table:table-cell>
          <table:table-cell office:value-type="float" office:value="302" calcext:value-type="float">
            <text:p>302</text:p>
          </table:table-cell>
          <table:table-cell office:value-type="float" office:value="2.98797" calcext:value-type="float">
            <text:p>2,98797</text:p>
          </table:table-cell>
          <table:table-cell office:value-type="float" office:value="5.71043" calcext:value-type="float">
            <text:p>5,71043</text:p>
          </table:table-cell>
          <table:table-cell/>
          <table:table-cell office:value-type="float" office:value="19.1657" calcext:value-type="float">
            <text:p>19,1657</text:p>
          </table:table-cell>
          <table:table-cell office:value-type="float" office:value="312" calcext:value-type="float">
            <text:p>312</text:p>
          </table:table-cell>
          <table:table-cell office:value-type="float" office:value="3.00398" calcext:value-type="float">
            <text:p>3,00398</text:p>
          </table:table-cell>
          <table:table-cell office:value-type="float" office:value="5.743" calcext:value-type="float">
            <text:p>5,743</text:p>
          </table:table-cell>
          <table:table-cell/>
          <table:table-cell office:value-type="float" office:value="19.584" calcext:value-type="float">
            <text:p>19,584</text:p>
          </table:table-cell>
          <table:table-cell office:value-type="float" office:value="331" calcext:value-type="float">
            <text:p>331</text:p>
          </table:table-cell>
          <table:table-cell office:value-type="float" office:value="3.02452" calcext:value-type="float">
            <text:p>3,02452</text:p>
          </table:table-cell>
          <table:table-cell office:value-type="float" office:value="5.80212" calcext:value-type="float">
            <text:p>5,80212</text:p>
          </table:table-cell>
          <table:table-cell/>
          <table:table-cell office:value-type="float" office:value="20.1307" calcext:value-type="float">
            <text:p>20,1307</text:p>
          </table:table-cell>
          <table:table-cell office:value-type="float" office:value="334" calcext:value-type="float">
            <text:p>334</text:p>
          </table:table-cell>
          <table:table-cell office:value-type="float" office:value="3.05073" calcext:value-type="float">
            <text:p>3,05073</text:p>
          </table:table-cell>
          <table:table-cell office:value-type="float" office:value="5.81114" calcext:value-type="float">
            <text:p>5,81114</text:p>
          </table:table-cell>
          <table:table-cell/>
          <table:table-cell office:value-type="float" office:value="20.8041" calcext:value-type="float">
            <text:p>20,8041</text:p>
          </table:table-cell>
          <table:table-cell office:value-type="float" office:value="371" calcext:value-type="float">
            <text:p>371</text:p>
          </table:table-cell>
          <table:table-cell office:value-type="float" office:value="3.0821" calcext:value-type="float">
            <text:p>3,0821</text:p>
          </table:table-cell>
          <table:table-cell office:value-type="float" office:value="5.9162" calcext:value-type="float">
            <text:p>5,9162</text:p>
          </table:table-cell>
        </table:table-row>
        <table:table-row table:style-name="ro1">
          <table:table-cell office:value-type="float" office:value="18.4391" calcext:value-type="float">
            <text:p>18,4391</text:p>
          </table:table-cell>
          <table:table-cell office:value-type="float" office:value="285" calcext:value-type="float">
            <text:p>285</text:p>
          </table:table-cell>
          <table:table-cell office:value-type="float" office:value="2.96728" calcext:value-type="float">
            <text:p>2,96728</text:p>
          </table:table-cell>
          <table:table-cell office:value-type="float" office:value="5.65249" calcext:value-type="float">
            <text:p>5,65249</text:p>
          </table:table-cell>
          <table:table-cell/>
          <table:table-cell office:value-type="float" office:value="18.6614" calcext:value-type="float">
            <text:p>18,6614</text:p>
          </table:table-cell>
          <table:table-cell office:value-type="float" office:value="284" calcext:value-type="float">
            <text:p>284</text:p>
          </table:table-cell>
          <table:table-cell office:value-type="float" office:value="2.97866" calcext:value-type="float">
            <text:p>2,97866</text:p>
          </table:table-cell>
          <table:table-cell office:value-type="float" office:value="5.64897" calcext:value-type="float">
            <text:p>5,64897</text:p>
          </table:table-cell>
          <table:table-cell/>
          <table:table-cell office:value-type="float" office:value="18.9355" calcext:value-type="float">
            <text:p>18,9355</text:p>
          </table:table-cell>
          <table:table-cell office:value-type="float" office:value="293" calcext:value-type="float">
            <text:p>293</text:p>
          </table:table-cell>
          <table:table-cell office:value-type="float" office:value="2.9925" calcext:value-type="float">
            <text:p>2,9925</text:p>
          </table:table-cell>
          <table:table-cell office:value-type="float" office:value="5.68017" calcext:value-type="float">
            <text:p>5,68017</text:p>
          </table:table-cell>
          <table:table-cell/>
          <table:table-cell office:value-type="float" office:value="19.2737" calcext:value-type="float">
            <text:p>19,2737</text:p>
          </table:table-cell>
          <table:table-cell office:value-type="float" office:value="293" calcext:value-type="float">
            <text:p>293</text:p>
          </table:table-cell>
          <table:table-cell office:value-type="float" office:value="3.00932" calcext:value-type="float">
            <text:p>3,00932</text:p>
          </table:table-cell>
          <table:table-cell office:value-type="float" office:value="5.68017" calcext:value-type="float">
            <text:p>5,68017</text:p>
          </table:table-cell>
          <table:table-cell/>
          <table:table-cell office:value-type="float" office:value="19.6012" calcext:value-type="float">
            <text:p>19,6012</text:p>
          </table:table-cell>
          <table:table-cell office:value-type="float" office:value="302" calcext:value-type="float">
            <text:p>302</text:p>
          </table:table-cell>
          <table:table-cell office:value-type="float" office:value="3.02535" calcext:value-type="float">
            <text:p>3,02535</text:p>
          </table:table-cell>
          <table:table-cell office:value-type="float" office:value="5.71043" calcext:value-type="float">
            <text:p>5,71043</text:p>
          </table:table-cell>
          <table:table-cell/>
          <table:table-cell office:value-type="float" office:value="20.0291" calcext:value-type="float">
            <text:p>20,0291</text:p>
          </table:table-cell>
          <table:table-cell office:value-type="float" office:value="282" calcext:value-type="float">
            <text:p>282</text:p>
          </table:table-cell>
          <table:table-cell office:value-type="float" office:value="3.04591" calcext:value-type="float">
            <text:p>3,04591</text:p>
          </table:table-cell>
          <table:table-cell office:value-type="float" office:value="5.64191" calcext:value-type="float">
            <text:p>5,64191</text:p>
          </table:table-cell>
          <table:table-cell/>
          <table:table-cell office:value-type="float" office:value="20.5882" calcext:value-type="float">
            <text:p>20,5882</text:p>
          </table:table-cell>
          <table:table-cell office:value-type="float" office:value="325" calcext:value-type="float">
            <text:p>325</text:p>
          </table:table-cell>
          <table:table-cell office:value-type="float" office:value="3.07215" calcext:value-type="float">
            <text:p>3,07215</text:p>
          </table:table-cell>
          <table:table-cell office:value-type="float" office:value="5.78383" calcext:value-type="float">
            <text:p>5,78383</text:p>
          </table:table-cell>
          <table:table-cell/>
          <table:table-cell office:value-type="float" office:value="21.2769" calcext:value-type="float">
            <text:p>21,2769</text:p>
          </table:table-cell>
          <table:table-cell office:value-type="float" office:value="355" calcext:value-type="float">
            <text:p>355</text:p>
          </table:table-cell>
          <table:table-cell office:value-type="float" office:value="3.10355" calcext:value-type="float">
            <text:p>3,10355</text:p>
          </table:table-cell>
          <table:table-cell office:value-type="float" office:value="5.87212" calcext:value-type="float">
            <text:p>5,87212</text:p>
          </table:table-cell>
        </table:table-row>
        <table:table-row table:style-name="ro1">
          <table:table-cell office:value-type="float" office:value="18.8488" calcext:value-type="float">
            <text:p>18,8488</text:p>
          </table:table-cell>
          <table:table-cell office:value-type="float" office:value="276" calcext:value-type="float">
            <text:p>276</text:p>
          </table:table-cell>
          <table:table-cell office:value-type="float" office:value="2.98814" calcext:value-type="float">
            <text:p>2,98814</text:p>
          </table:table-cell>
          <table:table-cell office:value-type="float" office:value="5.6204" calcext:value-type="float">
            <text:p>5,6204</text:p>
          </table:table-cell>
          <table:table-cell/>
          <table:table-cell office:value-type="float" office:value="19.0761" calcext:value-type="float">
            <text:p>19,0761</text:p>
          </table:table-cell>
          <table:table-cell office:value-type="float" office:value="284" calcext:value-type="float">
            <text:p>284</text:p>
          </table:table-cell>
          <table:table-cell office:value-type="float" office:value="2.99953" calcext:value-type="float">
            <text:p>2,99953</text:p>
          </table:table-cell>
          <table:table-cell office:value-type="float" office:value="5.64897" calcext:value-type="float">
            <text:p>5,64897</text:p>
          </table:table-cell>
          <table:table-cell/>
          <table:table-cell office:value-type="float" office:value="19.3563" calcext:value-type="float">
            <text:p>19,3563</text:p>
          </table:table-cell>
          <table:table-cell office:value-type="float" office:value="284" calcext:value-type="float">
            <text:p>284</text:p>
          </table:table-cell>
          <table:table-cell office:value-type="float" office:value="3.01339" calcext:value-type="float">
            <text:p>3,01339</text:p>
          </table:table-cell>
          <table:table-cell office:value-type="float" office:value="5.64897" calcext:value-type="float">
            <text:p>5,64897</text:p>
          </table:table-cell>
          <table:table-cell/>
          <table:table-cell office:value-type="float" office:value="19.702" calcext:value-type="float">
            <text:p>19,702</text:p>
          </table:table-cell>
          <table:table-cell office:value-type="float" office:value="253" calcext:value-type="float">
            <text:p>253</text:p>
          </table:table-cell>
          <table:table-cell office:value-type="float" office:value="3.03023" calcext:value-type="float">
            <text:p>3,03023</text:p>
          </table:table-cell>
          <table:table-cell office:value-type="float" office:value="5.53339" calcext:value-type="float">
            <text:p>5,53339</text:p>
          </table:table-cell>
          <table:table-cell/>
          <table:table-cell office:value-type="float" office:value="20.0368" calcext:value-type="float">
            <text:p>20,0368</text:p>
          </table:table-cell>
          <table:table-cell office:value-type="float" office:value="270" calcext:value-type="float">
            <text:p>270</text:p>
          </table:table-cell>
          <table:table-cell office:value-type="float" office:value="3.04627" calcext:value-type="float">
            <text:p>3,04627</text:p>
          </table:table-cell>
          <table:table-cell office:value-type="float" office:value="5.59842" calcext:value-type="float">
            <text:p>5,59842</text:p>
          </table:table-cell>
          <table:table-cell/>
          <table:table-cell office:value-type="float" office:value="20.4742" calcext:value-type="float">
            <text:p>20,4742</text:p>
          </table:table-cell>
          <table:table-cell office:value-type="float" office:value="273" calcext:value-type="float">
            <text:p>273</text:p>
          </table:table-cell>
          <table:table-cell office:value-type="float" office:value="3.06685" calcext:value-type="float">
            <text:p>3,06685</text:p>
          </table:table-cell>
          <table:table-cell office:value-type="float" office:value="5.60947" calcext:value-type="float">
            <text:p>5,60947</text:p>
          </table:table-cell>
          <table:table-cell/>
          <table:table-cell office:value-type="float" office:value="21.0457" calcext:value-type="float">
            <text:p>21,0457</text:p>
          </table:table-cell>
          <table:table-cell office:value-type="float" office:value="317" calcext:value-type="float">
            <text:p>317</text:p>
          </table:table-cell>
          <table:table-cell office:value-type="float" office:value="3.09312" calcext:value-type="float">
            <text:p>3,09312</text:p>
          </table:table-cell>
          <table:table-cell office:value-type="float" office:value="5.7589" calcext:value-type="float">
            <text:p>5,7589</text:p>
          </table:table-cell>
          <table:table-cell/>
          <table:table-cell office:value-type="float" office:value="21.7497" calcext:value-type="float">
            <text:p>21,7497</text:p>
          </table:table-cell>
          <table:table-cell office:value-type="float" office:value="305" calcext:value-type="float">
            <text:p>305</text:p>
          </table:table-cell>
          <table:table-cell office:value-type="float" office:value="3.12455" calcext:value-type="float">
            <text:p>3,12455</text:p>
          </table:table-cell>
          <table:table-cell office:value-type="float" office:value="5.72031" calcext:value-type="float">
            <text:p>5,72031</text:p>
          </table:table-cell>
        </table:table-row>
        <table:table-row table:style-name="ro1">
          <table:table-cell office:value-type="float" office:value="19.2586" calcext:value-type="float">
            <text:p>19,2586</text:p>
          </table:table-cell>
          <table:table-cell office:value-type="float" office:value="275" calcext:value-type="float">
            <text:p>275</text:p>
          </table:table-cell>
          <table:table-cell office:value-type="float" office:value="3.00858" calcext:value-type="float">
            <text:p>3,00858</text:p>
          </table:table-cell>
          <table:table-cell office:value-type="float" office:value="5.61677" calcext:value-type="float">
            <text:p>5,61677</text:p>
          </table:table-cell>
          <table:table-cell/>
          <table:table-cell office:value-type="float" office:value="19.4908" calcext:value-type="float">
            <text:p>19,4908</text:p>
          </table:table-cell>
          <table:table-cell office:value-type="float" office:value="274" calcext:value-type="float">
            <text:p>274</text:p>
          </table:table-cell>
          <table:table-cell office:value-type="float" office:value="3.01998" calcext:value-type="float">
            <text:p>3,01998</text:p>
          </table:table-cell>
          <table:table-cell office:value-type="float" office:value="5.61313" calcext:value-type="float">
            <text:p>5,61313</text:p>
          </table:table-cell>
          <table:table-cell/>
          <table:table-cell office:value-type="float" office:value="19.7771" calcext:value-type="float">
            <text:p>19,7771</text:p>
          </table:table-cell>
          <table:table-cell office:value-type="float" office:value="242" calcext:value-type="float">
            <text:p>242</text:p>
          </table:table-cell>
          <table:table-cell office:value-type="float" office:value="3.03385" calcext:value-type="float">
            <text:p>3,03385</text:p>
          </table:table-cell>
          <table:table-cell office:value-type="float" office:value="5.48894" calcext:value-type="float">
            <text:p>5,48894</text:p>
          </table:table-cell>
          <table:table-cell/>
          <table:table-cell office:value-type="float" office:value="20.1303" calcext:value-type="float">
            <text:p>20,1303</text:p>
          </table:table-cell>
          <table:table-cell office:value-type="float" office:value="254" calcext:value-type="float">
            <text:p>254</text:p>
          </table:table-cell>
          <table:table-cell office:value-type="float" office:value="3.05071" calcext:value-type="float">
            <text:p>3,05071</text:p>
          </table:table-cell>
          <table:table-cell office:value-type="float" office:value="5.53733" calcext:value-type="float">
            <text:p>5,53733</text:p>
          </table:table-cell>
          <table:table-cell/>
          <table:table-cell office:value-type="float" office:value="20.4724" calcext:value-type="float">
            <text:p>20,4724</text:p>
          </table:table-cell>
          <table:table-cell office:value-type="float" office:value="261" calcext:value-type="float">
            <text:p>261</text:p>
          </table:table-cell>
          <table:table-cell office:value-type="float" office:value="3.06677" calcext:value-type="float">
            <text:p>3,06677</text:p>
          </table:table-cell>
          <table:table-cell office:value-type="float" office:value="5.56452" calcext:value-type="float">
            <text:p>5,56452</text:p>
          </table:table-cell>
          <table:table-cell/>
          <table:table-cell office:value-type="float" office:value="20.9193" calcext:value-type="float">
            <text:p>20,9193</text:p>
          </table:table-cell>
          <table:table-cell office:value-type="float" office:value="271" calcext:value-type="float">
            <text:p>271</text:p>
          </table:table-cell>
          <table:table-cell office:value-type="float" office:value="3.08737" calcext:value-type="float">
            <text:p>3,08737</text:p>
          </table:table-cell>
          <table:table-cell office:value-type="float" office:value="5.60212" calcext:value-type="float">
            <text:p>5,60212</text:p>
          </table:table-cell>
          <table:table-cell/>
          <table:table-cell office:value-type="float" office:value="21.5033" calcext:value-type="float">
            <text:p>21,5033</text:p>
          </table:table-cell>
          <table:table-cell office:value-type="float" office:value="273" calcext:value-type="float">
            <text:p>273</text:p>
          </table:table-cell>
          <table:table-cell office:value-type="float" office:value="3.11366" calcext:value-type="float">
            <text:p>3,11366</text:p>
          </table:table-cell>
          <table:table-cell office:value-type="float" office:value="5.60947" calcext:value-type="float">
            <text:p>5,60947</text:p>
          </table:table-cell>
          <table:table-cell/>
          <table:table-cell office:value-type="float" office:value="22.2225" calcext:value-type="float">
            <text:p>22,2225</text:p>
          </table:table-cell>
          <table:table-cell office:value-type="float" office:value="295" calcext:value-type="float">
            <text:p>295</text:p>
          </table:table-cell>
          <table:table-cell office:value-type="float" office:value="3.14512" calcext:value-type="float">
            <text:p>3,14512</text:p>
          </table:table-cell>
          <table:table-cell office:value-type="float" office:value="5.68698" calcext:value-type="float">
            <text:p>5,68698</text:p>
          </table:table-cell>
        </table:table-row>
        <table:table-row table:style-name="ro1">
          <table:table-cell office:value-type="float" office:value="19.6683" calcext:value-type="float">
            <text:p>19,6683</text:p>
          </table:table-cell>
          <table:table-cell office:value-type="float" office:value="272" calcext:value-type="float">
            <text:p>272</text:p>
          </table:table-cell>
          <table:table-cell office:value-type="float" office:value="3.0286" calcext:value-type="float">
            <text:p>3,0286</text:p>
          </table:table-cell>
          <table:table-cell office:value-type="float" office:value="5.6058" calcext:value-type="float">
            <text:p>5,6058</text:p>
          </table:table-cell>
          <table:table-cell/>
          <table:table-cell office:value-type="float" office:value="19.9055" calcext:value-type="float">
            <text:p>19,9055</text:p>
          </table:table-cell>
          <table:table-cell office:value-type="float" office:value="243" calcext:value-type="float">
            <text:p>243</text:p>
          </table:table-cell>
          <table:table-cell office:value-type="float" office:value="3.04001" calcext:value-type="float">
            <text:p>3,04001</text:p>
          </table:table-cell>
          <table:table-cell office:value-type="float" office:value="5.49306" calcext:value-type="float">
            <text:p>5,49306</text:p>
          </table:table-cell>
          <table:table-cell/>
          <table:table-cell office:value-type="float" office:value="20.1979" calcext:value-type="float">
            <text:p>20,1979</text:p>
          </table:table-cell>
          <table:table-cell office:value-type="float" office:value="241" calcext:value-type="float">
            <text:p>241</text:p>
          </table:table-cell>
          <table:table-cell office:value-type="float" office:value="3.0539" calcext:value-type="float">
            <text:p>3,0539</text:p>
          </table:table-cell>
          <table:table-cell office:value-type="float" office:value="5.4848" calcext:value-type="float">
            <text:p>5,4848</text:p>
          </table:table-cell>
          <table:table-cell/>
          <table:table-cell office:value-type="float" office:value="20.5586" calcext:value-type="float">
            <text:p>20,5586</text:p>
          </table:table-cell>
          <table:table-cell office:value-type="float" office:value="248" calcext:value-type="float">
            <text:p>248</text:p>
          </table:table-cell>
          <table:table-cell office:value-type="float" office:value="3.07077" calcext:value-type="float">
            <text:p>3,07077</text:p>
          </table:table-cell>
          <table:table-cell office:value-type="float" office:value="5.51343" calcext:value-type="float">
            <text:p>5,51343</text:p>
          </table:table-cell>
          <table:table-cell/>
          <table:table-cell office:value-type="float" office:value="20.908" calcext:value-type="float">
            <text:p>20,908</text:p>
          </table:table-cell>
          <table:table-cell office:value-type="float" office:value="253" calcext:value-type="float">
            <text:p>253</text:p>
          </table:table-cell>
          <table:table-cell office:value-type="float" office:value="3.08685" calcext:value-type="float">
            <text:p>3,08685</text:p>
          </table:table-cell>
          <table:table-cell office:value-type="float" office:value="5.53339" calcext:value-type="float">
            <text:p>5,53339</text:p>
          </table:table-cell>
          <table:table-cell/>
          <table:table-cell office:value-type="float" office:value="21.3644" calcext:value-type="float">
            <text:p>21,3644</text:p>
          </table:table-cell>
          <table:table-cell office:value-type="float" office:value="236" calcext:value-type="float">
            <text:p>236</text:p>
          </table:table-cell>
          <table:table-cell office:value-type="float" office:value="3.10747" calcext:value-type="float">
            <text:p>3,10747</text:p>
          </table:table-cell>
          <table:table-cell office:value-type="float" office:value="5.46383" calcext:value-type="float">
            <text:p>5,46383</text:p>
          </table:table-cell>
          <table:table-cell/>
          <table:table-cell office:value-type="float" office:value="21.9608" calcext:value-type="float">
            <text:p>21,9608</text:p>
          </table:table-cell>
          <table:table-cell office:value-type="float" office:value="268" calcext:value-type="float">
            <text:p>268</text:p>
          </table:table-cell>
          <table:table-cell office:value-type="float" office:value="3.13379" calcext:value-type="float">
            <text:p>3,13379</text:p>
          </table:table-cell>
          <table:table-cell office:value-type="float" office:value="5.59099" calcext:value-type="float">
            <text:p>5,59099</text:p>
          </table:table-cell>
          <table:table-cell/>
          <table:table-cell office:value-type="float" office:value="22.6953" calcext:value-type="float">
            <text:p>22,6953</text:p>
          </table:table-cell>
          <table:table-cell office:value-type="float" office:value="286" calcext:value-type="float">
            <text:p>286</text:p>
          </table:table-cell>
          <table:table-cell office:value-type="float" office:value="3.16528" calcext:value-type="float">
            <text:p>3,16528</text:p>
          </table:table-cell>
          <table:table-cell office:value-type="float" office:value="5.65599" calcext:value-type="float">
            <text:p>5,65599</text:p>
          </table:table-cell>
        </table:table-row>
        <table:table-row table:style-name="ro1">
          <table:table-cell office:value-type="float" office:value="20.0781" calcext:value-type="float">
            <text:p>20,0781</text:p>
          </table:table-cell>
          <table:table-cell office:value-type="float" office:value="237" calcext:value-type="float">
            <text:p>237</text:p>
          </table:table-cell>
          <table:table-cell office:value-type="float" office:value="3.04823" calcext:value-type="float">
            <text:p>3,04823</text:p>
          </table:table-cell>
          <table:table-cell office:value-type="float" office:value="5.46806" calcext:value-type="float">
            <text:p>5,46806</text:p>
          </table:table-cell>
          <table:table-cell/>
          <table:table-cell office:value-type="float" office:value="20.3202" calcext:value-type="float">
            <text:p>20,3202</text:p>
          </table:table-cell>
          <table:table-cell office:value-type="float" office:value="236" calcext:value-type="float">
            <text:p>236</text:p>
          </table:table-cell>
          <table:table-cell office:value-type="float" office:value="3.05965" calcext:value-type="float">
            <text:p>3,05965</text:p>
          </table:table-cell>
          <table:table-cell office:value-type="float" office:value="5.46383" calcext:value-type="float">
            <text:p>5,46383</text:p>
          </table:table-cell>
          <table:table-cell/>
          <table:table-cell office:value-type="float" office:value="20.6187" calcext:value-type="float">
            <text:p>20,6187</text:p>
          </table:table-cell>
          <table:table-cell office:value-type="float" office:value="242" calcext:value-type="float">
            <text:p>242</text:p>
          </table:table-cell>
          <table:table-cell office:value-type="float" office:value="3.07356" calcext:value-type="float">
            <text:p>3,07356</text:p>
          </table:table-cell>
          <table:table-cell office:value-type="float" office:value="5.48894" calcext:value-type="float">
            <text:p>5,48894</text:p>
          </table:table-cell>
          <table:table-cell/>
          <table:table-cell office:value-type="float" office:value="20.9869" calcext:value-type="float">
            <text:p>20,9869</text:p>
          </table:table-cell>
          <table:table-cell office:value-type="float" office:value="242" calcext:value-type="float">
            <text:p>242</text:p>
          </table:table-cell>
          <table:table-cell office:value-type="float" office:value="3.09045" calcext:value-type="float">
            <text:p>3,09045</text:p>
          </table:table-cell>
          <table:table-cell office:value-type="float" office:value="5.48894" calcext:value-type="float">
            <text:p>5,48894</text:p>
          </table:table-cell>
          <table:table-cell/>
          <table:table-cell office:value-type="float" office:value="21.3436" calcext:value-type="float">
            <text:p>21,3436</text:p>
          </table:table-cell>
          <table:table-cell office:value-type="float" office:value="226" calcext:value-type="float">
            <text:p>226</text:p>
          </table:table-cell>
          <table:table-cell office:value-type="float" office:value="3.10654" calcext:value-type="float">
            <text:p>3,10654</text:p>
          </table:table-cell>
          <table:table-cell office:value-type="float" office:value="5.42053" calcext:value-type="float">
            <text:p>5,42053</text:p>
          </table:table-cell>
          <table:table-cell/>
          <table:table-cell office:value-type="float" office:value="21.8095" calcext:value-type="float">
            <text:p>21,8095</text:p>
          </table:table-cell>
          <table:table-cell office:value-type="float" office:value="232" calcext:value-type="float">
            <text:p>232</text:p>
          </table:table-cell>
          <table:table-cell office:value-type="float" office:value="3.12718" calcext:value-type="float">
            <text:p>3,12718</text:p>
          </table:table-cell>
          <table:table-cell office:value-type="float" office:value="5.44674" calcext:value-type="float">
            <text:p>5,44674</text:p>
          </table:table-cell>
          <table:table-cell/>
          <table:table-cell office:value-type="float" office:value="22.4183" calcext:value-type="float">
            <text:p>22,4183</text:p>
          </table:table-cell>
          <table:table-cell office:value-type="float" office:value="268" calcext:value-type="float">
            <text:p>268</text:p>
          </table:table-cell>
          <table:table-cell office:value-type="float" office:value="3.15352" calcext:value-type="float">
            <text:p>3,15352</text:p>
          </table:table-cell>
          <table:table-cell office:value-type="float" office:value="5.59099" calcext:value-type="float">
            <text:p>5,59099</text:p>
          </table:table-cell>
          <table:table-cell/>
          <table:table-cell office:value-type="float" office:value="23.1682" calcext:value-type="float">
            <text:p>23,1682</text:p>
          </table:table-cell>
          <table:table-cell office:value-type="float" office:value="280" calcext:value-type="float">
            <text:p>280</text:p>
          </table:table-cell>
          <table:table-cell office:value-type="float" office:value="3.18504" calcext:value-type="float">
            <text:p>3,18504</text:p>
          </table:table-cell>
          <table:table-cell office:value-type="float" office:value="5.63479" calcext:value-type="float">
            <text:p>5,63479</text:p>
          </table:table-cell>
        </table:table-row>
        <table:table-row table:style-name="ro1">
          <table:table-cell office:value-type="float" office:value="20.4878" calcext:value-type="float">
            <text:p>20,4878</text:p>
          </table:table-cell>
          <table:table-cell office:value-type="float" office:value="232" calcext:value-type="float">
            <text:p>232</text:p>
          </table:table-cell>
          <table:table-cell office:value-type="float" office:value="3.06749" calcext:value-type="float">
            <text:p>3,06749</text:p>
          </table:table-cell>
          <table:table-cell office:value-type="float" office:value="5.44674" calcext:value-type="float">
            <text:p>5,44674</text:p>
          </table:table-cell>
          <table:table-cell/>
          <table:table-cell office:value-type="float" office:value="20.7349" calcext:value-type="float">
            <text:p>20,7349</text:p>
          </table:table-cell>
          <table:table-cell office:value-type="float" office:value="233" calcext:value-type="float">
            <text:p>233</text:p>
          </table:table-cell>
          <table:table-cell office:value-type="float" office:value="3.07892" calcext:value-type="float">
            <text:p>3,07892</text:p>
          </table:table-cell>
          <table:table-cell office:value-type="float" office:value="5.45104" calcext:value-type="float">
            <text:p>5,45104</text:p>
          </table:table-cell>
          <table:table-cell/>
          <table:table-cell office:value-type="float" office:value="21.0395" calcext:value-type="float">
            <text:p>21,0395</text:p>
          </table:table-cell>
          <table:table-cell office:value-type="float" office:value="232" calcext:value-type="float">
            <text:p>232</text:p>
          </table:table-cell>
          <table:table-cell office:value-type="float" office:value="3.09284" calcext:value-type="float">
            <text:p>3,09284</text:p>
          </table:table-cell>
          <table:table-cell office:value-type="float" office:value="5.44674" calcext:value-type="float">
            <text:p>5,44674</text:p>
          </table:table-cell>
          <table:table-cell/>
          <table:table-cell office:value-type="float" office:value="21.4152" calcext:value-type="float">
            <text:p>21,4152</text:p>
          </table:table-cell>
          <table:table-cell office:value-type="float" office:value="208" calcext:value-type="float">
            <text:p>208</text:p>
          </table:table-cell>
          <table:table-cell office:value-type="float" office:value="3.10974" calcext:value-type="float">
            <text:p>3,10974</text:p>
          </table:table-cell>
          <table:table-cell office:value-type="float" office:value="5.33754" calcext:value-type="float">
            <text:p>5,33754</text:p>
          </table:table-cell>
          <table:table-cell/>
          <table:table-cell office:value-type="float" office:value="21.7792" calcext:value-type="float">
            <text:p>21,7792</text:p>
          </table:table-cell>
          <table:table-cell office:value-type="float" office:value="217" calcext:value-type="float">
            <text:p>217</text:p>
          </table:table-cell>
          <table:table-cell office:value-type="float" office:value="3.12585" calcext:value-type="float">
            <text:p>3,12585</text:p>
          </table:table-cell>
          <table:table-cell office:value-type="float" office:value="5.3799" calcext:value-type="float">
            <text:p>5,3799</text:p>
          </table:table-cell>
          <table:table-cell/>
          <table:table-cell office:value-type="float" office:value="22.2546" calcext:value-type="float">
            <text:p>22,2546</text:p>
          </table:table-cell>
          <table:table-cell office:value-type="float" office:value="228" calcext:value-type="float">
            <text:p>228</text:p>
          </table:table-cell>
          <table:table-cell office:value-type="float" office:value="3.1465" calcext:value-type="float">
            <text:p>3,1465</text:p>
          </table:table-cell>
          <table:table-cell office:value-type="float" office:value="5.42935" calcext:value-type="float">
            <text:p>5,42935</text:p>
          </table:table-cell>
          <table:table-cell/>
          <table:table-cell office:value-type="float" office:value="22.8758" calcext:value-type="float">
            <text:p>22,8758</text:p>
          </table:table-cell>
          <table:table-cell office:value-type="float" office:value="260" calcext:value-type="float">
            <text:p>260</text:p>
          </table:table-cell>
          <table:table-cell office:value-type="float" office:value="3.17287" calcext:value-type="float">
            <text:p>3,17287</text:p>
          </table:table-cell>
          <table:table-cell office:value-type="float" office:value="5.56068" calcext:value-type="float">
            <text:p>5,56068</text:p>
          </table:table-cell>
          <table:table-cell/>
          <table:table-cell office:value-type="float" office:value="23.641" calcext:value-type="float">
            <text:p>23,641</text:p>
          </table:table-cell>
          <table:table-cell office:value-type="float" office:value="241" calcext:value-type="float">
            <text:p>241</text:p>
          </table:table-cell>
          <table:table-cell office:value-type="float" office:value="3.20441" calcext:value-type="float">
            <text:p>3,20441</text:p>
          </table:table-cell>
          <table:table-cell office:value-type="float" office:value="5.4848" calcext:value-type="float">
            <text:p>5,4848</text:p>
          </table:table-cell>
        </table:table-row>
        <table:table-row table:style-name="ro1">
          <table:table-cell office:value-type="float" office:value="20.8976" calcext:value-type="float">
            <text:p>20,8976</text:p>
          </table:table-cell>
          <table:table-cell office:value-type="float" office:value="227" calcext:value-type="float">
            <text:p>227</text:p>
          </table:table-cell>
          <table:table-cell office:value-type="float" office:value="3.08638" calcext:value-type="float">
            <text:p>3,08638</text:p>
          </table:table-cell>
          <table:table-cell office:value-type="float" office:value="5.42495" calcext:value-type="float">
            <text:p>5,42495</text:p>
          </table:table-cell>
          <table:table-cell/>
          <table:table-cell office:value-type="float" office:value="21.1496" calcext:value-type="float">
            <text:p>21,1496</text:p>
          </table:table-cell>
          <table:table-cell office:value-type="float" office:value="226" calcext:value-type="float">
            <text:p>226</text:p>
          </table:table-cell>
          <table:table-cell office:value-type="float" office:value="3.09782" calcext:value-type="float">
            <text:p>3,09782</text:p>
          </table:table-cell>
          <table:table-cell office:value-type="float" office:value="5.42053" calcext:value-type="float">
            <text:p>5,42053</text:p>
          </table:table-cell>
          <table:table-cell/>
          <table:table-cell office:value-type="float" office:value="21.4603" calcext:value-type="float">
            <text:p>21,4603</text:p>
          </table:table-cell>
          <table:table-cell office:value-type="float" office:value="197" calcext:value-type="float">
            <text:p>197</text:p>
          </table:table-cell>
          <table:table-cell office:value-type="float" office:value="3.11175" calcext:value-type="float">
            <text:p>3,11175</text:p>
          </table:table-cell>
          <table:table-cell office:value-type="float" office:value="5.2832" calcext:value-type="float">
            <text:p>5,2832</text:p>
          </table:table-cell>
          <table:table-cell/>
          <table:table-cell office:value-type="float" office:value="21.8435" calcext:value-type="float">
            <text:p>21,8435</text:p>
          </table:table-cell>
          <table:table-cell office:value-type="float" office:value="203" calcext:value-type="float">
            <text:p>203</text:p>
          </table:table-cell>
          <table:table-cell office:value-type="float" office:value="3.12867" calcext:value-type="float">
            <text:p>3,12867</text:p>
          </table:table-cell>
          <table:table-cell office:value-type="float" office:value="5.31321" calcext:value-type="float">
            <text:p>5,31321</text:p>
          </table:table-cell>
          <table:table-cell/>
          <table:table-cell office:value-type="float" office:value="22.2147" calcext:value-type="float">
            <text:p>22,2147</text:p>
          </table:table-cell>
          <table:table-cell office:value-type="float" office:value="207" calcext:value-type="float">
            <text:p>207</text:p>
          </table:table-cell>
          <table:table-cell office:value-type="float" office:value="3.14479" calcext:value-type="float">
            <text:p>3,14479</text:p>
          </table:table-cell>
          <table:table-cell office:value-type="float" office:value="5.33272" calcext:value-type="float">
            <text:p>5,33272</text:p>
          </table:table-cell>
          <table:table-cell/>
          <table:table-cell office:value-type="float" office:value="22.6997" calcext:value-type="float">
            <text:p>22,6997</text:p>
          </table:table-cell>
          <table:table-cell office:value-type="float" office:value="228" calcext:value-type="float">
            <text:p>228</text:p>
          </table:table-cell>
          <table:table-cell office:value-type="float" office:value="3.16546" calcext:value-type="float">
            <text:p>3,16546</text:p>
          </table:table-cell>
          <table:table-cell office:value-type="float" office:value="5.42935" calcext:value-type="float">
            <text:p>5,42935</text:p>
          </table:table-cell>
          <table:table-cell/>
          <table:table-cell office:value-type="float" office:value="23.3333" calcext:value-type="float">
            <text:p>23,3333</text:p>
          </table:table-cell>
          <table:table-cell office:value-type="float" office:value="225" calcext:value-type="float">
            <text:p>225</text:p>
          </table:table-cell>
          <table:table-cell office:value-type="float" office:value="3.19185" calcext:value-type="float">
            <text:p>3,19185</text:p>
          </table:table-cell>
          <table:table-cell office:value-type="float" office:value="5.4161" calcext:value-type="float">
            <text:p>5,4161</text:p>
          </table:table-cell>
          <table:table-cell/>
          <table:table-cell office:value-type="float" office:value="24.1138" calcext:value-type="float">
            <text:p>24,1138</text:p>
          </table:table-cell>
          <table:table-cell office:value-type="float" office:value="240" calcext:value-type="float">
            <text:p>240</text:p>
          </table:table-cell>
          <table:table-cell office:value-type="float" office:value="3.22342" calcext:value-type="float">
            <text:p>3,22342</text:p>
          </table:table-cell>
          <table:table-cell office:value-type="float" office:value="5.48064" calcext:value-type="float">
            <text:p>5,48064</text:p>
          </table:table-cell>
        </table:table-row>
        <table:table-row table:style-name="ro1">
          <table:table-cell office:value-type="float" office:value="21.3074" calcext:value-type="float">
            <text:p>21,3074</text:p>
          </table:table-cell>
          <table:table-cell office:value-type="float" office:value="228" calcext:value-type="float">
            <text:p>228</text:p>
          </table:table-cell>
          <table:table-cell office:value-type="float" office:value="3.10492" calcext:value-type="float">
            <text:p>3,10492</text:p>
          </table:table-cell>
          <table:table-cell office:value-type="float" office:value="5.42935" calcext:value-type="float">
            <text:p>5,42935</text:p>
          </table:table-cell>
          <table:table-cell/>
          <table:table-cell office:value-type="float" office:value="21.5643" calcext:value-type="float">
            <text:p>21,5643</text:p>
          </table:table-cell>
          <table:table-cell office:value-type="float" office:value="193" calcext:value-type="float">
            <text:p>193</text:p>
          </table:table-cell>
          <table:table-cell office:value-type="float" office:value="3.11637" calcext:value-type="float">
            <text:p>3,11637</text:p>
          </table:table-cell>
          <table:table-cell office:value-type="float" office:value="5.26269" calcext:value-type="float">
            <text:p>5,26269</text:p>
          </table:table-cell>
          <table:table-cell/>
          <table:table-cell office:value-type="float" office:value="21.8811" calcext:value-type="float">
            <text:p>21,8811</text:p>
          </table:table-cell>
          <table:table-cell office:value-type="float" office:value="198" calcext:value-type="float">
            <text:p>198</text:p>
          </table:table-cell>
          <table:table-cell office:value-type="float" office:value="3.13031" calcext:value-type="float">
            <text:p>3,13031</text:p>
          </table:table-cell>
          <table:table-cell office:value-type="float" office:value="5.28827" calcext:value-type="float">
            <text:p>5,28827</text:p>
          </table:table-cell>
          <table:table-cell/>
          <table:table-cell office:value-type="float" office:value="22.2718" calcext:value-type="float">
            <text:p>22,2718</text:p>
          </table:table-cell>
          <table:table-cell office:value-type="float" office:value="201" calcext:value-type="float">
            <text:p>201</text:p>
          </table:table-cell>
          <table:table-cell office:value-type="float" office:value="3.14724" calcext:value-type="float">
            <text:p>3,14724</text:p>
          </table:table-cell>
          <table:table-cell office:value-type="float" office:value="5.3033" calcext:value-type="float">
            <text:p>5,3033</text:p>
          </table:table-cell>
          <table:table-cell/>
          <table:table-cell office:value-type="float" office:value="22.6503" calcext:value-type="float">
            <text:p>22,6503</text:p>
          </table:table-cell>
          <table:table-cell office:value-type="float" office:value="205" calcext:value-type="float">
            <text:p>205</text:p>
          </table:table-cell>
          <table:table-cell office:value-type="float" office:value="3.16338" calcext:value-type="float">
            <text:p>3,16338</text:p>
          </table:table-cell>
          <table:table-cell office:value-type="float" office:value="5.32301" calcext:value-type="float">
            <text:p>5,32301</text:p>
          </table:table-cell>
          <table:table-cell/>
          <table:table-cell office:value-type="float" office:value="23.1448" calcext:value-type="float">
            <text:p>23,1448</text:p>
          </table:table-cell>
          <table:table-cell office:value-type="float" office:value="228" calcext:value-type="float">
            <text:p>228</text:p>
          </table:table-cell>
          <table:table-cell office:value-type="float" office:value="3.18407" calcext:value-type="float">
            <text:p>3,18407</text:p>
          </table:table-cell>
          <table:table-cell office:value-type="float" office:value="5.42935" calcext:value-type="float">
            <text:p>5,42935</text:p>
          </table:table-cell>
          <table:table-cell/>
          <table:table-cell office:value-type="float" office:value="23.7908" calcext:value-type="float">
            <text:p>23,7908</text:p>
          </table:table-cell>
          <table:table-cell office:value-type="float" office:value="226" calcext:value-type="float">
            <text:p>226</text:p>
          </table:table-cell>
          <table:table-cell office:value-type="float" office:value="3.21047" calcext:value-type="float">
            <text:p>3,21047</text:p>
          </table:table-cell>
          <table:table-cell office:value-type="float" office:value="5.42053" calcext:value-type="float">
            <text:p>5,42053</text:p>
          </table:table-cell>
          <table:table-cell/>
          <table:table-cell office:value-type="float" office:value="24.5866" calcext:value-type="float">
            <text:p>24,5866</text:p>
          </table:table-cell>
          <table:table-cell office:value-type="float" office:value="237" calcext:value-type="float">
            <text:p>237</text:p>
          </table:table-cell>
          <table:table-cell office:value-type="float" office:value="3.24207" calcext:value-type="float">
            <text:p>3,24207</text:p>
          </table:table-cell>
          <table:table-cell office:value-type="float" office:value="5.46806" calcext:value-type="float">
            <text:p>5,46806</text:p>
          </table:table-cell>
        </table:table-row>
        <table:table-row table:style-name="ro1">
          <table:table-cell office:value-type="float" office:value="21.7171" calcext:value-type="float">
            <text:p>21,7171</text:p>
          </table:table-cell>
          <table:table-cell office:value-type="float" office:value="195" calcext:value-type="float">
            <text:p>195</text:p>
          </table:table-cell>
          <table:table-cell office:value-type="float" office:value="3.12312" calcext:value-type="float">
            <text:p>3,12312</text:p>
          </table:table-cell>
          <table:table-cell office:value-type="float" office:value="5.273" calcext:value-type="float">
            <text:p>5,273</text:p>
          </table:table-cell>
          <table:table-cell/>
          <table:table-cell office:value-type="float" office:value="21.979" calcext:value-type="float">
            <text:p>21,979</text:p>
          </table:table-cell>
          <table:table-cell office:value-type="float" office:value="199" calcext:value-type="float">
            <text:p>199</text:p>
          </table:table-cell>
          <table:table-cell office:value-type="float" office:value="3.13458" calcext:value-type="float">
            <text:p>3,13458</text:p>
          </table:table-cell>
          <table:table-cell office:value-type="float" office:value="5.2933" calcext:value-type="float">
            <text:p>5,2933</text:p>
          </table:table-cell>
          <table:table-cell/>
          <table:table-cell office:value-type="float" office:value="22.3018" calcext:value-type="float">
            <text:p>22,3018</text:p>
          </table:table-cell>
          <table:table-cell office:value-type="float" office:value="195" calcext:value-type="float">
            <text:p>195</text:p>
          </table:table-cell>
          <table:table-cell office:value-type="float" office:value="3.14853" calcext:value-type="float">
            <text:p>3,14853</text:p>
          </table:table-cell>
          <table:table-cell office:value-type="float" office:value="5.273" calcext:value-type="float">
            <text:p>5,273</text:p>
          </table:table-cell>
          <table:table-cell/>
          <table:table-cell office:value-type="float" office:value="22.7001" calcext:value-type="float">
            <text:p>22,7001</text:p>
          </table:table-cell>
          <table:table-cell office:value-type="float" office:value="197" calcext:value-type="float">
            <text:p>197</text:p>
          </table:table-cell>
          <table:table-cell office:value-type="float" office:value="3.16548" calcext:value-type="float">
            <text:p>3,16548</text:p>
          </table:table-cell>
          <table:table-cell office:value-type="float" office:value="5.2832" calcext:value-type="float">
            <text:p>5,2832</text:p>
          </table:table-cell>
          <table:table-cell/>
          <table:table-cell office:value-type="float" office:value="23.0859" calcext:value-type="float">
            <text:p>23,0859</text:p>
          </table:table-cell>
          <table:table-cell office:value-type="float" office:value="206" calcext:value-type="float">
            <text:p>206</text:p>
          </table:table-cell>
          <table:table-cell office:value-type="float" office:value="3.18163" calcext:value-type="float">
            <text:p>3,18163</text:p>
          </table:table-cell>
          <table:table-cell office:value-type="float" office:value="5.32788" calcext:value-type="float">
            <text:p>5,32788</text:p>
          </table:table-cell>
          <table:table-cell/>
          <table:table-cell office:value-type="float" office:value="23.5899" calcext:value-type="float">
            <text:p>23,5899</text:p>
          </table:table-cell>
          <table:table-cell office:value-type="float" office:value="191" calcext:value-type="float">
            <text:p>191</text:p>
          </table:table-cell>
          <table:table-cell office:value-type="float" office:value="3.20233" calcext:value-type="float">
            <text:p>3,20233</text:p>
          </table:table-cell>
          <table:table-cell office:value-type="float" office:value="5.25227" calcext:value-type="float">
            <text:p>5,25227</text:p>
          </table:table-cell>
          <table:table-cell/>
          <table:table-cell office:value-type="float" office:value="24.2484" calcext:value-type="float">
            <text:p>24,2484</text:p>
          </table:table-cell>
          <table:table-cell office:value-type="float" office:value="222" calcext:value-type="float">
            <text:p>222</text:p>
          </table:table-cell>
          <table:table-cell office:value-type="float" office:value="3.22876" calcext:value-type="float">
            <text:p>3,22876</text:p>
          </table:table-cell>
          <table:table-cell office:value-type="float" office:value="5.40268" calcext:value-type="float">
            <text:p>5,40268</text:p>
          </table:table-cell>
          <table:table-cell/>
          <table:table-cell office:value-type="float" office:value="25.0595" calcext:value-type="float">
            <text:p>25,0595</text:p>
          </table:table-cell>
          <table:table-cell office:value-type="float" office:value="236" calcext:value-type="float">
            <text:p>236</text:p>
          </table:table-cell>
          <table:table-cell office:value-type="float" office:value="3.26038" calcext:value-type="float">
            <text:p>3,26038</text:p>
          </table:table-cell>
          <table:table-cell office:value-type="float" office:value="5.46383" calcext:value-type="float">
            <text:p>5,46383</text:p>
          </table:table-cell>
        </table:table-row>
        <table:table-row table:style-name="ro1">
          <table:table-cell office:value-type="float" office:value="22.1269" calcext:value-type="float">
            <text:p>22,1269</text:p>
          </table:table-cell>
          <table:table-cell office:value-type="float" office:value="193" calcext:value-type="float">
            <text:p>193</text:p>
          </table:table-cell>
          <table:table-cell office:value-type="float" office:value="3.141" calcext:value-type="float">
            <text:p>3,141</text:p>
          </table:table-cell>
          <table:table-cell office:value-type="float" office:value="5.26269" calcext:value-type="float">
            <text:p>5,26269</text:p>
          </table:table-cell>
          <table:table-cell/>
          <table:table-cell office:value-type="float" office:value="22.3937" calcext:value-type="float">
            <text:p>22,3937</text:p>
          </table:table-cell>
          <table:table-cell office:value-type="float" office:value="191" calcext:value-type="float">
            <text:p>191</text:p>
          </table:table-cell>
          <table:table-cell office:value-type="float" office:value="3.15247" calcext:value-type="float">
            <text:p>3,15247</text:p>
          </table:table-cell>
          <table:table-cell office:value-type="float" office:value="5.25227" calcext:value-type="float">
            <text:p>5,25227</text:p>
          </table:table-cell>
          <table:table-cell/>
          <table:table-cell office:value-type="float" office:value="22.7226" calcext:value-type="float">
            <text:p>22,7226</text:p>
          </table:table-cell>
          <table:table-cell office:value-type="float" office:value="191" calcext:value-type="float">
            <text:p>191</text:p>
          </table:table-cell>
          <table:table-cell office:value-type="float" office:value="3.16643" calcext:value-type="float">
            <text:p>3,16643</text:p>
          </table:table-cell>
          <table:table-cell office:value-type="float" office:value="5.25227" calcext:value-type="float">
            <text:p>5,25227</text:p>
          </table:table-cell>
          <table:table-cell/>
          <table:table-cell office:value-type="float" office:value="23.1284" calcext:value-type="float">
            <text:p>23,1284</text:p>
          </table:table-cell>
          <table:table-cell office:value-type="float" office:value="197" calcext:value-type="float">
            <text:p>197</text:p>
          </table:table-cell>
          <table:table-cell office:value-type="float" office:value="3.18339" calcext:value-type="float">
            <text:p>3,18339</text:p>
          </table:table-cell>
          <table:table-cell office:value-type="float" office:value="5.2832" calcext:value-type="float">
            <text:p>5,2832</text:p>
          </table:table-cell>
          <table:table-cell/>
          <table:table-cell office:value-type="float" office:value="23.5215" calcext:value-type="float">
            <text:p>23,5215</text:p>
          </table:table-cell>
          <table:table-cell office:value-type="float" office:value="178" calcext:value-type="float">
            <text:p>178</text:p>
          </table:table-cell>
          <table:table-cell office:value-type="float" office:value="3.19955" calcext:value-type="float">
            <text:p>3,19955</text:p>
          </table:table-cell>
          <table:table-cell office:value-type="float" office:value="5.18178" calcext:value-type="float">
            <text:p>5,18178</text:p>
          </table:table-cell>
          <table:table-cell/>
          <table:table-cell office:value-type="float" office:value="24.035" calcext:value-type="float">
            <text:p>24,035</text:p>
          </table:table-cell>
          <table:table-cell office:value-type="float" office:value="195" calcext:value-type="float">
            <text:p>195</text:p>
          </table:table-cell>
          <table:table-cell office:value-type="float" office:value="3.22027" calcext:value-type="float">
            <text:p>3,22027</text:p>
          </table:table-cell>
          <table:table-cell office:value-type="float" office:value="5.273" calcext:value-type="float">
            <text:p>5,273</text:p>
          </table:table-cell>
          <table:table-cell/>
          <table:table-cell office:value-type="float" office:value="24.7059" calcext:value-type="float">
            <text:p>24,7059</text:p>
          </table:table-cell>
          <table:table-cell office:value-type="float" office:value="223" calcext:value-type="float">
            <text:p>223</text:p>
          </table:table-cell>
          <table:table-cell office:value-type="float" office:value="3.24672" calcext:value-type="float">
            <text:p>3,24672</text:p>
          </table:table-cell>
          <table:table-cell office:value-type="float" office:value="5.40717" calcext:value-type="float">
            <text:p>5,40717</text:p>
          </table:table-cell>
          <table:table-cell/>
          <table:table-cell office:value-type="float" office:value="25.5323" calcext:value-type="float">
            <text:p>25,5323</text:p>
          </table:table-cell>
          <table:table-cell office:value-type="float" office:value="233" calcext:value-type="float">
            <text:p>233</text:p>
          </table:table-cell>
          <table:table-cell office:value-type="float" office:value="3.27836" calcext:value-type="float">
            <text:p>3,27836</text:p>
          </table:table-cell>
          <table:table-cell office:value-type="float" office:value="5.45104" calcext:value-type="float">
            <text:p>5,45104</text:p>
          </table:table-cell>
        </table:table-row>
        <table:table-row table:style-name="ro1">
          <table:table-cell office:value-type="float" office:value="22.5366" calcext:value-type="float">
            <text:p>22,5366</text:p>
          </table:table-cell>
          <table:table-cell office:value-type="float" office:value="187" calcext:value-type="float">
            <text:p>187</text:p>
          </table:table-cell>
          <table:table-cell office:value-type="float" office:value="3.15856" calcext:value-type="float">
            <text:p>3,15856</text:p>
          </table:table-cell>
          <table:table-cell office:value-type="float" office:value="5.23111" calcext:value-type="float">
            <text:p>5,23111</text:p>
          </table:table-cell>
          <table:table-cell/>
          <table:table-cell office:value-type="float" office:value="22.8084" calcext:value-type="float">
            <text:p>22,8084</text:p>
          </table:table-cell>
          <table:table-cell office:value-type="float" office:value="190" calcext:value-type="float">
            <text:p>190</text:p>
          </table:table-cell>
          <table:table-cell office:value-type="float" office:value="3.17004" calcext:value-type="float">
            <text:p>3,17004</text:p>
          </table:table-cell>
          <table:table-cell office:value-type="float" office:value="5.24702" calcext:value-type="float">
            <text:p>5,24702</text:p>
          </table:table-cell>
          <table:table-cell/>
          <table:table-cell office:value-type="float" office:value="23.1434" calcext:value-type="float">
            <text:p>23,1434</text:p>
          </table:table-cell>
          <table:table-cell office:value-type="float" office:value="186" calcext:value-type="float">
            <text:p>186</text:p>
          </table:table-cell>
          <table:table-cell office:value-type="float" office:value="3.18401" calcext:value-type="float">
            <text:p>3,18401</text:p>
          </table:table-cell>
          <table:table-cell office:value-type="float" office:value="5.22575" calcext:value-type="float">
            <text:p>5,22575</text:p>
          </table:table-cell>
          <table:table-cell/>
          <table:table-cell office:value-type="float" office:value="23.5567" calcext:value-type="float">
            <text:p>23,5567</text:p>
          </table:table-cell>
          <table:table-cell office:value-type="float" office:value="170" calcext:value-type="float">
            <text:p>170</text:p>
          </table:table-cell>
          <table:table-cell office:value-type="float" office:value="3.20099" calcext:value-type="float">
            <text:p>3,20099</text:p>
          </table:table-cell>
          <table:table-cell office:value-type="float" office:value="5.1358" calcext:value-type="float">
            <text:p>5,1358</text:p>
          </table:table-cell>
          <table:table-cell/>
          <table:table-cell office:value-type="float" office:value="23.9571" calcext:value-type="float">
            <text:p>23,9571</text:p>
          </table:table-cell>
          <table:table-cell office:value-type="float" office:value="179" calcext:value-type="float">
            <text:p>179</text:p>
          </table:table-cell>
          <table:table-cell office:value-type="float" office:value="3.21716" calcext:value-type="float">
            <text:p>3,21716</text:p>
          </table:table-cell>
          <table:table-cell office:value-type="float" office:value="5.18739" calcext:value-type="float">
            <text:p>5,18739</text:p>
          </table:table-cell>
          <table:table-cell/>
          <table:table-cell office:value-type="float" office:value="24.48" calcext:value-type="float">
            <text:p>24,48</text:p>
          </table:table-cell>
          <table:table-cell office:value-type="float" office:value="191" calcext:value-type="float">
            <text:p>191</text:p>
          </table:table-cell>
          <table:table-cell office:value-type="float" office:value="3.2379" calcext:value-type="float">
            <text:p>3,2379</text:p>
          </table:table-cell>
          <table:table-cell office:value-type="float" office:value="5.25227" calcext:value-type="float">
            <text:p>5,25227</text:p>
          </table:table-cell>
          <table:table-cell/>
          <table:table-cell office:value-type="float" office:value="25.1634" calcext:value-type="float">
            <text:p>25,1634</text:p>
          </table:table-cell>
          <table:table-cell office:value-type="float" office:value="221" calcext:value-type="float">
            <text:p>221</text:p>
          </table:table-cell>
          <table:table-cell office:value-type="float" office:value="3.26436" calcext:value-type="float">
            <text:p>3,26436</text:p>
          </table:table-cell>
          <table:table-cell office:value-type="float" office:value="5.39816" calcext:value-type="float">
            <text:p>5,39816</text:p>
          </table:table-cell>
          <table:table-cell/>
          <table:table-cell office:value-type="float" office:value="26.0051" calcext:value-type="float">
            <text:p>26,0051</text:p>
          </table:table-cell>
          <table:table-cell office:value-type="float" office:value="197" calcext:value-type="float">
            <text:p>197</text:p>
          </table:table-cell>
          <table:table-cell office:value-type="float" office:value="3.29603" calcext:value-type="float">
            <text:p>3,29603</text:p>
          </table:table-cell>
          <table:table-cell office:value-type="float" office:value="5.2832" calcext:value-type="float">
            <text:p>5,2832</text:p>
          </table:table-cell>
        </table:table-row>
        <table:table-row table:style-name="ro1">
          <table:table-cell office:value-type="float" office:value="22.9464" calcext:value-type="float">
            <text:p>22,9464</text:p>
          </table:table-cell>
          <table:table-cell office:value-type="float" office:value="188" calcext:value-type="float">
            <text:p>188</text:p>
          </table:table-cell>
          <table:table-cell office:value-type="float" office:value="3.17582" calcext:value-type="float">
            <text:p>3,17582</text:p>
          </table:table-cell>
          <table:table-cell office:value-type="float" office:value="5.23644" calcext:value-type="float">
            <text:p>5,23644</text:p>
          </table:table-cell>
          <table:table-cell/>
          <table:table-cell office:value-type="float" office:value="23.2231" calcext:value-type="float">
            <text:p>23,2231</text:p>
          </table:table-cell>
          <table:table-cell office:value-type="float" office:value="184" calcext:value-type="float">
            <text:p>184</text:p>
          </table:table-cell>
          <table:table-cell office:value-type="float" office:value="3.18731" calcext:value-type="float">
            <text:p>3,18731</text:p>
          </table:table-cell>
          <table:table-cell office:value-type="float" office:value="5.21494" calcext:value-type="float">
            <text:p>5,21494</text:p>
          </table:table-cell>
          <table:table-cell/>
          <table:table-cell office:value-type="float" office:value="23.5642" calcext:value-type="float">
            <text:p>23,5642</text:p>
          </table:table-cell>
          <table:table-cell office:value-type="float" office:value="159" calcext:value-type="float">
            <text:p>159</text:p>
          </table:table-cell>
          <table:table-cell office:value-type="float" office:value="3.20129" calcext:value-type="float">
            <text:p>3,20129</text:p>
          </table:table-cell>
          <table:table-cell office:value-type="float" office:value="5.0689" calcext:value-type="float">
            <text:p>5,0689</text:p>
          </table:table-cell>
          <table:table-cell/>
          <table:table-cell office:value-type="float" office:value="23.985" calcext:value-type="float">
            <text:p>23,985</text:p>
          </table:table-cell>
          <table:table-cell office:value-type="float" office:value="170" calcext:value-type="float">
            <text:p>170</text:p>
          </table:table-cell>
          <table:table-cell office:value-type="float" office:value="3.21828" calcext:value-type="float">
            <text:p>3,21828</text:p>
          </table:table-cell>
          <table:table-cell office:value-type="float" office:value="5.1358" calcext:value-type="float">
            <text:p>5,1358</text:p>
          </table:table-cell>
          <table:table-cell/>
          <table:table-cell office:value-type="float" office:value="24.3927" calcext:value-type="float">
            <text:p>24,3927</text:p>
          </table:table-cell>
          <table:table-cell office:value-type="float" office:value="176" calcext:value-type="float">
            <text:p>176</text:p>
          </table:table-cell>
          <table:table-cell office:value-type="float" office:value="3.23446" calcext:value-type="float">
            <text:p>3,23446</text:p>
          </table:table-cell>
          <table:table-cell office:value-type="float" office:value="5.17048" calcext:value-type="float">
            <text:p>5,17048</text:p>
          </table:table-cell>
          <table:table-cell/>
          <table:table-cell office:value-type="float" office:value="24.9251" calcext:value-type="float">
            <text:p>24,9251</text:p>
          </table:table-cell>
          <table:table-cell office:value-type="float" office:value="189" calcext:value-type="float">
            <text:p>189</text:p>
          </table:table-cell>
          <table:table-cell office:value-type="float" office:value="3.25521" calcext:value-type="float">
            <text:p>3,25521</text:p>
          </table:table-cell>
          <table:table-cell office:value-type="float" office:value="5.24175" calcext:value-type="float">
            <text:p>5,24175</text:p>
          </table:table-cell>
          <table:table-cell/>
          <table:table-cell office:value-type="float" office:value="25.6209" calcext:value-type="float">
            <text:p>25,6209</text:p>
          </table:table-cell>
          <table:table-cell office:value-type="float" office:value="191" calcext:value-type="float">
            <text:p>191</text:p>
          </table:table-cell>
          <table:table-cell office:value-type="float" office:value="3.2817" calcext:value-type="float">
            <text:p>3,2817</text:p>
          </table:table-cell>
          <table:table-cell office:value-type="float" office:value="5.25227" calcext:value-type="float">
            <text:p>5,25227</text:p>
          </table:table-cell>
          <table:table-cell/>
          <table:table-cell office:value-type="float" office:value="26.4779" calcext:value-type="float">
            <text:p>26,4779</text:p>
          </table:table-cell>
          <table:table-cell office:value-type="float" office:value="197" calcext:value-type="float">
            <text:p>197</text:p>
          </table:table-cell>
          <table:table-cell office:value-type="float" office:value="3.31338" calcext:value-type="float">
            <text:p>3,31338</text:p>
          </table:table-cell>
          <table:table-cell office:value-type="float" office:value="5.2832" calcext:value-type="float">
            <text:p>5,2832</text:p>
          </table:table-cell>
        </table:table-row>
        <table:table-row table:style-name="ro1">
          <table:table-cell office:value-type="float" office:value="23.3561" calcext:value-type="float">
            <text:p>23,3561</text:p>
          </table:table-cell>
          <table:table-cell office:value-type="float" office:value="157" calcext:value-type="float">
            <text:p>157</text:p>
          </table:table-cell>
          <table:table-cell office:value-type="float" office:value="3.19278" calcext:value-type="float">
            <text:p>3,19278</text:p>
          </table:table-cell>
          <table:table-cell office:value-type="float" office:value="5.05625" calcext:value-type="float">
            <text:p>5,05625</text:p>
          </table:table-cell>
          <table:table-cell/>
          <table:table-cell office:value-type="float" office:value="23.6378" calcext:value-type="float">
            <text:p>23,6378</text:p>
          </table:table-cell>
          <table:table-cell office:value-type="float" office:value="159" calcext:value-type="float">
            <text:p>159</text:p>
          </table:table-cell>
          <table:table-cell office:value-type="float" office:value="3.20428" calcext:value-type="float">
            <text:p>3,20428</text:p>
          </table:table-cell>
          <table:table-cell office:value-type="float" office:value="5.0689" calcext:value-type="float">
            <text:p>5,0689</text:p>
          </table:table-cell>
          <table:table-cell/>
          <table:table-cell office:value-type="float" office:value="23.985" calcext:value-type="float">
            <text:p>23,985</text:p>
          </table:table-cell>
          <table:table-cell office:value-type="float" office:value="158" calcext:value-type="float">
            <text:p>158</text:p>
          </table:table-cell>
          <table:table-cell office:value-type="float" office:value="3.21828" calcext:value-type="float">
            <text:p>3,21828</text:p>
          </table:table-cell>
          <table:table-cell office:value-type="float" office:value="5.0626" calcext:value-type="float">
            <text:p>5,0626</text:p>
          </table:table-cell>
          <table:table-cell/>
          <table:table-cell office:value-type="float" office:value="24.4133" calcext:value-type="float">
            <text:p>24,4133</text:p>
          </table:table-cell>
          <table:table-cell office:value-type="float" office:value="164" calcext:value-type="float">
            <text:p>164</text:p>
          </table:table-cell>
          <table:table-cell office:value-type="float" office:value="3.23527" calcext:value-type="float">
            <text:p>3,23527</text:p>
          </table:table-cell>
          <table:table-cell office:value-type="float" office:value="5.09987" calcext:value-type="float">
            <text:p>5,09987</text:p>
          </table:table-cell>
          <table:table-cell/>
          <table:table-cell office:value-type="float" office:value="24.8282" calcext:value-type="float">
            <text:p>24,8282</text:p>
          </table:table-cell>
          <table:table-cell office:value-type="float" office:value="176" calcext:value-type="float">
            <text:p>176</text:p>
          </table:table-cell>
          <table:table-cell office:value-type="float" office:value="3.25147" calcext:value-type="float">
            <text:p>3,25147</text:p>
          </table:table-cell>
          <table:table-cell office:value-type="float" office:value="5.17048" calcext:value-type="float">
            <text:p>5,17048</text:p>
          </table:table-cell>
          <table:table-cell/>
          <table:table-cell office:value-type="float" office:value="25.3702" calcext:value-type="float">
            <text:p>25,3702</text:p>
          </table:table-cell>
          <table:table-cell office:value-type="float" office:value="197" calcext:value-type="float">
            <text:p>197</text:p>
          </table:table-cell>
          <table:table-cell office:value-type="float" office:value="3.27224" calcext:value-type="float">
            <text:p>3,27224</text:p>
          </table:table-cell>
          <table:table-cell office:value-type="float" office:value="5.2832" calcext:value-type="float">
            <text:p>5,2832</text:p>
          </table:table-cell>
          <table:table-cell/>
          <table:table-cell office:value-type="float" office:value="26.0784" calcext:value-type="float">
            <text:p>26,0784</text:p>
          </table:table-cell>
          <table:table-cell office:value-type="float" office:value="189" calcext:value-type="float">
            <text:p>189</text:p>
          </table:table-cell>
          <table:table-cell office:value-type="float" office:value="3.29874" calcext:value-type="float">
            <text:p>3,29874</text:p>
          </table:table-cell>
          <table:table-cell office:value-type="float" office:value="5.24175" calcext:value-type="float">
            <text:p>5,24175</text:p>
          </table:table-cell>
          <table:table-cell/>
          <table:table-cell office:value-type="float" office:value="26.9507" calcext:value-type="float">
            <text:p>26,9507</text:p>
          </table:table-cell>
          <table:table-cell office:value-type="float" office:value="195" calcext:value-type="float">
            <text:p>195</text:p>
          </table:table-cell>
          <table:table-cell office:value-type="float" office:value="3.33044" calcext:value-type="float">
            <text:p>3,33044</text:p>
          </table:table-cell>
          <table:table-cell office:value-type="float" office:value="5.273" calcext:value-type="float">
            <text:p>5,273</text:p>
          </table:table-cell>
        </table:table-row>
        <table:table-row table:style-name="ro1">
          <table:table-cell office:value-type="float" office:value="23.7659" calcext:value-type="float">
            <text:p>23,7659</text:p>
          </table:table-cell>
          <table:table-cell office:value-type="float" office:value="157" calcext:value-type="float">
            <text:p>157</text:p>
          </table:table-cell>
          <table:table-cell office:value-type="float" office:value="3.20947" calcext:value-type="float">
            <text:p>3,20947</text:p>
          </table:table-cell>
          <table:table-cell office:value-type="float" office:value="5.05625" calcext:value-type="float">
            <text:p>5,05625</text:p>
          </table:table-cell>
          <table:table-cell/>
          <table:table-cell office:value-type="float" office:value="24.0525" calcext:value-type="float">
            <text:p>24,0525</text:p>
          </table:table-cell>
          <table:table-cell office:value-type="float" office:value="151" calcext:value-type="float">
            <text:p>151</text:p>
          </table:table-cell>
          <table:table-cell office:value-type="float" office:value="3.22097" calcext:value-type="float">
            <text:p>3,22097</text:p>
          </table:table-cell>
          <table:table-cell office:value-type="float" office:value="5.01728" calcext:value-type="float">
            <text:p>5,01728</text:p>
          </table:table-cell>
          <table:table-cell/>
          <table:table-cell office:value-type="float" office:value="24.4058" calcext:value-type="float">
            <text:p>24,4058</text:p>
          </table:table-cell>
          <table:table-cell office:value-type="float" office:value="159" calcext:value-type="float">
            <text:p>159</text:p>
          </table:table-cell>
          <table:table-cell office:value-type="float" office:value="3.23498" calcext:value-type="float">
            <text:p>3,23498</text:p>
          </table:table-cell>
          <table:table-cell office:value-type="float" office:value="5.0689" calcext:value-type="float">
            <text:p>5,0689</text:p>
          </table:table-cell>
          <table:table-cell/>
          <table:table-cell office:value-type="float" office:value="24.8416" calcext:value-type="float">
            <text:p>24,8416</text:p>
          </table:table-cell>
          <table:table-cell office:value-type="float" office:value="165" calcext:value-type="float">
            <text:p>165</text:p>
          </table:table-cell>
          <table:table-cell office:value-type="float" office:value="3.25199" calcext:value-type="float">
            <text:p>3,25199</text:p>
          </table:table-cell>
          <table:table-cell office:value-type="float" office:value="5.10595" calcext:value-type="float">
            <text:p>5,10595</text:p>
          </table:table-cell>
          <table:table-cell/>
          <table:table-cell office:value-type="float" office:value="25.2638" calcext:value-type="float">
            <text:p>25,2638</text:p>
          </table:table-cell>
          <table:table-cell office:value-type="float" office:value="182" calcext:value-type="float">
            <text:p>182</text:p>
          </table:table-cell>
          <table:table-cell office:value-type="float" office:value="3.26819" calcext:value-type="float">
            <text:p>3,26819</text:p>
          </table:table-cell>
          <table:table-cell office:value-type="float" office:value="5.20401" calcext:value-type="float">
            <text:p>5,20401</text:p>
          </table:table-cell>
          <table:table-cell/>
          <table:table-cell office:value-type="float" office:value="25.8153" calcext:value-type="float">
            <text:p>25,8153</text:p>
          </table:table-cell>
          <table:table-cell office:value-type="float" office:value="171" calcext:value-type="float">
            <text:p>171</text:p>
          </table:table-cell>
          <table:table-cell office:value-type="float" office:value="3.28897" calcext:value-type="float">
            <text:p>3,28897</text:p>
          </table:table-cell>
          <table:table-cell office:value-type="float" office:value="5.14166" calcext:value-type="float">
            <text:p>5,14166</text:p>
          </table:table-cell>
          <table:table-cell/>
          <table:table-cell office:value-type="float" office:value="26.5359" calcext:value-type="float">
            <text:p>26,5359</text:p>
          </table:table-cell>
          <table:table-cell office:value-type="float" office:value="192" calcext:value-type="float">
            <text:p>192</text:p>
          </table:table-cell>
          <table:table-cell office:value-type="float" office:value="3.31549" calcext:value-type="float">
            <text:p>3,31549</text:p>
          </table:table-cell>
          <table:table-cell office:value-type="float" office:value="5.2575" calcext:value-type="float">
            <text:p>5,2575</text:p>
          </table:table-cell>
          <table:table-cell/>
          <table:table-cell office:value-type="float" office:value="27.4236" calcext:value-type="float">
            <text:p>27,4236</text:p>
          </table:table-cell>
          <table:table-cell office:value-type="float" office:value="194" calcext:value-type="float">
            <text:p>194</text:p>
          </table:table-cell>
          <table:table-cell office:value-type="float" office:value="3.34722" calcext:value-type="float">
            <text:p>3,34722</text:p>
          </table:table-cell>
          <table:table-cell office:value-type="float" office:value="5.26786" calcext:value-type="float">
            <text:p>5,26786</text:p>
          </table:table-cell>
        </table:table-row>
        <table:table-row table:style-name="ro1">
          <table:table-cell office:value-type="float" office:value="24.1757" calcext:value-type="float">
            <text:p>24,1757</text:p>
          </table:table-cell>
          <table:table-cell office:value-type="float" office:value="152" calcext:value-type="float">
            <text:p>152</text:p>
          </table:table-cell>
          <table:table-cell office:value-type="float" office:value="3.22588" calcext:value-type="float">
            <text:p>3,22588</text:p>
          </table:table-cell>
          <table:table-cell office:value-type="float" office:value="5.02388" calcext:value-type="float">
            <text:p>5,02388</text:p>
          </table:table-cell>
          <table:table-cell/>
          <table:table-cell office:value-type="float" office:value="24.4672" calcext:value-type="float">
            <text:p>24,4672</text:p>
          </table:table-cell>
          <table:table-cell office:value-type="float" office:value="154" calcext:value-type="float">
            <text:p>154</text:p>
          </table:table-cell>
          <table:table-cell office:value-type="float" office:value="3.23739" calcext:value-type="float">
            <text:p>3,23739</text:p>
          </table:table-cell>
          <table:table-cell office:value-type="float" office:value="5.03695" calcext:value-type="float">
            <text:p>5,03695</text:p>
          </table:table-cell>
          <table:table-cell/>
          <table:table-cell office:value-type="float" office:value="24.8266" calcext:value-type="float">
            <text:p>24,8266</text:p>
          </table:table-cell>
          <table:table-cell office:value-type="float" office:value="158" calcext:value-type="float">
            <text:p>158</text:p>
          </table:table-cell>
          <table:table-cell office:value-type="float" office:value="3.2514" calcext:value-type="float">
            <text:p>3,2514</text:p>
          </table:table-cell>
          <table:table-cell office:value-type="float" office:value="5.0626" calcext:value-type="float">
            <text:p>5,0626</text:p>
          </table:table-cell>
          <table:table-cell/>
          <table:table-cell office:value-type="float" office:value="25.2699" calcext:value-type="float">
            <text:p>25,2699</text:p>
          </table:table-cell>
          <table:table-cell office:value-type="float" office:value="168" calcext:value-type="float">
            <text:p>168</text:p>
          </table:table-cell>
          <table:table-cell office:value-type="float" office:value="3.26843" calcext:value-type="float">
            <text:p>3,26843</text:p>
          </table:table-cell>
          <table:table-cell office:value-type="float" office:value="5.12396" calcext:value-type="float">
            <text:p>5,12396</text:p>
          </table:table-cell>
          <table:table-cell/>
          <table:table-cell office:value-type="float" office:value="25.6994" calcext:value-type="float">
            <text:p>25,6994</text:p>
          </table:table-cell>
          <table:table-cell office:value-type="float" office:value="155" calcext:value-type="float">
            <text:p>155</text:p>
          </table:table-cell>
          <table:table-cell office:value-type="float" office:value="3.28464" calcext:value-type="float">
            <text:p>3,28464</text:p>
          </table:table-cell>
          <table:table-cell office:value-type="float" office:value="5.04343" calcext:value-type="float">
            <text:p>5,04343</text:p>
          </table:table-cell>
          <table:table-cell/>
          <table:table-cell office:value-type="float" office:value="26.2604" calcext:value-type="float">
            <text:p>26,2604</text:p>
          </table:table-cell>
          <table:table-cell office:value-type="float" office:value="171" calcext:value-type="float">
            <text:p>171</text:p>
          </table:table-cell>
          <table:table-cell office:value-type="float" office:value="3.30544" calcext:value-type="float">
            <text:p>3,30544</text:p>
          </table:table-cell>
          <table:table-cell office:value-type="float" office:value="5.14166" calcext:value-type="float">
            <text:p>5,14166</text:p>
          </table:table-cell>
          <table:table-cell/>
          <table:table-cell office:value-type="float" office:value="26.9935" calcext:value-type="float">
            <text:p>26,9935</text:p>
          </table:table-cell>
          <table:table-cell office:value-type="float" office:value="190" calcext:value-type="float">
            <text:p>190</text:p>
          </table:table-cell>
          <table:table-cell office:value-type="float" office:value="3.33197" calcext:value-type="float">
            <text:p>3,33197</text:p>
          </table:table-cell>
          <table:table-cell office:value-type="float" office:value="5.24702" calcext:value-type="float">
            <text:p>5,24702</text:p>
          </table:table-cell>
          <table:table-cell/>
          <table:table-cell office:value-type="float" office:value="27.8964" calcext:value-type="float">
            <text:p>27,8964</text:p>
          </table:table-cell>
          <table:table-cell office:value-type="float" office:value="192" calcext:value-type="float">
            <text:p>192</text:p>
          </table:table-cell>
          <table:table-cell office:value-type="float" office:value="3.36372" calcext:value-type="float">
            <text:p>3,36372</text:p>
          </table:table-cell>
          <table:table-cell office:value-type="float" office:value="5.2575" calcext:value-type="float">
            <text:p>5,2575</text:p>
          </table:table-cell>
        </table:table-row>
        <table:table-row table:style-name="ro1">
          <table:table-cell office:value-type="float" office:value="24.5854" calcext:value-type="float">
            <text:p>24,5854</text:p>
          </table:table-cell>
          <table:table-cell office:value-type="float" office:value="151" calcext:value-type="float">
            <text:p>151</text:p>
          </table:table-cell>
          <table:table-cell office:value-type="float" office:value="3.24202" calcext:value-type="float">
            <text:p>3,24202</text:p>
          </table:table-cell>
          <table:table-cell office:value-type="float" office:value="5.01728" calcext:value-type="float">
            <text:p>5,01728</text:p>
          </table:table-cell>
          <table:table-cell/>
          <table:table-cell office:value-type="float" office:value="24.8819" calcext:value-type="float">
            <text:p>24,8819</text:p>
          </table:table-cell>
          <table:table-cell office:value-type="float" office:value="155" calcext:value-type="float">
            <text:p>155</text:p>
          </table:table-cell>
          <table:table-cell office:value-type="float" office:value="3.25354" calcext:value-type="float">
            <text:p>3,25354</text:p>
          </table:table-cell>
          <table:table-cell office:value-type="float" office:value="5.04343" calcext:value-type="float">
            <text:p>5,04343</text:p>
          </table:table-cell>
          <table:table-cell/>
          <table:table-cell office:value-type="float" office:value="25.2474" calcext:value-type="float">
            <text:p>25,2474</text:p>
          </table:table-cell>
          <table:table-cell office:value-type="float" office:value="162" calcext:value-type="float">
            <text:p>162</text:p>
          </table:table-cell>
          <table:table-cell office:value-type="float" office:value="3.26757" calcext:value-type="float">
            <text:p>3,26757</text:p>
          </table:table-cell>
          <table:table-cell office:value-type="float" office:value="5.0876" calcext:value-type="float">
            <text:p>5,0876</text:p>
          </table:table-cell>
          <table:table-cell/>
          <table:table-cell office:value-type="float" office:value="25.6983" calcext:value-type="float">
            <text:p>25,6983</text:p>
          </table:table-cell>
          <table:table-cell office:value-type="float" office:value="140" calcext:value-type="float">
            <text:p>140</text:p>
          </table:table-cell>
          <table:table-cell office:value-type="float" office:value="3.2846" calcext:value-type="float">
            <text:p>3,2846</text:p>
          </table:table-cell>
          <table:table-cell office:value-type="float" office:value="4.94164" calcext:value-type="float">
            <text:p>4,94164</text:p>
          </table:table-cell>
          <table:table-cell/>
          <table:table-cell office:value-type="float" office:value="26.135" calcext:value-type="float">
            <text:p>26,135</text:p>
          </table:table-cell>
          <table:table-cell office:value-type="float" office:value="157" calcext:value-type="float">
            <text:p>157</text:p>
          </table:table-cell>
          <table:table-cell office:value-type="float" office:value="3.30082" calcext:value-type="float">
            <text:p>3,30082</text:p>
          </table:table-cell>
          <table:table-cell office:value-type="float" office:value="5.05625" calcext:value-type="float">
            <text:p>5,05625</text:p>
          </table:table-cell>
          <table:table-cell/>
          <table:table-cell office:value-type="float" office:value="26.7055" calcext:value-type="float">
            <text:p>26,7055</text:p>
          </table:table-cell>
          <table:table-cell office:value-type="float" office:value="169" calcext:value-type="float">
            <text:p>169</text:p>
          </table:table-cell>
          <table:table-cell office:value-type="float" office:value="3.32163" calcext:value-type="float">
            <text:p>3,32163</text:p>
          </table:table-cell>
          <table:table-cell office:value-type="float" office:value="5.1299" calcext:value-type="float">
            <text:p>5,1299</text:p>
          </table:table-cell>
          <table:table-cell/>
          <table:table-cell office:value-type="float" office:value="27.451" calcext:value-type="float">
            <text:p>27,451</text:p>
          </table:table-cell>
          <table:table-cell office:value-type="float" office:value="188" calcext:value-type="float">
            <text:p>188</text:p>
          </table:table-cell>
          <table:table-cell office:value-type="float" office:value="3.34818" calcext:value-type="float">
            <text:p>3,34818</text:p>
          </table:table-cell>
          <table:table-cell office:value-type="float" office:value="5.23644" calcext:value-type="float">
            <text:p>5,23644</text:p>
          </table:table-cell>
          <table:table-cell/>
          <table:table-cell office:value-type="float" office:value="28.3692" calcext:value-type="float">
            <text:p>28,3692</text:p>
          </table:table-cell>
          <table:table-cell office:value-type="float" office:value="189" calcext:value-type="float">
            <text:p>189</text:p>
          </table:table-cell>
          <table:table-cell office:value-type="float" office:value="3.37995" calcext:value-type="float">
            <text:p>3,37995</text:p>
          </table:table-cell>
          <table:table-cell office:value-type="float" office:value="5.24175" calcext:value-type="float">
            <text:p>5,24175</text:p>
          </table:table-cell>
        </table:table-row>
        <table:table-row table:style-name="ro1">
          <table:table-cell office:value-type="float" office:value="24.9952" calcext:value-type="float">
            <text:p>24,9952</text:p>
          </table:table-cell>
          <table:table-cell office:value-type="float" office:value="154" calcext:value-type="float">
            <text:p>154</text:p>
          </table:table-cell>
          <table:table-cell office:value-type="float" office:value="3.25791" calcext:value-type="float">
            <text:p>3,25791</text:p>
          </table:table-cell>
          <table:table-cell office:value-type="float" office:value="5.03695" calcext:value-type="float">
            <text:p>5,03695</text:p>
          </table:table-cell>
          <table:table-cell/>
          <table:table-cell office:value-type="float" office:value="25.2966" calcext:value-type="float">
            <text:p>25,2966</text:p>
          </table:table-cell>
          <table:table-cell office:value-type="float" office:value="153" calcext:value-type="float">
            <text:p>153</text:p>
          </table:table-cell>
          <table:table-cell office:value-type="float" office:value="3.26944" calcext:value-type="float">
            <text:p>3,26944</text:p>
          </table:table-cell>
          <table:table-cell office:value-type="float" office:value="5.03044" calcext:value-type="float">
            <text:p>5,03044</text:p>
          </table:table-cell>
          <table:table-cell/>
          <table:table-cell office:value-type="float" office:value="25.6682" calcext:value-type="float">
            <text:p>25,6682</text:p>
          </table:table-cell>
          <table:table-cell office:value-type="float" office:value="136" calcext:value-type="float">
            <text:p>136</text:p>
          </table:table-cell>
          <table:table-cell office:value-type="float" office:value="3.28347" calcext:value-type="float">
            <text:p>3,28347</text:p>
          </table:table-cell>
          <table:table-cell office:value-type="float" office:value="4.91265" calcext:value-type="float">
            <text:p>4,91265</text:p>
          </table:table-cell>
          <table:table-cell/>
          <table:table-cell office:value-type="float" office:value="26.1266" calcext:value-type="float">
            <text:p>26,1266</text:p>
          </table:table-cell>
          <table:table-cell office:value-type="float" office:value="145" calcext:value-type="float">
            <text:p>145</text:p>
          </table:table-cell>
          <table:table-cell office:value-type="float" office:value="3.30051" calcext:value-type="float">
            <text:p>3,30051</text:p>
          </table:table-cell>
          <table:table-cell office:value-type="float" office:value="4.97673" calcext:value-type="float">
            <text:p>4,97673</text:p>
          </table:table-cell>
          <table:table-cell/>
          <table:table-cell office:value-type="float" office:value="26.5706" calcext:value-type="float">
            <text:p>26,5706</text:p>
          </table:table-cell>
          <table:table-cell office:value-type="float" office:value="153" calcext:value-type="float">
            <text:p>153</text:p>
          </table:table-cell>
          <table:table-cell office:value-type="float" office:value="3.31675" calcext:value-type="float">
            <text:p>3,31675</text:p>
          </table:table-cell>
          <table:table-cell office:value-type="float" office:value="5.03044" calcext:value-type="float">
            <text:p>5,03044</text:p>
          </table:table-cell>
          <table:table-cell/>
          <table:table-cell office:value-type="float" office:value="27.1506" calcext:value-type="float">
            <text:p>27,1506</text:p>
          </table:table-cell>
          <table:table-cell office:value-type="float" office:value="166" calcext:value-type="float">
            <text:p>166</text:p>
          </table:table-cell>
          <table:table-cell office:value-type="float" office:value="3.33757" calcext:value-type="float">
            <text:p>3,33757</text:p>
          </table:table-cell>
          <table:table-cell office:value-type="float" office:value="5.11199" calcext:value-type="float">
            <text:p>5,11199</text:p>
          </table:table-cell>
          <table:table-cell/>
          <table:table-cell office:value-type="float" office:value="27.9085" calcext:value-type="float">
            <text:p>27,9085</text:p>
          </table:table-cell>
          <table:table-cell office:value-type="float" office:value="186" calcext:value-type="float">
            <text:p>186</text:p>
          </table:table-cell>
          <table:table-cell office:value-type="float" office:value="3.36414" calcext:value-type="float">
            <text:p>3,36414</text:p>
          </table:table-cell>
          <table:table-cell office:value-type="float" office:value="5.22575" calcext:value-type="float">
            <text:p>5,22575</text:p>
          </table:table-cell>
          <table:table-cell/>
          <table:table-cell office:value-type="float" office:value="28.842" calcext:value-type="float">
            <text:p>28,842</text:p>
          </table:table-cell>
          <table:table-cell office:value-type="float" office:value="161" calcext:value-type="float">
            <text:p>161</text:p>
          </table:table-cell>
          <table:table-cell office:value-type="float" office:value="3.39592" calcext:value-type="float">
            <text:p>3,39592</text:p>
          </table:table-cell>
          <table:table-cell office:value-type="float" office:value="5.0814" calcext:value-type="float">
            <text:p>5,0814</text:p>
          </table:table-cell>
        </table:table-row>
        <table:table-row table:style-name="ro1">
          <table:table-cell office:value-type="float" office:value="25.4049" calcext:value-type="float">
            <text:p>25,4049</text:p>
          </table:table-cell>
          <table:table-cell office:value-type="float" office:value="149" calcext:value-type="float">
            <text:p>149</text:p>
          </table:table-cell>
          <table:table-cell office:value-type="float" office:value="3.27355" calcext:value-type="float">
            <text:p>3,27355</text:p>
          </table:table-cell>
          <table:table-cell office:value-type="float" office:value="5.00395" calcext:value-type="float">
            <text:p>5,00395</text:p>
          </table:table-cell>
          <table:table-cell/>
          <table:table-cell office:value-type="float" office:value="25.7113" calcext:value-type="float">
            <text:p>25,7113</text:p>
          </table:table-cell>
          <table:table-cell office:value-type="float" office:value="126" calcext:value-type="float">
            <text:p>126</text:p>
          </table:table-cell>
          <table:table-cell office:value-type="float" office:value="3.28508" calcext:value-type="float">
            <text:p>3,28508</text:p>
          </table:table-cell>
          <table:table-cell office:value-type="float" office:value="4.83628" calcext:value-type="float">
            <text:p>4,83628</text:p>
          </table:table-cell>
          <table:table-cell/>
          <table:table-cell office:value-type="float" office:value="26.089" calcext:value-type="float">
            <text:p>26,089</text:p>
          </table:table-cell>
          <table:table-cell office:value-type="float" office:value="134" calcext:value-type="float">
            <text:p>134</text:p>
          </table:table-cell>
          <table:table-cell office:value-type="float" office:value="3.29913" calcext:value-type="float">
            <text:p>3,29913</text:p>
          </table:table-cell>
          <table:table-cell office:value-type="float" office:value="4.89784" calcext:value-type="float">
            <text:p>4,89784</text:p>
          </table:table-cell>
          <table:table-cell/>
          <table:table-cell office:value-type="float" office:value="26.5549" calcext:value-type="float">
            <text:p>26,5549</text:p>
          </table:table-cell>
          <table:table-cell office:value-type="float" office:value="145" calcext:value-type="float">
            <text:p>145</text:p>
          </table:table-cell>
          <table:table-cell office:value-type="float" office:value="3.31618" calcext:value-type="float">
            <text:p>3,31618</text:p>
          </table:table-cell>
          <table:table-cell office:value-type="float" office:value="4.97673" calcext:value-type="float">
            <text:p>4,97673</text:p>
          </table:table-cell>
          <table:table-cell/>
          <table:table-cell office:value-type="float" office:value="27.0062" calcext:value-type="float">
            <text:p>27,0062</text:p>
          </table:table-cell>
          <table:table-cell office:value-type="float" office:value="152" calcext:value-type="float">
            <text:p>152</text:p>
          </table:table-cell>
          <table:table-cell office:value-type="float" office:value="3.33242" calcext:value-type="float">
            <text:p>3,33242</text:p>
          </table:table-cell>
          <table:table-cell office:value-type="float" office:value="5.02388" calcext:value-type="float">
            <text:p>5,02388</text:p>
          </table:table-cell>
          <table:table-cell/>
          <table:table-cell office:value-type="float" office:value="27.5957" calcext:value-type="float">
            <text:p>27,5957</text:p>
          </table:table-cell>
          <table:table-cell office:value-type="float" office:value="169" calcext:value-type="float">
            <text:p>169</text:p>
          </table:table-cell>
          <table:table-cell office:value-type="float" office:value="3.35326" calcext:value-type="float">
            <text:p>3,35326</text:p>
          </table:table-cell>
          <table:table-cell office:value-type="float" office:value="5.1299" calcext:value-type="float">
            <text:p>5,1299</text:p>
          </table:table-cell>
          <table:table-cell/>
          <table:table-cell office:value-type="float" office:value="28.366" calcext:value-type="float">
            <text:p>28,366</text:p>
          </table:table-cell>
          <table:table-cell office:value-type="float" office:value="184" calcext:value-type="float">
            <text:p>184</text:p>
          </table:table-cell>
          <table:table-cell office:value-type="float" office:value="3.37984" calcext:value-type="float">
            <text:p>3,37984</text:p>
          </table:table-cell>
          <table:table-cell office:value-type="float" office:value="5.21494" calcext:value-type="float">
            <text:p>5,21494</text:p>
          </table:table-cell>
          <table:table-cell/>
          <table:table-cell office:value-type="float" office:value="29.3148" calcext:value-type="float">
            <text:p>29,3148</text:p>
          </table:table-cell>
          <table:table-cell office:value-type="float" office:value="161" calcext:value-type="float">
            <text:p>161</text:p>
          </table:table-cell>
          <table:table-cell office:value-type="float" office:value="3.41164" calcext:value-type="float">
            <text:p>3,41164</text:p>
          </table:table-cell>
          <table:table-cell office:value-type="float" office:value="5.0814" calcext:value-type="float">
            <text:p>5,0814</text:p>
          </table:table-cell>
        </table:table-row>
        <table:table-row table:style-name="ro1">
          <table:table-cell office:value-type="float" office:value="25.8147" calcext:value-type="float">
            <text:p>25,8147</text:p>
          </table:table-cell>
          <table:table-cell office:value-type="float" office:value="123" calcext:value-type="float">
            <text:p>123</text:p>
          </table:table-cell>
          <table:table-cell office:value-type="float" office:value="3.28895" calcext:value-type="float">
            <text:p>3,28895</text:p>
          </table:table-cell>
          <table:table-cell office:value-type="float" office:value="4.81218" calcext:value-type="float">
            <text:p>4,81218</text:p>
          </table:table-cell>
          <table:table-cell/>
          <table:table-cell office:value-type="float" office:value="26.126" calcext:value-type="float">
            <text:p>26,126</text:p>
          </table:table-cell>
          <table:table-cell office:value-type="float" office:value="129" calcext:value-type="float">
            <text:p>129</text:p>
          </table:table-cell>
          <table:table-cell office:value-type="float" office:value="3.30049" calcext:value-type="float">
            <text:p>3,30049</text:p>
          </table:table-cell>
          <table:table-cell office:value-type="float" office:value="4.85981" calcext:value-type="float">
            <text:p>4,85981</text:p>
          </table:table-cell>
          <table:table-cell/>
          <table:table-cell office:value-type="float" office:value="26.5097" calcext:value-type="float">
            <text:p>26,5097</text:p>
          </table:table-cell>
          <table:table-cell office:value-type="float" office:value="132" calcext:value-type="float">
            <text:p>132</text:p>
          </table:table-cell>
          <table:table-cell office:value-type="float" office:value="3.31454" calcext:value-type="float">
            <text:p>3,31454</text:p>
          </table:table-cell>
          <table:table-cell office:value-type="float" office:value="4.8828" calcext:value-type="float">
            <text:p>4,8828</text:p>
          </table:table-cell>
          <table:table-cell/>
          <table:table-cell office:value-type="float" office:value="26.9832" calcext:value-type="float">
            <text:p>26,9832</text:p>
          </table:table-cell>
          <table:table-cell office:value-type="float" office:value="143" calcext:value-type="float">
            <text:p>143</text:p>
          </table:table-cell>
          <table:table-cell office:value-type="float" office:value="3.3316" calcext:value-type="float">
            <text:p>3,3316</text:p>
          </table:table-cell>
          <table:table-cell office:value-type="float" office:value="4.96284" calcext:value-type="float">
            <text:p>4,96284</text:p>
          </table:table-cell>
          <table:table-cell/>
          <table:table-cell office:value-type="float" office:value="27.4417" calcext:value-type="float">
            <text:p>27,4417</text:p>
          </table:table-cell>
          <table:table-cell office:value-type="float" office:value="152" calcext:value-type="float">
            <text:p>152</text:p>
          </table:table-cell>
          <table:table-cell office:value-type="float" office:value="3.34786" calcext:value-type="float">
            <text:p>3,34786</text:p>
          </table:table-cell>
          <table:table-cell office:value-type="float" office:value="5.02388" calcext:value-type="float">
            <text:p>5,02388</text:p>
          </table:table-cell>
          <table:table-cell/>
          <table:table-cell office:value-type="float" office:value="28.0408" calcext:value-type="float">
            <text:p>28,0408</text:p>
          </table:table-cell>
          <table:table-cell office:value-type="float" office:value="171" calcext:value-type="float">
            <text:p>171</text:p>
          </table:table-cell>
          <table:table-cell office:value-type="float" office:value="3.3687" calcext:value-type="float">
            <text:p>3,3687</text:p>
          </table:table-cell>
          <table:table-cell office:value-type="float" office:value="5.14166" calcext:value-type="float">
            <text:p>5,14166</text:p>
          </table:table-cell>
          <table:table-cell/>
          <table:table-cell office:value-type="float" office:value="28.8235" calcext:value-type="float">
            <text:p>28,8235</text:p>
          </table:table-cell>
          <table:table-cell office:value-type="float" office:value="159" calcext:value-type="float">
            <text:p>159</text:p>
          </table:table-cell>
          <table:table-cell office:value-type="float" office:value="3.3953" calcext:value-type="float">
            <text:p>3,3953</text:p>
          </table:table-cell>
          <table:table-cell office:value-type="float" office:value="5.0689" calcext:value-type="float">
            <text:p>5,0689</text:p>
          </table:table-cell>
          <table:table-cell/>
          <table:table-cell office:value-type="float" office:value="29.7877" calcext:value-type="float">
            <text:p>29,7877</text:p>
          </table:table-cell>
          <table:table-cell office:value-type="float" office:value="160" calcext:value-type="float">
            <text:p>160</text:p>
          </table:table-cell>
          <table:table-cell office:value-type="float" office:value="3.42711" calcext:value-type="float">
            <text:p>3,42711</text:p>
          </table:table-cell>
          <table:table-cell office:value-type="float" office:value="5.07517" calcext:value-type="float">
            <text:p>5,07517</text:p>
          </table:table-cell>
        </table:table-row>
        <table:table-row table:style-name="ro1">
          <table:table-cell office:value-type="float" office:value="26.2245" calcext:value-type="float">
            <text:p>26,2245</text:p>
          </table:table-cell>
          <table:table-cell office:value-type="float" office:value="121" calcext:value-type="float">
            <text:p>121</text:p>
          </table:table-cell>
          <table:table-cell office:value-type="float" office:value="3.30412" calcext:value-type="float">
            <text:p>3,30412</text:p>
          </table:table-cell>
          <table:table-cell office:value-type="float" office:value="4.79579" calcext:value-type="float">
            <text:p>4,79579</text:p>
          </table:table-cell>
          <table:table-cell/>
          <table:table-cell office:value-type="float" office:value="26.5407" calcext:value-type="float">
            <text:p>26,5407</text:p>
          </table:table-cell>
          <table:table-cell office:value-type="float" office:value="127" calcext:value-type="float">
            <text:p>127</text:p>
          </table:table-cell>
          <table:table-cell office:value-type="float" office:value="3.31566" calcext:value-type="float">
            <text:p>3,31566</text:p>
          </table:table-cell>
          <table:table-cell office:value-type="float" office:value="4.84419" calcext:value-type="float">
            <text:p>4,84419</text:p>
          </table:table-cell>
          <table:table-cell/>
          <table:table-cell office:value-type="float" office:value="26.9305" calcext:value-type="float">
            <text:p>26,9305</text:p>
          </table:table-cell>
          <table:table-cell office:value-type="float" office:value="133" calcext:value-type="float">
            <text:p>133</text:p>
          </table:table-cell>
          <table:table-cell office:value-type="float" office:value="3.32972" calcext:value-type="float">
            <text:p>3,32972</text:p>
          </table:table-cell>
          <table:table-cell office:value-type="float" office:value="4.89035" calcext:value-type="float">
            <text:p>4,89035</text:p>
          </table:table-cell>
          <table:table-cell/>
          <table:table-cell office:value-type="float" office:value="27.4115" calcext:value-type="float">
            <text:p>27,4115</text:p>
          </table:table-cell>
          <table:table-cell office:value-type="float" office:value="141" calcext:value-type="float">
            <text:p>141</text:p>
          </table:table-cell>
          <table:table-cell office:value-type="float" office:value="3.34679" calcext:value-type="float">
            <text:p>3,34679</text:p>
          </table:table-cell>
          <table:table-cell office:value-type="float" office:value="4.94876" calcext:value-type="float">
            <text:p>4,94876</text:p>
          </table:table-cell>
          <table:table-cell/>
          <table:table-cell office:value-type="float" office:value="27.8773" calcext:value-type="float">
            <text:p>27,8773</text:p>
          </table:table-cell>
          <table:table-cell office:value-type="float" office:value="158" calcext:value-type="float">
            <text:p>158</text:p>
          </table:table-cell>
          <table:table-cell office:value-type="float" office:value="3.36306" calcext:value-type="float">
            <text:p>3,36306</text:p>
          </table:table-cell>
          <table:table-cell office:value-type="float" office:value="5.0626" calcext:value-type="float">
            <text:p>5,0626</text:p>
          </table:table-cell>
          <table:table-cell/>
          <table:table-cell office:value-type="float" office:value="28.4859" calcext:value-type="float">
            <text:p>28,4859</text:p>
          </table:table-cell>
          <table:table-cell office:value-type="float" office:value="149" calcext:value-type="float">
            <text:p>149</text:p>
          </table:table-cell>
          <table:table-cell office:value-type="float" office:value="3.38391" calcext:value-type="float">
            <text:p>3,38391</text:p>
          </table:table-cell>
          <table:table-cell office:value-type="float" office:value="5.00395" calcext:value-type="float">
            <text:p>5,00395</text:p>
          </table:table-cell>
          <table:table-cell/>
          <table:table-cell office:value-type="float" office:value="29.281" calcext:value-type="float">
            <text:p>29,281</text:p>
          </table:table-cell>
          <table:table-cell office:value-type="float" office:value="157" calcext:value-type="float">
            <text:p>157</text:p>
          </table:table-cell>
          <table:table-cell office:value-type="float" office:value="3.41052" calcext:value-type="float">
            <text:p>3,41052</text:p>
          </table:table-cell>
          <table:table-cell office:value-type="float" office:value="5.05625" calcext:value-type="float">
            <text:p>5,05625</text:p>
          </table:table-cell>
          <table:table-cell/>
          <table:table-cell office:value-type="float" office:value="30.2605" calcext:value-type="float">
            <text:p>30,2605</text:p>
          </table:table-cell>
          <table:table-cell office:value-type="float" office:value="158" calcext:value-type="float">
            <text:p>158</text:p>
          </table:table-cell>
          <table:table-cell office:value-type="float" office:value="3.44235" calcext:value-type="float">
            <text:p>3,44235</text:p>
          </table:table-cell>
          <table:table-cell office:value-type="float" office:value="5.0626" calcext:value-type="float">
            <text:p>5,0626</text:p>
          </table:table-cell>
        </table:table-row>
        <table:table-row table:style-name="ro1">
          <table:table-cell office:value-type="float" office:value="26.6342" calcext:value-type="float">
            <text:p>26,6342</text:p>
          </table:table-cell>
          <table:table-cell office:value-type="float" office:value="122" calcext:value-type="float">
            <text:p>122</text:p>
          </table:table-cell>
          <table:table-cell office:value-type="float" office:value="3.31905" calcext:value-type="float">
            <text:p>3,31905</text:p>
          </table:table-cell>
          <table:table-cell office:value-type="float" office:value="4.80402" calcext:value-type="float">
            <text:p>4,80402</text:p>
          </table:table-cell>
          <table:table-cell/>
          <table:table-cell office:value-type="float" office:value="26.9553" calcext:value-type="float">
            <text:p>26,9553</text:p>
          </table:table-cell>
          <table:table-cell office:value-type="float" office:value="128" calcext:value-type="float">
            <text:p>128</text:p>
          </table:table-cell>
          <table:table-cell office:value-type="float" office:value="3.33061" calcext:value-type="float">
            <text:p>3,33061</text:p>
          </table:table-cell>
          <table:table-cell office:value-type="float" office:value="4.85203" calcext:value-type="float">
            <text:p>4,85203</text:p>
          </table:table-cell>
          <table:table-cell/>
          <table:table-cell office:value-type="float" office:value="27.3513" calcext:value-type="float">
            <text:p>27,3513</text:p>
          </table:table-cell>
          <table:table-cell office:value-type="float" office:value="135" calcext:value-type="float">
            <text:p>135</text:p>
          </table:table-cell>
          <table:table-cell office:value-type="float" office:value="3.34467" calcext:value-type="float">
            <text:p>3,34467</text:p>
          </table:table-cell>
          <table:table-cell office:value-type="float" office:value="4.90527" calcext:value-type="float">
            <text:p>4,90527</text:p>
          </table:table-cell>
          <table:table-cell/>
          <table:table-cell office:value-type="float" office:value="27.8398" calcext:value-type="float">
            <text:p>27,8398</text:p>
          </table:table-cell>
          <table:table-cell office:value-type="float" office:value="143" calcext:value-type="float">
            <text:p>143</text:p>
          </table:table-cell>
          <table:table-cell office:value-type="float" office:value="3.36176" calcext:value-type="float">
            <text:p>3,36176</text:p>
          </table:table-cell>
          <table:table-cell office:value-type="float" office:value="4.96284" calcext:value-type="float">
            <text:p>4,96284</text:p>
          </table:table-cell>
          <table:table-cell/>
          <table:table-cell office:value-type="float" office:value="28.3129" calcext:value-type="float">
            <text:p>28,3129</text:p>
          </table:table-cell>
          <table:table-cell office:value-type="float" office:value="158" calcext:value-type="float">
            <text:p>158</text:p>
          </table:table-cell>
          <table:table-cell office:value-type="float" office:value="3.37803" calcext:value-type="float">
            <text:p>3,37803</text:p>
          </table:table-cell>
          <table:table-cell office:value-type="float" office:value="5.0626" calcext:value-type="float">
            <text:p>5,0626</text:p>
          </table:table-cell>
          <table:table-cell/>
          <table:table-cell office:value-type="float" office:value="28.931" calcext:value-type="float">
            <text:p>28,931</text:p>
          </table:table-cell>
          <table:table-cell office:value-type="float" office:value="147" calcext:value-type="float">
            <text:p>147</text:p>
          </table:table-cell>
          <table:table-cell office:value-type="float" office:value="3.39889" calcext:value-type="float">
            <text:p>3,39889</text:p>
          </table:table-cell>
          <table:table-cell office:value-type="float" office:value="4.99043" calcext:value-type="float">
            <text:p>4,99043</text:p>
          </table:table-cell>
          <table:table-cell/>
          <table:table-cell office:value-type="float" office:value="29.7385" calcext:value-type="float">
            <text:p>29,7385</text:p>
          </table:table-cell>
          <table:table-cell office:value-type="float" office:value="156" calcext:value-type="float">
            <text:p>156</text:p>
          </table:table-cell>
          <table:table-cell office:value-type="float" office:value="3.42552" calcext:value-type="float">
            <text:p>3,42552</text:p>
          </table:table-cell>
          <table:table-cell office:value-type="float" office:value="5.04986" calcext:value-type="float">
            <text:p>5,04986</text:p>
          </table:table-cell>
          <table:table-cell/>
          <table:table-cell office:value-type="float" office:value="30.7333" calcext:value-type="float">
            <text:p>30,7333</text:p>
          </table:table-cell>
          <table:table-cell office:value-type="float" office:value="154" calcext:value-type="float">
            <text:p>154</text:p>
          </table:table-cell>
          <table:table-cell office:value-type="float" office:value="3.45737" calcext:value-type="float">
            <text:p>3,45737</text:p>
          </table:table-cell>
          <table:table-cell office:value-type="float" office:value="5.03695" calcext:value-type="float">
            <text:p>5,03695</text:p>
          </table:table-cell>
        </table:table-row>
        <table:table-row table:style-name="ro1">
          <table:table-cell office:value-type="float" office:value="27.044" calcext:value-type="float">
            <text:p>27,044</text:p>
          </table:table-cell>
          <table:table-cell office:value-type="float" office:value="125" calcext:value-type="float">
            <text:p>125</text:p>
          </table:table-cell>
          <table:table-cell office:value-type="float" office:value="3.33377" calcext:value-type="float">
            <text:p>3,33377</text:p>
          </table:table-cell>
          <table:table-cell office:value-type="float" office:value="4.82831" calcext:value-type="float">
            <text:p>4,82831</text:p>
          </table:table-cell>
          <table:table-cell/>
          <table:table-cell office:value-type="float" office:value="27.37" calcext:value-type="float">
            <text:p>27,37</text:p>
          </table:table-cell>
          <table:table-cell office:value-type="float" office:value="131" calcext:value-type="float">
            <text:p>131</text:p>
          </table:table-cell>
          <table:table-cell office:value-type="float" office:value="3.34533" calcext:value-type="float">
            <text:p>3,34533</text:p>
          </table:table-cell>
          <table:table-cell office:value-type="float" office:value="4.8752" calcext:value-type="float">
            <text:p>4,8752</text:p>
          </table:table-cell>
          <table:table-cell/>
          <table:table-cell office:value-type="float" office:value="27.7721" calcext:value-type="float">
            <text:p>27,7721</text:p>
          </table:table-cell>
          <table:table-cell office:value-type="float" office:value="135" calcext:value-type="float">
            <text:p>135</text:p>
          </table:table-cell>
          <table:table-cell office:value-type="float" office:value="3.35941" calcext:value-type="float">
            <text:p>3,35941</text:p>
          </table:table-cell>
          <table:table-cell office:value-type="float" office:value="4.90527" calcext:value-type="float">
            <text:p>4,90527</text:p>
          </table:table-cell>
          <table:table-cell/>
          <table:table-cell office:value-type="float" office:value="28.2681" calcext:value-type="float">
            <text:p>28,2681</text:p>
          </table:table-cell>
          <table:table-cell office:value-type="float" office:value="146" calcext:value-type="float">
            <text:p>146</text:p>
          </table:table-cell>
          <table:table-cell office:value-type="float" office:value="3.3765" calcext:value-type="float">
            <text:p>3,3765</text:p>
          </table:table-cell>
          <table:table-cell office:value-type="float" office:value="4.98361" calcext:value-type="float">
            <text:p>4,98361</text:p>
          </table:table-cell>
          <table:table-cell/>
          <table:table-cell office:value-type="float" office:value="28.7485" calcext:value-type="float">
            <text:p>28,7485</text:p>
          </table:table-cell>
          <table:table-cell office:value-type="float" office:value="132" calcext:value-type="float">
            <text:p>132</text:p>
          </table:table-cell>
          <table:table-cell office:value-type="float" office:value="3.39278" calcext:value-type="float">
            <text:p>3,39278</text:p>
          </table:table-cell>
          <table:table-cell office:value-type="float" office:value="4.8828" calcext:value-type="float">
            <text:p>4,8828</text:p>
          </table:table-cell>
          <table:table-cell/>
          <table:table-cell office:value-type="float" office:value="29.376" calcext:value-type="float">
            <text:p>29,376</text:p>
          </table:table-cell>
          <table:table-cell office:value-type="float" office:value="147" calcext:value-type="float">
            <text:p>147</text:p>
          </table:table-cell>
          <table:table-cell office:value-type="float" office:value="3.41365" calcext:value-type="float">
            <text:p>3,41365</text:p>
          </table:table-cell>
          <table:table-cell office:value-type="float" office:value="4.99043" calcext:value-type="float">
            <text:p>4,99043</text:p>
          </table:table-cell>
          <table:table-cell/>
          <table:table-cell office:value-type="float" office:value="30.1961" calcext:value-type="float">
            <text:p>30,1961</text:p>
          </table:table-cell>
          <table:table-cell office:value-type="float" office:value="153" calcext:value-type="float">
            <text:p>153</text:p>
          </table:table-cell>
          <table:table-cell office:value-type="float" office:value="3.44029" calcext:value-type="float">
            <text:p>3,44029</text:p>
          </table:table-cell>
          <table:table-cell office:value-type="float" office:value="5.03044" calcext:value-type="float">
            <text:p>5,03044</text:p>
          </table:table-cell>
          <table:table-cell/>
          <table:table-cell office:value-type="float" office:value="31.2061" calcext:value-type="float">
            <text:p>31,2061</text:p>
          </table:table-cell>
          <table:table-cell office:value-type="float" office:value="153" calcext:value-type="float">
            <text:p>153</text:p>
          </table:table-cell>
          <table:table-cell office:value-type="float" office:value="3.47216" calcext:value-type="float">
            <text:p>3,47216</text:p>
          </table:table-cell>
          <table:table-cell office:value-type="float" office:value="5.03044" calcext:value-type="float">
            <text:p>5,03044</text:p>
          </table:table-cell>
        </table:table-row>
        <table:table-row table:style-name="ro1">
          <table:table-cell office:value-type="float" office:value="27.4537" calcext:value-type="float">
            <text:p>27,4537</text:p>
          </table:table-cell>
          <table:table-cell office:value-type="float" office:value="128" calcext:value-type="float">
            <text:p>128</text:p>
          </table:table-cell>
          <table:table-cell office:value-type="float" office:value="3.34828" calcext:value-type="float">
            <text:p>3,34828</text:p>
          </table:table-cell>
          <table:table-cell office:value-type="float" office:value="4.85203" calcext:value-type="float">
            <text:p>4,85203</text:p>
          </table:table-cell>
          <table:table-cell/>
          <table:table-cell office:value-type="float" office:value="27.7847" calcext:value-type="float">
            <text:p>27,7847</text:p>
          </table:table-cell>
          <table:table-cell office:value-type="float" office:value="132" calcext:value-type="float">
            <text:p>132</text:p>
          </table:table-cell>
          <table:table-cell office:value-type="float" office:value="3.35985" calcext:value-type="float">
            <text:p>3,35985</text:p>
          </table:table-cell>
          <table:table-cell office:value-type="float" office:value="4.8828" calcext:value-type="float">
            <text:p>4,8828</text:p>
          </table:table-cell>
          <table:table-cell/>
          <table:table-cell office:value-type="float" office:value="28.1929" calcext:value-type="float">
            <text:p>28,1929</text:p>
          </table:table-cell>
          <table:table-cell office:value-type="float" office:value="137" calcext:value-type="float">
            <text:p>137</text:p>
          </table:table-cell>
          <table:table-cell office:value-type="float" office:value="3.37393" calcext:value-type="float">
            <text:p>3,37393</text:p>
          </table:table-cell>
          <table:table-cell office:value-type="float" office:value="4.91998" calcext:value-type="float">
            <text:p>4,91998</text:p>
          </table:table-cell>
          <table:table-cell/>
          <table:table-cell office:value-type="float" office:value="28.6964" calcext:value-type="float">
            <text:p>28,6964</text:p>
          </table:table-cell>
          <table:table-cell office:value-type="float" office:value="125" calcext:value-type="float">
            <text:p>125</text:p>
          </table:table-cell>
          <table:table-cell office:value-type="float" office:value="3.39103" calcext:value-type="float">
            <text:p>3,39103</text:p>
          </table:table-cell>
          <table:table-cell office:value-type="float" office:value="4.82831" calcext:value-type="float">
            <text:p>4,82831</text:p>
          </table:table-cell>
          <table:table-cell/>
          <table:table-cell office:value-type="float" office:value="29.1841" calcext:value-type="float">
            <text:p>29,1841</text:p>
          </table:table-cell>
          <table:table-cell office:value-type="float" office:value="134" calcext:value-type="float">
            <text:p>134</text:p>
          </table:table-cell>
          <table:table-cell office:value-type="float" office:value="3.40731" calcext:value-type="float">
            <text:p>3,40731</text:p>
          </table:table-cell>
          <table:table-cell office:value-type="float" office:value="4.89784" calcext:value-type="float">
            <text:p>4,89784</text:p>
          </table:table-cell>
          <table:table-cell/>
          <table:table-cell office:value-type="float" office:value="29.8211" calcext:value-type="float">
            <text:p>29,8211</text:p>
          </table:table-cell>
          <table:table-cell office:value-type="float" office:value="149" calcext:value-type="float">
            <text:p>149</text:p>
          </table:table-cell>
          <table:table-cell office:value-type="float" office:value="3.4282" calcext:value-type="float">
            <text:p>3,4282</text:p>
          </table:table-cell>
          <table:table-cell office:value-type="float" office:value="5.00395" calcext:value-type="float">
            <text:p>5,00395</text:p>
          </table:table-cell>
          <table:table-cell/>
          <table:table-cell office:value-type="float" office:value="30.6536" calcext:value-type="float">
            <text:p>30,6536</text:p>
          </table:table-cell>
          <table:table-cell office:value-type="float" office:value="149" calcext:value-type="float">
            <text:p>149</text:p>
          </table:table-cell>
          <table:table-cell office:value-type="float" office:value="3.45485" calcext:value-type="float">
            <text:p>3,45485</text:p>
          </table:table-cell>
          <table:table-cell office:value-type="float" office:value="5.00395" calcext:value-type="float">
            <text:p>5,00395</text:p>
          </table:table-cell>
          <table:table-cell/>
          <table:table-cell office:value-type="float" office:value="31.6789" calcext:value-type="float">
            <text:p>31,6789</text:p>
          </table:table-cell>
          <table:table-cell office:value-type="float" office:value="149" calcext:value-type="float">
            <text:p>149</text:p>
          </table:table-cell>
          <table:table-cell office:value-type="float" office:value="3.48673" calcext:value-type="float">
            <text:p>3,48673</text:p>
          </table:table-cell>
          <table:table-cell office:value-type="float" office:value="5.00395" calcext:value-type="float">
            <text:p>5,00395</text:p>
          </table:table-cell>
        </table:table-row>
        <table:table-row table:style-name="ro1">
          <table:table-cell office:value-type="float" office:value="27.8635" calcext:value-type="float">
            <text:p>27,8635</text:p>
          </table:table-cell>
          <table:table-cell office:value-type="float" office:value="129" calcext:value-type="float">
            <text:p>129</text:p>
          </table:table-cell>
          <table:table-cell office:value-type="float" office:value="3.36258" calcext:value-type="float">
            <text:p>3,36258</text:p>
          </table:table-cell>
          <table:table-cell office:value-type="float" office:value="4.85981" calcext:value-type="float">
            <text:p>4,85981</text:p>
          </table:table-cell>
          <table:table-cell/>
          <table:table-cell office:value-type="float" office:value="28.1994" calcext:value-type="float">
            <text:p>28,1994</text:p>
          </table:table-cell>
          <table:table-cell office:value-type="float" office:value="135" calcext:value-type="float">
            <text:p>135</text:p>
          </table:table-cell>
          <table:table-cell office:value-type="float" office:value="3.37415" calcext:value-type="float">
            <text:p>3,37415</text:p>
          </table:table-cell>
          <table:table-cell office:value-type="float" office:value="4.90527" calcext:value-type="float">
            <text:p>4,90527</text:p>
          </table:table-cell>
          <table:table-cell/>
          <table:table-cell office:value-type="float" office:value="28.6137" calcext:value-type="float">
            <text:p>28,6137</text:p>
          </table:table-cell>
          <table:table-cell office:value-type="float" office:value="119" calcext:value-type="float">
            <text:p>119</text:p>
          </table:table-cell>
          <table:table-cell office:value-type="float" office:value="3.38824" calcext:value-type="float">
            <text:p>3,38824</text:p>
          </table:table-cell>
          <table:table-cell office:value-type="float" office:value="4.77912" calcext:value-type="float">
            <text:p>4,77912</text:p>
          </table:table-cell>
          <table:table-cell/>
          <table:table-cell office:value-type="float" office:value="29.1247" calcext:value-type="float">
            <text:p>29,1247</text:p>
          </table:table-cell>
          <table:table-cell office:value-type="float" office:value="123" calcext:value-type="float">
            <text:p>123</text:p>
          </table:table-cell>
          <table:table-cell office:value-type="float" office:value="3.40535" calcext:value-type="float">
            <text:p>3,40535</text:p>
          </table:table-cell>
          <table:table-cell office:value-type="float" office:value="4.81218" calcext:value-type="float">
            <text:p>4,81218</text:p>
          </table:table-cell>
          <table:table-cell/>
          <table:table-cell office:value-type="float" office:value="29.6197" calcext:value-type="float">
            <text:p>29,6197</text:p>
          </table:table-cell>
          <table:table-cell office:value-type="float" office:value="134" calcext:value-type="float">
            <text:p>134</text:p>
          </table:table-cell>
          <table:table-cell office:value-type="float" office:value="3.42164" calcext:value-type="float">
            <text:p>3,42164</text:p>
          </table:table-cell>
          <table:table-cell office:value-type="float" office:value="4.89784" calcext:value-type="float">
            <text:p>4,89784</text:p>
          </table:table-cell>
          <table:table-cell/>
          <table:table-cell office:value-type="float" office:value="30.2662" calcext:value-type="float">
            <text:p>30,2662</text:p>
          </table:table-cell>
          <table:table-cell office:value-type="float" office:value="145" calcext:value-type="float">
            <text:p>145</text:p>
          </table:table-cell>
          <table:table-cell office:value-type="float" office:value="3.44254" calcext:value-type="float">
            <text:p>3,44254</text:p>
          </table:table-cell>
          <table:table-cell office:value-type="float" office:value="4.97673" calcext:value-type="float">
            <text:p>4,97673</text:p>
          </table:table-cell>
          <table:table-cell/>
          <table:table-cell office:value-type="float" office:value="31.1111" calcext:value-type="float">
            <text:p>31,1111</text:p>
          </table:table-cell>
          <table:table-cell office:value-type="float" office:value="148" calcext:value-type="float">
            <text:p>148</text:p>
          </table:table-cell>
          <table:table-cell office:value-type="float" office:value="3.4692" calcext:value-type="float">
            <text:p>3,4692</text:p>
          </table:table-cell>
          <table:table-cell office:value-type="float" office:value="4.99721" calcext:value-type="float">
            <text:p>4,99721</text:p>
          </table:table-cell>
          <table:table-cell/>
          <table:table-cell office:value-type="float" office:value="32.1518" calcext:value-type="float">
            <text:p>32,1518</text:p>
          </table:table-cell>
          <table:table-cell office:value-type="float" office:value="125" calcext:value-type="float">
            <text:p>125</text:p>
          </table:table-cell>
          <table:table-cell office:value-type="float" office:value="3.5011" calcext:value-type="float">
            <text:p>3,5011</text:p>
          </table:table-cell>
          <table:table-cell office:value-type="float" office:value="4.82831" calcext:value-type="float">
            <text:p>4,82831</text:p>
          </table:table-cell>
        </table:table-row>
        <table:table-row table:style-name="ro1">
          <table:table-cell office:value-type="float" office:value="28.2732" calcext:value-type="float">
            <text:p>28,2732</text:p>
          </table:table-cell>
          <table:table-cell office:value-type="float" office:value="132" calcext:value-type="float">
            <text:p>132</text:p>
          </table:table-cell>
          <table:table-cell office:value-type="float" office:value="3.37667" calcext:value-type="float">
            <text:p>3,37667</text:p>
          </table:table-cell>
          <table:table-cell office:value-type="float" office:value="4.8828" calcext:value-type="float">
            <text:p>4,8828</text:p>
          </table:table-cell>
          <table:table-cell/>
          <table:table-cell office:value-type="float" office:value="28.6141" calcext:value-type="float">
            <text:p>28,6141</text:p>
          </table:table-cell>
          <table:table-cell office:value-type="float" office:value="113" calcext:value-type="float">
            <text:p>113</text:p>
          </table:table-cell>
          <table:table-cell office:value-type="float" office:value="3.38825" calcext:value-type="float">
            <text:p>3,38825</text:p>
          </table:table-cell>
          <table:table-cell office:value-type="float" office:value="4.72739" calcext:value-type="float">
            <text:p>4,72739</text:p>
          </table:table-cell>
          <table:table-cell/>
          <table:table-cell office:value-type="float" office:value="29.0345" calcext:value-type="float">
            <text:p>29,0345</text:p>
          </table:table-cell>
          <table:table-cell office:value-type="float" office:value="116" calcext:value-type="float">
            <text:p>116</text:p>
          </table:table-cell>
          <table:table-cell office:value-type="float" office:value="3.40235" calcext:value-type="float">
            <text:p>3,40235</text:p>
          </table:table-cell>
          <table:table-cell office:value-type="float" office:value="4.75359" calcext:value-type="float">
            <text:p>4,75359</text:p>
          </table:table-cell>
          <table:table-cell/>
          <table:table-cell office:value-type="float" office:value="29.553" calcext:value-type="float">
            <text:p>29,553</text:p>
          </table:table-cell>
          <table:table-cell office:value-type="float" office:value="125" calcext:value-type="float">
            <text:p>125</text:p>
          </table:table-cell>
          <table:table-cell office:value-type="float" office:value="3.41946" calcext:value-type="float">
            <text:p>3,41946</text:p>
          </table:table-cell>
          <table:table-cell office:value-type="float" office:value="4.82831" calcext:value-type="float">
            <text:p>4,82831</text:p>
          </table:table-cell>
          <table:table-cell/>
          <table:table-cell office:value-type="float" office:value="30.0552" calcext:value-type="float">
            <text:p>30,0552</text:p>
          </table:table-cell>
          <table:table-cell office:value-type="float" office:value="136" calcext:value-type="float">
            <text:p>136</text:p>
          </table:table-cell>
          <table:table-cell office:value-type="float" office:value="3.43577" calcext:value-type="float">
            <text:p>3,43577</text:p>
          </table:table-cell>
          <table:table-cell office:value-type="float" office:value="4.91265" calcext:value-type="float">
            <text:p>4,91265</text:p>
          </table:table-cell>
          <table:table-cell/>
          <table:table-cell office:value-type="float" office:value="30.7113" calcext:value-type="float">
            <text:p>30,7113</text:p>
          </table:table-cell>
          <table:table-cell office:value-type="float" office:value="145" calcext:value-type="float">
            <text:p>145</text:p>
          </table:table-cell>
          <table:table-cell office:value-type="float" office:value="3.45667" calcext:value-type="float">
            <text:p>3,45667</text:p>
          </table:table-cell>
          <table:table-cell office:value-type="float" office:value="4.97673" calcext:value-type="float">
            <text:p>4,97673</text:p>
          </table:table-cell>
          <table:table-cell/>
          <table:table-cell office:value-type="float" office:value="31.5686" calcext:value-type="float">
            <text:p>31,5686</text:p>
          </table:table-cell>
          <table:table-cell office:value-type="float" office:value="146" calcext:value-type="float">
            <text:p>146</text:p>
          </table:table-cell>
          <table:table-cell office:value-type="float" office:value="3.48335" calcext:value-type="float">
            <text:p>3,48335</text:p>
          </table:table-cell>
          <table:table-cell office:value-type="float" office:value="4.98361" calcext:value-type="float">
            <text:p>4,98361</text:p>
          </table:table-cell>
          <table:table-cell/>
          <table:table-cell office:value-type="float" office:value="32.6246" calcext:value-type="float">
            <text:p>32,6246</text:p>
          </table:table-cell>
          <table:table-cell office:value-type="float" office:value="123" calcext:value-type="float">
            <text:p>123</text:p>
          </table:table-cell>
          <table:table-cell office:value-type="float" office:value="3.51526" calcext:value-type="float">
            <text:p>3,51526</text:p>
          </table:table-cell>
          <table:table-cell office:value-type="float" office:value="4.81218" calcext:value-type="float">
            <text:p>4,81218</text:p>
          </table:table-cell>
        </table:table-row>
        <table:table-row table:style-name="ro1">
          <table:table-cell office:value-type="float" office:value="28.683" calcext:value-type="float">
            <text:p>28,683</text:p>
          </table:table-cell>
          <table:table-cell office:value-type="float" office:value="110" calcext:value-type="float">
            <text:p>110</text:p>
          </table:table-cell>
          <table:table-cell office:value-type="float" office:value="3.39057" calcext:value-type="float">
            <text:p>3,39057</text:p>
          </table:table-cell>
          <table:table-cell office:value-type="float" office:value="4.70048" calcext:value-type="float">
            <text:p>4,70048</text:p>
          </table:table-cell>
          <table:table-cell/>
          <table:table-cell office:value-type="float" office:value="29.0288" calcext:value-type="float">
            <text:p>29,0288</text:p>
          </table:table-cell>
          <table:table-cell office:value-type="float" office:value="111" calcext:value-type="float">
            <text:p>111</text:p>
          </table:table-cell>
          <table:table-cell office:value-type="float" office:value="3.40216" calcext:value-type="float">
            <text:p>3,40216</text:p>
          </table:table-cell>
          <table:table-cell office:value-type="float" office:value="4.70953" calcext:value-type="float">
            <text:p>4,70953</text:p>
          </table:table-cell>
          <table:table-cell/>
          <table:table-cell office:value-type="float" office:value="29.4553" calcext:value-type="float">
            <text:p>29,4553</text:p>
          </table:table-cell>
          <table:table-cell office:value-type="float" office:value="118" calcext:value-type="float">
            <text:p>118</text:p>
          </table:table-cell>
          <table:table-cell office:value-type="float" office:value="3.41626" calcext:value-type="float">
            <text:p>3,41626</text:p>
          </table:table-cell>
          <table:table-cell office:value-type="float" office:value="4.77068" calcext:value-type="float">
            <text:p>4,77068</text:p>
          </table:table-cell>
          <table:table-cell/>
          <table:table-cell office:value-type="float" office:value="29.9813" calcext:value-type="float">
            <text:p>29,9813</text:p>
          </table:table-cell>
          <table:table-cell office:value-type="float" office:value="129" calcext:value-type="float">
            <text:p>129</text:p>
          </table:table-cell>
          <table:table-cell office:value-type="float" office:value="3.43338" calcext:value-type="float">
            <text:p>3,43338</text:p>
          </table:table-cell>
          <table:table-cell office:value-type="float" office:value="4.85981" calcext:value-type="float">
            <text:p>4,85981</text:p>
          </table:table-cell>
          <table:table-cell/>
          <table:table-cell office:value-type="float" office:value="30.4908" calcext:value-type="float">
            <text:p>30,4908</text:p>
          </table:table-cell>
          <table:table-cell office:value-type="float" office:value="139" calcext:value-type="float">
            <text:p>139</text:p>
          </table:table-cell>
          <table:table-cell office:value-type="float" office:value="3.4497" calcext:value-type="float">
            <text:p>3,4497</text:p>
          </table:table-cell>
          <table:table-cell office:value-type="float" office:value="4.93447" calcext:value-type="float">
            <text:p>4,93447</text:p>
          </table:table-cell>
          <table:table-cell/>
          <table:table-cell office:value-type="float" office:value="31.1564" calcext:value-type="float">
            <text:p>31,1564</text:p>
          </table:table-cell>
          <table:table-cell office:value-type="float" office:value="145" calcext:value-type="float">
            <text:p>145</text:p>
          </table:table-cell>
          <table:table-cell office:value-type="float" office:value="3.47061" calcext:value-type="float">
            <text:p>3,47061</text:p>
          </table:table-cell>
          <table:table-cell office:value-type="float" office:value="4.97673" calcext:value-type="float">
            <text:p>4,97673</text:p>
          </table:table-cell>
          <table:table-cell/>
          <table:table-cell office:value-type="float" office:value="32.0261" calcext:value-type="float">
            <text:p>32,0261</text:p>
          </table:table-cell>
          <table:table-cell office:value-type="float" office:value="122" calcext:value-type="float">
            <text:p>122</text:p>
          </table:table-cell>
          <table:table-cell office:value-type="float" office:value="3.4973" calcext:value-type="float">
            <text:p>3,4973</text:p>
          </table:table-cell>
          <table:table-cell office:value-type="float" office:value="4.80402" calcext:value-type="float">
            <text:p>4,80402</text:p>
          </table:table-cell>
          <table:table-cell/>
          <table:table-cell office:value-type="float" office:value="33.0974" calcext:value-type="float">
            <text:p>33,0974</text:p>
          </table:table-cell>
          <table:table-cell office:value-type="float" office:value="125" calcext:value-type="float">
            <text:p>125</text:p>
          </table:table-cell>
          <table:table-cell office:value-type="float" office:value="3.52922" calcext:value-type="float">
            <text:p>3,52922</text:p>
          </table:table-cell>
          <table:table-cell office:value-type="float" office:value="4.82831" calcext:value-type="float">
            <text:p>4,82831</text:p>
          </table:table-cell>
        </table:table-row>
        <table:table-row table:style-name="ro1">
          <table:table-cell office:value-type="float" office:value="29.0928" calcext:value-type="float">
            <text:p>29,0928</text:p>
          </table:table-cell>
          <table:table-cell office:value-type="float" office:value="109" calcext:value-type="float">
            <text:p>109</text:p>
          </table:table-cell>
          <table:table-cell office:value-type="float" office:value="3.40428" calcext:value-type="float">
            <text:p>3,40428</text:p>
          </table:table-cell>
          <table:table-cell office:value-type="float" office:value="4.69135" calcext:value-type="float">
            <text:p>4,69135</text:p>
          </table:table-cell>
          <table:table-cell/>
          <table:table-cell office:value-type="float" office:value="29.4435" calcext:value-type="float">
            <text:p>29,4435</text:p>
          </table:table-cell>
          <table:table-cell office:value-type="float" office:value="112" calcext:value-type="float">
            <text:p>112</text:p>
          </table:table-cell>
          <table:table-cell office:value-type="float" office:value="3.41587" calcext:value-type="float">
            <text:p>3,41587</text:p>
          </table:table-cell>
          <table:table-cell office:value-type="float" office:value="4.7185" calcext:value-type="float">
            <text:p>4,7185</text:p>
          </table:table-cell>
          <table:table-cell/>
          <table:table-cell office:value-type="float" office:value="29.8761" calcext:value-type="float">
            <text:p>29,8761</text:p>
          </table:table-cell>
          <table:table-cell office:value-type="float" office:value="122" calcext:value-type="float">
            <text:p>122</text:p>
          </table:table-cell>
          <table:table-cell office:value-type="float" office:value="3.42998" calcext:value-type="float">
            <text:p>3,42998</text:p>
          </table:table-cell>
          <table:table-cell office:value-type="float" office:value="4.80402" calcext:value-type="float">
            <text:p>4,80402</text:p>
          </table:table-cell>
          <table:table-cell/>
          <table:table-cell office:value-type="float" office:value="30.4096" calcext:value-type="float">
            <text:p>30,4096</text:p>
          </table:table-cell>
          <table:table-cell office:value-type="float" office:value="129" calcext:value-type="float">
            <text:p>129</text:p>
          </table:table-cell>
          <table:table-cell office:value-type="float" office:value="3.44711" calcext:value-type="float">
            <text:p>3,44711</text:p>
          </table:table-cell>
          <table:table-cell office:value-type="float" office:value="4.85981" calcext:value-type="float">
            <text:p>4,85981</text:p>
          </table:table-cell>
          <table:table-cell/>
          <table:table-cell office:value-type="float" office:value="30.9264" calcext:value-type="float">
            <text:p>30,9264</text:p>
          </table:table-cell>
          <table:table-cell office:value-type="float" office:value="139" calcext:value-type="float">
            <text:p>139</text:p>
          </table:table-cell>
          <table:table-cell office:value-type="float" office:value="3.46343" calcext:value-type="float">
            <text:p>3,46343</text:p>
          </table:table-cell>
          <table:table-cell office:value-type="float" office:value="4.93447" calcext:value-type="float">
            <text:p>4,93447</text:p>
          </table:table-cell>
          <table:table-cell/>
          <table:table-cell office:value-type="float" office:value="31.6015" calcext:value-type="float">
            <text:p>31,6015</text:p>
          </table:table-cell>
          <table:table-cell office:value-type="float" office:value="144" calcext:value-type="float">
            <text:p>144</text:p>
          </table:table-cell>
          <table:table-cell office:value-type="float" office:value="3.48436" calcext:value-type="float">
            <text:p>3,48436</text:p>
          </table:table-cell>
          <table:table-cell office:value-type="float" office:value="4.96981" calcext:value-type="float">
            <text:p>4,96981</text:p>
          </table:table-cell>
          <table:table-cell/>
          <table:table-cell office:value-type="float" office:value="32.4836" calcext:value-type="float">
            <text:p>32,4836</text:p>
          </table:table-cell>
          <table:table-cell office:value-type="float" office:value="122" calcext:value-type="float">
            <text:p>122</text:p>
          </table:table-cell>
          <table:table-cell office:value-type="float" office:value="3.51106" calcext:value-type="float">
            <text:p>3,51106</text:p>
          </table:table-cell>
          <table:table-cell office:value-type="float" office:value="4.80402" calcext:value-type="float">
            <text:p>4,80402</text:p>
          </table:table-cell>
          <table:table-cell/>
          <table:table-cell office:value-type="float" office:value="33.5702" calcext:value-type="float">
            <text:p>33,5702</text:p>
          </table:table-cell>
          <table:table-cell office:value-type="float" office:value="123" calcext:value-type="float">
            <text:p>123</text:p>
          </table:table-cell>
          <table:table-cell office:value-type="float" office:value="3.54299" calcext:value-type="float">
            <text:p>3,54299</text:p>
          </table:table-cell>
          <table:table-cell office:value-type="float" office:value="4.81218" calcext:value-type="float">
            <text:p>4,81218</text:p>
          </table:table-cell>
        </table:table-row>
        <table:table-row table:style-name="ro1">
          <table:table-cell office:value-type="float" office:value="29.5025" calcext:value-type="float">
            <text:p>29,5025</text:p>
          </table:table-cell>
          <table:table-cell office:value-type="float" office:value="107" calcext:value-type="float">
            <text:p>107</text:p>
          </table:table-cell>
          <table:table-cell office:value-type="float" office:value="3.41781" calcext:value-type="float">
            <text:p>3,41781</text:p>
          </table:table-cell>
          <table:table-cell office:value-type="float" office:value="4.67283" calcext:value-type="float">
            <text:p>4,67283</text:p>
          </table:table-cell>
          <table:table-cell/>
          <table:table-cell office:value-type="float" office:value="29.8582" calcext:value-type="float">
            <text:p>29,8582</text:p>
          </table:table-cell>
          <table:table-cell office:value-type="float" office:value="110" calcext:value-type="float">
            <text:p>110</text:p>
          </table:table-cell>
          <table:table-cell office:value-type="float" office:value="3.4294" calcext:value-type="float">
            <text:p>3,4294</text:p>
          </table:table-cell>
          <table:table-cell office:value-type="float" office:value="4.70048" calcext:value-type="float">
            <text:p>4,70048</text:p>
          </table:table-cell>
          <table:table-cell/>
          <table:table-cell office:value-type="float" office:value="30.2969" calcext:value-type="float">
            <text:p>30,2969</text:p>
          </table:table-cell>
          <table:table-cell office:value-type="float" office:value="122" calcext:value-type="float">
            <text:p>122</text:p>
          </table:table-cell>
          <table:table-cell office:value-type="float" office:value="3.44352" calcext:value-type="float">
            <text:p>3,44352</text:p>
          </table:table-cell>
          <table:table-cell office:value-type="float" office:value="4.80402" calcext:value-type="float">
            <text:p>4,80402</text:p>
          </table:table-cell>
          <table:table-cell/>
          <table:table-cell office:value-type="float" office:value="30.8379" calcext:value-type="float">
            <text:p>30,8379</text:p>
          </table:table-cell>
          <table:table-cell office:value-type="float" office:value="133" calcext:value-type="float">
            <text:p>133</text:p>
          </table:table-cell>
          <table:table-cell office:value-type="float" office:value="3.46066" calcext:value-type="float">
            <text:p>3,46066</text:p>
          </table:table-cell>
          <table:table-cell office:value-type="float" office:value="4.89035" calcext:value-type="float">
            <text:p>4,89035</text:p>
          </table:table-cell>
          <table:table-cell/>
          <table:table-cell office:value-type="float" office:value="31.362" calcext:value-type="float">
            <text:p>31,362</text:p>
          </table:table-cell>
          <table:table-cell office:value-type="float" office:value="140" calcext:value-type="float">
            <text:p>140</text:p>
          </table:table-cell>
          <table:table-cell office:value-type="float" office:value="3.47698" calcext:value-type="float">
            <text:p>3,47698</text:p>
          </table:table-cell>
          <table:table-cell office:value-type="float" office:value="4.94164" calcext:value-type="float">
            <text:p>4,94164</text:p>
          </table:table-cell>
          <table:table-cell/>
          <table:table-cell office:value-type="float" office:value="32.0466" calcext:value-type="float">
            <text:p>32,0466</text:p>
          </table:table-cell>
          <table:table-cell office:value-type="float" office:value="121" calcext:value-type="float">
            <text:p>121</text:p>
          </table:table-cell>
          <table:table-cell office:value-type="float" office:value="3.49792" calcext:value-type="float">
            <text:p>3,49792</text:p>
          </table:table-cell>
          <table:table-cell office:value-type="float" office:value="4.79579" calcext:value-type="float">
            <text:p>4,79579</text:p>
          </table:table-cell>
          <table:table-cell/>
          <table:table-cell office:value-type="float" office:value="32.9412" calcext:value-type="float">
            <text:p>32,9412</text:p>
          </table:table-cell>
          <table:table-cell office:value-type="float" office:value="121" calcext:value-type="float">
            <text:p>121</text:p>
          </table:table-cell>
          <table:table-cell office:value-type="float" office:value="3.52463" calcext:value-type="float">
            <text:p>3,52463</text:p>
          </table:table-cell>
          <table:table-cell office:value-type="float" office:value="4.79579" calcext:value-type="float">
            <text:p>4,79579</text:p>
          </table:table-cell>
          <table:table-cell/>
          <table:table-cell office:value-type="float" office:value="34.043" calcext:value-type="float">
            <text:p>34,043</text:p>
          </table:table-cell>
          <table:table-cell office:value-type="float" office:value="122" calcext:value-type="float">
            <text:p>122</text:p>
          </table:table-cell>
          <table:table-cell office:value-type="float" office:value="3.55658" calcext:value-type="float">
            <text:p>3,55658</text:p>
          </table:table-cell>
          <table:table-cell office:value-type="float" office:value="4.80402" calcext:value-type="float">
            <text:p>4,80402</text:p>
          </table:table-cell>
        </table:table-row>
        <table:table-row table:style-name="ro1">
          <table:table-cell office:value-type="float" office:value="29.9123" calcext:value-type="float">
            <text:p>29,9123</text:p>
          </table:table-cell>
          <table:table-cell office:value-type="float" office:value="109" calcext:value-type="float">
            <text:p>109</text:p>
          </table:table-cell>
          <table:table-cell office:value-type="float" office:value="3.43115" calcext:value-type="float">
            <text:p>3,43115</text:p>
          </table:table-cell>
          <table:table-cell office:value-type="float" office:value="4.69135" calcext:value-type="float">
            <text:p>4,69135</text:p>
          </table:table-cell>
          <table:table-cell/>
          <table:table-cell office:value-type="float" office:value="30.2729" calcext:value-type="float">
            <text:p>30,2729</text:p>
          </table:table-cell>
          <table:table-cell office:value-type="float" office:value="117" calcext:value-type="float">
            <text:p>117</text:p>
          </table:table-cell>
          <table:table-cell office:value-type="float" office:value="3.44275" calcext:value-type="float">
            <text:p>3,44275</text:p>
          </table:table-cell>
          <table:table-cell office:value-type="float" office:value="4.76217" calcext:value-type="float">
            <text:p>4,76217</text:p>
          </table:table-cell>
          <table:table-cell/>
          <table:table-cell office:value-type="float" office:value="30.7176" calcext:value-type="float">
            <text:p>30,7176</text:p>
          </table:table-cell>
          <table:table-cell office:value-type="float" office:value="123" calcext:value-type="float">
            <text:p>123</text:p>
          </table:table-cell>
          <table:table-cell office:value-type="float" office:value="3.45687" calcext:value-type="float">
            <text:p>3,45687</text:p>
          </table:table-cell>
          <table:table-cell office:value-type="float" office:value="4.81218" calcext:value-type="float">
            <text:p>4,81218</text:p>
          </table:table-cell>
          <table:table-cell/>
          <table:table-cell office:value-type="float" office:value="31.2662" calcext:value-type="float">
            <text:p>31,2662</text:p>
          </table:table-cell>
          <table:table-cell office:value-type="float" office:value="133" calcext:value-type="float">
            <text:p>133</text:p>
          </table:table-cell>
          <table:table-cell office:value-type="float" office:value="3.47402" calcext:value-type="float">
            <text:p>3,47402</text:p>
          </table:table-cell>
          <table:table-cell office:value-type="float" office:value="4.89035" calcext:value-type="float">
            <text:p>4,89035</text:p>
          </table:table-cell>
          <table:table-cell/>
          <table:table-cell office:value-type="float" office:value="31.7976" calcext:value-type="float">
            <text:p>31,7976</text:p>
          </table:table-cell>
          <table:table-cell office:value-type="float" office:value="137" calcext:value-type="float">
            <text:p>137</text:p>
          </table:table-cell>
          <table:table-cell office:value-type="float" office:value="3.49035" calcext:value-type="float">
            <text:p>3,49035</text:p>
          </table:table-cell>
          <table:table-cell office:value-type="float" office:value="4.91998" calcext:value-type="float">
            <text:p>4,91998</text:p>
          </table:table-cell>
          <table:table-cell/>
          <table:table-cell office:value-type="float" office:value="32.4917" calcext:value-type="float">
            <text:p>32,4917</text:p>
          </table:table-cell>
          <table:table-cell office:value-type="float" office:value="120" calcext:value-type="float">
            <text:p>120</text:p>
          </table:table-cell>
          <table:table-cell office:value-type="float" office:value="3.5113" calcext:value-type="float">
            <text:p>3,5113</text:p>
          </table:table-cell>
          <table:table-cell office:value-type="float" office:value="4.78749" calcext:value-type="float">
            <text:p>4,78749</text:p>
          </table:table-cell>
          <table:table-cell/>
          <table:table-cell office:value-type="float" office:value="33.3987" calcext:value-type="float">
            <text:p>33,3987</text:p>
          </table:table-cell>
          <table:table-cell office:value-type="float" office:value="121" calcext:value-type="float">
            <text:p>121</text:p>
          </table:table-cell>
          <table:table-cell office:value-type="float" office:value="3.53802" calcext:value-type="float">
            <text:p>3,53802</text:p>
          </table:table-cell>
          <table:table-cell office:value-type="float" office:value="4.79579" calcext:value-type="float">
            <text:p>4,79579</text:p>
          </table:table-cell>
          <table:table-cell/>
          <table:table-cell office:value-type="float" office:value="34.5159" calcext:value-type="float">
            <text:p>34,5159</text:p>
          </table:table-cell>
          <table:table-cell office:value-type="float" office:value="118" calcext:value-type="float">
            <text:p>118</text:p>
          </table:table-cell>
          <table:table-cell office:value-type="float" office:value="3.56998" calcext:value-type="float">
            <text:p>3,56998</text:p>
          </table:table-cell>
          <table:table-cell office:value-type="float" office:value="4.77068" calcext:value-type="float">
            <text:p>4,77068</text:p>
          </table:table-cell>
        </table:table-row>
        <table:table-row table:style-name="ro1">
          <table:table-cell office:value-type="float" office:value="30.322" calcext:value-type="float">
            <text:p>30,322</text:p>
          </table:table-cell>
          <table:table-cell office:value-type="float" office:value="113" calcext:value-type="float">
            <text:p>113</text:p>
          </table:table-cell>
          <table:table-cell office:value-type="float" office:value="3.44432" calcext:value-type="float">
            <text:p>3,44432</text:p>
          </table:table-cell>
          <table:table-cell office:value-type="float" office:value="4.72739" calcext:value-type="float">
            <text:p>4,72739</text:p>
          </table:table-cell>
          <table:table-cell/>
          <table:table-cell office:value-type="float" office:value="30.6876" calcext:value-type="float">
            <text:p>30,6876</text:p>
          </table:table-cell>
          <table:table-cell office:value-type="float" office:value="120" calcext:value-type="float">
            <text:p>120</text:p>
          </table:table-cell>
          <table:table-cell office:value-type="float" office:value="3.45593" calcext:value-type="float">
            <text:p>3,45593</text:p>
          </table:table-cell>
          <table:table-cell office:value-type="float" office:value="4.78749" calcext:value-type="float">
            <text:p>4,78749</text:p>
          </table:table-cell>
          <table:table-cell/>
          <table:table-cell office:value-type="float" office:value="31.1384" calcext:value-type="float">
            <text:p>31,1384</text:p>
          </table:table-cell>
          <table:table-cell office:value-type="float" office:value="125" calcext:value-type="float">
            <text:p>125</text:p>
          </table:table-cell>
          <table:table-cell office:value-type="float" office:value="3.47005" calcext:value-type="float">
            <text:p>3,47005</text:p>
          </table:table-cell>
          <table:table-cell office:value-type="float" office:value="4.82831" calcext:value-type="float">
            <text:p>4,82831</text:p>
          </table:table-cell>
          <table:table-cell/>
          <table:table-cell office:value-type="float" office:value="31.6945" calcext:value-type="float">
            <text:p>31,6945</text:p>
          </table:table-cell>
          <table:table-cell office:value-type="float" office:value="130" calcext:value-type="float">
            <text:p>130</text:p>
          </table:table-cell>
          <table:table-cell office:value-type="float" office:value="3.48721" calcext:value-type="float">
            <text:p>3,48721</text:p>
          </table:table-cell>
          <table:table-cell office:value-type="float" office:value="4.86753" calcext:value-type="float">
            <text:p>4,86753</text:p>
          </table:table-cell>
          <table:table-cell/>
          <table:table-cell office:value-type="float" office:value="32.2332" calcext:value-type="float">
            <text:p>32,2332</text:p>
          </table:table-cell>
          <table:table-cell office:value-type="float" office:value="115" calcext:value-type="float">
            <text:p>115</text:p>
          </table:table-cell>
          <table:table-cell office:value-type="float" office:value="3.50355" calcext:value-type="float">
            <text:p>3,50355</text:p>
          </table:table-cell>
          <table:table-cell office:value-type="float" office:value="4.74493" calcext:value-type="float">
            <text:p>4,74493</text:p>
          </table:table-cell>
          <table:table-cell/>
          <table:table-cell office:value-type="float" office:value="32.9368" calcext:value-type="float">
            <text:p>32,9368</text:p>
          </table:table-cell>
          <table:table-cell office:value-type="float" office:value="118" calcext:value-type="float">
            <text:p>118</text:p>
          </table:table-cell>
          <table:table-cell office:value-type="float" office:value="3.5245" calcext:value-type="float">
            <text:p>3,5245</text:p>
          </table:table-cell>
          <table:table-cell office:value-type="float" office:value="4.77068" calcext:value-type="float">
            <text:p>4,77068</text:p>
          </table:table-cell>
          <table:table-cell/>
          <table:table-cell office:value-type="float" office:value="33.8562" calcext:value-type="float">
            <text:p>33,8562</text:p>
          </table:table-cell>
          <table:table-cell office:value-type="float" office:value="118" calcext:value-type="float">
            <text:p>118</text:p>
          </table:table-cell>
          <table:table-cell office:value-type="float" office:value="3.55123" calcext:value-type="float">
            <text:p>3,55123</text:p>
          </table:table-cell>
          <table:table-cell office:value-type="float" office:value="4.77068" calcext:value-type="float">
            <text:p>4,77068</text:p>
          </table:table-cell>
          <table:table-cell/>
          <table:table-cell office:value-type="float" office:value="34.9887" calcext:value-type="float">
            <text:p>34,9887</text:p>
          </table:table-cell>
          <table:table-cell office:value-type="float" office:value="117" calcext:value-type="float">
            <text:p>117</text:p>
          </table:table-cell>
          <table:table-cell office:value-type="float" office:value="3.5832" calcext:value-type="float">
            <text:p>3,5832</text:p>
          </table:table-cell>
          <table:table-cell office:value-type="float" office:value="4.76217" calcext:value-type="float">
            <text:p>4,76217</text:p>
          </table:table-cell>
        </table:table-row>
        <table:table-row table:style-name="ro1">
          <table:table-cell office:value-type="float" office:value="30.7318" calcext:value-type="float">
            <text:p>30,7318</text:p>
          </table:table-cell>
          <table:table-cell office:value-type="float" office:value="115" calcext:value-type="float">
            <text:p>115</text:p>
          </table:table-cell>
          <table:table-cell office:value-type="float" office:value="3.45732" calcext:value-type="float">
            <text:p>3,45732</text:p>
          </table:table-cell>
          <table:table-cell office:value-type="float" office:value="4.74493" calcext:value-type="float">
            <text:p>4,74493</text:p>
          </table:table-cell>
          <table:table-cell/>
          <table:table-cell office:value-type="float" office:value="31.1023" calcext:value-type="float">
            <text:p>31,1023</text:p>
          </table:table-cell>
          <table:table-cell office:value-type="float" office:value="121" calcext:value-type="float">
            <text:p>121</text:p>
          </table:table-cell>
          <table:table-cell office:value-type="float" office:value="3.46893" calcext:value-type="float">
            <text:p>3,46893</text:p>
          </table:table-cell>
          <table:table-cell office:value-type="float" office:value="4.79579" calcext:value-type="float">
            <text:p>4,79579</text:p>
          </table:table-cell>
          <table:table-cell/>
          <table:table-cell office:value-type="float" office:value="31.5592" calcext:value-type="float">
            <text:p>31,5592</text:p>
          </table:table-cell>
          <table:table-cell office:value-type="float" office:value="126" calcext:value-type="float">
            <text:p>126</text:p>
          </table:table-cell>
          <table:table-cell office:value-type="float" office:value="3.48306" calcext:value-type="float">
            <text:p>3,48306</text:p>
          </table:table-cell>
          <table:table-cell office:value-type="float" office:value="4.83628" calcext:value-type="float">
            <text:p>4,83628</text:p>
          </table:table-cell>
          <table:table-cell/>
          <table:table-cell office:value-type="float" office:value="32.1228" calcext:value-type="float">
            <text:p>32,1228</text:p>
          </table:table-cell>
          <table:table-cell office:value-type="float" office:value="110" calcext:value-type="float">
            <text:p>110</text:p>
          </table:table-cell>
          <table:table-cell office:value-type="float" office:value="3.50022" calcext:value-type="float">
            <text:p>3,50022</text:p>
          </table:table-cell>
          <table:table-cell office:value-type="float" office:value="4.70048" calcext:value-type="float">
            <text:p>4,70048</text:p>
          </table:table-cell>
          <table:table-cell/>
          <table:table-cell office:value-type="float" office:value="32.6687" calcext:value-type="float">
            <text:p>32,6687</text:p>
          </table:table-cell>
          <table:table-cell office:value-type="float" office:value="114" calcext:value-type="float">
            <text:p>114</text:p>
          </table:table-cell>
          <table:table-cell office:value-type="float" office:value="3.51657" calcext:value-type="float">
            <text:p>3,51657</text:p>
          </table:table-cell>
          <table:table-cell office:value-type="float" office:value="4.7362" calcext:value-type="float">
            <text:p>4,7362</text:p>
          </table:table-cell>
          <table:table-cell/>
          <table:table-cell office:value-type="float" office:value="33.3819" calcext:value-type="float">
            <text:p>33,3819</text:p>
          </table:table-cell>
          <table:table-cell office:value-type="float" office:value="116" calcext:value-type="float">
            <text:p>116</text:p>
          </table:table-cell>
          <table:table-cell office:value-type="float" office:value="3.53753" calcext:value-type="float">
            <text:p>3,53753</text:p>
          </table:table-cell>
          <table:table-cell office:value-type="float" office:value="4.75359" calcext:value-type="float">
            <text:p>4,75359</text:p>
          </table:table-cell>
          <table:table-cell/>
          <table:table-cell office:value-type="float" office:value="34.3137" calcext:value-type="float">
            <text:p>34,3137</text:p>
          </table:table-cell>
          <table:table-cell office:value-type="float" office:value="115" calcext:value-type="float">
            <text:p>115</text:p>
          </table:table-cell>
          <table:table-cell office:value-type="float" office:value="3.56427" calcext:value-type="float">
            <text:p>3,56427</text:p>
          </table:table-cell>
          <table:table-cell office:value-type="float" office:value="4.74493" calcext:value-type="float">
            <text:p>4,74493</text:p>
          </table:table-cell>
          <table:table-cell/>
          <table:table-cell office:value-type="float" office:value="35.4615" calcext:value-type="float">
            <text:p>35,4615</text:p>
          </table:table-cell>
          <table:table-cell office:value-type="float" office:value="117" calcext:value-type="float">
            <text:p>117</text:p>
          </table:table-cell>
          <table:table-cell office:value-type="float" office:value="3.59626" calcext:value-type="float">
            <text:p>3,59626</text:p>
          </table:table-cell>
          <table:table-cell office:value-type="float" office:value="4.76217" calcext:value-type="float">
            <text:p>4,76217</text:p>
          </table:table-cell>
        </table:table-row>
        <table:table-row table:style-name="ro1">
          <table:table-cell office:value-type="float" office:value="31.1415" calcext:value-type="float">
            <text:p>31,1415</text:p>
          </table:table-cell>
          <table:table-cell office:value-type="float" office:value="115" calcext:value-type="float">
            <text:p>115</text:p>
          </table:table-cell>
          <table:table-cell office:value-type="float" office:value="3.47015" calcext:value-type="float">
            <text:p>3,47015</text:p>
          </table:table-cell>
          <table:table-cell office:value-type="float" office:value="4.74493" calcext:value-type="float">
            <text:p>4,74493</text:p>
          </table:table-cell>
          <table:table-cell/>
          <table:table-cell office:value-type="float" office:value="31.517" calcext:value-type="float">
            <text:p>31,517</text:p>
          </table:table-cell>
          <table:table-cell office:value-type="float" office:value="122" calcext:value-type="float">
            <text:p>122</text:p>
          </table:table-cell>
          <table:table-cell office:value-type="float" office:value="3.48176" calcext:value-type="float">
            <text:p>3,48176</text:p>
          </table:table-cell>
          <table:table-cell office:value-type="float" office:value="4.80402" calcext:value-type="float">
            <text:p>4,80402</text:p>
          </table:table-cell>
          <table:table-cell/>
          <table:table-cell office:value-type="float" office:value="31.98" calcext:value-type="float">
            <text:p>31,98</text:p>
          </table:table-cell>
          <table:table-cell office:value-type="float" office:value="125" calcext:value-type="float">
            <text:p>125</text:p>
          </table:table-cell>
          <table:table-cell office:value-type="float" office:value="3.4959" calcext:value-type="float">
            <text:p>3,4959</text:p>
          </table:table-cell>
          <table:table-cell office:value-type="float" office:value="4.82831" calcext:value-type="float">
            <text:p>4,82831</text:p>
          </table:table-cell>
          <table:table-cell/>
          <table:table-cell office:value-type="float" office:value="32.5511" calcext:value-type="float">
            <text:p>32,5511</text:p>
          </table:table-cell>
          <table:table-cell office:value-type="float" office:value="107" calcext:value-type="float">
            <text:p>107</text:p>
          </table:table-cell>
          <table:table-cell office:value-type="float" office:value="3.51307" calcext:value-type="float">
            <text:p>3,51307</text:p>
          </table:table-cell>
          <table:table-cell office:value-type="float" office:value="4.67283" calcext:value-type="float">
            <text:p>4,67283</text:p>
          </table:table-cell>
          <table:table-cell/>
          <table:table-cell office:value-type="float" office:value="33.1043" calcext:value-type="float">
            <text:p>33,1043</text:p>
          </table:table-cell>
          <table:table-cell office:value-type="float" office:value="111" calcext:value-type="float">
            <text:p>111</text:p>
          </table:table-cell>
          <table:table-cell office:value-type="float" office:value="3.52942" calcext:value-type="float">
            <text:p>3,52942</text:p>
          </table:table-cell>
          <table:table-cell office:value-type="float" office:value="4.70953" calcext:value-type="float">
            <text:p>4,70953</text:p>
          </table:table-cell>
          <table:table-cell/>
          <table:table-cell office:value-type="float" office:value="33.827" calcext:value-type="float">
            <text:p>33,827</text:p>
          </table:table-cell>
          <table:table-cell office:value-type="float" office:value="112" calcext:value-type="float">
            <text:p>112</text:p>
          </table:table-cell>
          <table:table-cell office:value-type="float" office:value="3.55039" calcext:value-type="float">
            <text:p>3,55039</text:p>
          </table:table-cell>
          <table:table-cell office:value-type="float" office:value="4.7185" calcext:value-type="float">
            <text:p>4,7185</text:p>
          </table:table-cell>
          <table:table-cell/>
          <table:table-cell office:value-type="float" office:value="34.7712" calcext:value-type="float">
            <text:p>34,7712</text:p>
          </table:table-cell>
          <table:table-cell office:value-type="float" office:value="113" calcext:value-type="float">
            <text:p>113</text:p>
          </table:table-cell>
          <table:table-cell office:value-type="float" office:value="3.57714" calcext:value-type="float">
            <text:p>3,57714</text:p>
          </table:table-cell>
          <table:table-cell office:value-type="float" office:value="4.72739" calcext:value-type="float">
            <text:p>4,72739</text:p>
          </table:table-cell>
          <table:table-cell/>
          <table:table-cell office:value-type="float" office:value="35.9343" calcext:value-type="float">
            <text:p>35,9343</text:p>
          </table:table-cell>
          <table:table-cell office:value-type="float" office:value="116" calcext:value-type="float">
            <text:p>116</text:p>
          </table:table-cell>
          <table:table-cell office:value-type="float" office:value="3.60914" calcext:value-type="float">
            <text:p>3,60914</text:p>
          </table:table-cell>
          <table:table-cell office:value-type="float" office:value="4.75359" calcext:value-type="float">
            <text:p>4,75359</text:p>
          </table:table-cell>
        </table:table-row>
        <table:table-row table:style-name="ro1">
          <table:table-cell office:value-type="float" office:value="31.5513" calcext:value-type="float">
            <text:p>31,5513</text:p>
          </table:table-cell>
          <table:table-cell office:value-type="float" office:value="115" calcext:value-type="float">
            <text:p>115</text:p>
          </table:table-cell>
          <table:table-cell office:value-type="float" office:value="3.48282" calcext:value-type="float">
            <text:p>3,48282</text:p>
          </table:table-cell>
          <table:table-cell office:value-type="float" office:value="4.74493" calcext:value-type="float">
            <text:p>4,74493</text:p>
          </table:table-cell>
          <table:table-cell/>
          <table:table-cell office:value-type="float" office:value="31.9317" calcext:value-type="float">
            <text:p>31,9317</text:p>
          </table:table-cell>
          <table:table-cell office:value-type="float" office:value="119" calcext:value-type="float">
            <text:p>119</text:p>
          </table:table-cell>
          <table:table-cell office:value-type="float" office:value="3.49444" calcext:value-type="float">
            <text:p>3,49444</text:p>
          </table:table-cell>
          <table:table-cell office:value-type="float" office:value="4.77912" calcext:value-type="float">
            <text:p>4,77912</text:p>
          </table:table-cell>
          <table:table-cell/>
          <table:table-cell office:value-type="float" office:value="32.4008" calcext:value-type="float">
            <text:p>32,4008</text:p>
          </table:table-cell>
          <table:table-cell office:value-type="float" office:value="101" calcext:value-type="float">
            <text:p>101</text:p>
          </table:table-cell>
          <table:table-cell office:value-type="float" office:value="3.50858" calcext:value-type="float">
            <text:p>3,50858</text:p>
          </table:table-cell>
          <table:table-cell office:value-type="float" office:value="4.61512" calcext:value-type="float">
            <text:p>4,61512</text:p>
          </table:table-cell>
          <table:table-cell/>
          <table:table-cell office:value-type="float" office:value="32.9794" calcext:value-type="float">
            <text:p>32,9794</text:p>
          </table:table-cell>
          <table:table-cell office:value-type="float" office:value="108" calcext:value-type="float">
            <text:p>108</text:p>
          </table:table-cell>
          <table:table-cell office:value-type="float" office:value="3.52576" calcext:value-type="float">
            <text:p>3,52576</text:p>
          </table:table-cell>
          <table:table-cell office:value-type="float" office:value="4.68213" calcext:value-type="float">
            <text:p>4,68213</text:p>
          </table:table-cell>
          <table:table-cell/>
          <table:table-cell office:value-type="float" office:value="33.5399" calcext:value-type="float">
            <text:p>33,5399</text:p>
          </table:table-cell>
          <table:table-cell office:value-type="float" office:value="112" calcext:value-type="float">
            <text:p>112</text:p>
          </table:table-cell>
          <table:table-cell office:value-type="float" office:value="3.54212" calcext:value-type="float">
            <text:p>3,54212</text:p>
          </table:table-cell>
          <table:table-cell office:value-type="float" office:value="4.7185" calcext:value-type="float">
            <text:p>4,7185</text:p>
          </table:table-cell>
          <table:table-cell/>
          <table:table-cell office:value-type="float" office:value="34.2721" calcext:value-type="float">
            <text:p>34,2721</text:p>
          </table:table-cell>
          <table:table-cell office:value-type="float" office:value="112" calcext:value-type="float">
            <text:p>112</text:p>
          </table:table-cell>
          <table:table-cell office:value-type="float" office:value="3.56309" calcext:value-type="float">
            <text:p>3,56309</text:p>
          </table:table-cell>
          <table:table-cell office:value-type="float" office:value="4.7185" calcext:value-type="float">
            <text:p>4,7185</text:p>
          </table:table-cell>
          <table:table-cell/>
          <table:table-cell office:value-type="float" office:value="35.2287" calcext:value-type="float">
            <text:p>35,2287</text:p>
          </table:table-cell>
          <table:table-cell office:value-type="float" office:value="112" calcext:value-type="float">
            <text:p>112</text:p>
          </table:table-cell>
          <table:table-cell office:value-type="float" office:value="3.58985" calcext:value-type="float">
            <text:p>3,58985</text:p>
          </table:table-cell>
          <table:table-cell office:value-type="float" office:value="4.7185" calcext:value-type="float">
            <text:p>4,7185</text:p>
          </table:table-cell>
          <table:table-cell/>
          <table:table-cell office:value-type="float" office:value="36.4071" calcext:value-type="float">
            <text:p>36,4071</text:p>
          </table:table-cell>
          <table:table-cell office:value-type="float" office:value="113" calcext:value-type="float">
            <text:p>113</text:p>
          </table:table-cell>
          <table:table-cell office:value-type="float" office:value="3.62186" calcext:value-type="float">
            <text:p>3,62186</text:p>
          </table:table-cell>
          <table:table-cell office:value-type="float" office:value="4.72739" calcext:value-type="float">
            <text:p>4,72739</text:p>
          </table:table-cell>
        </table:table-row>
        <table:table-row table:style-name="ro1">
          <table:table-cell office:value-type="float" office:value="31.9611" calcext:value-type="float">
            <text:p>31,9611</text:p>
          </table:table-cell>
          <table:table-cell office:value-type="float" office:value="115" calcext:value-type="float">
            <text:p>115</text:p>
          </table:table-cell>
          <table:table-cell office:value-type="float" office:value="3.49533" calcext:value-type="float">
            <text:p>3,49533</text:p>
          </table:table-cell>
          <table:table-cell office:value-type="float" office:value="4.74493" calcext:value-type="float">
            <text:p>4,74493</text:p>
          </table:table-cell>
          <table:table-cell/>
          <table:table-cell office:value-type="float" office:value="32.3464" calcext:value-type="float">
            <text:p>32,3464</text:p>
          </table:table-cell>
          <table:table-cell office:value-type="float" office:value="100" calcext:value-type="float">
            <text:p>100</text:p>
          </table:table-cell>
          <table:table-cell office:value-type="float" office:value="3.50695" calcext:value-type="float">
            <text:p>3,50695</text:p>
          </table:table-cell>
          <table:table-cell office:value-type="float" office:value="4.60517" calcext:value-type="float">
            <text:p>4,60517</text:p>
          </table:table-cell>
          <table:table-cell/>
          <table:table-cell office:value-type="float" office:value="32.8216" calcext:value-type="float">
            <text:p>32,8216</text:p>
          </table:table-cell>
          <table:table-cell office:value-type="float" office:value="103" calcext:value-type="float">
            <text:p>103</text:p>
          </table:table-cell>
          <table:table-cell office:value-type="float" office:value="3.5211" calcext:value-type="float">
            <text:p>3,5211</text:p>
          </table:table-cell>
          <table:table-cell office:value-type="float" office:value="4.63473" calcext:value-type="float">
            <text:p>4,63473</text:p>
          </table:table-cell>
          <table:table-cell/>
          <table:table-cell office:value-type="float" office:value="33.4077" calcext:value-type="float">
            <text:p>33,4077</text:p>
          </table:table-cell>
          <table:table-cell office:value-type="float" office:value="109" calcext:value-type="float">
            <text:p>109</text:p>
          </table:table-cell>
          <table:table-cell office:value-type="float" office:value="3.53828" calcext:value-type="float">
            <text:p>3,53828</text:p>
          </table:table-cell>
          <table:table-cell office:value-type="float" office:value="4.69135" calcext:value-type="float">
            <text:p>4,69135</text:p>
          </table:table-cell>
          <table:table-cell/>
          <table:table-cell office:value-type="float" office:value="33.9755" calcext:value-type="float">
            <text:p>33,9755</text:p>
          </table:table-cell>
          <table:table-cell office:value-type="float" office:value="110" calcext:value-type="float">
            <text:p>110</text:p>
          </table:table-cell>
          <table:table-cell office:value-type="float" office:value="3.55465" calcext:value-type="float">
            <text:p>3,55465</text:p>
          </table:table-cell>
          <table:table-cell office:value-type="float" office:value="4.70048" calcext:value-type="float">
            <text:p>4,70048</text:p>
          </table:table-cell>
          <table:table-cell/>
          <table:table-cell office:value-type="float" office:value="34.7171" calcext:value-type="float">
            <text:p>34,7171</text:p>
          </table:table-cell>
          <table:table-cell office:value-type="float" office:value="113" calcext:value-type="float">
            <text:p>113</text:p>
          </table:table-cell>
          <table:table-cell office:value-type="float" office:value="3.57563" calcext:value-type="float">
            <text:p>3,57563</text:p>
          </table:table-cell>
          <table:table-cell office:value-type="float" office:value="4.72739" calcext:value-type="float">
            <text:p>4,72739</text:p>
          </table:table-cell>
          <table:table-cell/>
          <table:table-cell office:value-type="float" office:value="35.6863" calcext:value-type="float">
            <text:p>35,6863</text:p>
          </table:table-cell>
          <table:table-cell office:value-type="float" office:value="114" calcext:value-type="float">
            <text:p>114</text:p>
          </table:table-cell>
          <table:table-cell office:value-type="float" office:value="3.6024" calcext:value-type="float">
            <text:p>3,6024</text:p>
          </table:table-cell>
          <table:table-cell office:value-type="float" office:value="4.7362" calcext:value-type="float">
            <text:p>4,7362</text:p>
          </table:table-cell>
          <table:table-cell/>
          <table:table-cell office:value-type="float" office:value="36.88" calcext:value-type="float">
            <text:p>36,88</text:p>
          </table:table-cell>
          <table:table-cell office:value-type="float" office:value="96" calcext:value-type="float">
            <text:p>96</text:p>
          </table:table-cell>
          <table:table-cell office:value-type="float" office:value="3.63442" calcext:value-type="float">
            <text:p>3,63442</text:p>
          </table:table-cell>
          <table:table-cell office:value-type="float" office:value="4.56435" calcext:value-type="float">
            <text:p>4,56435</text:p>
          </table:table-cell>
        </table:table-row>
        <table:table-row table:style-name="ro1">
          <table:table-cell office:value-type="float" office:value="32.3708" calcext:value-type="float">
            <text:p>32,3708</text:p>
          </table:table-cell>
          <table:table-cell office:value-type="float" office:value="94" calcext:value-type="float">
            <text:p>94</text:p>
          </table:table-cell>
          <table:table-cell office:value-type="float" office:value="3.50768" calcext:value-type="float">
            <text:p>3,50768</text:p>
          </table:table-cell>
          <table:table-cell office:value-type="float" office:value="4.54329" calcext:value-type="float">
            <text:p>4,54329</text:p>
          </table:table-cell>
          <table:table-cell/>
          <table:table-cell office:value-type="float" office:value="32.7611" calcext:value-type="float">
            <text:p>32,7611</text:p>
          </table:table-cell>
          <table:table-cell office:value-type="float" office:value="100" calcext:value-type="float">
            <text:p>100</text:p>
          </table:table-cell>
          <table:table-cell office:value-type="float" office:value="3.51931" calcext:value-type="float">
            <text:p>3,51931</text:p>
          </table:table-cell>
          <table:table-cell office:value-type="float" office:value="4.60517" calcext:value-type="float">
            <text:p>4,60517</text:p>
          </table:table-cell>
          <table:table-cell/>
          <table:table-cell office:value-type="float" office:value="33.2424" calcext:value-type="float">
            <text:p>33,2424</text:p>
          </table:table-cell>
          <table:table-cell office:value-type="float" office:value="101" calcext:value-type="float">
            <text:p>101</text:p>
          </table:table-cell>
          <table:table-cell office:value-type="float" office:value="3.53346" calcext:value-type="float">
            <text:p>3,53346</text:p>
          </table:table-cell>
          <table:table-cell office:value-type="float" office:value="4.61512" calcext:value-type="float">
            <text:p>4,61512</text:p>
          </table:table-cell>
          <table:table-cell/>
          <table:table-cell office:value-type="float" office:value="33.836" calcext:value-type="float">
            <text:p>33,836</text:p>
          </table:table-cell>
          <table:table-cell office:value-type="float" office:value="108" calcext:value-type="float">
            <text:p>108</text:p>
          </table:table-cell>
          <table:table-cell office:value-type="float" office:value="3.55065" calcext:value-type="float">
            <text:p>3,55065</text:p>
          </table:table-cell>
          <table:table-cell office:value-type="float" office:value="4.68213" calcext:value-type="float">
            <text:p>4,68213</text:p>
          </table:table-cell>
          <table:table-cell/>
          <table:table-cell office:value-type="float" office:value="34.4111" calcext:value-type="float">
            <text:p>34,4111</text:p>
          </table:table-cell>
          <table:table-cell office:value-type="float" office:value="110" calcext:value-type="float">
            <text:p>110</text:p>
          </table:table-cell>
          <table:table-cell office:value-type="float" office:value="3.56702" calcext:value-type="float">
            <text:p>3,56702</text:p>
          </table:table-cell>
          <table:table-cell office:value-type="float" office:value="4.70048" calcext:value-type="float">
            <text:p>4,70048</text:p>
          </table:table-cell>
          <table:table-cell/>
          <table:table-cell office:value-type="float" office:value="35.1622" calcext:value-type="float">
            <text:p>35,1622</text:p>
          </table:table-cell>
          <table:table-cell office:value-type="float" office:value="110" calcext:value-type="float">
            <text:p>110</text:p>
          </table:table-cell>
          <table:table-cell office:value-type="float" office:value="3.58802" calcext:value-type="float">
            <text:p>3,58802</text:p>
          </table:table-cell>
          <table:table-cell office:value-type="float" office:value="4.70048" calcext:value-type="float">
            <text:p>4,70048</text:p>
          </table:table-cell>
          <table:table-cell/>
          <table:table-cell office:value-type="float" office:value="36.1438" calcext:value-type="float">
            <text:p>36,1438</text:p>
          </table:table-cell>
          <table:table-cell office:value-type="float" office:value="112" calcext:value-type="float">
            <text:p>112</text:p>
          </table:table-cell>
          <table:table-cell office:value-type="float" office:value="3.6148" calcext:value-type="float">
            <text:p>3,6148</text:p>
          </table:table-cell>
          <table:table-cell office:value-type="float" office:value="4.7185" calcext:value-type="float">
            <text:p>4,7185</text:p>
          </table:table-cell>
          <table:table-cell/>
          <table:table-cell office:value-type="float" office:value="37.3528" calcext:value-type="float">
            <text:p>37,3528</text:p>
          </table:table-cell>
          <table:table-cell office:value-type="float" office:value="95" calcext:value-type="float">
            <text:p>95</text:p>
          </table:table-cell>
          <table:table-cell office:value-type="float" office:value="3.64683" calcext:value-type="float">
            <text:p>3,64683</text:p>
          </table:table-cell>
          <table:table-cell office:value-type="float" office:value="4.55388" calcext:value-type="float">
            <text:p>4,55388</text:p>
          </table:table-cell>
        </table:table-row>
        <table:table-row table:style-name="ro1">
          <table:table-cell office:value-type="float" office:value="32.7806" calcext:value-type="float">
            <text:p>32,7806</text:p>
          </table:table-cell>
          <table:table-cell office:value-type="float" office:value="95" calcext:value-type="float">
            <text:p>95</text:p>
          </table:table-cell>
          <table:table-cell office:value-type="float" office:value="3.51989" calcext:value-type="float">
            <text:p>3,51989</text:p>
          </table:table-cell>
          <table:table-cell office:value-type="float" office:value="4.55388" calcext:value-type="float">
            <text:p>4,55388</text:p>
          </table:table-cell>
          <table:table-cell/>
          <table:table-cell office:value-type="float" office:value="33.1758" calcext:value-type="float">
            <text:p>33,1758</text:p>
          </table:table-cell>
          <table:table-cell office:value-type="float" office:value="100" calcext:value-type="float">
            <text:p>100</text:p>
          </table:table-cell>
          <table:table-cell office:value-type="float" office:value="3.53152" calcext:value-type="float">
            <text:p>3,53152</text:p>
          </table:table-cell>
          <table:table-cell office:value-type="float" office:value="4.60517" calcext:value-type="float">
            <text:p>4,60517</text:p>
          </table:table-cell>
          <table:table-cell/>
          <table:table-cell office:value-type="float" office:value="33.6632" calcext:value-type="float">
            <text:p>33,6632</text:p>
          </table:table-cell>
          <table:table-cell office:value-type="float" office:value="105" calcext:value-type="float">
            <text:p>105</text:p>
          </table:table-cell>
          <table:table-cell office:value-type="float" office:value="3.54568" calcext:value-type="float">
            <text:p>3,54568</text:p>
          </table:table-cell>
          <table:table-cell office:value-type="float" office:value="4.65396" calcext:value-type="float">
            <text:p>4,65396</text:p>
          </table:table-cell>
          <table:table-cell/>
          <table:table-cell office:value-type="float" office:value="34.2643" calcext:value-type="float">
            <text:p>34,2643</text:p>
          </table:table-cell>
          <table:table-cell office:value-type="float" office:value="108" calcext:value-type="float">
            <text:p>108</text:p>
          </table:table-cell>
          <table:table-cell office:value-type="float" office:value="3.56287" calcext:value-type="float">
            <text:p>3,56287</text:p>
          </table:table-cell>
          <table:table-cell office:value-type="float" office:value="4.68213" calcext:value-type="float">
            <text:p>4,68213</text:p>
          </table:table-cell>
          <table:table-cell/>
          <table:table-cell office:value-type="float" office:value="34.8467" calcext:value-type="float">
            <text:p>34,8467</text:p>
          </table:table-cell>
          <table:table-cell office:value-type="float" office:value="112" calcext:value-type="float">
            <text:p>112</text:p>
          </table:table-cell>
          <table:table-cell office:value-type="float" office:value="3.57925" calcext:value-type="float">
            <text:p>3,57925</text:p>
          </table:table-cell>
          <table:table-cell office:value-type="float" office:value="4.7185" calcext:value-type="float">
            <text:p>4,7185</text:p>
          </table:table-cell>
          <table:table-cell/>
          <table:table-cell office:value-type="float" office:value="35.6073" calcext:value-type="float">
            <text:p>35,6073</text:p>
          </table:table-cell>
          <table:table-cell office:value-type="float" office:value="111" calcext:value-type="float">
            <text:p>111</text:p>
          </table:table-cell>
          <table:table-cell office:value-type="float" office:value="3.60025" calcext:value-type="float">
            <text:p>3,60025</text:p>
          </table:table-cell>
          <table:table-cell office:value-type="float" office:value="4.70953" calcext:value-type="float">
            <text:p>4,70953</text:p>
          </table:table-cell>
          <table:table-cell/>
          <table:table-cell office:value-type="float" office:value="36.6013" calcext:value-type="float">
            <text:p>36,6013</text:p>
          </table:table-cell>
          <table:table-cell office:value-type="float" office:value="93" calcext:value-type="float">
            <text:p>93</text:p>
          </table:table-cell>
          <table:table-cell office:value-type="float" office:value="3.62704" calcext:value-type="float">
            <text:p>3,62704</text:p>
          </table:table-cell>
          <table:table-cell office:value-type="float" office:value="4.5326" calcext:value-type="float">
            <text:p>4,5326</text:p>
          </table:table-cell>
          <table:table-cell/>
          <table:table-cell office:value-type="float" office:value="37.8256" calcext:value-type="float">
            <text:p>37,8256</text:p>
          </table:table-cell>
          <table:table-cell office:value-type="float" office:value="90" calcext:value-type="float">
            <text:p>90</text:p>
          </table:table-cell>
          <table:table-cell office:value-type="float" office:value="3.65908" calcext:value-type="float">
            <text:p>3,65908</text:p>
          </table:table-cell>
          <table:table-cell office:value-type="float" office:value="4.49981" calcext:value-type="float">
            <text:p>4,49981</text:p>
          </table:table-cell>
        </table:table-row>
        <table:table-row table:style-name="ro1">
          <table:table-cell office:value-type="float" office:value="33.1903" calcext:value-type="float">
            <text:p>33,1903</text:p>
          </table:table-cell>
          <table:table-cell office:value-type="float" office:value="96" calcext:value-type="float">
            <text:p>96</text:p>
          </table:table-cell>
          <table:table-cell office:value-type="float" office:value="3.53194" calcext:value-type="float">
            <text:p>3,53194</text:p>
          </table:table-cell>
          <table:table-cell office:value-type="float" office:value="4.56435" calcext:value-type="float">
            <text:p>4,56435</text:p>
          </table:table-cell>
          <table:table-cell/>
          <table:table-cell office:value-type="float" office:value="33.5905" calcext:value-type="float">
            <text:p>33,5905</text:p>
          </table:table-cell>
          <table:table-cell office:value-type="float" office:value="97" calcext:value-type="float">
            <text:p>97</text:p>
          </table:table-cell>
          <table:table-cell office:value-type="float" office:value="3.54358" calcext:value-type="float">
            <text:p>3,54358</text:p>
          </table:table-cell>
          <table:table-cell office:value-type="float" office:value="4.57471" calcext:value-type="float">
            <text:p>4,57471</text:p>
          </table:table-cell>
          <table:table-cell/>
          <table:table-cell office:value-type="float" office:value="34.084" calcext:value-type="float">
            <text:p>34,084</text:p>
          </table:table-cell>
          <table:table-cell office:value-type="float" office:value="104" calcext:value-type="float">
            <text:p>104</text:p>
          </table:table-cell>
          <table:table-cell office:value-type="float" office:value="3.55774" calcext:value-type="float">
            <text:p>3,55774</text:p>
          </table:table-cell>
          <table:table-cell office:value-type="float" office:value="4.64439" calcext:value-type="float">
            <text:p>4,64439</text:p>
          </table:table-cell>
          <table:table-cell/>
          <table:table-cell office:value-type="float" office:value="34.6926" calcext:value-type="float">
            <text:p>34,6926</text:p>
          </table:table-cell>
          <table:table-cell office:value-type="float" office:value="107" calcext:value-type="float">
            <text:p>107</text:p>
          </table:table-cell>
          <table:table-cell office:value-type="float" office:value="3.57494" calcext:value-type="float">
            <text:p>3,57494</text:p>
          </table:table-cell>
          <table:table-cell office:value-type="float" office:value="4.67283" calcext:value-type="float">
            <text:p>4,67283</text:p>
          </table:table-cell>
          <table:table-cell/>
          <table:table-cell office:value-type="float" office:value="35.2822" calcext:value-type="float">
            <text:p>35,2822</text:p>
          </table:table-cell>
          <table:table-cell office:value-type="float" office:value="110" calcext:value-type="float">
            <text:p>110</text:p>
          </table:table-cell>
          <table:table-cell office:value-type="float" office:value="3.59133" calcext:value-type="float">
            <text:p>3,59133</text:p>
          </table:table-cell>
          <table:table-cell office:value-type="float" office:value="4.70048" calcext:value-type="float">
            <text:p>4,70048</text:p>
          </table:table-cell>
          <table:table-cell/>
          <table:table-cell office:value-type="float" office:value="36.0524" calcext:value-type="float">
            <text:p>36,0524</text:p>
          </table:table-cell>
          <table:table-cell office:value-type="float" office:value="109" calcext:value-type="float">
            <text:p>109</text:p>
          </table:table-cell>
          <table:table-cell office:value-type="float" office:value="3.61233" calcext:value-type="float">
            <text:p>3,61233</text:p>
          </table:table-cell>
          <table:table-cell office:value-type="float" office:value="4.69135" calcext:value-type="float">
            <text:p>4,69135</text:p>
          </table:table-cell>
          <table:table-cell/>
          <table:table-cell office:value-type="float" office:value="37.0588" calcext:value-type="float">
            <text:p>37,0588</text:p>
          </table:table-cell>
          <table:table-cell office:value-type="float" office:value="88" calcext:value-type="float">
            <text:p>88</text:p>
          </table:table-cell>
          <table:table-cell office:value-type="float" office:value="3.63913" calcext:value-type="float">
            <text:p>3,63913</text:p>
          </table:table-cell>
          <table:table-cell office:value-type="float" office:value="4.47734" calcext:value-type="float">
            <text:p>4,47734</text:p>
          </table:table-cell>
          <table:table-cell/>
          <table:table-cell office:value-type="float" office:value="38.2984" calcext:value-type="float">
            <text:p>38,2984</text:p>
          </table:table-cell>
          <table:table-cell office:value-type="float" office:value="88" calcext:value-type="float">
            <text:p>88</text:p>
          </table:table-cell>
          <table:table-cell office:value-type="float" office:value="3.67118" calcext:value-type="float">
            <text:p>3,67118</text:p>
          </table:table-cell>
          <table:table-cell office:value-type="float" office:value="4.47734" calcext:value-type="float">
            <text:p>4,47734</text:p>
          </table:table-cell>
        </table:table-row>
        <table:table-row table:style-name="ro1">
          <table:table-cell office:value-type="float" office:value="33.6001" calcext:value-type="float">
            <text:p>33,6001</text:p>
          </table:table-cell>
          <table:table-cell office:value-type="float" office:value="96" calcext:value-type="float">
            <text:p>96</text:p>
          </table:table-cell>
          <table:table-cell office:value-type="float" office:value="3.54386" calcext:value-type="float">
            <text:p>3,54386</text:p>
          </table:table-cell>
          <table:table-cell office:value-type="float" office:value="4.56435" calcext:value-type="float">
            <text:p>4,56435</text:p>
          </table:table-cell>
          <table:table-cell/>
          <table:table-cell office:value-type="float" office:value="34.0052" calcext:value-type="float">
            <text:p>34,0052</text:p>
          </table:table-cell>
          <table:table-cell office:value-type="float" office:value="99" calcext:value-type="float">
            <text:p>99</text:p>
          </table:table-cell>
          <table:table-cell office:value-type="float" office:value="3.5555" calcext:value-type="float">
            <text:p>3,5555</text:p>
          </table:table-cell>
          <table:table-cell office:value-type="float" office:value="4.59512" calcext:value-type="float">
            <text:p>4,59512</text:p>
          </table:table-cell>
          <table:table-cell/>
          <table:table-cell office:value-type="float" office:value="34.5047" calcext:value-type="float">
            <text:p>34,5047</text:p>
          </table:table-cell>
          <table:table-cell office:value-type="float" office:value="103" calcext:value-type="float">
            <text:p>103</text:p>
          </table:table-cell>
          <table:table-cell office:value-type="float" office:value="3.56967" calcext:value-type="float">
            <text:p>3,56967</text:p>
          </table:table-cell>
          <table:table-cell office:value-type="float" office:value="4.63473" calcext:value-type="float">
            <text:p>4,63473</text:p>
          </table:table-cell>
          <table:table-cell/>
          <table:table-cell office:value-type="float" office:value="35.1209" calcext:value-type="float">
            <text:p>35,1209</text:p>
          </table:table-cell>
          <table:table-cell office:value-type="float" office:value="107" calcext:value-type="float">
            <text:p>107</text:p>
          </table:table-cell>
          <table:table-cell office:value-type="float" office:value="3.58687" calcext:value-type="float">
            <text:p>3,58687</text:p>
          </table:table-cell>
          <table:table-cell office:value-type="float" office:value="4.67283" calcext:value-type="float">
            <text:p>4,67283</text:p>
          </table:table-cell>
          <table:table-cell/>
          <table:table-cell office:value-type="float" office:value="35.7178" calcext:value-type="float">
            <text:p>35,7178</text:p>
          </table:table-cell>
          <table:table-cell office:value-type="float" office:value="111" calcext:value-type="float">
            <text:p>111</text:p>
          </table:table-cell>
          <table:table-cell office:value-type="float" office:value="3.60326" calcext:value-type="float">
            <text:p>3,60326</text:p>
          </table:table-cell>
          <table:table-cell office:value-type="float" office:value="4.70953" calcext:value-type="float">
            <text:p>4,70953</text:p>
          </table:table-cell>
          <table:table-cell/>
          <table:table-cell office:value-type="float" office:value="36.4975" calcext:value-type="float">
            <text:p>36,4975</text:p>
          </table:table-cell>
          <table:table-cell office:value-type="float" office:value="108" calcext:value-type="float">
            <text:p>108</text:p>
          </table:table-cell>
          <table:table-cell office:value-type="float" office:value="3.62427" calcext:value-type="float">
            <text:p>3,62427</text:p>
          </table:table-cell>
          <table:table-cell office:value-type="float" office:value="4.68213" calcext:value-type="float">
            <text:p>4,68213</text:p>
          </table:table-cell>
          <table:table-cell/>
          <table:table-cell office:value-type="float" office:value="37.5163" calcext:value-type="float">
            <text:p>37,5163</text:p>
          </table:table-cell>
          <table:table-cell office:value-type="float" office:value="86" calcext:value-type="float">
            <text:p>86</text:p>
          </table:table-cell>
          <table:table-cell office:value-type="float" office:value="3.65108" calcext:value-type="float">
            <text:p>3,65108</text:p>
          </table:table-cell>
          <table:table-cell office:value-type="float" office:value="4.45435" calcext:value-type="float">
            <text:p>4,45435</text:p>
          </table:table-cell>
          <table:table-cell/>
          <table:table-cell office:value-type="float" office:value="38.7712" calcext:value-type="float">
            <text:p>38,7712</text:p>
          </table:table-cell>
          <table:table-cell office:value-type="float" office:value="88" calcext:value-type="float">
            <text:p>88</text:p>
          </table:table-cell>
          <table:table-cell office:value-type="float" office:value="3.68314" calcext:value-type="float">
            <text:p>3,68314</text:p>
          </table:table-cell>
          <table:table-cell office:value-type="float" office:value="4.47734" calcext:value-type="float">
            <text:p>4,47734</text:p>
          </table:table-cell>
        </table:table-row>
        <table:table-row table:style-name="ro1">
          <table:table-cell office:value-type="float" office:value="34.0098" calcext:value-type="float">
            <text:p>34,0098</text:p>
          </table:table-cell>
          <table:table-cell office:value-type="float" office:value="97" calcext:value-type="float">
            <text:p>97</text:p>
          </table:table-cell>
          <table:table-cell office:value-type="float" office:value="3.55563" calcext:value-type="float">
            <text:p>3,55563</text:p>
          </table:table-cell>
          <table:table-cell office:value-type="float" office:value="4.57471" calcext:value-type="float">
            <text:p>4,57471</text:p>
          </table:table-cell>
          <table:table-cell/>
          <table:table-cell office:value-type="float" office:value="34.4199" calcext:value-type="float">
            <text:p>34,4199</text:p>
          </table:table-cell>
          <table:table-cell office:value-type="float" office:value="97" calcext:value-type="float">
            <text:p>97</text:p>
          </table:table-cell>
          <table:table-cell office:value-type="float" office:value="3.56727" calcext:value-type="float">
            <text:p>3,56727</text:p>
          </table:table-cell>
          <table:table-cell office:value-type="float" office:value="4.57471" calcext:value-type="float">
            <text:p>4,57471</text:p>
          </table:table-cell>
          <table:table-cell/>
          <table:table-cell office:value-type="float" office:value="34.9255" calcext:value-type="float">
            <text:p>34,9255</text:p>
          </table:table-cell>
          <table:table-cell office:value-type="float" office:value="105" calcext:value-type="float">
            <text:p>105</text:p>
          </table:table-cell>
          <table:table-cell office:value-type="float" office:value="3.58145" calcext:value-type="float">
            <text:p>3,58145</text:p>
          </table:table-cell>
          <table:table-cell office:value-type="float" office:value="4.65396" calcext:value-type="float">
            <text:p>4,65396</text:p>
          </table:table-cell>
          <table:table-cell/>
          <table:table-cell office:value-type="float" office:value="35.5492" calcext:value-type="float">
            <text:p>35,5492</text:p>
          </table:table-cell>
          <table:table-cell office:value-type="float" office:value="108" calcext:value-type="float">
            <text:p>108</text:p>
          </table:table-cell>
          <table:table-cell office:value-type="float" office:value="3.59866" calcext:value-type="float">
            <text:p>3,59866</text:p>
          </table:table-cell>
          <table:table-cell office:value-type="float" office:value="4.68213" calcext:value-type="float">
            <text:p>4,68213</text:p>
          </table:table-cell>
          <table:table-cell/>
          <table:table-cell office:value-type="float" office:value="36.1534" calcext:value-type="float">
            <text:p>36,1534</text:p>
          </table:table-cell>
          <table:table-cell office:value-type="float" office:value="111" calcext:value-type="float">
            <text:p>111</text:p>
          </table:table-cell>
          <table:table-cell office:value-type="float" office:value="3.61506" calcext:value-type="float">
            <text:p>3,61506</text:p>
          </table:table-cell>
          <table:table-cell office:value-type="float" office:value="4.70953" calcext:value-type="float">
            <text:p>4,70953</text:p>
          </table:table-cell>
          <table:table-cell/>
          <table:table-cell office:value-type="float" office:value="36.9426" calcext:value-type="float">
            <text:p>36,9426</text:p>
          </table:table-cell>
          <table:table-cell office:value-type="float" office:value="87" calcext:value-type="float">
            <text:p>87</text:p>
          </table:table-cell>
          <table:table-cell office:value-type="float" office:value="3.63607" calcext:value-type="float">
            <text:p>3,63607</text:p>
          </table:table-cell>
          <table:table-cell office:value-type="float" office:value="4.46591" calcext:value-type="float">
            <text:p>4,46591</text:p>
          </table:table-cell>
          <table:table-cell/>
          <table:table-cell office:value-type="float" office:value="37.9738" calcext:value-type="float">
            <text:p>37,9738</text:p>
          </table:table-cell>
          <table:table-cell office:value-type="float" office:value="85" calcext:value-type="float">
            <text:p>85</text:p>
          </table:table-cell>
          <table:table-cell office:value-type="float" office:value="3.66289" calcext:value-type="float">
            <text:p>3,66289</text:p>
          </table:table-cell>
          <table:table-cell office:value-type="float" office:value="4.44265" calcext:value-type="float">
            <text:p>4,44265</text:p>
          </table:table-cell>
          <table:table-cell/>
          <table:table-cell office:value-type="float" office:value="39.2441" calcext:value-type="float">
            <text:p>39,2441</text:p>
          </table:table-cell>
          <table:table-cell office:value-type="float" office:value="86" calcext:value-type="float">
            <text:p>86</text:p>
          </table:table-cell>
          <table:table-cell office:value-type="float" office:value="3.69496" calcext:value-type="float">
            <text:p>3,69496</text:p>
          </table:table-cell>
          <table:table-cell office:value-type="float" office:value="4.45435" calcext:value-type="float">
            <text:p>4,45435</text:p>
          </table:table-cell>
        </table:table-row>
        <table:table-row table:style-name="ro1">
          <table:table-cell office:value-type="float" office:value="34.4196" calcext:value-type="float">
            <text:p>34,4196</text:p>
          </table:table-cell>
          <table:table-cell office:value-type="float" office:value="99" calcext:value-type="float">
            <text:p>99</text:p>
          </table:table-cell>
          <table:table-cell office:value-type="float" office:value="3.56727" calcext:value-type="float">
            <text:p>3,56727</text:p>
          </table:table-cell>
          <table:table-cell office:value-type="float" office:value="4.59512" calcext:value-type="float">
            <text:p>4,59512</text:p>
          </table:table-cell>
          <table:table-cell/>
          <table:table-cell office:value-type="float" office:value="34.8346" calcext:value-type="float">
            <text:p>34,8346</text:p>
          </table:table-cell>
          <table:table-cell office:value-type="float" office:value="101" calcext:value-type="float">
            <text:p>101</text:p>
          </table:table-cell>
          <table:table-cell office:value-type="float" office:value="3.57891" calcext:value-type="float">
            <text:p>3,57891</text:p>
          </table:table-cell>
          <table:table-cell office:value-type="float" office:value="4.61512" calcext:value-type="float">
            <text:p>4,61512</text:p>
          </table:table-cell>
          <table:table-cell/>
          <table:table-cell office:value-type="float" office:value="35.3463" calcext:value-type="float">
            <text:p>35,3463</text:p>
          </table:table-cell>
          <table:table-cell office:value-type="float" office:value="105" calcext:value-type="float">
            <text:p>105</text:p>
          </table:table-cell>
          <table:table-cell office:value-type="float" office:value="3.59309" calcext:value-type="float">
            <text:p>3,59309</text:p>
          </table:table-cell>
          <table:table-cell office:value-type="float" office:value="4.65396" calcext:value-type="float">
            <text:p>4,65396</text:p>
          </table:table-cell>
          <table:table-cell/>
          <table:table-cell office:value-type="float" office:value="35.9775" calcext:value-type="float">
            <text:p>35,9775</text:p>
          </table:table-cell>
          <table:table-cell office:value-type="float" office:value="109" calcext:value-type="float">
            <text:p>109</text:p>
          </table:table-cell>
          <table:table-cell office:value-type="float" office:value="3.61031" calcext:value-type="float">
            <text:p>3,61031</text:p>
          </table:table-cell>
          <table:table-cell office:value-type="float" office:value="4.69135" calcext:value-type="float">
            <text:p>4,69135</text:p>
          </table:table-cell>
          <table:table-cell/>
          <table:table-cell office:value-type="float" office:value="36.589" calcext:value-type="float">
            <text:p>36,589</text:p>
          </table:table-cell>
          <table:table-cell office:value-type="float" office:value="88" calcext:value-type="float">
            <text:p>88</text:p>
          </table:table-cell>
          <table:table-cell office:value-type="float" office:value="3.62671" calcext:value-type="float">
            <text:p>3,62671</text:p>
          </table:table-cell>
          <table:table-cell office:value-type="float" office:value="4.47734" calcext:value-type="float">
            <text:p>4,47734</text:p>
          </table:table-cell>
          <table:table-cell/>
          <table:table-cell office:value-type="float" office:value="37.3877" calcext:value-type="float">
            <text:p>37,3877</text:p>
          </table:table-cell>
          <table:table-cell office:value-type="float" office:value="85" calcext:value-type="float">
            <text:p>85</text:p>
          </table:table-cell>
          <table:table-cell office:value-type="float" office:value="3.64774" calcext:value-type="float">
            <text:p>3,64774</text:p>
          </table:table-cell>
          <table:table-cell office:value-type="float" office:value="4.44265" calcext:value-type="float">
            <text:p>4,44265</text:p>
          </table:table-cell>
          <table:table-cell/>
          <table:table-cell office:value-type="float" office:value="38.4313" calcext:value-type="float">
            <text:p>38,4313</text:p>
          </table:table-cell>
          <table:table-cell office:value-type="float" office:value="85" calcext:value-type="float">
            <text:p>85</text:p>
          </table:table-cell>
          <table:table-cell office:value-type="float" office:value="3.67456" calcext:value-type="float">
            <text:p>3,67456</text:p>
          </table:table-cell>
          <table:table-cell office:value-type="float" office:value="4.44265" calcext:value-type="float">
            <text:p>4,44265</text:p>
          </table:table-cell>
          <table:table-cell/>
          <table:table-cell office:value-type="float" office:value="39.7169" calcext:value-type="float">
            <text:p>39,7169</text:p>
          </table:table-cell>
          <table:table-cell office:value-type="float" office:value="84" calcext:value-type="float">
            <text:p>84</text:p>
          </table:table-cell>
          <table:table-cell office:value-type="float" office:value="3.70664" calcext:value-type="float">
            <text:p>3,70664</text:p>
          </table:table-cell>
          <table:table-cell office:value-type="float" office:value="4.43082" calcext:value-type="float">
            <text:p>4,43082</text:p>
          </table:table-cell>
        </table:table-row>
        <table:table-row table:style-name="ro1">
          <table:table-cell office:value-type="float" office:value="34.8293" calcext:value-type="float">
            <text:p>34,8293</text:p>
          </table:table-cell>
          <table:table-cell office:value-type="float" office:value="98" calcext:value-type="float">
            <text:p>98</text:p>
          </table:table-cell>
          <table:table-cell office:value-type="float" office:value="3.57877" calcext:value-type="float">
            <text:p>3,57877</text:p>
          </table:table-cell>
          <table:table-cell office:value-type="float" office:value="4.58497" calcext:value-type="float">
            <text:p>4,58497</text:p>
          </table:table-cell>
          <table:table-cell/>
          <table:table-cell office:value-type="float" office:value="35.2493" calcext:value-type="float">
            <text:p>35,2493</text:p>
          </table:table-cell>
          <table:table-cell office:value-type="float" office:value="104" calcext:value-type="float">
            <text:p>104</text:p>
          </table:table-cell>
          <table:table-cell office:value-type="float" office:value="3.59042" calcext:value-type="float">
            <text:p>3,59042</text:p>
          </table:table-cell>
          <table:table-cell office:value-type="float" office:value="4.64439" calcext:value-type="float">
            <text:p>4,64439</text:p>
          </table:table-cell>
          <table:table-cell/>
          <table:table-cell office:value-type="float" office:value="35.7671" calcext:value-type="float">
            <text:p>35,7671</text:p>
          </table:table-cell>
          <table:table-cell office:value-type="float" office:value="104" calcext:value-type="float">
            <text:p>104</text:p>
          </table:table-cell>
          <table:table-cell office:value-type="float" office:value="3.6046" calcext:value-type="float">
            <text:p>3,6046</text:p>
          </table:table-cell>
          <table:table-cell office:value-type="float" office:value="4.64439" calcext:value-type="float">
            <text:p>4,64439</text:p>
          </table:table-cell>
          <table:table-cell/>
          <table:table-cell office:value-type="float" office:value="36.4058" calcext:value-type="float">
            <text:p>36,4058</text:p>
          </table:table-cell>
          <table:table-cell office:value-type="float" office:value="107" calcext:value-type="float">
            <text:p>107</text:p>
          </table:table-cell>
          <table:table-cell office:value-type="float" office:value="3.62183" calcext:value-type="float">
            <text:p>3,62183</text:p>
          </table:table-cell>
          <table:table-cell office:value-type="float" office:value="4.67283" calcext:value-type="float">
            <text:p>4,67283</text:p>
          </table:table-cell>
          <table:table-cell/>
          <table:table-cell office:value-type="float" office:value="37.0246" calcext:value-type="float">
            <text:p>37,0246</text:p>
          </table:table-cell>
          <table:table-cell office:value-type="float" office:value="85" calcext:value-type="float">
            <text:p>85</text:p>
          </table:table-cell>
          <table:table-cell office:value-type="float" office:value="3.63823" calcext:value-type="float">
            <text:p>3,63823</text:p>
          </table:table-cell>
          <table:table-cell office:value-type="float" office:value="4.44265" calcext:value-type="float">
            <text:p>4,44265</text:p>
          </table:table-cell>
          <table:table-cell/>
          <table:table-cell office:value-type="float" office:value="37.8328" calcext:value-type="float">
            <text:p>37,8328</text:p>
          </table:table-cell>
          <table:table-cell office:value-type="float" office:value="84" calcext:value-type="float">
            <text:p>84</text:p>
          </table:table-cell>
          <table:table-cell office:value-type="float" office:value="3.65926" calcext:value-type="float">
            <text:p>3,65926</text:p>
          </table:table-cell>
          <table:table-cell office:value-type="float" office:value="4.43082" calcext:value-type="float">
            <text:p>4,43082</text:p>
          </table:table-cell>
          <table:table-cell/>
          <table:table-cell office:value-type="float" office:value="38.8889" calcext:value-type="float">
            <text:p>38,8889</text:p>
          </table:table-cell>
          <table:table-cell office:value-type="float" office:value="83" calcext:value-type="float">
            <text:p>83</text:p>
          </table:table-cell>
          <table:table-cell office:value-type="float" office:value="3.6861" calcext:value-type="float">
            <text:p>3,6861</text:p>
          </table:table-cell>
          <table:table-cell office:value-type="float" office:value="4.41884" calcext:value-type="float">
            <text:p>4,41884</text:p>
          </table:table-cell>
          <table:table-cell/>
          <table:table-cell office:value-type="float" office:value="40.1897" calcext:value-type="float">
            <text:p>40,1897</text:p>
          </table:table-cell>
          <table:table-cell office:value-type="float" office:value="82" calcext:value-type="float">
            <text:p>82</text:p>
          </table:table-cell>
          <table:table-cell office:value-type="float" office:value="3.71819" calcext:value-type="float">
            <text:p>3,71819</text:p>
          </table:table-cell>
          <table:table-cell office:value-type="float" office:value="4.40672" calcext:value-type="float">
            <text:p>4,40672</text:p>
          </table:table-cell>
        </table:table-row>
        <table:table-row table:style-name="ro1">
          <table:table-cell office:value-type="float" office:value="35.2391" calcext:value-type="float">
            <text:p>35,2391</text:p>
          </table:table-cell>
          <table:table-cell office:value-type="float" office:value="99" calcext:value-type="float">
            <text:p>99</text:p>
          </table:table-cell>
          <table:table-cell office:value-type="float" office:value="3.59014" calcext:value-type="float">
            <text:p>3,59014</text:p>
          </table:table-cell>
          <table:table-cell office:value-type="float" office:value="4.59512" calcext:value-type="float">
            <text:p>4,59512</text:p>
          </table:table-cell>
          <table:table-cell/>
          <table:table-cell office:value-type="float" office:value="35.664" calcext:value-type="float">
            <text:p>35,664</text:p>
          </table:table-cell>
          <table:table-cell office:value-type="float" office:value="101" calcext:value-type="float">
            <text:p>101</text:p>
          </table:table-cell>
          <table:table-cell office:value-type="float" office:value="3.6018" calcext:value-type="float">
            <text:p>3,6018</text:p>
          </table:table-cell>
          <table:table-cell office:value-type="float" office:value="4.61512" calcext:value-type="float">
            <text:p>4,61512</text:p>
          </table:table-cell>
          <table:table-cell/>
          <table:table-cell office:value-type="float" office:value="36.1879" calcext:value-type="float">
            <text:p>36,1879</text:p>
          </table:table-cell>
          <table:table-cell office:value-type="float" office:value="103" calcext:value-type="float">
            <text:p>103</text:p>
          </table:table-cell>
          <table:table-cell office:value-type="float" office:value="3.61598" calcext:value-type="float">
            <text:p>3,61598</text:p>
          </table:table-cell>
          <table:table-cell office:value-type="float" office:value="4.63473" calcext:value-type="float">
            <text:p>4,63473</text:p>
          </table:table-cell>
          <table:table-cell/>
          <table:table-cell office:value-type="float" office:value="36.8342" calcext:value-type="float">
            <text:p>36,8342</text:p>
          </table:table-cell>
          <table:table-cell office:value-type="float" office:value="84" calcext:value-type="float">
            <text:p>84</text:p>
          </table:table-cell>
          <table:table-cell office:value-type="float" office:value="3.63321" calcext:value-type="float">
            <text:p>3,63321</text:p>
          </table:table-cell>
          <table:table-cell office:value-type="float" office:value="4.43082" calcext:value-type="float">
            <text:p>4,43082</text:p>
          </table:table-cell>
          <table:table-cell/>
          <table:table-cell office:value-type="float" office:value="37.4602" calcext:value-type="float">
            <text:p>37,4602</text:p>
          </table:table-cell>
          <table:table-cell office:value-type="float" office:value="83" calcext:value-type="float">
            <text:p>83</text:p>
          </table:table-cell>
          <table:table-cell office:value-type="float" office:value="3.64962" calcext:value-type="float">
            <text:p>3,64962</text:p>
          </table:table-cell>
          <table:table-cell office:value-type="float" office:value="4.41884" calcext:value-type="float">
            <text:p>4,41884</text:p>
          </table:table-cell>
          <table:table-cell/>
          <table:table-cell office:value-type="float" office:value="38.2779" calcext:value-type="float">
            <text:p>38,2779</text:p>
          </table:table-cell>
          <table:table-cell office:value-type="float" office:value="83" calcext:value-type="float">
            <text:p>83</text:p>
          </table:table-cell>
          <table:table-cell office:value-type="float" office:value="3.67066" calcext:value-type="float">
            <text:p>3,67066</text:p>
          </table:table-cell>
          <table:table-cell office:value-type="float" office:value="4.41884" calcext:value-type="float">
            <text:p>4,41884</text:p>
          </table:table-cell>
          <table:table-cell/>
          <table:table-cell office:value-type="float" office:value="39.3464" calcext:value-type="float">
            <text:p>39,3464</text:p>
          </table:table-cell>
          <table:table-cell office:value-type="float" office:value="83" calcext:value-type="float">
            <text:p>83</text:p>
          </table:table-cell>
          <table:table-cell office:value-type="float" office:value="3.6975" calcext:value-type="float">
            <text:p>3,6975</text:p>
          </table:table-cell>
          <table:table-cell office:value-type="float" office:value="4.41884" calcext:value-type="float">
            <text:p>4,41884</text:p>
          </table:table-cell>
          <table:table-cell/>
          <table:table-cell office:value-type="float" office:value="40.6625" calcext:value-type="float">
            <text:p>40,6625</text:p>
          </table:table-cell>
          <table:table-cell office:value-type="float" office:value="79" calcext:value-type="float">
            <text:p>79</text:p>
          </table:table-cell>
          <table:table-cell office:value-type="float" office:value="3.7296" calcext:value-type="float">
            <text:p>3,7296</text:p>
          </table:table-cell>
          <table:table-cell office:value-type="float" office:value="4.36945" calcext:value-type="float">
            <text:p>4,36945</text:p>
          </table:table-cell>
        </table:table-row>
        <table:table-row table:style-name="ro1">
          <table:table-cell office:value-type="float" office:value="35.6489" calcext:value-type="float">
            <text:p>35,6489</text:p>
          </table:table-cell>
          <table:table-cell office:value-type="float" office:value="99" calcext:value-type="float">
            <text:p>99</text:p>
          </table:table-cell>
          <table:table-cell office:value-type="float" office:value="3.60138" calcext:value-type="float">
            <text:p>3,60138</text:p>
          </table:table-cell>
          <table:table-cell office:value-type="float" office:value="4.59512" calcext:value-type="float">
            <text:p>4,59512</text:p>
          </table:table-cell>
          <table:table-cell/>
          <table:table-cell office:value-type="float" office:value="36.0787" calcext:value-type="float">
            <text:p>36,0787</text:p>
          </table:table-cell>
          <table:table-cell office:value-type="float" office:value="101" calcext:value-type="float">
            <text:p>101</text:p>
          </table:table-cell>
          <table:table-cell office:value-type="float" office:value="3.61304" calcext:value-type="float">
            <text:p>3,61304</text:p>
          </table:table-cell>
          <table:table-cell office:value-type="float" office:value="4.61512" calcext:value-type="float">
            <text:p>4,61512</text:p>
          </table:table-cell>
          <table:table-cell/>
          <table:table-cell office:value-type="float" office:value="36.6087" calcext:value-type="float">
            <text:p>36,6087</text:p>
          </table:table-cell>
          <table:table-cell office:value-type="float" office:value="83" calcext:value-type="float">
            <text:p>83</text:p>
          </table:table-cell>
          <table:table-cell office:value-type="float" office:value="3.62723" calcext:value-type="float">
            <text:p>3,62723</text:p>
          </table:table-cell>
          <table:table-cell office:value-type="float" office:value="4.41884" calcext:value-type="float">
            <text:p>4,41884</text:p>
          </table:table-cell>
          <table:table-cell/>
          <table:table-cell office:value-type="float" office:value="37.2625" calcext:value-type="float">
            <text:p>37,2625</text:p>
          </table:table-cell>
          <table:table-cell office:value-type="float" office:value="82" calcext:value-type="float">
            <text:p>82</text:p>
          </table:table-cell>
          <table:table-cell office:value-type="float" office:value="3.64447" calcext:value-type="float">
            <text:p>3,64447</text:p>
          </table:table-cell>
          <table:table-cell office:value-type="float" office:value="4.40672" calcext:value-type="float">
            <text:p>4,40672</text:p>
          </table:table-cell>
          <table:table-cell/>
          <table:table-cell office:value-type="float" office:value="37.8958" calcext:value-type="float">
            <text:p>37,8958</text:p>
          </table:table-cell>
          <table:table-cell office:value-type="float" office:value="82" calcext:value-type="float">
            <text:p>82</text:p>
          </table:table-cell>
          <table:table-cell office:value-type="float" office:value="3.66089" calcext:value-type="float">
            <text:p>3,66089</text:p>
          </table:table-cell>
          <table:table-cell office:value-type="float" office:value="4.40672" calcext:value-type="float">
            <text:p>4,40672</text:p>
          </table:table-cell>
          <table:table-cell/>
          <table:table-cell office:value-type="float" office:value="38.723" calcext:value-type="float">
            <text:p>38,723</text:p>
          </table:table-cell>
          <table:table-cell office:value-type="float" office:value="83" calcext:value-type="float">
            <text:p>83</text:p>
          </table:table-cell>
          <table:table-cell office:value-type="float" office:value="3.68193" calcext:value-type="float">
            <text:p>3,68193</text:p>
          </table:table-cell>
          <table:table-cell office:value-type="float" office:value="4.41884" calcext:value-type="float">
            <text:p>4,41884</text:p>
          </table:table-cell>
          <table:table-cell/>
          <table:table-cell office:value-type="float" office:value="39.8039" calcext:value-type="float">
            <text:p>39,8039</text:p>
          </table:table-cell>
          <table:table-cell office:value-type="float" office:value="83" calcext:value-type="float">
            <text:p>83</text:p>
          </table:table-cell>
          <table:table-cell office:value-type="float" office:value="3.70878" calcext:value-type="float">
            <text:p>3,70878</text:p>
          </table:table-cell>
          <table:table-cell office:value-type="float" office:value="4.41884" calcext:value-type="float">
            <text:p>4,41884</text:p>
          </table:table-cell>
          <table:table-cell/>
          <table:table-cell office:value-type="float" office:value="41.1353" calcext:value-type="float">
            <text:p>41,1353</text:p>
          </table:table-cell>
          <table:table-cell office:value-type="float" office:value="71" calcext:value-type="float">
            <text:p>71</text:p>
          </table:table-cell>
          <table:table-cell office:value-type="float" office:value="3.74089" calcext:value-type="float">
            <text:p>3,74089</text:p>
          </table:table-cell>
          <table:table-cell office:value-type="float" office:value="4.26268" calcext:value-type="float">
            <text:p>4,26268</text:p>
          </table:table-cell>
        </table:table-row>
        <table:table-row table:style-name="ro1">
          <table:table-cell office:value-type="float" office:value="36.0586" calcext:value-type="float">
            <text:p>36,0586</text:p>
          </table:table-cell>
          <table:table-cell office:value-type="float" office:value="99" calcext:value-type="float">
            <text:p>99</text:p>
          </table:table-cell>
          <table:table-cell office:value-type="float" office:value="3.6125" calcext:value-type="float">
            <text:p>3,6125</text:p>
          </table:table-cell>
          <table:table-cell office:value-type="float" office:value="4.59512" calcext:value-type="float">
            <text:p>4,59512</text:p>
          </table:table-cell>
          <table:table-cell/>
          <table:table-cell office:value-type="float" office:value="36.4934" calcext:value-type="float">
            <text:p>36,4934</text:p>
          </table:table-cell>
          <table:table-cell office:value-type="float" office:value="99" calcext:value-type="float">
            <text:p>99</text:p>
          </table:table-cell>
          <table:table-cell office:value-type="float" office:value="3.62417" calcext:value-type="float">
            <text:p>3,62417</text:p>
          </table:table-cell>
          <table:table-cell office:value-type="float" office:value="4.59512" calcext:value-type="float">
            <text:p>4,59512</text:p>
          </table:table-cell>
          <table:table-cell/>
          <table:table-cell office:value-type="float" office:value="37.0295" calcext:value-type="float">
            <text:p>37,0295</text:p>
          </table:table-cell>
          <table:table-cell office:value-type="float" office:value="83" calcext:value-type="float">
            <text:p>83</text:p>
          </table:table-cell>
          <table:table-cell office:value-type="float" office:value="3.63836" calcext:value-type="float">
            <text:p>3,63836</text:p>
          </table:table-cell>
          <table:table-cell office:value-type="float" office:value="4.41884" calcext:value-type="float">
            <text:p>4,41884</text:p>
          </table:table-cell>
          <table:table-cell/>
          <table:table-cell office:value-type="float" office:value="37.6908" calcext:value-type="float">
            <text:p>37,6908</text:p>
          </table:table-cell>
          <table:table-cell office:value-type="float" office:value="81" calcext:value-type="float">
            <text:p>81</text:p>
          </table:table-cell>
          <table:table-cell office:value-type="float" office:value="3.6556" calcext:value-type="float">
            <text:p>3,6556</text:p>
          </table:table-cell>
          <table:table-cell office:value-type="float" office:value="4.39445" calcext:value-type="float">
            <text:p>4,39445</text:p>
          </table:table-cell>
          <table:table-cell/>
          <table:table-cell office:value-type="float" office:value="38.3313" calcext:value-type="float">
            <text:p>38,3313</text:p>
          </table:table-cell>
          <table:table-cell office:value-type="float" office:value="82" calcext:value-type="float">
            <text:p>82</text:p>
          </table:table-cell>
          <table:table-cell office:value-type="float" office:value="3.67202" calcext:value-type="float">
            <text:p>3,67202</text:p>
          </table:table-cell>
          <table:table-cell office:value-type="float" office:value="4.40672" calcext:value-type="float">
            <text:p>4,40672</text:p>
          </table:table-cell>
          <table:table-cell/>
          <table:table-cell office:value-type="float" office:value="39.1681" calcext:value-type="float">
            <text:p>39,1681</text:p>
          </table:table-cell>
          <table:table-cell office:value-type="float" office:value="84" calcext:value-type="float">
            <text:p>84</text:p>
          </table:table-cell>
          <table:table-cell office:value-type="float" office:value="3.69307" calcext:value-type="float">
            <text:p>3,69307</text:p>
          </table:table-cell>
          <table:table-cell office:value-type="float" office:value="4.43082" calcext:value-type="float">
            <text:p>4,43082</text:p>
          </table:table-cell>
          <table:table-cell/>
          <table:table-cell office:value-type="float" office:value="40.2614" calcext:value-type="float">
            <text:p>40,2614</text:p>
          </table:table-cell>
          <table:table-cell office:value-type="float" office:value="82" calcext:value-type="float">
            <text:p>82</text:p>
          </table:table-cell>
          <table:table-cell office:value-type="float" office:value="3.71993" calcext:value-type="float">
            <text:p>3,71993</text:p>
          </table:table-cell>
          <table:table-cell office:value-type="float" office:value="4.40672" calcext:value-type="float">
            <text:p>4,40672</text:p>
          </table:table-cell>
          <table:table-cell/>
          <table:table-cell office:value-type="float" office:value="41.6082" calcext:value-type="float">
            <text:p>41,6082</text:p>
          </table:table-cell>
          <table:table-cell office:value-type="float" office:value="72" calcext:value-type="float">
            <text:p>72</text:p>
          </table:table-cell>
          <table:table-cell office:value-type="float" office:value="3.75205" calcext:value-type="float">
            <text:p>3,75205</text:p>
          </table:table-cell>
          <table:table-cell office:value-type="float" office:value="4.27667" calcext:value-type="float">
            <text:p>4,27667</text:p>
          </table:table-cell>
        </table:table-row>
        <table:table-row table:style-name="ro1">
          <table:table-cell office:value-type="float" office:value="36.4684" calcext:value-type="float">
            <text:p>36,4684</text:p>
          </table:table-cell>
          <table:table-cell office:value-type="float" office:value="96" calcext:value-type="float">
            <text:p>96</text:p>
          </table:table-cell>
          <table:table-cell office:value-type="float" office:value="3.6235" calcext:value-type="float">
            <text:p>3,6235</text:p>
          </table:table-cell>
          <table:table-cell office:value-type="float" office:value="4.56435" calcext:value-type="float">
            <text:p>4,56435</text:p>
          </table:table-cell>
          <table:table-cell/>
          <table:table-cell office:value-type="float" office:value="36.9081" calcext:value-type="float">
            <text:p>36,9081</text:p>
          </table:table-cell>
          <table:table-cell office:value-type="float" office:value="79" calcext:value-type="float">
            <text:p>79</text:p>
          </table:table-cell>
          <table:table-cell office:value-type="float" office:value="3.63517" calcext:value-type="float">
            <text:p>3,63517</text:p>
          </table:table-cell>
          <table:table-cell office:value-type="float" office:value="4.36945" calcext:value-type="float">
            <text:p>4,36945</text:p>
          </table:table-cell>
          <table:table-cell/>
          <table:table-cell office:value-type="float" office:value="37.4503" calcext:value-type="float">
            <text:p>37,4503</text:p>
          </table:table-cell>
          <table:table-cell office:value-type="float" office:value="80" calcext:value-type="float">
            <text:p>80</text:p>
          </table:table-cell>
          <table:table-cell office:value-type="float" office:value="3.64937" calcext:value-type="float">
            <text:p>3,64937</text:p>
          </table:table-cell>
          <table:table-cell office:value-type="float" office:value="4.38203" calcext:value-type="float">
            <text:p>4,38203</text:p>
          </table:table-cell>
          <table:table-cell/>
          <table:table-cell office:value-type="float" office:value="38.1191" calcext:value-type="float">
            <text:p>38,1191</text:p>
          </table:table-cell>
          <table:table-cell office:value-type="float" office:value="80" calcext:value-type="float">
            <text:p>80</text:p>
          </table:table-cell>
          <table:table-cell office:value-type="float" office:value="3.66661" calcext:value-type="float">
            <text:p>3,66661</text:p>
          </table:table-cell>
          <table:table-cell office:value-type="float" office:value="4.38203" calcext:value-type="float">
            <text:p>4,38203</text:p>
          </table:table-cell>
          <table:table-cell/>
          <table:table-cell office:value-type="float" office:value="38.7669" calcext:value-type="float">
            <text:p>38,7669</text:p>
          </table:table-cell>
          <table:table-cell office:value-type="float" office:value="82" calcext:value-type="float">
            <text:p>82</text:p>
          </table:table-cell>
          <table:table-cell office:value-type="float" office:value="3.68304" calcext:value-type="float">
            <text:p>3,68304</text:p>
          </table:table-cell>
          <table:table-cell office:value-type="float" office:value="4.40672" calcext:value-type="float">
            <text:p>4,40672</text:p>
          </table:table-cell>
          <table:table-cell/>
          <table:table-cell office:value-type="float" office:value="39.6131" calcext:value-type="float">
            <text:p>39,6131</text:p>
          </table:table-cell>
          <table:table-cell office:value-type="float" office:value="84" calcext:value-type="float">
            <text:p>84</text:p>
          </table:table-cell>
          <table:table-cell office:value-type="float" office:value="3.70409" calcext:value-type="float">
            <text:p>3,70409</text:p>
          </table:table-cell>
          <table:table-cell office:value-type="float" office:value="4.43082" calcext:value-type="float">
            <text:p>4,43082</text:p>
          </table:table-cell>
          <table:table-cell/>
          <table:table-cell office:value-type="float" office:value="40.7189" calcext:value-type="float">
            <text:p>40,7189</text:p>
          </table:table-cell>
          <table:table-cell office:value-type="float" office:value="79" calcext:value-type="float">
            <text:p>79</text:p>
          </table:table-cell>
          <table:table-cell office:value-type="float" office:value="3.73095" calcext:value-type="float">
            <text:p>3,73095</text:p>
          </table:table-cell>
          <table:table-cell office:value-type="float" office:value="4.36945" calcext:value-type="float">
            <text:p>4,36945</text:p>
          </table:table-cell>
          <table:table-cell/>
          <table:table-cell office:value-type="float" office:value="42.081" calcext:value-type="float">
            <text:p>42,081</text:p>
          </table:table-cell>
          <table:table-cell office:value-type="float" office:value="69" calcext:value-type="float">
            <text:p>69</text:p>
          </table:table-cell>
          <table:table-cell office:value-type="float" office:value="3.76308" calcext:value-type="float">
            <text:p>3,76308</text:p>
          </table:table-cell>
          <table:table-cell office:value-type="float" office:value="4.23411" calcext:value-type="float">
            <text:p>4,23411</text:p>
          </table:table-cell>
        </table:table-row>
        <table:table-row table:style-name="ro1">
          <table:table-cell office:value-type="float" office:value="36.8781" calcext:value-type="float">
            <text:p>36,8781</text:p>
          </table:table-cell>
          <table:table-cell office:value-type="float" office:value="79" calcext:value-type="float">
            <text:p>79</text:p>
          </table:table-cell>
          <table:table-cell office:value-type="float" office:value="3.63437" calcext:value-type="float">
            <text:p>3,63437</text:p>
          </table:table-cell>
          <table:table-cell office:value-type="float" office:value="4.36945" calcext:value-type="float">
            <text:p>4,36945</text:p>
          </table:table-cell>
          <table:table-cell/>
          <table:table-cell office:value-type="float" office:value="37.3228" calcext:value-type="float">
            <text:p>37,3228</text:p>
          </table:table-cell>
          <table:table-cell office:value-type="float" office:value="77" calcext:value-type="float">
            <text:p>77</text:p>
          </table:table-cell>
          <table:table-cell office:value-type="float" office:value="3.64605" calcext:value-type="float">
            <text:p>3,64605</text:p>
          </table:table-cell>
          <table:table-cell office:value-type="float" office:value="4.34381" calcext:value-type="float">
            <text:p>4,34381</text:p>
          </table:table-cell>
          <table:table-cell/>
          <table:table-cell office:value-type="float" office:value="37.871" calcext:value-type="float">
            <text:p>37,871</text:p>
          </table:table-cell>
          <table:table-cell office:value-type="float" office:value="78" calcext:value-type="float">
            <text:p>78</text:p>
          </table:table-cell>
          <table:table-cell office:value-type="float" office:value="3.66025" calcext:value-type="float">
            <text:p>3,66025</text:p>
          </table:table-cell>
          <table:table-cell office:value-type="float" office:value="4.35671" calcext:value-type="float">
            <text:p>4,35671</text:p>
          </table:table-cell>
          <table:table-cell/>
          <table:table-cell office:value-type="float" office:value="38.5474" calcext:value-type="float">
            <text:p>38,5474</text:p>
          </table:table-cell>
          <table:table-cell office:value-type="float" office:value="80" calcext:value-type="float">
            <text:p>80</text:p>
          </table:table-cell>
          <table:table-cell office:value-type="float" office:value="3.6775" calcext:value-type="float">
            <text:p>3,6775</text:p>
          </table:table-cell>
          <table:table-cell office:value-type="float" office:value="4.38203" calcext:value-type="float">
            <text:p>4,38203</text:p>
          </table:table-cell>
          <table:table-cell/>
          <table:table-cell office:value-type="float" office:value="39.2025" calcext:value-type="float">
            <text:p>39,2025</text:p>
          </table:table-cell>
          <table:table-cell office:value-type="float" office:value="79" calcext:value-type="float">
            <text:p>79</text:p>
          </table:table-cell>
          <table:table-cell office:value-type="float" office:value="3.69393" calcext:value-type="float">
            <text:p>3,69393</text:p>
          </table:table-cell>
          <table:table-cell office:value-type="float" office:value="4.36945" calcext:value-type="float">
            <text:p>4,36945</text:p>
          </table:table-cell>
          <table:table-cell/>
          <table:table-cell office:value-type="float" office:value="40.0582" calcext:value-type="float">
            <text:p>40,0582</text:p>
          </table:table-cell>
          <table:table-cell office:value-type="float" office:value="81" calcext:value-type="float">
            <text:p>81</text:p>
          </table:table-cell>
          <table:table-cell office:value-type="float" office:value="3.71499" calcext:value-type="float">
            <text:p>3,71499</text:p>
          </table:table-cell>
          <table:table-cell office:value-type="float" office:value="4.39445" calcext:value-type="float">
            <text:p>4,39445</text:p>
          </table:table-cell>
          <table:table-cell/>
          <table:table-cell office:value-type="float" office:value="41.1764" calcext:value-type="float">
            <text:p>41,1764</text:p>
          </table:table-cell>
          <table:table-cell office:value-type="float" office:value="76" calcext:value-type="float">
            <text:p>76</text:p>
          </table:table-cell>
          <table:table-cell office:value-type="float" office:value="3.74186" calcext:value-type="float">
            <text:p>3,74186</text:p>
          </table:table-cell>
          <table:table-cell office:value-type="float" office:value="4.33073" calcext:value-type="float">
            <text:p>4,33073</text:p>
          </table:table-cell>
          <table:table-cell/>
          <table:table-cell office:value-type="float" office:value="42.5538" calcext:value-type="float">
            <text:p>42,5538</text:p>
          </table:table-cell>
          <table:table-cell office:value-type="float" office:value="66" calcext:value-type="float">
            <text:p>66</text:p>
          </table:table-cell>
          <table:table-cell office:value-type="float" office:value="3.774" calcext:value-type="float">
            <text:p>3,774</text:p>
          </table:table-cell>
          <table:table-cell office:value-type="float" office:value="4.18965" calcext:value-type="float">
            <text:p>4,18965</text:p>
          </table:table-cell>
        </table:table-row>
        <table:table-row table:style-name="ro1">
          <table:table-cell office:value-type="float" office:value="37.2879" calcext:value-type="float">
            <text:p>37,2879</text:p>
          </table:table-cell>
          <table:table-cell office:value-type="float" office:value="77" calcext:value-type="float">
            <text:p>77</text:p>
          </table:table-cell>
          <table:table-cell office:value-type="float" office:value="3.64513" calcext:value-type="float">
            <text:p>3,64513</text:p>
          </table:table-cell>
          <table:table-cell office:value-type="float" office:value="4.34381" calcext:value-type="float">
            <text:p>4,34381</text:p>
          </table:table-cell>
          <table:table-cell/>
          <table:table-cell office:value-type="float" office:value="37.7375" calcext:value-type="float">
            <text:p>37,7375</text:p>
          </table:table-cell>
          <table:table-cell office:value-type="float" office:value="78" calcext:value-type="float">
            <text:p>78</text:p>
          </table:table-cell>
          <table:table-cell office:value-type="float" office:value="3.65681" calcext:value-type="float">
            <text:p>3,65681</text:p>
          </table:table-cell>
          <table:table-cell office:value-type="float" office:value="4.35671" calcext:value-type="float">
            <text:p>4,35671</text:p>
          </table:table-cell>
          <table:table-cell/>
          <table:table-cell office:value-type="float" office:value="38.2918" calcext:value-type="float">
            <text:p>38,2918</text:p>
          </table:table-cell>
          <table:table-cell office:value-type="float" office:value="78" calcext:value-type="float">
            <text:p>78</text:p>
          </table:table-cell>
          <table:table-cell office:value-type="float" office:value="3.67102" calcext:value-type="float">
            <text:p>3,67102</text:p>
          </table:table-cell>
          <table:table-cell office:value-type="float" office:value="4.35671" calcext:value-type="float">
            <text:p>4,35671</text:p>
          </table:table-cell>
          <table:table-cell/>
          <table:table-cell office:value-type="float" office:value="38.9757" calcext:value-type="float">
            <text:p>38,9757</text:p>
          </table:table-cell>
          <table:table-cell office:value-type="float" office:value="79" calcext:value-type="float">
            <text:p>79</text:p>
          </table:table-cell>
          <table:table-cell office:value-type="float" office:value="3.68827" calcext:value-type="float">
            <text:p>3,68827</text:p>
          </table:table-cell>
          <table:table-cell office:value-type="float" office:value="4.36945" calcext:value-type="float">
            <text:p>4,36945</text:p>
          </table:table-cell>
          <table:table-cell/>
          <table:table-cell office:value-type="float" office:value="39.6381" calcext:value-type="float">
            <text:p>39,6381</text:p>
          </table:table-cell>
          <table:table-cell office:value-type="float" office:value="79" calcext:value-type="float">
            <text:p>79</text:p>
          </table:table-cell>
          <table:table-cell office:value-type="float" office:value="3.70471" calcext:value-type="float">
            <text:p>3,70471</text:p>
          </table:table-cell>
          <table:table-cell office:value-type="float" office:value="4.36945" calcext:value-type="float">
            <text:p>4,36945</text:p>
          </table:table-cell>
          <table:table-cell/>
          <table:table-cell office:value-type="float" office:value="40.5033" calcext:value-type="float">
            <text:p>40,5033</text:p>
          </table:table-cell>
          <table:table-cell office:value-type="float" office:value="79" calcext:value-type="float">
            <text:p>79</text:p>
          </table:table-cell>
          <table:table-cell office:value-type="float" office:value="3.72577" calcext:value-type="float">
            <text:p>3,72577</text:p>
          </table:table-cell>
          <table:table-cell office:value-type="float" office:value="4.36945" calcext:value-type="float">
            <text:p>4,36945</text:p>
          </table:table-cell>
          <table:table-cell/>
          <table:table-cell office:value-type="float" office:value="41.634" calcext:value-type="float">
            <text:p>41,634</text:p>
          </table:table-cell>
          <table:table-cell office:value-type="float" office:value="72" calcext:value-type="float">
            <text:p>72</text:p>
          </table:table-cell>
          <table:table-cell office:value-type="float" office:value="3.75265" calcext:value-type="float">
            <text:p>3,75265</text:p>
          </table:table-cell>
          <table:table-cell office:value-type="float" office:value="4.27667" calcext:value-type="float">
            <text:p>4,27667</text:p>
          </table:table-cell>
          <table:table-cell/>
          <table:table-cell office:value-type="float" office:value="43.0266" calcext:value-type="float">
            <text:p>43,0266</text:p>
          </table:table-cell>
          <table:table-cell office:value-type="float" office:value="52" calcext:value-type="float">
            <text:p>52</text:p>
          </table:table-cell>
          <table:table-cell office:value-type="float" office:value="3.78479" calcext:value-type="float">
            <text:p>3,78479</text:p>
          </table:table-cell>
          <table:table-cell office:value-type="float" office:value="3.95124" calcext:value-type="float">
            <text:p>3,95124</text:p>
          </table:table-cell>
        </table:table-row>
        <table:table-row table:style-name="ro1">
          <table:table-cell office:value-type="float" office:value="37.6976" calcext:value-type="float">
            <text:p>37,6976</text:p>
          </table:table-cell>
          <table:table-cell office:value-type="float" office:value="76" calcext:value-type="float">
            <text:p>76</text:p>
          </table:table-cell>
          <table:table-cell office:value-type="float" office:value="3.65578" calcext:value-type="float">
            <text:p>3,65578</text:p>
          </table:table-cell>
          <table:table-cell office:value-type="float" office:value="4.33073" calcext:value-type="float">
            <text:p>4,33073</text:p>
          </table:table-cell>
          <table:table-cell/>
          <table:table-cell office:value-type="float" office:value="38.1522" calcext:value-type="float">
            <text:p>38,1522</text:p>
          </table:table-cell>
          <table:table-cell office:value-type="float" office:value="76" calcext:value-type="float">
            <text:p>76</text:p>
          </table:table-cell>
          <table:table-cell office:value-type="float" office:value="3.66746" calcext:value-type="float">
            <text:p>3,66746</text:p>
          </table:table-cell>
          <table:table-cell office:value-type="float" office:value="4.33073" calcext:value-type="float">
            <text:p>4,33073</text:p>
          </table:table-cell>
          <table:table-cell/>
          <table:table-cell office:value-type="float" office:value="38.7126" calcext:value-type="float">
            <text:p>38,7126</text:p>
          </table:table-cell>
          <table:table-cell office:value-type="float" office:value="77" calcext:value-type="float">
            <text:p>77</text:p>
          </table:table-cell>
          <table:table-cell office:value-type="float" office:value="3.68167" calcext:value-type="float">
            <text:p>3,68167</text:p>
          </table:table-cell>
          <table:table-cell office:value-type="float" office:value="4.34381" calcext:value-type="float">
            <text:p>4,34381</text:p>
          </table:table-cell>
          <table:table-cell/>
          <table:table-cell office:value-type="float" office:value="39.404" calcext:value-type="float">
            <text:p>39,404</text:p>
          </table:table-cell>
          <table:table-cell office:value-type="float" office:value="77" calcext:value-type="float">
            <text:p>77</text:p>
          </table:table-cell>
          <table:table-cell office:value-type="float" office:value="3.69893" calcext:value-type="float">
            <text:p>3,69893</text:p>
          </table:table-cell>
          <table:table-cell office:value-type="float" office:value="4.34381" calcext:value-type="float">
            <text:p>4,34381</text:p>
          </table:table-cell>
          <table:table-cell/>
          <table:table-cell office:value-type="float" office:value="40.0737" calcext:value-type="float">
            <text:p>40,0737</text:p>
          </table:table-cell>
          <table:table-cell office:value-type="float" office:value="80" calcext:value-type="float">
            <text:p>80</text:p>
          </table:table-cell>
          <table:table-cell office:value-type="float" office:value="3.71537" calcext:value-type="float">
            <text:p>3,71537</text:p>
          </table:table-cell>
          <table:table-cell office:value-type="float" office:value="4.38203" calcext:value-type="float">
            <text:p>4,38203</text:p>
          </table:table-cell>
          <table:table-cell/>
          <table:table-cell office:value-type="float" office:value="40.9484" calcext:value-type="float">
            <text:p>40,9484</text:p>
          </table:table-cell>
          <table:table-cell office:value-type="float" office:value="76" calcext:value-type="float">
            <text:p>76</text:p>
          </table:table-cell>
          <table:table-cell office:value-type="float" office:value="3.73644" calcext:value-type="float">
            <text:p>3,73644</text:p>
          </table:table-cell>
          <table:table-cell office:value-type="float" office:value="4.33073" calcext:value-type="float">
            <text:p>4,33073</text:p>
          </table:table-cell>
          <table:table-cell/>
          <table:table-cell office:value-type="float" office:value="42.0915" calcext:value-type="float">
            <text:p>42,0915</text:p>
          </table:table-cell>
          <table:table-cell office:value-type="float" office:value="71" calcext:value-type="float">
            <text:p>71</text:p>
          </table:table-cell>
          <table:table-cell office:value-type="float" office:value="3.76333" calcext:value-type="float">
            <text:p>3,76333</text:p>
          </table:table-cell>
          <table:table-cell office:value-type="float" office:value="4.26268" calcext:value-type="float">
            <text:p>4,26268</text:p>
          </table:table-cell>
          <table:table-cell/>
          <table:table-cell office:value-type="float" office:value="43.4994" calcext:value-type="float">
            <text:p>43,4994</text:p>
          </table:table-cell>
          <table:table-cell office:value-type="float" office:value="49" calcext:value-type="float">
            <text:p>49</text:p>
          </table:table-cell>
          <table:table-cell office:value-type="float" office:value="3.79548" calcext:value-type="float">
            <text:p>3,79548</text:p>
          </table:table-cell>
          <table:table-cell office:value-type="float" office:value="3.89182" calcext:value-type="float">
            <text:p>3,89182</text:p>
          </table:table-cell>
        </table:table-row>
        <table:table-row table:style-name="ro1">
          <table:table-cell office:value-type="float" office:value="38.1074" calcext:value-type="float">
            <text:p>38,1074</text:p>
          </table:table-cell>
          <table:table-cell office:value-type="float" office:value="73" calcext:value-type="float">
            <text:p>73</text:p>
          </table:table-cell>
          <table:table-cell office:value-type="float" office:value="3.66631" calcext:value-type="float">
            <text:p>3,66631</text:p>
          </table:table-cell>
          <table:table-cell office:value-type="float" office:value="4.29046" calcext:value-type="float">
            <text:p>4,29046</text:p>
          </table:table-cell>
          <table:table-cell/>
          <table:table-cell office:value-type="float" office:value="38.5669" calcext:value-type="float">
            <text:p>38,5669</text:p>
          </table:table-cell>
          <table:table-cell office:value-type="float" office:value="74" calcext:value-type="float">
            <text:p>74</text:p>
          </table:table-cell>
          <table:table-cell office:value-type="float" office:value="3.67799" calcext:value-type="float">
            <text:p>3,67799</text:p>
          </table:table-cell>
          <table:table-cell office:value-type="float" office:value="4.30407" calcext:value-type="float">
            <text:p>4,30407</text:p>
          </table:table-cell>
          <table:table-cell/>
          <table:table-cell office:value-type="float" office:value="39.1334" calcext:value-type="float">
            <text:p>39,1334</text:p>
          </table:table-cell>
          <table:table-cell office:value-type="float" office:value="75" calcext:value-type="float">
            <text:p>75</text:p>
          </table:table-cell>
          <table:table-cell office:value-type="float" office:value="3.69221" calcext:value-type="float">
            <text:p>3,69221</text:p>
          </table:table-cell>
          <table:table-cell office:value-type="float" office:value="4.31749" calcext:value-type="float">
            <text:p>4,31749</text:p>
          </table:table-cell>
          <table:table-cell/>
          <table:table-cell office:value-type="float" office:value="39.8323" calcext:value-type="float">
            <text:p>39,8323</text:p>
          </table:table-cell>
          <table:table-cell office:value-type="float" office:value="74" calcext:value-type="float">
            <text:p>74</text:p>
          </table:table-cell>
          <table:table-cell office:value-type="float" office:value="3.70947" calcext:value-type="float">
            <text:p>3,70947</text:p>
          </table:table-cell>
          <table:table-cell office:value-type="float" office:value="4.30407" calcext:value-type="float">
            <text:p>4,30407</text:p>
          </table:table-cell>
          <table:table-cell/>
          <table:table-cell office:value-type="float" office:value="40.5093" calcext:value-type="float">
            <text:p>40,5093</text:p>
          </table:table-cell>
          <table:table-cell office:value-type="float" office:value="74" calcext:value-type="float">
            <text:p>74</text:p>
          </table:table-cell>
          <table:table-cell office:value-type="float" office:value="3.72592" calcext:value-type="float">
            <text:p>3,72592</text:p>
          </table:table-cell>
          <table:table-cell office:value-type="float" office:value="4.30407" calcext:value-type="float">
            <text:p>4,30407</text:p>
          </table:table-cell>
          <table:table-cell/>
          <table:table-cell office:value-type="float" office:value="41.3935" calcext:value-type="float">
            <text:p>41,3935</text:p>
          </table:table-cell>
          <table:table-cell office:value-type="float" office:value="75" calcext:value-type="float">
            <text:p>75</text:p>
          </table:table-cell>
          <table:table-cell office:value-type="float" office:value="3.747" calcext:value-type="float">
            <text:p>3,747</text:p>
          </table:table-cell>
          <table:table-cell office:value-type="float" office:value="4.31749" calcext:value-type="float">
            <text:p>4,31749</text:p>
          </table:table-cell>
          <table:table-cell/>
          <table:table-cell office:value-type="float" office:value="42.549" calcext:value-type="float">
            <text:p>42,549</text:p>
          </table:table-cell>
          <table:table-cell office:value-type="float" office:value="65" calcext:value-type="float">
            <text:p>65</text:p>
          </table:table-cell>
          <table:table-cell office:value-type="float" office:value="3.77389" calcext:value-type="float">
            <text:p>3,77389</text:p>
          </table:table-cell>
          <table:table-cell office:value-type="float" office:value="4.17439" calcext:value-type="float">
            <text:p>4,17439</text:p>
          </table:table-cell>
          <table:table-cell/>
          <table:table-cell office:value-type="float" office:value="43.9723" calcext:value-type="float">
            <text:p>43,9723</text:p>
          </table:table-cell>
          <table:table-cell office:value-type="float" office:value="47" calcext:value-type="float">
            <text:p>47</text:p>
          </table:table-cell>
          <table:table-cell office:value-type="float" office:value="3.80605" calcext:value-type="float">
            <text:p>3,80605</text:p>
          </table:table-cell>
          <table:table-cell office:value-type="float" office:value="3.85015" calcext:value-type="float">
            <text:p>3,85015</text:p>
          </table:table-cell>
        </table:table-row>
        <table:table-row table:style-name="ro1">
          <table:table-cell office:value-type="float" office:value="38.5172" calcext:value-type="float">
            <text:p>38,5172</text:p>
          </table:table-cell>
          <table:table-cell office:value-type="float" office:value="73" calcext:value-type="float">
            <text:p>73</text:p>
          </table:table-cell>
          <table:table-cell office:value-type="float" office:value="3.67673" calcext:value-type="float">
            <text:p>3,67673</text:p>
          </table:table-cell>
          <table:table-cell office:value-type="float" office:value="4.29046" calcext:value-type="float">
            <text:p>4,29046</text:p>
          </table:table-cell>
          <table:table-cell/>
          <table:table-cell office:value-type="float" office:value="38.9816" calcext:value-type="float">
            <text:p>38,9816</text:p>
          </table:table-cell>
          <table:table-cell office:value-type="float" office:value="72" calcext:value-type="float">
            <text:p>72</text:p>
          </table:table-cell>
          <table:table-cell office:value-type="float" office:value="3.68842" calcext:value-type="float">
            <text:p>3,68842</text:p>
          </table:table-cell>
          <table:table-cell office:value-type="float" office:value="4.27667" calcext:value-type="float">
            <text:p>4,27667</text:p>
          </table:table-cell>
          <table:table-cell/>
          <table:table-cell office:value-type="float" office:value="39.5542" calcext:value-type="float">
            <text:p>39,5542</text:p>
          </table:table-cell>
          <table:table-cell office:value-type="float" office:value="74" calcext:value-type="float">
            <text:p>74</text:p>
          </table:table-cell>
          <table:table-cell office:value-type="float" office:value="3.70264" calcext:value-type="float">
            <text:p>3,70264</text:p>
          </table:table-cell>
          <table:table-cell office:value-type="float" office:value="4.30407" calcext:value-type="float">
            <text:p>4,30407</text:p>
          </table:table-cell>
          <table:table-cell/>
          <table:table-cell office:value-type="float" office:value="40.2606" calcext:value-type="float">
            <text:p>40,2606</text:p>
          </table:table-cell>
          <table:table-cell office:value-type="float" office:value="73" calcext:value-type="float">
            <text:p>73</text:p>
          </table:table-cell>
          <table:table-cell office:value-type="float" office:value="3.71991" calcext:value-type="float">
            <text:p>3,71991</text:p>
          </table:table-cell>
          <table:table-cell office:value-type="float" office:value="4.29046" calcext:value-type="float">
            <text:p>4,29046</text:p>
          </table:table-cell>
          <table:table-cell/>
          <table:table-cell office:value-type="float" office:value="40.9449" calcext:value-type="float">
            <text:p>40,9449</text:p>
          </table:table-cell>
          <table:table-cell office:value-type="float" office:value="74" calcext:value-type="float">
            <text:p>74</text:p>
          </table:table-cell>
          <table:table-cell office:value-type="float" office:value="3.73636" calcext:value-type="float">
            <text:p>3,73636</text:p>
          </table:table-cell>
          <table:table-cell office:value-type="float" office:value="4.30407" calcext:value-type="float">
            <text:p>4,30407</text:p>
          </table:table-cell>
          <table:table-cell/>
          <table:table-cell office:value-type="float" office:value="41.8386" calcext:value-type="float">
            <text:p>41,8386</text:p>
          </table:table-cell>
          <table:table-cell office:value-type="float" office:value="73" calcext:value-type="float">
            <text:p>73</text:p>
          </table:table-cell>
          <table:table-cell office:value-type="float" office:value="3.75744" calcext:value-type="float">
            <text:p>3,75744</text:p>
          </table:table-cell>
          <table:table-cell office:value-type="float" office:value="4.29046" calcext:value-type="float">
            <text:p>4,29046</text:p>
          </table:table-cell>
          <table:table-cell/>
          <table:table-cell office:value-type="float" office:value="43.0065" calcext:value-type="float">
            <text:p>43,0065</text:p>
          </table:table-cell>
          <table:table-cell office:value-type="float" office:value="52" calcext:value-type="float">
            <text:p>52</text:p>
          </table:table-cell>
          <table:table-cell office:value-type="float" office:value="3.78434" calcext:value-type="float">
            <text:p>3,78434</text:p>
          </table:table-cell>
          <table:table-cell office:value-type="float" office:value="3.95124" calcext:value-type="float">
            <text:p>3,95124</text:p>
          </table:table-cell>
          <table:table-cell/>
          <table:table-cell office:value-type="float" office:value="44.4451" calcext:value-type="float">
            <text:p>44,4451</text:p>
          </table:table-cell>
          <table:table-cell office:value-type="float" office:value="43" calcext:value-type="float">
            <text:p>43</text:p>
          </table:table-cell>
          <table:table-cell office:value-type="float" office:value="3.8165" calcext:value-type="float">
            <text:p>3,8165</text:p>
          </table:table-cell>
          <table:table-cell office:value-type="float" office:value="3.7612" calcext:value-type="float">
            <text:p>3,7612</text:p>
          </table:table-cell>
        </table:table-row>
        <table:table-row table:style-name="ro1">
          <table:table-cell office:value-type="float" office:value="38.9269" calcext:value-type="float">
            <text:p>38,9269</text:p>
          </table:table-cell>
          <table:table-cell office:value-type="float" office:value="72" calcext:value-type="float">
            <text:p>72</text:p>
          </table:table-cell>
          <table:table-cell office:value-type="float" office:value="3.68705" calcext:value-type="float">
            <text:p>3,68705</text:p>
          </table:table-cell>
          <table:table-cell office:value-type="float" office:value="4.27667" calcext:value-type="float">
            <text:p>4,27667</text:p>
          </table:table-cell>
          <table:table-cell/>
          <table:table-cell office:value-type="float" office:value="39.3963" calcext:value-type="float">
            <text:p>39,3963</text:p>
          </table:table-cell>
          <table:table-cell office:value-type="float" office:value="72" calcext:value-type="float">
            <text:p>72</text:p>
          </table:table-cell>
          <table:table-cell office:value-type="float" office:value="3.69874" calcext:value-type="float">
            <text:p>3,69874</text:p>
          </table:table-cell>
          <table:table-cell office:value-type="float" office:value="4.27667" calcext:value-type="float">
            <text:p>4,27667</text:p>
          </table:table-cell>
          <table:table-cell/>
          <table:table-cell office:value-type="float" office:value="39.975" calcext:value-type="float">
            <text:p>39,975</text:p>
          </table:table-cell>
          <table:table-cell office:value-type="float" office:value="72" calcext:value-type="float">
            <text:p>72</text:p>
          </table:table-cell>
          <table:table-cell office:value-type="float" office:value="3.71296" calcext:value-type="float">
            <text:p>3,71296</text:p>
          </table:table-cell>
          <table:table-cell office:value-type="float" office:value="4.27667" calcext:value-type="float">
            <text:p>4,27667</text:p>
          </table:table-cell>
          <table:table-cell/>
          <table:table-cell office:value-type="float" office:value="40.6889" calcext:value-type="float">
            <text:p>40,6889</text:p>
          </table:table-cell>
          <table:table-cell office:value-type="float" office:value="71" calcext:value-type="float">
            <text:p>71</text:p>
          </table:table-cell>
          <table:table-cell office:value-type="float" office:value="3.73023" calcext:value-type="float">
            <text:p>3,73023</text:p>
          </table:table-cell>
          <table:table-cell office:value-type="float" office:value="4.26268" calcext:value-type="float">
            <text:p>4,26268</text:p>
          </table:table-cell>
          <table:table-cell/>
          <table:table-cell office:value-type="float" office:value="41.3804" calcext:value-type="float">
            <text:p>41,3804</text:p>
          </table:table-cell>
          <table:table-cell office:value-type="float" office:value="74" calcext:value-type="float">
            <text:p>74</text:p>
          </table:table-cell>
          <table:table-cell office:value-type="float" office:value="3.74669" calcext:value-type="float">
            <text:p>3,74669</text:p>
          </table:table-cell>
          <table:table-cell office:value-type="float" office:value="4.30407" calcext:value-type="float">
            <text:p>4,30407</text:p>
          </table:table-cell>
          <table:table-cell/>
          <table:table-cell office:value-type="float" office:value="42.2837" calcext:value-type="float">
            <text:p>42,2837</text:p>
          </table:table-cell>
          <table:table-cell office:value-type="float" office:value="73" calcext:value-type="float">
            <text:p>73</text:p>
          </table:table-cell>
          <table:table-cell office:value-type="float" office:value="3.76778" calcext:value-type="float">
            <text:p>3,76778</text:p>
          </table:table-cell>
          <table:table-cell office:value-type="float" office:value="4.29046" calcext:value-type="float">
            <text:p>4,29046</text:p>
          </table:table-cell>
          <table:table-cell/>
          <table:table-cell office:value-type="float" office:value="43.464" calcext:value-type="float">
            <text:p>43,464</text:p>
          </table:table-cell>
          <table:table-cell office:value-type="float" office:value="50" calcext:value-type="float">
            <text:p>50</text:p>
          </table:table-cell>
          <table:table-cell office:value-type="float" office:value="3.79468" calcext:value-type="float">
            <text:p>3,79468</text:p>
          </table:table-cell>
          <table:table-cell office:value-type="float" office:value="3.91202" calcext:value-type="float">
            <text:p>3,91202</text:p>
          </table:table-cell>
          <table:table-cell/>
          <table:table-cell office:value-type="float" office:value="44.9179" calcext:value-type="float">
            <text:p>44,9179</text:p>
          </table:table-cell>
          <table:table-cell office:value-type="float" office:value="43" calcext:value-type="float">
            <text:p>43</text:p>
          </table:table-cell>
          <table:table-cell office:value-type="float" office:value="3.82685" calcext:value-type="float">
            <text:p>3,82685</text:p>
          </table:table-cell>
          <table:table-cell office:value-type="float" office:value="3.7612" calcext:value-type="float">
            <text:p>3,7612</text:p>
          </table:table-cell>
        </table:table-row>
        <table:table-row table:style-name="ro1">
          <table:table-cell office:value-type="float" office:value="39.3367" calcext:value-type="float">
            <text:p>39,3367</text:p>
          </table:table-cell>
          <table:table-cell office:value-type="float" office:value="72" calcext:value-type="float">
            <text:p>72</text:p>
          </table:table-cell>
          <table:table-cell office:value-type="float" office:value="3.69726" calcext:value-type="float">
            <text:p>3,69726</text:p>
          </table:table-cell>
          <table:table-cell office:value-type="float" office:value="4.27667" calcext:value-type="float">
            <text:p>4,27667</text:p>
          </table:table-cell>
          <table:table-cell/>
          <table:table-cell office:value-type="float" office:value="39.811" calcext:value-type="float">
            <text:p>39,811</text:p>
          </table:table-cell>
          <table:table-cell office:value-type="float" office:value="74" calcext:value-type="float">
            <text:p>74</text:p>
          </table:table-cell>
          <table:table-cell office:value-type="float" office:value="3.70895" calcext:value-type="float">
            <text:p>3,70895</text:p>
          </table:table-cell>
          <table:table-cell office:value-type="float" office:value="4.30407" calcext:value-type="float">
            <text:p>4,30407</text:p>
          </table:table-cell>
          <table:table-cell/>
          <table:table-cell office:value-type="float" office:value="40.3958" calcext:value-type="float">
            <text:p>40,3958</text:p>
          </table:table-cell>
          <table:table-cell office:value-type="float" office:value="72" calcext:value-type="float">
            <text:p>72</text:p>
          </table:table-cell>
          <table:table-cell office:value-type="float" office:value="3.72318" calcext:value-type="float">
            <text:p>3,72318</text:p>
          </table:table-cell>
          <table:table-cell office:value-type="float" office:value="4.27667" calcext:value-type="float">
            <text:p>4,27667</text:p>
          </table:table-cell>
          <table:table-cell/>
          <table:table-cell office:value-type="float" office:value="41.1172" calcext:value-type="float">
            <text:p>41,1172</text:p>
          </table:table-cell>
          <table:table-cell office:value-type="float" office:value="71" calcext:value-type="float">
            <text:p>71</text:p>
          </table:table-cell>
          <table:table-cell office:value-type="float" office:value="3.74046" calcext:value-type="float">
            <text:p>3,74046</text:p>
          </table:table-cell>
          <table:table-cell office:value-type="float" office:value="4.26268" calcext:value-type="float">
            <text:p>4,26268</text:p>
          </table:table-cell>
          <table:table-cell/>
          <table:table-cell office:value-type="float" office:value="41.816" calcext:value-type="float">
            <text:p>41,816</text:p>
          </table:table-cell>
          <table:table-cell office:value-type="float" office:value="71" calcext:value-type="float">
            <text:p>71</text:p>
          </table:table-cell>
          <table:table-cell office:value-type="float" office:value="3.75691" calcext:value-type="float">
            <text:p>3,75691</text:p>
          </table:table-cell>
          <table:table-cell office:value-type="float" office:value="4.26268" calcext:value-type="float">
            <text:p>4,26268</text:p>
          </table:table-cell>
          <table:table-cell/>
          <table:table-cell office:value-type="float" office:value="42.7288" calcext:value-type="float">
            <text:p>42,7288</text:p>
          </table:table-cell>
          <table:table-cell office:value-type="float" office:value="56" calcext:value-type="float">
            <text:p>56</text:p>
          </table:table-cell>
          <table:table-cell office:value-type="float" office:value="3.77801" calcext:value-type="float">
            <text:p>3,77801</text:p>
          </table:table-cell>
          <table:table-cell office:value-type="float" office:value="4.02535" calcext:value-type="float">
            <text:p>4,02535</text:p>
          </table:table-cell>
          <table:table-cell/>
          <table:table-cell office:value-type="float" office:value="43.9215" calcext:value-type="float">
            <text:p>43,9215</text:p>
          </table:table-cell>
          <table:table-cell office:value-type="float" office:value="50" calcext:value-type="float">
            <text:p>50</text:p>
          </table:table-cell>
          <table:table-cell office:value-type="float" office:value="3.80492" calcext:value-type="float">
            <text:p>3,80492</text:p>
          </table:table-cell>
          <table:table-cell office:value-type="float" office:value="3.91202" calcext:value-type="float">
            <text:p>3,91202</text:p>
          </table:table-cell>
          <table:table-cell/>
          <table:table-cell office:value-type="float" office:value="45.3907" calcext:value-type="float">
            <text:p>45,3907</text:p>
          </table:table-cell>
          <table:table-cell office:value-type="float" office:value="42" calcext:value-type="float">
            <text:p>42</text:p>
          </table:table-cell>
          <table:table-cell office:value-type="float" office:value="3.8371" calcext:value-type="float">
            <text:p>3,8371</text:p>
          </table:table-cell>
          <table:table-cell office:value-type="float" office:value="3.73767" calcext:value-type="float">
            <text:p>3,73767</text:p>
          </table:table-cell>
        </table:table-row>
        <table:table-row table:style-name="ro1">
          <table:table-cell office:value-type="float" office:value="39.7464" calcext:value-type="float">
            <text:p>39,7464</text:p>
          </table:table-cell>
          <table:table-cell office:value-type="float" office:value="72" calcext:value-type="float">
            <text:p>72</text:p>
          </table:table-cell>
          <table:table-cell office:value-type="float" office:value="3.70737" calcext:value-type="float">
            <text:p>3,70737</text:p>
          </table:table-cell>
          <table:table-cell office:value-type="float" office:value="4.27667" calcext:value-type="float">
            <text:p>4,27667</text:p>
          </table:table-cell>
          <table:table-cell/>
          <table:table-cell office:value-type="float" office:value="40.2257" calcext:value-type="float">
            <text:p>40,2257</text:p>
          </table:table-cell>
          <table:table-cell office:value-type="float" office:value="74" calcext:value-type="float">
            <text:p>74</text:p>
          </table:table-cell>
          <table:table-cell office:value-type="float" office:value="3.71906" calcext:value-type="float">
            <text:p>3,71906</text:p>
          </table:table-cell>
          <table:table-cell office:value-type="float" office:value="4.30407" calcext:value-type="float">
            <text:p>4,30407</text:p>
          </table:table-cell>
          <table:table-cell/>
          <table:table-cell office:value-type="float" office:value="40.8166" calcext:value-type="float">
            <text:p>40,8166</text:p>
          </table:table-cell>
          <table:table-cell office:value-type="float" office:value="72" calcext:value-type="float">
            <text:p>72</text:p>
          </table:table-cell>
          <table:table-cell office:value-type="float" office:value="3.73329" calcext:value-type="float">
            <text:p>3,73329</text:p>
          </table:table-cell>
          <table:table-cell office:value-type="float" office:value="4.27667" calcext:value-type="float">
            <text:p>4,27667</text:p>
          </table:table-cell>
          <table:table-cell/>
          <table:table-cell office:value-type="float" office:value="41.5455" calcext:value-type="float">
            <text:p>41,5455</text:p>
          </table:table-cell>
          <table:table-cell office:value-type="float" office:value="69" calcext:value-type="float">
            <text:p>69</text:p>
          </table:table-cell>
          <table:table-cell office:value-type="float" office:value="3.75057" calcext:value-type="float">
            <text:p>3,75057</text:p>
          </table:table-cell>
          <table:table-cell office:value-type="float" office:value="4.23411" calcext:value-type="float">
            <text:p>4,23411</text:p>
          </table:table-cell>
          <table:table-cell/>
          <table:table-cell office:value-type="float" office:value="42.2516" calcext:value-type="float">
            <text:p>42,2516</text:p>
          </table:table-cell>
          <table:table-cell office:value-type="float" office:value="73" calcext:value-type="float">
            <text:p>73</text:p>
          </table:table-cell>
          <table:table-cell office:value-type="float" office:value="3.76703" calcext:value-type="float">
            <text:p>3,76703</text:p>
          </table:table-cell>
          <table:table-cell office:value-type="float" office:value="4.29046" calcext:value-type="float">
            <text:p>4,29046</text:p>
          </table:table-cell>
          <table:table-cell/>
          <table:table-cell office:value-type="float" office:value="43.1739" calcext:value-type="float">
            <text:p>43,1739</text:p>
          </table:table-cell>
          <table:table-cell office:value-type="float" office:value="52" calcext:value-type="float">
            <text:p>52</text:p>
          </table:table-cell>
          <table:table-cell office:value-type="float" office:value="3.78813" calcext:value-type="float">
            <text:p>3,78813</text:p>
          </table:table-cell>
          <table:table-cell office:value-type="float" office:value="3.95124" calcext:value-type="float">
            <text:p>3,95124</text:p>
          </table:table-cell>
          <table:table-cell/>
          <table:table-cell office:value-type="float" office:value="44.3791" calcext:value-type="float">
            <text:p>44,3791</text:p>
          </table:table-cell>
          <table:table-cell office:value-type="float" office:value="49" calcext:value-type="float">
            <text:p>49</text:p>
          </table:table-cell>
          <table:table-cell office:value-type="float" office:value="3.81505" calcext:value-type="float">
            <text:p>3,81505</text:p>
          </table:table-cell>
          <table:table-cell office:value-type="float" office:value="3.89182" calcext:value-type="float">
            <text:p>3,89182</text:p>
          </table:table-cell>
          <table:table-cell/>
          <table:table-cell office:value-type="float" office:value="45.8635" calcext:value-type="float">
            <text:p>45,8635</text:p>
          </table:table-cell>
          <table:table-cell office:value-type="float" office:value="42" calcext:value-type="float">
            <text:p>42</text:p>
          </table:table-cell>
          <table:table-cell office:value-type="float" office:value="3.84724" calcext:value-type="float">
            <text:p>3,84724</text:p>
          </table:table-cell>
          <table:table-cell office:value-type="float" office:value="3.73767" calcext:value-type="float">
            <text:p>3,73767</text:p>
          </table:table-cell>
        </table:table-row>
        <table:table-row table:style-name="ro1">
          <table:table-cell office:value-type="float" office:value="40.1562" calcext:value-type="float">
            <text:p>40,1562</text:p>
          </table:table-cell>
          <table:table-cell office:value-type="float" office:value="72" calcext:value-type="float">
            <text:p>72</text:p>
          </table:table-cell>
          <table:table-cell office:value-type="float" office:value="3.71737" calcext:value-type="float">
            <text:p>3,71737</text:p>
          </table:table-cell>
          <table:table-cell office:value-type="float" office:value="4.27667" calcext:value-type="float">
            <text:p>4,27667</text:p>
          </table:table-cell>
          <table:table-cell/>
          <table:table-cell office:value-type="float" office:value="40.6404" calcext:value-type="float">
            <text:p>40,6404</text:p>
          </table:table-cell>
          <table:table-cell office:value-type="float" office:value="70" calcext:value-type="float">
            <text:p>70</text:p>
          </table:table-cell>
          <table:table-cell office:value-type="float" office:value="3.72907" calcext:value-type="float">
            <text:p>3,72907</text:p>
          </table:table-cell>
          <table:table-cell office:value-type="float" office:value="4.2485" calcext:value-type="float">
            <text:p>4,2485</text:p>
          </table:table-cell>
          <table:table-cell/>
          <table:table-cell office:value-type="float" office:value="41.2373" calcext:value-type="float">
            <text:p>41,2373</text:p>
          </table:table-cell>
          <table:table-cell office:value-type="float" office:value="69" calcext:value-type="float">
            <text:p>69</text:p>
          </table:table-cell>
          <table:table-cell office:value-type="float" office:value="3.7433" calcext:value-type="float">
            <text:p>3,7433</text:p>
          </table:table-cell>
          <table:table-cell office:value-type="float" office:value="4.23411" calcext:value-type="float">
            <text:p>4,23411</text:p>
          </table:table-cell>
          <table:table-cell/>
          <table:table-cell office:value-type="float" office:value="41.9738" calcext:value-type="float">
            <text:p>41,9738</text:p>
          </table:table-cell>
          <table:table-cell office:value-type="float" office:value="68" calcext:value-type="float">
            <text:p>68</text:p>
          </table:table-cell>
          <table:table-cell office:value-type="float" office:value="3.76059" calcext:value-type="float">
            <text:p>3,76059</text:p>
          </table:table-cell>
          <table:table-cell office:value-type="float" office:value="4.21951" calcext:value-type="float">
            <text:p>4,21951</text:p>
          </table:table-cell>
          <table:table-cell/>
          <table:table-cell office:value-type="float" office:value="42.6872" calcext:value-type="float">
            <text:p>42,6872</text:p>
          </table:table-cell>
          <table:table-cell office:value-type="float" office:value="56" calcext:value-type="float">
            <text:p>56</text:p>
          </table:table-cell>
          <table:table-cell office:value-type="float" office:value="3.77706" calcext:value-type="float">
            <text:p>3,77706</text:p>
          </table:table-cell>
          <table:table-cell office:value-type="float" office:value="4.02535" calcext:value-type="float">
            <text:p>4,02535</text:p>
          </table:table-cell>
          <table:table-cell/>
          <table:table-cell office:value-type="float" office:value="43.619" calcext:value-type="float">
            <text:p>43,619</text:p>
          </table:table-cell>
          <table:table-cell office:value-type="float" office:value="52" calcext:value-type="float">
            <text:p>52</text:p>
          </table:table-cell>
          <table:table-cell office:value-type="float" office:value="3.79816" calcext:value-type="float">
            <text:p>3,79816</text:p>
          </table:table-cell>
          <table:table-cell office:value-type="float" office:value="3.95124" calcext:value-type="float">
            <text:p>3,95124</text:p>
          </table:table-cell>
          <table:table-cell/>
          <table:table-cell office:value-type="float" office:value="44.8366" calcext:value-type="float">
            <text:p>44,8366</text:p>
          </table:table-cell>
          <table:table-cell office:value-type="float" office:value="47" calcext:value-type="float">
            <text:p>47</text:p>
          </table:table-cell>
          <table:table-cell office:value-type="float" office:value="3.82508" calcext:value-type="float">
            <text:p>3,82508</text:p>
          </table:table-cell>
          <table:table-cell office:value-type="float" office:value="3.85015" calcext:value-type="float">
            <text:p>3,85015</text:p>
          </table:table-cell>
          <table:table-cell/>
          <table:table-cell office:value-type="float" office:value="46.3364" calcext:value-type="float">
            <text:p>46,3364</text:p>
          </table:table-cell>
          <table:table-cell office:value-type="float" office:value="40" calcext:value-type="float">
            <text:p>40</text:p>
          </table:table-cell>
          <table:table-cell office:value-type="float" office:value="3.85728" calcext:value-type="float">
            <text:p>3,85728</text:p>
          </table:table-cell>
          <table:table-cell office:value-type="float" office:value="3.68888" calcext:value-type="float">
            <text:p>3,68888</text:p>
          </table:table-cell>
        </table:table-row>
        <table:table-row table:style-name="ro1">
          <table:table-cell office:value-type="float" office:value="40.5659" calcext:value-type="float">
            <text:p>40,5659</text:p>
          </table:table-cell>
          <table:table-cell office:value-type="float" office:value="70" calcext:value-type="float">
            <text:p>70</text:p>
          </table:table-cell>
          <table:table-cell office:value-type="float" office:value="3.72728" calcext:value-type="float">
            <text:p>3,72728</text:p>
          </table:table-cell>
          <table:table-cell office:value-type="float" office:value="4.2485" calcext:value-type="float">
            <text:p>4,2485</text:p>
          </table:table-cell>
          <table:table-cell/>
          <table:table-cell office:value-type="float" office:value="41.0551" calcext:value-type="float">
            <text:p>41,0551</text:p>
          </table:table-cell>
          <table:table-cell office:value-type="float" office:value="70" calcext:value-type="float">
            <text:p>70</text:p>
          </table:table-cell>
          <table:table-cell office:value-type="float" office:value="3.73898" calcext:value-type="float">
            <text:p>3,73898</text:p>
          </table:table-cell>
          <table:table-cell office:value-type="float" office:value="4.2485" calcext:value-type="float">
            <text:p>4,2485</text:p>
          </table:table-cell>
          <table:table-cell/>
          <table:table-cell office:value-type="float" office:value="41.6581" calcext:value-type="float">
            <text:p>41,6581</text:p>
          </table:table-cell>
          <table:table-cell office:value-type="float" office:value="67" calcext:value-type="float">
            <text:p>67</text:p>
          </table:table-cell>
          <table:table-cell office:value-type="float" office:value="3.75322" calcext:value-type="float">
            <text:p>3,75322</text:p>
          </table:table-cell>
          <table:table-cell office:value-type="float" office:value="4.20469" calcext:value-type="float">
            <text:p>4,20469</text:p>
          </table:table-cell>
          <table:table-cell/>
          <table:table-cell office:value-type="float" office:value="42.4021" calcext:value-type="float">
            <text:p>42,4021</text:p>
          </table:table-cell>
          <table:table-cell office:value-type="float" office:value="67" calcext:value-type="float">
            <text:p>67</text:p>
          </table:table-cell>
          <table:table-cell office:value-type="float" office:value="3.77051" calcext:value-type="float">
            <text:p>3,77051</text:p>
          </table:table-cell>
          <table:table-cell office:value-type="float" office:value="4.20469" calcext:value-type="float">
            <text:p>4,20469</text:p>
          </table:table-cell>
          <table:table-cell/>
          <table:table-cell office:value-type="float" office:value="43.1228" calcext:value-type="float">
            <text:p>43,1228</text:p>
          </table:table-cell>
          <table:table-cell office:value-type="float" office:value="52" calcext:value-type="float">
            <text:p>52</text:p>
          </table:table-cell>
          <table:table-cell office:value-type="float" office:value="3.78698" calcext:value-type="float">
            <text:p>3,78698</text:p>
          </table:table-cell>
          <table:table-cell office:value-type="float" office:value="3.95124" calcext:value-type="float">
            <text:p>3,95124</text:p>
          </table:table-cell>
          <table:table-cell/>
          <table:table-cell office:value-type="float" office:value="44.0641" calcext:value-type="float">
            <text:p>44,0641</text:p>
          </table:table-cell>
          <table:table-cell office:value-type="float" office:value="50" calcext:value-type="float">
            <text:p>50</text:p>
          </table:table-cell>
          <table:table-cell office:value-type="float" office:value="3.80808" calcext:value-type="float">
            <text:p>3,80808</text:p>
          </table:table-cell>
          <table:table-cell office:value-type="float" office:value="3.91202" calcext:value-type="float">
            <text:p>3,91202</text:p>
          </table:table-cell>
          <table:table-cell/>
          <table:table-cell office:value-type="float" office:value="45.2941" calcext:value-type="float">
            <text:p>45,2941</text:p>
          </table:table-cell>
          <table:table-cell office:value-type="float" office:value="43" calcext:value-type="float">
            <text:p>43</text:p>
          </table:table-cell>
          <table:table-cell office:value-type="float" office:value="3.83501" calcext:value-type="float">
            <text:p>3,83501</text:p>
          </table:table-cell>
          <table:table-cell office:value-type="float" office:value="3.7612" calcext:value-type="float">
            <text:p>3,7612</text:p>
          </table:table-cell>
          <table:table-cell/>
          <table:table-cell office:value-type="float" office:value="46.8092" calcext:value-type="float">
            <text:p>46,8092</text:p>
          </table:table-cell>
          <table:table-cell office:value-type="float" office:value="38" calcext:value-type="float">
            <text:p>38</text:p>
          </table:table-cell>
          <table:table-cell office:value-type="float" office:value="3.86722" calcext:value-type="float">
            <text:p>3,86722</text:p>
          </table:table-cell>
          <table:table-cell office:value-type="float" office:value="3.63759" calcext:value-type="float">
            <text:p>3,63759</text:p>
          </table:table-cell>
        </table:table-row>
        <table:table-row table:style-name="ro1">
          <table:table-cell office:value-type="float" office:value="40.9757" calcext:value-type="float">
            <text:p>40,9757</text:p>
          </table:table-cell>
          <table:table-cell office:value-type="float" office:value="70" calcext:value-type="float">
            <text:p>70</text:p>
          </table:table-cell>
          <table:table-cell office:value-type="float" office:value="3.73709" calcext:value-type="float">
            <text:p>3,73709</text:p>
          </table:table-cell>
          <table:table-cell office:value-type="float" office:value="4.2485" calcext:value-type="float">
            <text:p>4,2485</text:p>
          </table:table-cell>
          <table:table-cell/>
          <table:table-cell office:value-type="float" office:value="41.4698" calcext:value-type="float">
            <text:p>41,4698</text:p>
          </table:table-cell>
          <table:table-cell office:value-type="float" office:value="68" calcext:value-type="float">
            <text:p>68</text:p>
          </table:table-cell>
          <table:table-cell office:value-type="float" office:value="3.74879" calcext:value-type="float">
            <text:p>3,74879</text:p>
          </table:table-cell>
          <table:table-cell office:value-type="float" office:value="4.21951" calcext:value-type="float">
            <text:p>4,21951</text:p>
          </table:table-cell>
          <table:table-cell/>
          <table:table-cell office:value-type="float" office:value="42.0789" calcext:value-type="float">
            <text:p>42,0789</text:p>
          </table:table-cell>
          <table:table-cell office:value-type="float" office:value="66" calcext:value-type="float">
            <text:p>66</text:p>
          </table:table-cell>
          <table:table-cell office:value-type="float" office:value="3.76303" calcext:value-type="float">
            <text:p>3,76303</text:p>
          </table:table-cell>
          <table:table-cell office:value-type="float" office:value="4.18965" calcext:value-type="float">
            <text:p>4,18965</text:p>
          </table:table-cell>
          <table:table-cell/>
          <table:table-cell office:value-type="float" office:value="42.8304" calcext:value-type="float">
            <text:p>42,8304</text:p>
          </table:table-cell>
          <table:table-cell office:value-type="float" office:value="52" calcext:value-type="float">
            <text:p>52</text:p>
          </table:table-cell>
          <table:table-cell office:value-type="float" office:value="3.78033" calcext:value-type="float">
            <text:p>3,78033</text:p>
          </table:table-cell>
          <table:table-cell office:value-type="float" office:value="3.95124" calcext:value-type="float">
            <text:p>3,95124</text:p>
          </table:table-cell>
          <table:table-cell/>
          <table:table-cell office:value-type="float" office:value="43.5584" calcext:value-type="float">
            <text:p>43,5584</text:p>
          </table:table-cell>
          <table:table-cell office:value-type="float" office:value="51" calcext:value-type="float">
            <text:p>51</text:p>
          </table:table-cell>
          <table:table-cell office:value-type="float" office:value="3.7968" calcext:value-type="float">
            <text:p>3,7968</text:p>
          </table:table-cell>
          <table:table-cell office:value-type="float" office:value="3.93183" calcext:value-type="float">
            <text:p>3,93183</text:p>
          </table:table-cell>
          <table:table-cell/>
          <table:table-cell office:value-type="float" office:value="44.5092" calcext:value-type="float">
            <text:p>44,5092</text:p>
          </table:table-cell>
          <table:table-cell office:value-type="float" office:value="47" calcext:value-type="float">
            <text:p>47</text:p>
          </table:table-cell>
          <table:table-cell office:value-type="float" office:value="3.81791" calcext:value-type="float">
            <text:p>3,81791</text:p>
          </table:table-cell>
          <table:table-cell office:value-type="float" office:value="3.85015" calcext:value-type="float">
            <text:p>3,85015</text:p>
          </table:table-cell>
          <table:table-cell/>
          <table:table-cell office:value-type="float" office:value="45.7516" calcext:value-type="float">
            <text:p>45,7516</text:p>
          </table:table-cell>
          <table:table-cell office:value-type="float" office:value="42" calcext:value-type="float">
            <text:p>42</text:p>
          </table:table-cell>
          <table:table-cell office:value-type="float" office:value="3.84485" calcext:value-type="float">
            <text:p>3,84485</text:p>
          </table:table-cell>
          <table:table-cell office:value-type="float" office:value="3.73767" calcext:value-type="float">
            <text:p>3,73767</text:p>
          </table:table-cell>
          <table:table-cell/>
          <table:table-cell office:value-type="float" office:value="47.282" calcext:value-type="float">
            <text:p>47,282</text:p>
          </table:table-cell>
          <table:table-cell office:value-type="float" office:value="38" calcext:value-type="float">
            <text:p>38</text:p>
          </table:table-cell>
          <table:table-cell office:value-type="float" office:value="3.87706" calcext:value-type="float">
            <text:p>3,87706</text:p>
          </table:table-cell>
          <table:table-cell office:value-type="float" office:value="3.63759" calcext:value-type="float">
            <text:p>3,637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19:53:22.096223889</dc:date>
    <dc:creator>Gacel </dc:creator>
    <meta:editing-duration>PT44M5S</meta:editing-duration>
    <meta:editing-cycles>1</meta:editing-cycles>
    <meta:document-statistic meta:table-count="1" meta:cell-count="3208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727cm" svg:height="34.14cm" xlink:href=".." xlink:type="simple" chart:class="chart:line" chart:style-name="ch1">
        <chart:legend chart:legend-position="end" svg:x="29.425cm" svg:y="15.028cm" style:legend-expansion="high" chart:style-name="ch2"/>
        <chart:plot-area chart:style-name="ch3" table:cell-range-address="box_counting_results.C3:box_counting_results.D102 box_counting_results.I3:box_counting_results.I102 box_counting_results.N3:box_counting_results.N102 box_counting_results.S3:box_counting_results.S102 box_counting_results.X3:box_counting_results.X102 box_counting_results.AC3:box_counting_results.AC102 box_counting_results.AH3:box_counting_results.AH102 box_counting_results.AM3:box_counting_results.AM102" chart:data-source-has-labels="column" svg:x="0.654cm" svg:y="0.682cm" svg:width="28.117cm" svg:height="32.776cm">
          <chartooo:coordinate-region svg:x="1.355cm" svg:y="0.682cm" svg:width="26.843cm" svg:height="31.055cm"/>
          <chart:axis chart:dimension="x" chart:name="primary-x" chart:style-name="ch4" chartooo:axis-type="auto">
            <chartooo:date-scale/>
            <chart:categories table:cell-range-address="box_counting_results.C3:box_counting_results.C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x_counting_results.D3:box_counting_results.D102" chart:class="chart:line">
            <chart:data-point chart:repeated="100"/>
          </chart:series>
          <chart:series chart:style-name="ch7" chart:values-cell-range-address="box_counting_results.I3:box_counting_results.I102" chart:class="chart:line">
            <chart:data-point chart:repeated="100"/>
          </chart:series>
          <chart:series chart:style-name="ch8" chart:values-cell-range-address="box_counting_results.N3:box_counting_results.N102" chart:class="chart:line">
            <chart:data-point chart:repeated="100"/>
          </chart:series>
          <chart:series chart:style-name="ch9" chart:values-cell-range-address="box_counting_results.S3:box_counting_results.S102" chart:class="chart:line">
            <chart:data-point chart:repeated="100"/>
          </chart:series>
          <chart:series chart:style-name="ch10" chart:values-cell-range-address="box_counting_results.X3:box_counting_results.X102" chart:class="chart:line">
            <chart:data-point chart:repeated="100"/>
          </chart:series>
          <chart:series chart:style-name="ch11" chart:values-cell-range-address="box_counting_results.AC3:box_counting_results.AC102" chart:class="chart:line">
            <chart:data-point chart:repeated="100"/>
          </chart:series>
          <chart:series chart:style-name="ch12" chart:values-cell-range-address="box_counting_results.AH3:box_counting_results.AH102" chart:class="chart:line">
            <chart:data-point chart:repeated="100"/>
          </chart:series>
          <chart:series chart:style-name="ch13" chart:values-cell-range-address="box_counting_results.AM3:box_counting_results.AM102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I</text:p>
              </table:table-cell>
              <table:table-cell office:value-type="string">
                <text:p>Columna N</text:p>
              </table:table-cell>
              <table:table-cell office:value-type="string">
                <text:p>Columna S</text:p>
              </table:table-cell>
              <table:table-cell office:value-type="string">
                <text:p>Columna X</text:p>
              </table:table-cell>
              <table:table-cell office:value-type="string">
                <text:p>Columna AC</text:p>
              </table:table-cell>
              <table:table-cell office:value-type="string">
                <text:p>Columna AH</text:p>
              </table:table-cell>
              <table:table-cell office:value-type="string">
                <text:p>Columna AM</text:p>
              </table:table-cell>
            </table:table-row>
          </table:table-header-rows>
          <table:table-rows>
            <table:table-row>
              <table:table-cell office:value-type="float" office:value="0.343417">
                <text:p>0</text:p>
                <draw:g>
                  <svg:desc>box_counting_results.C3:box_counting_results.C102</svg:desc>
                </draw:g>
              </table:table-cell>
              <table:table-cell office:value-type="float" office:value="11.0982">
                <text:p>11.0982</text:p>
                <draw:g>
                  <svg:desc>box_counting_results.D3:box_counting_results.D102</svg:desc>
                </draw:g>
              </table:table-cell>
              <table:table-cell office:value-type="float" office:value="11.0982">
                <text:p>11.0982</text:p>
                <draw:g>
                  <svg:desc>box_counting_results.I3:box_counting_results.I102</svg:desc>
                </draw:g>
              </table:table-cell>
              <table:table-cell office:value-type="float" office:value="11.0982">
                <text:p>11.0982</text:p>
                <draw:g>
                  <svg:desc>box_counting_results.N3:box_counting_results.N102</svg:desc>
                </draw:g>
              </table:table-cell>
              <table:table-cell office:value-type="float" office:value="11.0982">
                <text:p>11.0982</text:p>
                <draw:g>
                  <svg:desc>box_counting_results.S3:box_counting_results.S102</svg:desc>
                </draw:g>
              </table:table-cell>
              <table:table-cell office:value-type="float" office:value="11.0982">
                <text:p>11.0982</text:p>
                <draw:g>
                  <svg:desc>box_counting_results.X3:box_counting_results.X102</svg:desc>
                </draw:g>
              </table:table-cell>
              <table:table-cell office:value-type="float" office:value="11.0982">
                <text:p>11.0982</text:p>
                <draw:g>
                  <svg:desc>box_counting_results.AC3:box_counting_results.AC102</svg:desc>
                </draw:g>
              </table:table-cell>
              <table:table-cell office:value-type="float" office:value="11.0982">
                <text:p>11.0982</text:p>
                <draw:g>
                  <svg:desc>box_counting_results.AH3:box_counting_results.AH102</svg:desc>
                </draw:g>
              </table:table-cell>
              <table:table-cell office:value-type="float" office:value="11.0982">
                <text:p>11.0982</text:p>
                <draw:g>
                  <svg:desc>box_counting_results.AM3:box_counting_results.AM102</svg:desc>
                </draw:g>
              </table:table-cell>
            </table:table-row>
            <table:table-row>
              <table:table-cell office:value-type="float" office:value="0.598569">
                <text:p>0</text:p>
              </table:table-cell>
              <table:table-cell office:value-type="float" office:value="11.0982">
                <text:p>11.0982</text:p>
              </table:table-cell>
              <table:table-cell office:value-type="float" office:value="11.0982">
                <text:p>11.0982</text:p>
              </table:table-cell>
              <table:table-cell office:value-type="float" office:value="11.0982">
                <text:p>11.0982</text:p>
              </table:table-cell>
              <table:table-cell office:value-type="float" office:value="11.0982">
                <text:p>11.0982</text:p>
              </table:table-cell>
              <table:table-cell office:value-type="float" office:value="11.0982">
                <text:p>11.0982</text:p>
              </table:table-cell>
              <table:table-cell office:value-type="float" office:value="11.0982">
                <text:p>11.0982</text:p>
              </table:table-cell>
              <table:table-cell office:value-type="float" office:value="11.0982">
                <text:p>11.0982</text:p>
              </table:table-cell>
              <table:table-cell office:value-type="float" office:value="11.0982">
                <text:p>11.0982</text:p>
              </table:table-cell>
            </table:table-row>
            <table:table-row>
              <table:table-cell office:value-type="float" office:value="0.801674">
                <text:p>0</text:p>
              </table:table-cell>
              <table:table-cell office:value-type="float" office:value="10.7635">
                <text:p>10.7635</text:p>
              </table:table-cell>
              <table:table-cell office:value-type="float" office:value="10.7486">
                <text:p>10.7486</text:p>
              </table:table-cell>
              <table:table-cell office:value-type="float" office:value="10.7414">
                <text:p>10.7414</text:p>
              </table:table-cell>
              <table:table-cell office:value-type="float" office:value="10.7438">
                <text:p>10.7438</text:p>
              </table:table-cell>
              <table:table-cell office:value-type="float" office:value="10.755">
                <text:p>10.755</text:p>
              </table:table-cell>
              <table:table-cell office:value-type="float" office:value="10.7993">
                <text:p>10.7993</text:p>
              </table:table-cell>
              <table:table-cell office:value-type="float" office:value="10.8719">
                <text:p>10.8719</text:p>
              </table:table-cell>
              <table:table-cell office:value-type="float" office:value="10.9602">
                <text:p>10.9602</text:p>
              </table:table-cell>
            </table:table-row>
            <table:table-row>
              <table:table-cell office:value-type="float" office:value="0.97041">
                <text:p>0</text:p>
              </table:table-cell>
              <table:table-cell office:value-type="float" office:value="10.2637">
                <text:p>10.2637</text:p>
              </table:table-cell>
              <table:table-cell office:value-type="float" office:value="10.266">
                <text:p>10.266</text:p>
              </table:table-cell>
              <table:table-cell office:value-type="float" office:value="10.2692">
                <text:p>10.2692</text:p>
              </table:table-cell>
              <table:table-cell office:value-type="float" office:value="10.282">
                <text:p>10.282</text:p>
              </table:table-cell>
              <table:table-cell office:value-type="float" office:value="10.3246">
                <text:p>10.3246</text:p>
              </table:table-cell>
              <table:table-cell office:value-type="float" office:value="10.4241">
                <text:p>10.4241</text:p>
              </table:table-cell>
              <table:table-cell office:value-type="float" office:value="10.5831">
                <text:p>10.5831</text:p>
              </table:table-cell>
              <table:table-cell office:value-type="float" office:value="10.7934">
                <text:p>10.7934</text:p>
              </table:table-cell>
            </table:table-row>
            <table:table-row>
              <table:table-cell office:value-type="float" office:value="1.11474">
                <text:p/>
              </table:table-cell>
              <table:table-cell office:value-type="float" office:value="9.85603">
                <text:p>9.85603</text:p>
              </table:table-cell>
              <table:table-cell office:value-type="float" office:value="9.86838">
                <text:p>9.86838</text:p>
              </table:table-cell>
              <table:table-cell office:value-type="float" office:value="9.86905">
                <text:p>9.86905</text:p>
              </table:table-cell>
              <table:table-cell office:value-type="float" office:value="9.89344">
                <text:p>9.89344</text:p>
              </table:table-cell>
              <table:table-cell office:value-type="float" office:value="9.95361">
                <text:p>9.95361</text:p>
              </table:table-cell>
              <table:table-cell office:value-type="float" office:value="10.0766">
                <text:p>10.0766</text:p>
              </table:table-cell>
              <table:table-cell office:value-type="float" office:value="10.2725">
                <text:p>10.2725</text:p>
              </table:table-cell>
              <table:table-cell office:value-type="float" office:value="10.5493">
                <text:p>10.5493</text:p>
              </table:table-cell>
            </table:table-row>
            <table:table-row>
              <table:table-cell office:value-type="float" office:value="1.24085">
                <text:p/>
              </table:table-cell>
              <table:table-cell office:value-type="float" office:value="9.53741">
                <text:p>9.53741</text:p>
              </table:table-cell>
              <table:table-cell office:value-type="float" office:value="9.52449">
                <text:p>9.52449</text:p>
              </table:table-cell>
              <table:table-cell office:value-type="float" office:value="9.54631">
                <text:p>9.54631</text:p>
              </table:table-cell>
              <table:table-cell office:value-type="float" office:value="9.57081">
                <text:p>9.57081</text:p>
              </table:table-cell>
              <table:table-cell office:value-type="float" office:value="9.62556">
                <text:p>9.62556</text:p>
              </table:table-cell>
              <table:table-cell office:value-type="float" office:value="9.75557">
                <text:p>9.75557</text:p>
              </table:table-cell>
              <table:table-cell office:value-type="float" office:value="9.97217">
                <text:p>9.97217</text:p>
              </table:table-cell>
              <table:table-cell office:value-type="float" office:value="10.303">
                <text:p>10.303</text:p>
              </table:table-cell>
            </table:table-row>
            <table:table-row>
              <table:table-cell office:value-type="float" office:value="1.35281">
                <text:p/>
              </table:table-cell>
              <table:table-cell office:value-type="float" office:value="9.24009">
                <text:p>9.24009</text:p>
              </table:table-cell>
              <table:table-cell office:value-type="float" office:value="9.25378">
                <text:p>9.25378</text:p>
              </table:table-cell>
              <table:table-cell office:value-type="float" office:value="9.25014">
                <text:p>9.25014</text:p>
              </table:table-cell>
              <table:table-cell office:value-type="float" office:value="9.28989">
                <text:p>9.28989</text:p>
              </table:table-cell>
              <table:table-cell office:value-type="float" office:value="9.34827">
                <text:p>9.34827</text:p>
              </table:table-cell>
              <table:table-cell office:value-type="float" office:value="9.47922">
                <text:p>9.47922</text:p>
              </table:table-cell>
              <table:table-cell office:value-type="float" office:value="9.69165">
                <text:p>9.69165</text:p>
              </table:table-cell>
              <table:table-cell office:value-type="float" office:value="10.0215">
                <text:p>10.0215</text:p>
              </table:table-cell>
            </table:table-row>
            <table:table-row>
              <table:table-cell office:value-type="float" office:value="1.4535">
                <text:p/>
              </table:table-cell>
              <table:table-cell office:value-type="float" office:value="8.99764">
                <text:p>8.99764</text:p>
              </table:table-cell>
              <table:table-cell office:value-type="float" office:value="9.00172">
                <text:p>9.00172</text:p>
              </table:table-cell>
              <table:table-cell office:value-type="float" office:value="9.01736">
                <text:p>9.01736</text:p>
              </table:table-cell>
              <table:table-cell office:value-type="float" office:value="9.03062">
                <text:p>9.03062</text:p>
              </table:table-cell>
              <table:table-cell office:value-type="float" office:value="9.10919">
                <text:p>9.10919</text:p>
              </table:table-cell>
              <table:table-cell office:value-type="float" office:value="9.21363">
                <text:p>9.21363</text:p>
              </table:table-cell>
              <table:table-cell office:value-type="float" office:value="9.42133">
                <text:p>9.42133</text:p>
              </table:table-cell>
              <table:table-cell office:value-type="float" office:value="9.76388">
                <text:p>9.76388</text:p>
              </table:table-cell>
            </table:table-row>
            <table:table-row>
              <table:table-cell office:value-type="float" office:value="1.54497">
                <text:p/>
              </table:table-cell>
              <table:table-cell office:value-type="float" office:value="8.76327">
                <text:p>8.76327</text:p>
              </table:table-cell>
              <table:table-cell office:value-type="float" office:value="8.76343">
                <text:p>8.76343</text:p>
              </table:table-cell>
              <table:table-cell office:value-type="float" office:value="8.78355">
                <text:p>8.78355</text:p>
              </table:table-cell>
              <table:table-cell office:value-type="float" office:value="8.81507">
                <text:p>8.81507</text:p>
              </table:table-cell>
              <table:table-cell office:value-type="float" office:value="8.87822">
                <text:p>8.87822</text:p>
              </table:table-cell>
              <table:table-cell office:value-type="float" office:value="8.98444">
                <text:p>8.98444</text:p>
              </table:table-cell>
              <table:table-cell office:value-type="float" office:value="9.20079">
                <text:p>9.20079</text:p>
              </table:table-cell>
              <table:table-cell office:value-type="float" office:value="9.52274">
                <text:p>9.52274</text:p>
              </table:table-cell>
            </table:table-row>
            <table:table-row>
              <table:table-cell office:value-type="float" office:value="1.62876">
                <text:p/>
              </table:table-cell>
              <table:table-cell office:value-type="float" office:value="8.56503">
                <text:p>8.56503</text:p>
              </table:table-cell>
              <table:table-cell office:value-type="float" office:value="8.55468">
                <text:p>8.55468</text:p>
              </table:table-cell>
              <table:table-cell office:value-type="float" office:value="8.57168">
                <text:p>8.57168</text:p>
              </table:table-cell>
              <table:table-cell office:value-type="float" office:value="8.60355">
                <text:p>8.60355</text:p>
              </table:table-cell>
              <table:table-cell office:value-type="float" office:value="8.66492">
                <text:p>8.66492</text:p>
              </table:table-cell>
              <table:table-cell office:value-type="float" office:value="8.78416">
                <text:p>8.78416</text:p>
              </table:table-cell>
              <table:table-cell office:value-type="float" office:value="8.975">
                <text:p>8.975</text:p>
              </table:table-cell>
              <table:table-cell office:value-type="float" office:value="9.28989">
                <text:p>9.28989</text:p>
              </table:table-cell>
            </table:table-row>
            <table:table-row>
              <table:table-cell office:value-type="float" office:value="1.70608">
                <text:p/>
              </table:table-cell>
              <table:table-cell office:value-type="float" office:value="8.37655">
                <text:p>8.37655</text:p>
              </table:table-cell>
              <table:table-cell office:value-type="float" office:value="8.40335">
                <text:p>8.40335</text:p>
              </table:table-cell>
              <table:table-cell office:value-type="float" office:value="8.39751">
                <text:p>8.39751</text:p>
              </table:table-cell>
              <table:table-cell office:value-type="float" office:value="8.43512">
                <text:p>8.43512</text:p>
              </table:table-cell>
              <table:table-cell office:value-type="float" office:value="8.48384">
                <text:p>8.48384</text:p>
              </table:table-cell>
              <table:table-cell office:value-type="float" office:value="8.6105">
                <text:p>8.6105</text:p>
              </table:table-cell>
              <table:table-cell office:value-type="float" office:value="8.77323">
                <text:p>8.77323</text:p>
              </table:table-cell>
              <table:table-cell office:value-type="float" office:value="9.08126">
                <text:p>9.08126</text:p>
              </table:table-cell>
            </table:table-row>
            <table:table-row>
              <table:table-cell office:value-type="float" office:value="1.77784">
                <text:p/>
              </table:table-cell>
              <table:table-cell office:value-type="float" office:value="8.22577">
                <text:p>8.22577</text:p>
              </table:table-cell>
              <table:table-cell office:value-type="float" office:value="8.22577">
                <text:p>8.22577</text:p>
              </table:table-cell>
              <table:table-cell office:value-type="float" office:value="8.23483">
                <text:p>8.23483</text:p>
              </table:table-cell>
              <table:table-cell office:value-type="float" office:value="8.25349">
                <text:p>8.25349</text:p>
              </table:table-cell>
              <table:table-cell office:value-type="float" office:value="8.30869">
                <text:p>8.30869</text:p>
              </table:table-cell>
              <table:table-cell office:value-type="float" office:value="8.4187">
                <text:p>8.4187</text:p>
              </table:table-cell>
              <table:table-cell office:value-type="float" office:value="8.60282">
                <text:p>8.60282</text:p>
              </table:table-cell>
              <table:table-cell office:value-type="float" office:value="8.88972">
                <text:p>8.88972</text:p>
              </table:table-cell>
            </table:table-row>
            <table:table-row>
              <table:table-cell office:value-type="float" office:value="1.8448">
                <text:p/>
              </table:table-cell>
              <table:table-cell office:value-type="float" office:value="8.07652">
                <text:p>8.07652</text:p>
              </table:table-cell>
              <table:table-cell office:value-type="float" office:value="8.05928">
                <text:p>8.05928</text:p>
              </table:table-cell>
              <table:table-cell office:value-type="float" office:value="8.05357">
                <text:p>8.05357</text:p>
              </table:table-cell>
              <table:table-cell office:value-type="float" office:value="8.09407">
                <text:p>8.09407</text:p>
              </table:table-cell>
              <table:table-cell office:value-type="float" office:value="8.17808">
                <text:p>8.17808</text:p>
              </table:table-cell>
              <table:table-cell office:value-type="float" office:value="8.26153">
                <text:p>8.26153</text:p>
              </table:table-cell>
              <table:table-cell office:value-type="float" office:value="8.44634">
                <text:p>8.44634</text:p>
              </table:table-cell>
              <table:table-cell office:value-type="float" office:value="8.694">
                <text:p>8.694</text:p>
              </table:table-cell>
            </table:table-row>
            <table:table-row>
              <table:table-cell office:value-type="float" office:value="1.90755">
                <text:p/>
              </table:table-cell>
              <table:table-cell office:value-type="float" office:value="7.90912">
                <text:p>7.90912</text:p>
              </table:table-cell>
              <table:table-cell office:value-type="float" office:value="7.94201">
                <text:p>7.94201</text:p>
              </table:table-cell>
              <table:table-cell office:value-type="float" office:value="7.94201">
                <text:p>7.94201</text:p>
              </table:table-cell>
              <table:table-cell office:value-type="float" office:value="7.96555">
                <text:p>7.96555</text:p>
              </table:table-cell>
              <table:table-cell office:value-type="float" office:value="7.99968">
                <text:p>7.99968</text:p>
              </table:table-cell>
              <table:table-cell office:value-type="float" office:value="8.13827">
                <text:p>8.13827</text:p>
              </table:table-cell>
              <table:table-cell office:value-type="float" office:value="8.26616">
                <text:p>8.26616</text:p>
              </table:table-cell>
              <table:table-cell office:value-type="float" office:value="8.51599">
                <text:p>8.51599</text:p>
              </table:table-cell>
            </table:table-row>
            <table:table-row>
              <table:table-cell office:value-type="float" office:value="1.9666">
                <text:p/>
              </table:table-cell>
              <table:table-cell office:value-type="float" office:value="7.77612">
                <text:p>7.77612</text:p>
              </table:table-cell>
              <table:table-cell office:value-type="float" office:value="7.80954">
                <text:p>7.80954</text:p>
              </table:table-cell>
              <table:table-cell office:value-type="float" office:value="7.79729">
                <text:p>7.79729</text:p>
              </table:table-cell>
              <table:table-cell office:value-type="float" office:value="7.80792">
                <text:p>7.80792</text:p>
              </table:table-cell>
              <table:table-cell office:value-type="float" office:value="7.88946">
                <text:p>7.88946</text:p>
              </table:table-cell>
              <table:table-cell office:value-type="float" office:value="7.98071">
                <text:p>7.98071</text:p>
              </table:table-cell>
              <table:table-cell office:value-type="float" office:value="8.12917">
                <text:p>8.12917</text:p>
              </table:table-cell>
              <table:table-cell office:value-type="float" office:value="8.36985">
                <text:p>8.36985</text:p>
              </table:table-cell>
            </table:table-row>
            <table:table-row>
              <table:table-cell office:value-type="float" office:value="2.02236">
                <text:p/>
              </table:table-cell>
              <table:table-cell office:value-type="float" office:value="7.67833">
                <text:p>7.67833</text:p>
              </table:table-cell>
              <table:table-cell office:value-type="float" office:value="7.67089">
                <text:p>7.67089</text:p>
              </table:table-cell>
              <table:table-cell office:value-type="float" office:value="7.68616">
                <text:p>7.68616</text:p>
              </table:table-cell>
              <table:table-cell office:value-type="float" office:value="7.69485">
                <text:p>7.69485</text:p>
              </table:table-cell>
              <table:table-cell office:value-type="float" office:value="7.76174">
                <text:p>7.76174</text:p>
              </table:table-cell>
              <table:table-cell office:value-type="float" office:value="7.82164">
                <text:p>7.82164</text:p>
              </table:table-cell>
              <table:table-cell office:value-type="float" office:value="7.98922">
                <text:p>7.98922</text:p>
              </table:table-cell>
              <table:table-cell office:value-type="float" office:value="8.20084">
                <text:p>8.20084</text:p>
              </table:table-cell>
            </table:table-row>
            <table:table-row>
              <table:table-cell office:value-type="float" office:value="2.07517">
                <text:p/>
              </table:table-cell>
              <table:table-cell office:value-type="float" office:value="7.51316">
                <text:p>7.51316</text:p>
              </table:table-cell>
              <table:table-cell office:value-type="float" office:value="7.54645">
                <text:p>7.54645</text:p>
              </table:table-cell>
              <table:table-cell office:value-type="float" office:value="7.54327">
                <text:p>7.54327</text:p>
              </table:table-cell>
              <table:table-cell office:value-type="float" office:value="7.59639">
                <text:p>7.59639</text:p>
              </table:table-cell>
              <table:table-cell office:value-type="float" office:value="7.63964">
                <text:p>7.63964</text:p>
              </table:table-cell>
              <table:table-cell office:value-type="float" office:value="7.70841">
                <text:p>7.70841</text:p>
              </table:table-cell>
              <table:table-cell office:value-type="float" office:value="7.85088">
                <text:p>7.85088</text:p>
              </table:table-cell>
              <table:table-cell office:value-type="float" office:value="8.0684">
                <text:p>8.0684</text:p>
              </table:table-cell>
            </table:table-row>
            <table:table-row>
              <table:table-cell office:value-type="float" office:value="2.12533">
                <text:p/>
              </table:table-cell>
              <table:table-cell office:value-type="float" office:value="7.42118">
                <text:p>7.42118</text:p>
              </table:table-cell>
              <table:table-cell office:value-type="float" office:value="7.44717">
                <text:p>7.44717</text:p>
              </table:table-cell>
              <table:table-cell office:value-type="float" office:value="7.44775">
                <text:p>7.44775</text:p>
              </table:table-cell>
              <table:table-cell office:value-type="float" office:value="7.48941">
                <text:p>7.48941</text:p>
              </table:table-cell>
              <table:table-cell office:value-type="float" office:value="7.50053">
                <text:p>7.50053</text:p>
              </table:table-cell>
              <table:table-cell office:value-type="float" office:value="7.58579">
                <text:p>7.58579</text:p>
              </table:table-cell>
              <table:table-cell office:value-type="float" office:value="7.75319">
                <text:p>7.75319</text:p>
              </table:table-cell>
              <table:table-cell office:value-type="float" office:value="7.9652">
                <text:p>7.9652</text:p>
              </table:table-cell>
            </table:table-row>
            <table:table-row>
              <table:table-cell office:value-type="float" office:value="2.17309">
                <text:p/>
              </table:table-cell>
              <table:table-cell office:value-type="float" office:value="7.31122">
                <text:p>7.31122</text:p>
              </table:table-cell>
              <table:table-cell office:value-type="float" office:value="7.33954">
                <text:p>7.33954</text:p>
              </table:table-cell>
              <table:table-cell office:value-type="float" office:value="7.36265">
                <text:p>7.36265</text:p>
              </table:table-cell>
              <table:table-cell office:value-type="float" office:value="7.36138">
                <text:p>7.36138</text:p>
              </table:table-cell>
              <table:table-cell office:value-type="float" office:value="7.37463">
                <text:p>7.37463</text:p>
              </table:table-cell>
              <table:table-cell office:value-type="float" office:value="7.50439">
                <text:p>7.50439</text:p>
              </table:table-cell>
              <table:table-cell office:value-type="float" office:value="7.6212">
                <text:p>7.6212</text:p>
              </table:table-cell>
              <table:table-cell office:value-type="float" office:value="7.81642">
                <text:p>7.81642</text:p>
              </table:table-cell>
            </table:table-row>
            <table:table-row>
              <table:table-cell office:value-type="float" office:value="2.21867">
                <text:p/>
              </table:table-cell>
              <table:table-cell office:value-type="float" office:value="7.22111">
                <text:p>7.22111</text:p>
              </table:table-cell>
              <table:table-cell office:value-type="float" office:value="7.18083">
                <text:p>7.18083</text:p>
              </table:table-cell>
              <table:table-cell office:value-type="float" office:value="7.24494">
                <text:p>7.24494</text:p>
              </table:table-cell>
              <table:table-cell office:value-type="float" office:value="7.22402">
                <text:p>7.22402</text:p>
              </table:table-cell>
              <table:table-cell office:value-type="float" office:value="7.31854">
                <text:p>7.31854</text:p>
              </table:table-cell>
              <table:table-cell office:value-type="float" office:value="7.37776">
                <text:p>7.37776</text:p>
              </table:table-cell>
              <table:table-cell office:value-type="float" office:value="7.50439">
                <text:p>7.50439</text:p>
              </table:table-cell>
              <table:table-cell office:value-type="float" office:value="7.72312">
                <text:p>7.72312</text:p>
              </table:table-cell>
            </table:table-row>
            <table:table-row>
              <table:table-cell office:value-type="float" office:value="2.26227">
                <text:p/>
              </table:table-cell>
              <table:table-cell office:value-type="float" office:value="7.08757">
                <text:p>7.08757</text:p>
              </table:table-cell>
              <table:table-cell office:value-type="float" office:value="7.13807">
                <text:p>7.13807</text:p>
              </table:table-cell>
              <table:table-cell office:value-type="float" office:value="7.12044">
                <text:p>7.12044</text:p>
              </table:table-cell>
              <table:table-cell office:value-type="float" office:value="7.17549">
                <text:p>7.17549</text:p>
              </table:table-cell>
              <table:table-cell office:value-type="float" office:value="7.19893">
                <text:p>7.19893</text:p>
              </table:table-cell>
              <table:table-cell office:value-type="float" office:value="7.29574">
                <text:p>7.29574</text:p>
              </table:table-cell>
              <table:table-cell office:value-type="float" office:value="7.40367">
                <text:p>7.40367</text:p>
              </table:table-cell>
              <table:table-cell office:value-type="float" office:value="7.57456">
                <text:p>7.57456</text:p>
              </table:table-cell>
            </table:table-row>
            <table:table-row>
              <table:table-cell office:value-type="float" office:value="2.30405">
                <text:p/>
              </table:table-cell>
              <table:table-cell office:value-type="float" office:value="7.04925">
                <text:p>7.04925</text:p>
              </table:table-cell>
              <table:table-cell office:value-type="float" office:value="7.08757">
                <text:p>7.08757</text:p>
              </table:table-cell>
              <table:table-cell office:value-type="float" office:value="7.03791">
                <text:p>7.03791</text:p>
              </table:table-cell>
              <table:table-cell office:value-type="float" office:value="7.0859">
                <text:p>7.0859</text:p>
              </table:table-cell>
              <table:table-cell office:value-type="float" office:value="7.11151">
                <text:p>7.11151</text:p>
              </table:table-cell>
              <table:table-cell office:value-type="float" office:value="7.21671">
                <text:p>7.21671</text:p>
              </table:table-cell>
              <table:table-cell office:value-type="float" office:value="7.32383">
                <text:p>7.32383</text:p>
              </table:table-cell>
              <table:table-cell office:value-type="float" office:value="7.46221">
                <text:p>7.46221</text:p>
              </table:table-cell>
            </table:table-row>
            <table:table-row>
              <table:table-cell office:value-type="float" office:value="2.34415">
                <text:p/>
              </table:table-cell>
              <table:table-cell office:value-type="float" office:value="6.98193">
                <text:p>6.98193</text:p>
              </table:table-cell>
              <table:table-cell office:value-type="float" office:value="6.93828">
                <text:p>6.93828</text:p>
              </table:table-cell>
              <table:table-cell office:value-type="float" office:value="6.96508">
                <text:p>6.96508</text:p>
              </table:table-cell>
              <table:table-cell office:value-type="float" office:value="6.9594">
                <text:p>6.9594</text:p>
              </table:table-cell>
              <table:table-cell office:value-type="float" office:value="7.01751">
                <text:p>7.01751</text:p>
              </table:table-cell>
              <table:table-cell office:value-type="float" office:value="7.11314">
                <text:p>7.11314</text:p>
              </table:table-cell>
              <table:table-cell office:value-type="float" office:value="7.22475">
                <text:p>7.22475</text:p>
              </table:table-cell>
              <table:table-cell office:value-type="float" office:value="7.37776">
                <text:p>7.37776</text:p>
              </table:table-cell>
            </table:table-row>
            <table:table-row>
              <table:table-cell office:value-type="float" office:value="2.3827">
                <text:p/>
              </table:table-cell>
              <table:table-cell office:value-type="float" office:value="6.89366">
                <text:p>6.89366</text:p>
              </table:table-cell>
              <table:table-cell office:value-type="float" office:value="6.8533">
                <text:p>6.8533</text:p>
              </table:table-cell>
              <table:table-cell office:value-type="float" office:value="6.88038">
                <text:p>6.88038</text:p>
              </table:table-cell>
              <table:table-cell office:value-type="float" office:value="6.87936">
                <text:p>6.87936</text:p>
              </table:table-cell>
              <table:table-cell office:value-type="float" office:value="6.93828">
                <text:p>6.93828</text:p>
              </table:table-cell>
              <table:table-cell office:value-type="float" office:value="6.99668">
                <text:p>6.99668</text:p>
              </table:table-cell>
              <table:table-cell office:value-type="float" office:value="7.1333">
                <text:p>7.1333</text:p>
              </table:table-cell>
              <table:table-cell office:value-type="float" office:value="7.28893">
                <text:p>7.28893</text:p>
              </table:table-cell>
            </table:table-row>
            <table:table-row>
              <table:table-cell office:value-type="float" office:value="2.41983">
                <text:p/>
              </table:table-cell>
              <table:table-cell office:value-type="float" office:value="6.73815">
                <text:p>6.73815</text:p>
              </table:table-cell>
              <table:table-cell office:value-type="float" office:value="6.76388">
                <text:p>6.76388</text:p>
              </table:table-cell>
              <table:table-cell office:value-type="float" office:value="6.79347">
                <text:p>6.79347</text:p>
              </table:table-cell>
              <table:table-cell office:value-type="float" office:value="6.79794">
                <text:p>6.79794</text:p>
              </table:table-cell>
              <table:table-cell office:value-type="float" office:value="6.85751">
                <text:p>6.85751</text:p>
              </table:table-cell>
              <table:table-cell office:value-type="float" office:value="6.94601">
                <text:p>6.94601</text:p>
              </table:table-cell>
              <table:table-cell office:value-type="float" office:value="7.05012">
                <text:p>7.05012</text:p>
              </table:table-cell>
              <table:table-cell office:value-type="float" office:value="7.19143">
                <text:p>7.19143</text:p>
              </table:table-cell>
            </table:table-row>
            <table:table-row>
              <table:table-cell office:value-type="float" office:value="2.45562">
                <text:p/>
              </table:table-cell>
              <table:table-cell office:value-type="float" office:value="6.7417">
                <text:p>6.7417</text:p>
              </table:table-cell>
              <table:table-cell office:value-type="float" office:value="6.68586">
                <text:p>6.68586</text:p>
              </table:table-cell>
              <table:table-cell office:value-type="float" office:value="6.7178">
                <text:p>6.7178</text:p>
              </table:table-cell>
              <table:table-cell office:value-type="float" office:value="6.70319">
                <text:p>6.70319</text:p>
              </table:table-cell>
              <table:table-cell office:value-type="float" office:value="6.77308">
                <text:p>6.77308</text:p>
              </table:table-cell>
              <table:table-cell office:value-type="float" office:value="6.86693">
                <text:p>6.86693</text:p>
              </table:table-cell>
              <table:table-cell office:value-type="float" office:value="6.9594">
                <text:p>6.9594</text:p>
              </table:table-cell>
              <table:table-cell office:value-type="float" office:value="7.07834">
                <text:p>7.07834</text:p>
              </table:table-cell>
            </table:table-row>
            <table:table-row>
              <table:table-cell office:value-type="float" office:value="2.49018">
                <text:p/>
              </table:table-cell>
              <table:table-cell office:value-type="float" office:value="6.65673">
                <text:p>6.65673</text:p>
              </table:table-cell>
              <table:table-cell office:value-type="float" office:value="6.60394">
                <text:p>6.60394</text:p>
              </table:table-cell>
              <table:table-cell office:value-type="float" office:value="6.65929">
                <text:p>6.65929</text:p>
              </table:table-cell>
              <table:table-cell office:value-type="float" office:value="6.71296">
                <text:p>6.71296</text:p>
              </table:table-cell>
              <table:table-cell office:value-type="float" office:value="6.69084">
                <text:p>6.69084</text:p>
              </table:table-cell>
              <table:table-cell office:value-type="float" office:value="6.81344">
                <text:p>6.81344</text:p>
              </table:table-cell>
              <table:table-cell office:value-type="float" office:value="6.85646">
                <text:p>6.85646</text:p>
              </table:table-cell>
              <table:table-cell office:value-type="float" office:value="7.04229">
                <text:p>7.04229</text:p>
              </table:table-cell>
            </table:table-row>
            <table:table-row>
              <table:table-cell office:value-type="float" office:value="2.52358">
                <text:p/>
              </table:table-cell>
              <table:table-cell office:value-type="float" office:value="6.59167">
                <text:p>6.59167</text:p>
              </table:table-cell>
              <table:table-cell office:value-type="float" office:value="6.62007">
                <text:p>6.62007</text:p>
              </table:table-cell>
              <table:table-cell office:value-type="float" office:value="6.57508">
                <text:p>6.57508</text:p>
              </table:table-cell>
              <table:table-cell office:value-type="float" office:value="6.63595">
                <text:p>6.63595</text:p>
              </table:table-cell>
              <table:table-cell office:value-type="float" office:value="6.608">
                <text:p>6.608</text:p>
              </table:table-cell>
              <table:table-cell office:value-type="float" office:value="6.69456">
                <text:p>6.69456</text:p>
              </table:table-cell>
              <table:table-cell office:value-type="float" office:value="6.76734">
                <text:p>6.76734</text:p>
              </table:table-cell>
              <table:table-cell office:value-type="float" office:value="6.91274">
                <text:p>6.91274</text:p>
              </table:table-cell>
            </table:table-row>
            <table:table-row>
              <table:table-cell office:value-type="float" office:value="2.5559">
                <text:p/>
              </table:table-cell>
              <table:table-cell office:value-type="float" office:value="6.52796">
                <text:p>6.52796</text:p>
              </table:table-cell>
              <table:table-cell office:value-type="float" office:value="6.52942">
                <text:p>6.52942</text:p>
              </table:table-cell>
              <table:table-cell office:value-type="float" office:value="6.48616">
                <text:p>6.48616</text:p>
              </table:table-cell>
              <table:table-cell office:value-type="float" office:value="6.51767">
                <text:p>6.51767</text:p>
              </table:table-cell>
              <table:table-cell office:value-type="float" office:value="6.58203">
                <text:p>6.58203</text:p>
              </table:table-cell>
              <table:table-cell office:value-type="float" office:value="6.62007">
                <text:p>6.62007</text:p>
              </table:table-cell>
              <table:table-cell office:value-type="float" office:value="6.7334">
                <text:p>6.7334</text:p>
              </table:table-cell>
              <table:table-cell office:value-type="float" office:value="6.78784">
                <text:p>6.78784</text:p>
              </table:table-cell>
            </table:table-row>
            <table:table-row>
              <table:table-cell office:value-type="float" office:value="2.58721">
                <text:p/>
              </table:table-cell>
              <table:table-cell office:value-type="float" office:value="6.41346">
                <text:p>6.41346</text:p>
              </table:table-cell>
              <table:table-cell office:value-type="float" office:value="6.45047">
                <text:p>6.45047</text:p>
              </table:table-cell>
              <table:table-cell office:value-type="float" office:value="6.46303">
                <text:p>6.46303</text:p>
              </table:table-cell>
              <table:table-cell office:value-type="float" office:value="6.42487">
                <text:p>6.42487</text:p>
              </table:table-cell>
              <table:table-cell office:value-type="float" office:value="6.48311">
                <text:p>6.48311</text:p>
              </table:table-cell>
              <table:table-cell office:value-type="float" office:value="6.58755">
                <text:p>6.58755</text:p>
              </table:table-cell>
              <table:table-cell office:value-type="float" office:value="6.63726">
                <text:p>6.63726</text:p>
              </table:table-cell>
              <table:table-cell office:value-type="float" office:value="6.74406">
                <text:p>6.74406</text:p>
              </table:table-cell>
            </table:table-row>
            <table:table-row>
              <table:table-cell office:value-type="float" office:value="2.61758">
                <text:p/>
              </table:table-cell>
              <table:table-cell office:value-type="float" office:value="6.39859">
                <text:p>6.39859</text:p>
              </table:table-cell>
              <table:table-cell office:value-type="float" office:value="6.32972">
                <text:p>6.32972</text:p>
              </table:table-cell>
              <table:table-cell office:value-type="float" office:value="6.3699">
                <text:p>6.3699</text:p>
              </table:table-cell>
              <table:table-cell office:value-type="float" office:value="6.38351">
                <text:p>6.38351</text:p>
              </table:table-cell>
              <table:table-cell office:value-type="float" office:value="6.39192">
                <text:p>6.39192</text:p>
              </table:table-cell>
              <table:table-cell office:value-type="float" office:value="6.48004">
                <text:p>6.48004</text:p>
              </table:table-cell>
              <table:table-cell office:value-type="float" office:value="6.58893">
                <text:p>6.58893</text:p>
              </table:table-cell>
              <table:table-cell office:value-type="float" office:value="6.63332">
                <text:p>6.63332</text:p>
              </table:table-cell>
            </table:table-row>
            <table:table-row>
              <table:table-cell office:value-type="float" office:value="2.64704">
                <text:p/>
              </table:table-cell>
              <table:table-cell office:value-type="float" office:value="6.28227">
                <text:p>6.28227</text:p>
              </table:table-cell>
              <table:table-cell office:value-type="float" office:value="6.33683">
                <text:p>6.33683</text:p>
              </table:table-cell>
              <table:table-cell office:value-type="float" office:value="6.3315">
                <text:p>6.3315</text:p>
              </table:table-cell>
              <table:table-cell office:value-type="float" office:value="6.3081">
                <text:p>6.3081</text:p>
              </table:table-cell>
              <table:table-cell office:value-type="float" office:value="6.38351">
                <text:p>6.38351</text:p>
              </table:table-cell>
              <table:table-cell office:value-type="float" office:value="6.38688">
                <text:p>6.38688</text:p>
              </table:table-cell>
              <table:table-cell office:value-type="float" office:value="6.48768">
                <text:p>6.48768</text:p>
              </table:table-cell>
              <table:table-cell office:value-type="float" office:value="6.53379">
                <text:p>6.53379</text:p>
              </table:table-cell>
            </table:table-row>
            <table:table-row>
              <table:table-cell office:value-type="float" office:value="2.67566">
                <text:p/>
              </table:table-cell>
              <table:table-cell office:value-type="float" office:value="6.20051">
                <text:p>6.20051</text:p>
              </table:table-cell>
              <table:table-cell office:value-type="float" office:value="6.22456">
                <text:p>6.22456</text:p>
              </table:table-cell>
              <table:table-cell office:value-type="float" office:value="6.22456">
                <text:p>6.22456</text:p>
              </table:table-cell>
              <table:table-cell office:value-type="float" office:value="6.286">
                <text:p>6.286</text:p>
              </table:table-cell>
              <table:table-cell office:value-type="float" office:value="6.27852">
                <text:p>6.27852</text:p>
              </table:table-cell>
              <table:table-cell office:value-type="float" office:value="6.34914">
                <text:p>6.34914</text:p>
              </table:table-cell>
              <table:table-cell office:value-type="float" office:value="6.38351">
                <text:p>6.38351</text:p>
              </table:table-cell>
              <table:table-cell office:value-type="float" office:value="6.54103">
                <text:p>6.54103</text:p>
              </table:table-cell>
            </table:table-row>
            <table:table-row>
              <table:table-cell office:value-type="float" office:value="2.70349">
                <text:p/>
              </table:table-cell>
              <table:table-cell office:value-type="float" office:value="6.1717">
                <text:p>6.1717</text:p>
              </table:table-cell>
              <table:table-cell office:value-type="float" office:value="6.19236">
                <text:p>6.19236</text:p>
              </table:table-cell>
              <table:table-cell office:value-type="float" office:value="6.13123">
                <text:p>6.13123</text:p>
              </table:table-cell>
              <table:table-cell office:value-type="float" office:value="6.18415">
                <text:p>6.18415</text:p>
              </table:table-cell>
              <table:table-cell office:value-type="float" office:value="6.27099">
                <text:p>6.27099</text:p>
              </table:table-cell>
              <table:table-cell office:value-type="float" office:value="6.24611">
                <text:p>6.24611</text:p>
              </table:table-cell>
              <table:table-cell office:value-type="float" office:value="6.34914">
                <text:p>6.34914</text:p>
              </table:table-cell>
              <table:table-cell office:value-type="float" office:value="6.44731">
                <text:p>6.44731</text:p>
              </table:table-cell>
            </table:table-row>
            <table:table-row>
              <table:table-cell office:value-type="float" office:value="2.73056">
                <text:p/>
              </table:table-cell>
              <table:table-cell office:value-type="float" office:value="6.08677">
                <text:p>6.08677</text:p>
              </table:table-cell>
              <table:table-cell office:value-type="float" office:value="6.09131">
                <text:p>6.09131</text:p>
              </table:table-cell>
              <table:table-cell office:value-type="float" office:value="6.13988">
                <text:p>6.13988</text:p>
              </table:table-cell>
              <table:table-cell office:value-type="float" office:value="6.18621">
                <text:p>6.18621</text:p>
              </table:table-cell>
              <table:table-cell office:value-type="float" office:value="6.16542">
                <text:p>6.16542</text:p>
              </table:table-cell>
              <table:table-cell office:value-type="float" office:value="6.23048">
                <text:p>6.23048</text:p>
              </table:table-cell>
              <table:table-cell office:value-type="float" office:value="6.23832">
                <text:p>6.23832</text:p>
              </table:table-cell>
              <table:table-cell office:value-type="float" office:value="6.43133">
                <text:p>6.43133</text:p>
              </table:table-cell>
            </table:table-row>
            <table:table-row>
              <table:table-cell office:value-type="float" office:value="2.75692">
                <text:p/>
              </table:table-cell>
              <table:table-cell office:value-type="float" office:value="6.07993">
                <text:p>6.07993</text:p>
              </table:table-cell>
              <table:table-cell office:value-type="float" office:value="6.10256">
                <text:p>6.10256</text:p>
              </table:table-cell>
              <table:table-cell office:value-type="float" office:value="6.05912">
                <text:p>6.05912</text:p>
              </table:table-cell>
              <table:table-cell office:value-type="float" office:value="6.09582">
                <text:p>6.09582</text:p>
              </table:table-cell>
              <table:table-cell office:value-type="float" office:value="6.1591">
                <text:p>6.1591</text:p>
              </table:table-cell>
              <table:table-cell office:value-type="float" office:value="6.1203">
                <text:p>6.1203</text:p>
              </table:table-cell>
              <table:table-cell office:value-type="float" office:value="6.22059">
                <text:p>6.22059</text:p>
              </table:table-cell>
              <table:table-cell office:value-type="float" office:value="6.43615">
                <text:p>6.43615</text:p>
              </table:table-cell>
            </table:table-row>
            <table:table-row>
              <table:table-cell office:value-type="float" office:value="2.7826">
                <text:p/>
              </table:table-cell>
              <table:table-cell office:value-type="float" office:value="5.97889">
                <text:p>5.97889</text:p>
              </table:table-cell>
              <table:table-cell office:value-type="float" office:value="6.01127">
                <text:p>6.01127</text:p>
              </table:table-cell>
              <table:table-cell office:value-type="float" office:value="6.03787">
                <text:p>6.03787</text:p>
              </table:table-cell>
              <table:table-cell office:value-type="float" office:value="6.10702">
                <text:p>6.10702</text:p>
              </table:table-cell>
              <table:table-cell office:value-type="float" office:value="6.02828">
                <text:p>6.02828</text:p>
              </table:table-cell>
              <table:table-cell office:value-type="float" office:value="6.10479">
                <text:p>6.10479</text:p>
              </table:table-cell>
              <table:table-cell office:value-type="float" office:value="6.20051">
                <text:p>6.20051</text:p>
              </table:table-cell>
              <table:table-cell office:value-type="float" office:value="6.31173">
                <text:p>6.31173</text:p>
              </table:table-cell>
            </table:table-row>
            <table:table-row>
              <table:table-cell office:value-type="float" office:value="2.80764">
                <text:p/>
              </table:table-cell>
              <table:table-cell office:value-type="float" office:value="5.97126">
                <text:p>5.97126</text:p>
              </table:table-cell>
              <table:table-cell office:value-type="float" office:value="6.00635">
                <text:p>6.00635</text:p>
              </table:table-cell>
              <table:table-cell office:value-type="float" office:value="6.02345">
                <text:p>6.02345</text:p>
              </table:table-cell>
              <table:table-cell office:value-type="float" office:value="5.97889">
                <text:p>5.97889</text:p>
              </table:table-cell>
              <table:table-cell office:value-type="float" office:value="6.02587">
                <text:p>6.02587</text:p>
              </table:table-cell>
              <table:table-cell office:value-type="float" office:value="6.09131">
                <text:p>6.09131</text:p>
              </table:table-cell>
              <table:table-cell office:value-type="float" office:value="6.07993">
                <text:p>6.07993</text:p>
              </table:table-cell>
              <table:table-cell office:value-type="float" office:value="6.32257">
                <text:p>6.32257</text:p>
              </table:table-cell>
            </table:table-row>
            <table:table-row>
              <table:table-cell office:value-type="float" office:value="2.83207">
                <text:p/>
              </table:table-cell>
              <table:table-cell office:value-type="float" office:value="5.95324">
                <text:p>5.95324</text:p>
              </table:table-cell>
              <table:table-cell office:value-type="float" office:value="5.87774">
                <text:p>5.87774</text:p>
              </table:table-cell>
              <table:table-cell office:value-type="float" office:value="5.9135">
                <text:p>5.9135</text:p>
              </table:table-cell>
              <table:table-cell office:value-type="float" office:value="5.99396">
                <text:p>5.99396</text:p>
              </table:table-cell>
              <table:table-cell office:value-type="float" office:value="6.01127">
                <text:p>6.01127</text:p>
              </table:table-cell>
              <table:table-cell office:value-type="float" office:value="5.98141">
                <text:p>5.98141</text:p>
              </table:table-cell>
              <table:table-cell office:value-type="float" office:value="6.08677">
                <text:p>6.08677</text:p>
              </table:table-cell>
              <table:table-cell office:value-type="float" office:value="6.22851">
                <text:p>6.22851</text:p>
              </table:table-cell>
            </table:table-row>
            <table:table-row>
              <table:table-cell office:value-type="float" office:value="2.85591">
                <text:p/>
              </table:table-cell>
              <table:table-cell office:value-type="float" office:value="5.8522">
                <text:p>5.8522</text:p>
              </table:table-cell>
              <table:table-cell office:value-type="float" office:value="5.86363">
                <text:p>5.86363</text:p>
              </table:table-cell>
              <table:table-cell office:value-type="float" office:value="5.92959">
                <text:p>5.92959</text:p>
              </table:table-cell>
              <table:table-cell office:value-type="float" office:value="5.84064">
                <text:p>5.84064</text:p>
              </table:table-cell>
              <table:table-cell office:value-type="float" office:value="5.89715">
                <text:p>5.89715</text:p>
              </table:table-cell>
              <table:table-cell office:value-type="float" office:value="5.97126">
                <text:p>5.97126</text:p>
              </table:table-cell>
              <table:table-cell office:value-type="float" office:value="5.97381">
                <text:p>5.97381</text:p>
              </table:table-cell>
              <table:table-cell office:value-type="float" office:value="6.18621">
                <text:p>6.18621</text:p>
              </table:table-cell>
            </table:table-row>
            <table:table-row>
              <table:table-cell office:value-type="float" office:value="2.8792">
                <text:p/>
              </table:table-cell>
              <table:table-cell office:value-type="float" office:value="5.84064">
                <text:p>5.84064</text:p>
              </table:table-cell>
              <table:table-cell office:value-type="float" office:value="5.85793">
                <text:p>5.85793</text:p>
              </table:table-cell>
              <table:table-cell office:value-type="float" office:value="5.79909">
                <text:p>5.79909</text:p>
              </table:table-cell>
              <table:table-cell office:value-type="float" office:value="5.84354">
                <text:p>5.84354</text:p>
              </table:table-cell>
              <table:table-cell office:value-type="float" office:value="5.88888">
                <text:p>5.88888</text:p>
              </table:table-cell>
              <table:table-cell office:value-type="float" office:value="5.95842">
                <text:p>5.95842</text:p>
              </table:table-cell>
              <table:table-cell office:value-type="float" office:value="5.9428">
                <text:p>5.9428</text:p>
              </table:table-cell>
              <table:table-cell office:value-type="float" office:value="6.14633">
                <text:p>6.14633</text:p>
              </table:table-cell>
            </table:table-row>
            <table:table-row>
              <table:table-cell office:value-type="float" office:value="2.90196">
                <text:p/>
              </table:table-cell>
              <table:table-cell office:value-type="float" office:value="5.70378">
                <text:p>5.70378</text:p>
              </table:table-cell>
              <table:table-cell office:value-type="float" office:value="5.76205">
                <text:p>5.76205</text:p>
              </table:table-cell>
              <table:table-cell office:value-type="float" office:value="5.81114">
                <text:p>5.81114</text:p>
              </table:table-cell>
              <table:table-cell office:value-type="float" office:value="5.8693">
                <text:p>5.8693</text:p>
              </table:table-cell>
              <table:table-cell office:value-type="float" office:value="5.77144">
                <text:p>5.77144</text:p>
              </table:table-cell>
              <table:table-cell office:value-type="float" office:value="5.82895">
                <text:p>5.82895</text:p>
              </table:table-cell>
              <table:table-cell office:value-type="float" office:value="5.93225">
                <text:p>5.93225</text:p>
              </table:table-cell>
              <table:table-cell office:value-type="float" office:value="6.00635">
                <text:p>6.00635</text:p>
              </table:table-cell>
            </table:table-row>
            <table:table-row>
              <table:table-cell office:value-type="float" office:value="2.92421">
                <text:p/>
              </table:table-cell>
              <table:table-cell office:value-type="float" office:value="5.73334">
                <text:p>5.73334</text:p>
              </table:table-cell>
              <table:table-cell office:value-type="float" office:value="5.78996">
                <text:p>5.78996</text:p>
              </table:table-cell>
              <table:table-cell office:value-type="float" office:value="5.82895">
                <text:p>5.82895</text:p>
              </table:table-cell>
              <table:table-cell office:value-type="float" office:value="5.72685">
                <text:p>5.72685</text:p>
              </table:table-cell>
              <table:table-cell office:value-type="float" office:value="5.7589">
                <text:p>5.7589</text:p>
              </table:table-cell>
              <table:table-cell office:value-type="float" office:value="5.82895">
                <text:p>5.82895</text:p>
              </table:table-cell>
              <table:table-cell office:value-type="float" office:value="5.92158">
                <text:p>5.92158</text:p>
              </table:table-cell>
              <table:table-cell office:value-type="float" office:value="5.96358">
                <text:p>5.96358</text:p>
              </table:table-cell>
            </table:table-row>
            <table:table-row>
              <table:table-cell office:value-type="float" office:value="2.94598">
                <text:p/>
              </table:table-cell>
              <table:table-cell office:value-type="float" office:value="5.76832">
                <text:p>5.76832</text:p>
              </table:table-cell>
              <table:table-cell office:value-type="float" office:value="5.78996">
                <text:p>5.78996</text:p>
              </table:table-cell>
              <table:table-cell office:value-type="float" office:value="5.69373">
                <text:p>5.69373</text:p>
              </table:table-cell>
              <table:table-cell office:value-type="float" office:value="5.71043">
                <text:p>5.71043</text:p>
              </table:table-cell>
              <table:table-cell office:value-type="float" office:value="5.743">
                <text:p>5.743</text:p>
              </table:table-cell>
              <table:table-cell office:value-type="float" office:value="5.80212">
                <text:p>5.80212</text:p>
              </table:table-cell>
              <table:table-cell office:value-type="float" office:value="5.81114">
                <text:p>5.81114</text:p>
              </table:table-cell>
              <table:table-cell office:value-type="float" office:value="5.9162">
                <text:p>5.9162</text:p>
              </table:table-cell>
            </table:table-row>
            <table:table-row>
              <table:table-cell office:value-type="float" office:value="2.96728">
                <text:p/>
              </table:table-cell>
              <table:table-cell office:value-type="float" office:value="5.65249">
                <text:p>5.65249</text:p>
              </table:table-cell>
              <table:table-cell office:value-type="float" office:value="5.64897">
                <text:p>5.64897</text:p>
              </table:table-cell>
              <table:table-cell office:value-type="float" office:value="5.68017">
                <text:p>5.68017</text:p>
              </table:table-cell>
              <table:table-cell office:value-type="float" office:value="5.68017">
                <text:p>5.68017</text:p>
              </table:table-cell>
              <table:table-cell office:value-type="float" office:value="5.71043">
                <text:p>5.71043</text:p>
              </table:table-cell>
              <table:table-cell office:value-type="float" office:value="5.64191">
                <text:p>5.64191</text:p>
              </table:table-cell>
              <table:table-cell office:value-type="float" office:value="5.78383">
                <text:p>5.78383</text:p>
              </table:table-cell>
              <table:table-cell office:value-type="float" office:value="5.87212">
                <text:p>5.87212</text:p>
              </table:table-cell>
            </table:table-row>
            <table:table-row>
              <table:table-cell office:value-type="float" office:value="2.98814">
                <text:p/>
              </table:table-cell>
              <table:table-cell office:value-type="float" office:value="5.6204">
                <text:p>5.6204</text:p>
              </table:table-cell>
              <table:table-cell office:value-type="float" office:value="5.64897">
                <text:p>5.64897</text:p>
              </table:table-cell>
              <table:table-cell office:value-type="float" office:value="5.64897">
                <text:p>5.64897</text:p>
              </table:table-cell>
              <table:table-cell office:value-type="float" office:value="5.53339">
                <text:p>5.53339</text:p>
              </table:table-cell>
              <table:table-cell office:value-type="float" office:value="5.59842">
                <text:p>5.59842</text:p>
              </table:table-cell>
              <table:table-cell office:value-type="float" office:value="5.60947">
                <text:p>5.60947</text:p>
              </table:table-cell>
              <table:table-cell office:value-type="float" office:value="5.7589">
                <text:p>5.7589</text:p>
              </table:table-cell>
              <table:table-cell office:value-type="float" office:value="5.72031">
                <text:p>5.72031</text:p>
              </table:table-cell>
            </table:table-row>
            <table:table-row>
              <table:table-cell office:value-type="float" office:value="3.00858">
                <text:p/>
              </table:table-cell>
              <table:table-cell office:value-type="float" office:value="5.61677">
                <text:p>5.61677</text:p>
              </table:table-cell>
              <table:table-cell office:value-type="float" office:value="5.61313">
                <text:p>5.61313</text:p>
              </table:table-cell>
              <table:table-cell office:value-type="float" office:value="5.48894">
                <text:p>5.48894</text:p>
              </table:table-cell>
              <table:table-cell office:value-type="float" office:value="5.53733">
                <text:p>5.53733</text:p>
              </table:table-cell>
              <table:table-cell office:value-type="float" office:value="5.56452">
                <text:p>5.56452</text:p>
              </table:table-cell>
              <table:table-cell office:value-type="float" office:value="5.60212">
                <text:p>5.60212</text:p>
              </table:table-cell>
              <table:table-cell office:value-type="float" office:value="5.60947">
                <text:p>5.60947</text:p>
              </table:table-cell>
              <table:table-cell office:value-type="float" office:value="5.68698">
                <text:p>5.68698</text:p>
              </table:table-cell>
            </table:table-row>
            <table:table-row>
              <table:table-cell office:value-type="float" office:value="3.0286">
                <text:p/>
              </table:table-cell>
              <table:table-cell office:value-type="float" office:value="5.6058">
                <text:p>5.6058</text:p>
              </table:table-cell>
              <table:table-cell office:value-type="float" office:value="5.49306">
                <text:p>5.49306</text:p>
              </table:table-cell>
              <table:table-cell office:value-type="float" office:value="5.4848">
                <text:p>5.4848</text:p>
              </table:table-cell>
              <table:table-cell office:value-type="float" office:value="5.51343">
                <text:p>5.51343</text:p>
              </table:table-cell>
              <table:table-cell office:value-type="float" office:value="5.53339">
                <text:p>5.53339</text:p>
              </table:table-cell>
              <table:table-cell office:value-type="float" office:value="5.46383">
                <text:p>5.46383</text:p>
              </table:table-cell>
              <table:table-cell office:value-type="float" office:value="5.59099">
                <text:p>5.59099</text:p>
              </table:table-cell>
              <table:table-cell office:value-type="float" office:value="5.65599">
                <text:p>5.65599</text:p>
              </table:table-cell>
            </table:table-row>
            <table:table-row>
              <table:table-cell office:value-type="float" office:value="3.04823">
                <text:p/>
              </table:table-cell>
              <table:table-cell office:value-type="float" office:value="5.46806">
                <text:p>5.46806</text:p>
              </table:table-cell>
              <table:table-cell office:value-type="float" office:value="5.46383">
                <text:p>5.46383</text:p>
              </table:table-cell>
              <table:table-cell office:value-type="float" office:value="5.48894">
                <text:p>5.48894</text:p>
              </table:table-cell>
              <table:table-cell office:value-type="float" office:value="5.48894">
                <text:p>5.48894</text:p>
              </table:table-cell>
              <table:table-cell office:value-type="float" office:value="5.42053">
                <text:p>5.42053</text:p>
              </table:table-cell>
              <table:table-cell office:value-type="float" office:value="5.44674">
                <text:p>5.44674</text:p>
              </table:table-cell>
              <table:table-cell office:value-type="float" office:value="5.59099">
                <text:p>5.59099</text:p>
              </table:table-cell>
              <table:table-cell office:value-type="float" office:value="5.63479">
                <text:p>5.63479</text:p>
              </table:table-cell>
            </table:table-row>
            <table:table-row>
              <table:table-cell office:value-type="float" office:value="3.06749">
                <text:p/>
              </table:table-cell>
              <table:table-cell office:value-type="float" office:value="5.44674">
                <text:p>5.44674</text:p>
              </table:table-cell>
              <table:table-cell office:value-type="float" office:value="5.45104">
                <text:p>5.45104</text:p>
              </table:table-cell>
              <table:table-cell office:value-type="float" office:value="5.44674">
                <text:p>5.44674</text:p>
              </table:table-cell>
              <table:table-cell office:value-type="float" office:value="5.33754">
                <text:p>5.33754</text:p>
              </table:table-cell>
              <table:table-cell office:value-type="float" office:value="5.3799">
                <text:p>5.3799</text:p>
              </table:table-cell>
              <table:table-cell office:value-type="float" office:value="5.42935">
                <text:p>5.42935</text:p>
              </table:table-cell>
              <table:table-cell office:value-type="float" office:value="5.56068">
                <text:p>5.56068</text:p>
              </table:table-cell>
              <table:table-cell office:value-type="float" office:value="5.4848">
                <text:p>5.4848</text:p>
              </table:table-cell>
            </table:table-row>
            <table:table-row>
              <table:table-cell office:value-type="float" office:value="3.08638">
                <text:p/>
              </table:table-cell>
              <table:table-cell office:value-type="float" office:value="5.42495">
                <text:p>5.42495</text:p>
              </table:table-cell>
              <table:table-cell office:value-type="float" office:value="5.42053">
                <text:p>5.42053</text:p>
              </table:table-cell>
              <table:table-cell office:value-type="float" office:value="5.2832">
                <text:p>5.2832</text:p>
              </table:table-cell>
              <table:table-cell office:value-type="float" office:value="5.31321">
                <text:p>5.31321</text:p>
              </table:table-cell>
              <table:table-cell office:value-type="float" office:value="5.33272">
                <text:p>5.33272</text:p>
              </table:table-cell>
              <table:table-cell office:value-type="float" office:value="5.42935">
                <text:p>5.42935</text:p>
              </table:table-cell>
              <table:table-cell office:value-type="float" office:value="5.4161">
                <text:p>5.4161</text:p>
              </table:table-cell>
              <table:table-cell office:value-type="float" office:value="5.48064">
                <text:p>5.48064</text:p>
              </table:table-cell>
            </table:table-row>
            <table:table-row>
              <table:table-cell office:value-type="float" office:value="3.10492">
                <text:p/>
              </table:table-cell>
              <table:table-cell office:value-type="float" office:value="5.42935">
                <text:p>5.42935</text:p>
              </table:table-cell>
              <table:table-cell office:value-type="float" office:value="5.26269">
                <text:p>5.26269</text:p>
              </table:table-cell>
              <table:table-cell office:value-type="float" office:value="5.28827">
                <text:p>5.28827</text:p>
              </table:table-cell>
              <table:table-cell office:value-type="float" office:value="5.3033">
                <text:p>5.3033</text:p>
              </table:table-cell>
              <table:table-cell office:value-type="float" office:value="5.32301">
                <text:p>5.32301</text:p>
              </table:table-cell>
              <table:table-cell office:value-type="float" office:value="5.42935">
                <text:p>5.42935</text:p>
              </table:table-cell>
              <table:table-cell office:value-type="float" office:value="5.42053">
                <text:p>5.42053</text:p>
              </table:table-cell>
              <table:table-cell office:value-type="float" office:value="5.46806">
                <text:p>5.46806</text:p>
              </table:table-cell>
            </table:table-row>
            <table:table-row>
              <table:table-cell office:value-type="float" office:value="3.12312">
                <text:p/>
              </table:table-cell>
              <table:table-cell office:value-type="float" office:value="5.273">
                <text:p>5.273</text:p>
              </table:table-cell>
              <table:table-cell office:value-type="float" office:value="5.2933">
                <text:p>5.2933</text:p>
              </table:table-cell>
              <table:table-cell office:value-type="float" office:value="5.273">
                <text:p>5.273</text:p>
              </table:table-cell>
              <table:table-cell office:value-type="float" office:value="5.2832">
                <text:p>5.2832</text:p>
              </table:table-cell>
              <table:table-cell office:value-type="float" office:value="5.32788">
                <text:p>5.32788</text:p>
              </table:table-cell>
              <table:table-cell office:value-type="float" office:value="5.25227">
                <text:p>5.25227</text:p>
              </table:table-cell>
              <table:table-cell office:value-type="float" office:value="5.40268">
                <text:p>5.40268</text:p>
              </table:table-cell>
              <table:table-cell office:value-type="float" office:value="5.46383">
                <text:p>5.46383</text:p>
              </table:table-cell>
            </table:table-row>
            <table:table-row>
              <table:table-cell office:value-type="float" office:value="3.141">
                <text:p/>
              </table:table-cell>
              <table:table-cell office:value-type="float" office:value="5.26269">
                <text:p>5.26269</text:p>
              </table:table-cell>
              <table:table-cell office:value-type="float" office:value="5.25227">
                <text:p>5.25227</text:p>
              </table:table-cell>
              <table:table-cell office:value-type="float" office:value="5.25227">
                <text:p>5.25227</text:p>
              </table:table-cell>
              <table:table-cell office:value-type="float" office:value="5.2832">
                <text:p>5.2832</text:p>
              </table:table-cell>
              <table:table-cell office:value-type="float" office:value="5.18178">
                <text:p>5.18178</text:p>
              </table:table-cell>
              <table:table-cell office:value-type="float" office:value="5.273">
                <text:p>5.273</text:p>
              </table:table-cell>
              <table:table-cell office:value-type="float" office:value="5.40717">
                <text:p>5.40717</text:p>
              </table:table-cell>
              <table:table-cell office:value-type="float" office:value="5.45104">
                <text:p>5.45104</text:p>
              </table:table-cell>
            </table:table-row>
            <table:table-row>
              <table:table-cell office:value-type="float" office:value="3.15856">
                <text:p/>
              </table:table-cell>
              <table:table-cell office:value-type="float" office:value="5.23111">
                <text:p>5.23111</text:p>
              </table:table-cell>
              <table:table-cell office:value-type="float" office:value="5.24702">
                <text:p>5.24702</text:p>
              </table:table-cell>
              <table:table-cell office:value-type="float" office:value="5.22575">
                <text:p>5.22575</text:p>
              </table:table-cell>
              <table:table-cell office:value-type="float" office:value="5.1358">
                <text:p>5.1358</text:p>
              </table:table-cell>
              <table:table-cell office:value-type="float" office:value="5.18739">
                <text:p>5.18739</text:p>
              </table:table-cell>
              <table:table-cell office:value-type="float" office:value="5.25227">
                <text:p>5.25227</text:p>
              </table:table-cell>
              <table:table-cell office:value-type="float" office:value="5.39816">
                <text:p>5.39816</text:p>
              </table:table-cell>
              <table:table-cell office:value-type="float" office:value="5.2832">
                <text:p>5.2832</text:p>
              </table:table-cell>
            </table:table-row>
            <table:table-row>
              <table:table-cell office:value-type="float" office:value="3.17582">
                <text:p/>
              </table:table-cell>
              <table:table-cell office:value-type="float" office:value="5.23644">
                <text:p>5.23644</text:p>
              </table:table-cell>
              <table:table-cell office:value-type="float" office:value="5.21494">
                <text:p>5.21494</text:p>
              </table:table-cell>
              <table:table-cell office:value-type="float" office:value="5.0689">
                <text:p>5.0689</text:p>
              </table:table-cell>
              <table:table-cell office:value-type="float" office:value="5.1358">
                <text:p>5.1358</text:p>
              </table:table-cell>
              <table:table-cell office:value-type="float" office:value="5.17048">
                <text:p>5.17048</text:p>
              </table:table-cell>
              <table:table-cell office:value-type="float" office:value="5.24175">
                <text:p>5.24175</text:p>
              </table:table-cell>
              <table:table-cell office:value-type="float" office:value="5.25227">
                <text:p>5.25227</text:p>
              </table:table-cell>
              <table:table-cell office:value-type="float" office:value="5.2832">
                <text:p>5.2832</text:p>
              </table:table-cell>
            </table:table-row>
            <table:table-row>
              <table:table-cell office:value-type="float" office:value="3.19278">
                <text:p/>
              </table:table-cell>
              <table:table-cell office:value-type="float" office:value="5.05625">
                <text:p>5.05625</text:p>
              </table:table-cell>
              <table:table-cell office:value-type="float" office:value="5.0689">
                <text:p>5.0689</text:p>
              </table:table-cell>
              <table:table-cell office:value-type="float" office:value="5.0626">
                <text:p>5.0626</text:p>
              </table:table-cell>
              <table:table-cell office:value-type="float" office:value="5.09987">
                <text:p>5.09987</text:p>
              </table:table-cell>
              <table:table-cell office:value-type="float" office:value="5.17048">
                <text:p>5.17048</text:p>
              </table:table-cell>
              <table:table-cell office:value-type="float" office:value="5.2832">
                <text:p>5.2832</text:p>
              </table:table-cell>
              <table:table-cell office:value-type="float" office:value="5.24175">
                <text:p>5.24175</text:p>
              </table:table-cell>
              <table:table-cell office:value-type="float" office:value="5.273">
                <text:p>5.273</text:p>
              </table:table-cell>
            </table:table-row>
            <table:table-row>
              <table:table-cell office:value-type="float" office:value="3.20947">
                <text:p/>
              </table:table-cell>
              <table:table-cell office:value-type="float" office:value="5.05625">
                <text:p>5.05625</text:p>
              </table:table-cell>
              <table:table-cell office:value-type="float" office:value="5.01728">
                <text:p>5.01728</text:p>
              </table:table-cell>
              <table:table-cell office:value-type="float" office:value="5.0689">
                <text:p>5.0689</text:p>
              </table:table-cell>
              <table:table-cell office:value-type="float" office:value="5.10595">
                <text:p>5.10595</text:p>
              </table:table-cell>
              <table:table-cell office:value-type="float" office:value="5.20401">
                <text:p>5.20401</text:p>
              </table:table-cell>
              <table:table-cell office:value-type="float" office:value="5.14166">
                <text:p>5.14166</text:p>
              </table:table-cell>
              <table:table-cell office:value-type="float" office:value="5.2575">
                <text:p>5.2575</text:p>
              </table:table-cell>
              <table:table-cell office:value-type="float" office:value="5.26786">
                <text:p>5.26786</text:p>
              </table:table-cell>
            </table:table-row>
            <table:table-row>
              <table:table-cell office:value-type="float" office:value="3.22588">
                <text:p/>
              </table:table-cell>
              <table:table-cell office:value-type="float" office:value="5.02388">
                <text:p>5.02388</text:p>
              </table:table-cell>
              <table:table-cell office:value-type="float" office:value="5.03695">
                <text:p>5.03695</text:p>
              </table:table-cell>
              <table:table-cell office:value-type="float" office:value="5.0626">
                <text:p>5.0626</text:p>
              </table:table-cell>
              <table:table-cell office:value-type="float" office:value="5.12396">
                <text:p>5.12396</text:p>
              </table:table-cell>
              <table:table-cell office:value-type="float" office:value="5.04343">
                <text:p>5.04343</text:p>
              </table:table-cell>
              <table:table-cell office:value-type="float" office:value="5.14166">
                <text:p>5.14166</text:p>
              </table:table-cell>
              <table:table-cell office:value-type="float" office:value="5.24702">
                <text:p>5.24702</text:p>
              </table:table-cell>
              <table:table-cell office:value-type="float" office:value="5.2575">
                <text:p>5.2575</text:p>
              </table:table-cell>
            </table:table-row>
            <table:table-row>
              <table:table-cell office:value-type="float" office:value="3.24202">
                <text:p/>
              </table:table-cell>
              <table:table-cell office:value-type="float" office:value="5.01728">
                <text:p>5.01728</text:p>
              </table:table-cell>
              <table:table-cell office:value-type="float" office:value="5.04343">
                <text:p>5.04343</text:p>
              </table:table-cell>
              <table:table-cell office:value-type="float" office:value="5.0876">
                <text:p>5.0876</text:p>
              </table:table-cell>
              <table:table-cell office:value-type="float" office:value="4.94164">
                <text:p>4.94164</text:p>
              </table:table-cell>
              <table:table-cell office:value-type="float" office:value="5.05625">
                <text:p>5.05625</text:p>
              </table:table-cell>
              <table:table-cell office:value-type="float" office:value="5.1299">
                <text:p>5.1299</text:p>
              </table:table-cell>
              <table:table-cell office:value-type="float" office:value="5.23644">
                <text:p>5.23644</text:p>
              </table:table-cell>
              <table:table-cell office:value-type="float" office:value="5.24175">
                <text:p>5.24175</text:p>
              </table:table-cell>
            </table:table-row>
            <table:table-row>
              <table:table-cell office:value-type="float" office:value="3.25791">
                <text:p/>
              </table:table-cell>
              <table:table-cell office:value-type="float" office:value="5.03695">
                <text:p>5.03695</text:p>
              </table:table-cell>
              <table:table-cell office:value-type="float" office:value="5.03044">
                <text:p>5.03044</text:p>
              </table:table-cell>
              <table:table-cell office:value-type="float" office:value="4.91265">
                <text:p>4.91265</text:p>
              </table:table-cell>
              <table:table-cell office:value-type="float" office:value="4.97673">
                <text:p>4.97673</text:p>
              </table:table-cell>
              <table:table-cell office:value-type="float" office:value="5.03044">
                <text:p>5.03044</text:p>
              </table:table-cell>
              <table:table-cell office:value-type="float" office:value="5.11199">
                <text:p>5.11199</text:p>
              </table:table-cell>
              <table:table-cell office:value-type="float" office:value="5.22575">
                <text:p>5.22575</text:p>
              </table:table-cell>
              <table:table-cell office:value-type="float" office:value="5.0814">
                <text:p>5.0814</text:p>
              </table:table-cell>
            </table:table-row>
            <table:table-row>
              <table:table-cell office:value-type="float" office:value="3.27355">
                <text:p/>
              </table:table-cell>
              <table:table-cell office:value-type="float" office:value="5.00395">
                <text:p>5.00395</text:p>
              </table:table-cell>
              <table:table-cell office:value-type="float" office:value="4.83628">
                <text:p>4.83628</text:p>
              </table:table-cell>
              <table:table-cell office:value-type="float" office:value="4.89784">
                <text:p>4.89784</text:p>
              </table:table-cell>
              <table:table-cell office:value-type="float" office:value="4.97673">
                <text:p>4.97673</text:p>
              </table:table-cell>
              <table:table-cell office:value-type="float" office:value="5.02388">
                <text:p>5.02388</text:p>
              </table:table-cell>
              <table:table-cell office:value-type="float" office:value="5.1299">
                <text:p>5.1299</text:p>
              </table:table-cell>
              <table:table-cell office:value-type="float" office:value="5.21494">
                <text:p>5.21494</text:p>
              </table:table-cell>
              <table:table-cell office:value-type="float" office:value="5.0814">
                <text:p>5.0814</text:p>
              </table:table-cell>
            </table:table-row>
            <table:table-row>
              <table:table-cell office:value-type="float" office:value="3.28895">
                <text:p/>
              </table:table-cell>
              <table:table-cell office:value-type="float" office:value="4.81218">
                <text:p>4.81218</text:p>
              </table:table-cell>
              <table:table-cell office:value-type="float" office:value="4.85981">
                <text:p>4.85981</text:p>
              </table:table-cell>
              <table:table-cell office:value-type="float" office:value="4.8828">
                <text:p>4.8828</text:p>
              </table:table-cell>
              <table:table-cell office:value-type="float" office:value="4.96284">
                <text:p>4.96284</text:p>
              </table:table-cell>
              <table:table-cell office:value-type="float" office:value="5.02388">
                <text:p>5.02388</text:p>
              </table:table-cell>
              <table:table-cell office:value-type="float" office:value="5.14166">
                <text:p>5.14166</text:p>
              </table:table-cell>
              <table:table-cell office:value-type="float" office:value="5.0689">
                <text:p>5.0689</text:p>
              </table:table-cell>
              <table:table-cell office:value-type="float" office:value="5.07517">
                <text:p>5.07517</text:p>
              </table:table-cell>
            </table:table-row>
            <table:table-row>
              <table:table-cell office:value-type="float" office:value="3.30412">
                <text:p/>
              </table:table-cell>
              <table:table-cell office:value-type="float" office:value="4.79579">
                <text:p>4.79579</text:p>
              </table:table-cell>
              <table:table-cell office:value-type="float" office:value="4.84419">
                <text:p>4.84419</text:p>
              </table:table-cell>
              <table:table-cell office:value-type="float" office:value="4.89035">
                <text:p>4.89035</text:p>
              </table:table-cell>
              <table:table-cell office:value-type="float" office:value="4.94876">
                <text:p>4.94876</text:p>
              </table:table-cell>
              <table:table-cell office:value-type="float" office:value="5.0626">
                <text:p>5.0626</text:p>
              </table:table-cell>
              <table:table-cell office:value-type="float" office:value="5.00395">
                <text:p>5.00395</text:p>
              </table:table-cell>
              <table:table-cell office:value-type="float" office:value="5.05625">
                <text:p>5.05625</text:p>
              </table:table-cell>
              <table:table-cell office:value-type="float" office:value="5.0626">
                <text:p>5.0626</text:p>
              </table:table-cell>
            </table:table-row>
            <table:table-row>
              <table:table-cell office:value-type="float" office:value="3.31905">
                <text:p/>
              </table:table-cell>
              <table:table-cell office:value-type="float" office:value="4.80402">
                <text:p>4.80402</text:p>
              </table:table-cell>
              <table:table-cell office:value-type="float" office:value="4.85203">
                <text:p>4.85203</text:p>
              </table:table-cell>
              <table:table-cell office:value-type="float" office:value="4.90527">
                <text:p>4.90527</text:p>
              </table:table-cell>
              <table:table-cell office:value-type="float" office:value="4.96284">
                <text:p>4.96284</text:p>
              </table:table-cell>
              <table:table-cell office:value-type="float" office:value="5.0626">
                <text:p>5.0626</text:p>
              </table:table-cell>
              <table:table-cell office:value-type="float" office:value="4.99043">
                <text:p>4.99043</text:p>
              </table:table-cell>
              <table:table-cell office:value-type="float" office:value="5.04986">
                <text:p>5.04986</text:p>
              </table:table-cell>
              <table:table-cell office:value-type="float" office:value="5.03695">
                <text:p>5.03695</text:p>
              </table:table-cell>
            </table:table-row>
            <table:table-row>
              <table:table-cell office:value-type="float" office:value="3.33377">
                <text:p/>
              </table:table-cell>
              <table:table-cell office:value-type="float" office:value="4.82831">
                <text:p>4.82831</text:p>
              </table:table-cell>
              <table:table-cell office:value-type="float" office:value="4.8752">
                <text:p>4.8752</text:p>
              </table:table-cell>
              <table:table-cell office:value-type="float" office:value="4.90527">
                <text:p>4.90527</text:p>
              </table:table-cell>
              <table:table-cell office:value-type="float" office:value="4.98361">
                <text:p>4.98361</text:p>
              </table:table-cell>
              <table:table-cell office:value-type="float" office:value="4.8828">
                <text:p>4.8828</text:p>
              </table:table-cell>
              <table:table-cell office:value-type="float" office:value="4.99043">
                <text:p>4.99043</text:p>
              </table:table-cell>
              <table:table-cell office:value-type="float" office:value="5.03044">
                <text:p>5.03044</text:p>
              </table:table-cell>
              <table:table-cell office:value-type="float" office:value="5.03044">
                <text:p>5.03044</text:p>
              </table:table-cell>
            </table:table-row>
            <table:table-row>
              <table:table-cell office:value-type="float" office:value="3.34828">
                <text:p/>
              </table:table-cell>
              <table:table-cell office:value-type="float" office:value="4.85203">
                <text:p>4.85203</text:p>
              </table:table-cell>
              <table:table-cell office:value-type="float" office:value="4.8828">
                <text:p>4.8828</text:p>
              </table:table-cell>
              <table:table-cell office:value-type="float" office:value="4.91998">
                <text:p>4.91998</text:p>
              </table:table-cell>
              <table:table-cell office:value-type="float" office:value="4.82831">
                <text:p>4.82831</text:p>
              </table:table-cell>
              <table:table-cell office:value-type="float" office:value="4.89784">
                <text:p>4.89784</text:p>
              </table:table-cell>
              <table:table-cell office:value-type="float" office:value="5.00395">
                <text:p>5.00395</text:p>
              </table:table-cell>
              <table:table-cell office:value-type="float" office:value="5.00395">
                <text:p>5.00395</text:p>
              </table:table-cell>
              <table:table-cell office:value-type="float" office:value="5.00395">
                <text:p>5.00395</text:p>
              </table:table-cell>
            </table:table-row>
            <table:table-row>
              <table:table-cell office:value-type="float" office:value="3.36258">
                <text:p/>
              </table:table-cell>
              <table:table-cell office:value-type="float" office:value="4.85981">
                <text:p>4.85981</text:p>
              </table:table-cell>
              <table:table-cell office:value-type="float" office:value="4.90527">
                <text:p>4.90527</text:p>
              </table:table-cell>
              <table:table-cell office:value-type="float" office:value="4.77912">
                <text:p>4.77912</text:p>
              </table:table-cell>
              <table:table-cell office:value-type="float" office:value="4.81218">
                <text:p>4.81218</text:p>
              </table:table-cell>
              <table:table-cell office:value-type="float" office:value="4.89784">
                <text:p>4.89784</text:p>
              </table:table-cell>
              <table:table-cell office:value-type="float" office:value="4.97673">
                <text:p>4.97673</text:p>
              </table:table-cell>
              <table:table-cell office:value-type="float" office:value="4.99721">
                <text:p>4.99721</text:p>
              </table:table-cell>
              <table:table-cell office:value-type="float" office:value="4.82831">
                <text:p>4.82831</text:p>
              </table:table-cell>
            </table:table-row>
            <table:table-row>
              <table:table-cell office:value-type="float" office:value="3.37667">
                <text:p/>
              </table:table-cell>
              <table:table-cell office:value-type="float" office:value="4.8828">
                <text:p>4.8828</text:p>
              </table:table-cell>
              <table:table-cell office:value-type="float" office:value="4.72739">
                <text:p>4.72739</text:p>
              </table:table-cell>
              <table:table-cell office:value-type="float" office:value="4.75359">
                <text:p>4.75359</text:p>
              </table:table-cell>
              <table:table-cell office:value-type="float" office:value="4.82831">
                <text:p>4.82831</text:p>
              </table:table-cell>
              <table:table-cell office:value-type="float" office:value="4.91265">
                <text:p>4.91265</text:p>
              </table:table-cell>
              <table:table-cell office:value-type="float" office:value="4.97673">
                <text:p>4.97673</text:p>
              </table:table-cell>
              <table:table-cell office:value-type="float" office:value="4.98361">
                <text:p>4.98361</text:p>
              </table:table-cell>
              <table:table-cell office:value-type="float" office:value="4.81218">
                <text:p>4.81218</text:p>
              </table:table-cell>
            </table:table-row>
            <table:table-row>
              <table:table-cell office:value-type="float" office:value="3.39057">
                <text:p/>
              </table:table-cell>
              <table:table-cell office:value-type="float" office:value="4.70048">
                <text:p>4.70048</text:p>
              </table:table-cell>
              <table:table-cell office:value-type="float" office:value="4.70953">
                <text:p>4.70953</text:p>
              </table:table-cell>
              <table:table-cell office:value-type="float" office:value="4.77068">
                <text:p>4.77068</text:p>
              </table:table-cell>
              <table:table-cell office:value-type="float" office:value="4.85981">
                <text:p>4.85981</text:p>
              </table:table-cell>
              <table:table-cell office:value-type="float" office:value="4.93447">
                <text:p>4.93447</text:p>
              </table:table-cell>
              <table:table-cell office:value-type="float" office:value="4.97673">
                <text:p>4.97673</text:p>
              </table:table-cell>
              <table:table-cell office:value-type="float" office:value="4.80402">
                <text:p>4.80402</text:p>
              </table:table-cell>
              <table:table-cell office:value-type="float" office:value="4.82831">
                <text:p>4.82831</text:p>
              </table:table-cell>
            </table:table-row>
            <table:table-row>
              <table:table-cell office:value-type="float" office:value="3.40428">
                <text:p/>
              </table:table-cell>
              <table:table-cell office:value-type="float" office:value="4.69135">
                <text:p>4.69135</text:p>
              </table:table-cell>
              <table:table-cell office:value-type="float" office:value="4.7185">
                <text:p>4.7185</text:p>
              </table:table-cell>
              <table:table-cell office:value-type="float" office:value="4.80402">
                <text:p>4.80402</text:p>
              </table:table-cell>
              <table:table-cell office:value-type="float" office:value="4.85981">
                <text:p>4.85981</text:p>
              </table:table-cell>
              <table:table-cell office:value-type="float" office:value="4.93447">
                <text:p>4.93447</text:p>
              </table:table-cell>
              <table:table-cell office:value-type="float" office:value="4.96981">
                <text:p>4.96981</text:p>
              </table:table-cell>
              <table:table-cell office:value-type="float" office:value="4.80402">
                <text:p>4.80402</text:p>
              </table:table-cell>
              <table:table-cell office:value-type="float" office:value="4.81218">
                <text:p>4.81218</text:p>
              </table:table-cell>
            </table:table-row>
            <table:table-row>
              <table:table-cell office:value-type="float" office:value="3.41781">
                <text:p/>
              </table:table-cell>
              <table:table-cell office:value-type="float" office:value="4.67283">
                <text:p>4.67283</text:p>
              </table:table-cell>
              <table:table-cell office:value-type="float" office:value="4.70048">
                <text:p>4.70048</text:p>
              </table:table-cell>
              <table:table-cell office:value-type="float" office:value="4.80402">
                <text:p>4.80402</text:p>
              </table:table-cell>
              <table:table-cell office:value-type="float" office:value="4.89035">
                <text:p>4.89035</text:p>
              </table:table-cell>
              <table:table-cell office:value-type="float" office:value="4.94164">
                <text:p>4.94164</text:p>
              </table:table-cell>
              <table:table-cell office:value-type="float" office:value="4.79579">
                <text:p>4.79579</text:p>
              </table:table-cell>
              <table:table-cell office:value-type="float" office:value="4.79579">
                <text:p>4.79579</text:p>
              </table:table-cell>
              <table:table-cell office:value-type="float" office:value="4.80402">
                <text:p>4.80402</text:p>
              </table:table-cell>
            </table:table-row>
            <table:table-row>
              <table:table-cell office:value-type="float" office:value="3.43115">
                <text:p/>
              </table:table-cell>
              <table:table-cell office:value-type="float" office:value="4.69135">
                <text:p>4.69135</text:p>
              </table:table-cell>
              <table:table-cell office:value-type="float" office:value="4.76217">
                <text:p>4.76217</text:p>
              </table:table-cell>
              <table:table-cell office:value-type="float" office:value="4.81218">
                <text:p>4.81218</text:p>
              </table:table-cell>
              <table:table-cell office:value-type="float" office:value="4.89035">
                <text:p>4.89035</text:p>
              </table:table-cell>
              <table:table-cell office:value-type="float" office:value="4.91998">
                <text:p>4.91998</text:p>
              </table:table-cell>
              <table:table-cell office:value-type="float" office:value="4.78749">
                <text:p>4.78749</text:p>
              </table:table-cell>
              <table:table-cell office:value-type="float" office:value="4.79579">
                <text:p>4.79579</text:p>
              </table:table-cell>
              <table:table-cell office:value-type="float" office:value="4.77068">
                <text:p>4.77068</text:p>
              </table:table-cell>
            </table:table-row>
            <table:table-row>
              <table:table-cell office:value-type="float" office:value="3.44432">
                <text:p/>
              </table:table-cell>
              <table:table-cell office:value-type="float" office:value="4.72739">
                <text:p>4.72739</text:p>
              </table:table-cell>
              <table:table-cell office:value-type="float" office:value="4.78749">
                <text:p>4.78749</text:p>
              </table:table-cell>
              <table:table-cell office:value-type="float" office:value="4.82831">
                <text:p>4.82831</text:p>
              </table:table-cell>
              <table:table-cell office:value-type="float" office:value="4.86753">
                <text:p>4.86753</text:p>
              </table:table-cell>
              <table:table-cell office:value-type="float" office:value="4.74493">
                <text:p>4.74493</text:p>
              </table:table-cell>
              <table:table-cell office:value-type="float" office:value="4.77068">
                <text:p>4.77068</text:p>
              </table:table-cell>
              <table:table-cell office:value-type="float" office:value="4.77068">
                <text:p>4.77068</text:p>
              </table:table-cell>
              <table:table-cell office:value-type="float" office:value="4.76217">
                <text:p>4.76217</text:p>
              </table:table-cell>
            </table:table-row>
            <table:table-row>
              <table:table-cell office:value-type="float" office:value="3.45732">
                <text:p/>
              </table:table-cell>
              <table:table-cell office:value-type="float" office:value="4.74493">
                <text:p>4.74493</text:p>
              </table:table-cell>
              <table:table-cell office:value-type="float" office:value="4.79579">
                <text:p>4.79579</text:p>
              </table:table-cell>
              <table:table-cell office:value-type="float" office:value="4.83628">
                <text:p>4.83628</text:p>
              </table:table-cell>
              <table:table-cell office:value-type="float" office:value="4.70048">
                <text:p>4.70048</text:p>
              </table:table-cell>
              <table:table-cell office:value-type="float" office:value="4.7362">
                <text:p>4.7362</text:p>
              </table:table-cell>
              <table:table-cell office:value-type="float" office:value="4.75359">
                <text:p>4.75359</text:p>
              </table:table-cell>
              <table:table-cell office:value-type="float" office:value="4.74493">
                <text:p>4.74493</text:p>
              </table:table-cell>
              <table:table-cell office:value-type="float" office:value="4.76217">
                <text:p>4.76217</text:p>
              </table:table-cell>
            </table:table-row>
            <table:table-row>
              <table:table-cell office:value-type="float" office:value="3.47015">
                <text:p/>
              </table:table-cell>
              <table:table-cell office:value-type="float" office:value="4.74493">
                <text:p>4.74493</text:p>
              </table:table-cell>
              <table:table-cell office:value-type="float" office:value="4.80402">
                <text:p>4.80402</text:p>
              </table:table-cell>
              <table:table-cell office:value-type="float" office:value="4.82831">
                <text:p>4.82831</text:p>
              </table:table-cell>
              <table:table-cell office:value-type="float" office:value="4.67283">
                <text:p>4.67283</text:p>
              </table:table-cell>
              <table:table-cell office:value-type="float" office:value="4.70953">
                <text:p>4.70953</text:p>
              </table:table-cell>
              <table:table-cell office:value-type="float" office:value="4.7185">
                <text:p>4.7185</text:p>
              </table:table-cell>
              <table:table-cell office:value-type="float" office:value="4.72739">
                <text:p>4.72739</text:p>
              </table:table-cell>
              <table:table-cell office:value-type="float" office:value="4.75359">
                <text:p>4.75359</text:p>
              </table:table-cell>
            </table:table-row>
            <table:table-row>
              <table:table-cell office:value-type="float" office:value="3.48282">
                <text:p/>
              </table:table-cell>
              <table:table-cell office:value-type="float" office:value="4.74493">
                <text:p>4.74493</text:p>
              </table:table-cell>
              <table:table-cell office:value-type="float" office:value="4.77912">
                <text:p>4.77912</text:p>
              </table:table-cell>
              <table:table-cell office:value-type="float" office:value="4.61512">
                <text:p>4.61512</text:p>
              </table:table-cell>
              <table:table-cell office:value-type="float" office:value="4.68213">
                <text:p>4.68213</text:p>
              </table:table-cell>
              <table:table-cell office:value-type="float" office:value="4.7185">
                <text:p>4.7185</text:p>
              </table:table-cell>
              <table:table-cell office:value-type="float" office:value="4.7185">
                <text:p>4.7185</text:p>
              </table:table-cell>
              <table:table-cell office:value-type="float" office:value="4.7185">
                <text:p>4.7185</text:p>
              </table:table-cell>
              <table:table-cell office:value-type="float" office:value="4.72739">
                <text:p>4.72739</text:p>
              </table:table-cell>
            </table:table-row>
            <table:table-row>
              <table:table-cell office:value-type="float" office:value="3.49533">
                <text:p/>
              </table:table-cell>
              <table:table-cell office:value-type="float" office:value="4.74493">
                <text:p>4.74493</text:p>
              </table:table-cell>
              <table:table-cell office:value-type="float" office:value="4.60517">
                <text:p>4.60517</text:p>
              </table:table-cell>
              <table:table-cell office:value-type="float" office:value="4.63473">
                <text:p>4.63473</text:p>
              </table:table-cell>
              <table:table-cell office:value-type="float" office:value="4.69135">
                <text:p>4.69135</text:p>
              </table:table-cell>
              <table:table-cell office:value-type="float" office:value="4.70048">
                <text:p>4.70048</text:p>
              </table:table-cell>
              <table:table-cell office:value-type="float" office:value="4.72739">
                <text:p>4.72739</text:p>
              </table:table-cell>
              <table:table-cell office:value-type="float" office:value="4.7362">
                <text:p>4.7362</text:p>
              </table:table-cell>
              <table:table-cell office:value-type="float" office:value="4.56435">
                <text:p>4.56435</text:p>
              </table:table-cell>
            </table:table-row>
            <table:table-row>
              <table:table-cell office:value-type="float" office:value="3.50768">
                <text:p/>
              </table:table-cell>
              <table:table-cell office:value-type="float" office:value="4.54329">
                <text:p>4.54329</text:p>
              </table:table-cell>
              <table:table-cell office:value-type="float" office:value="4.60517">
                <text:p>4.60517</text:p>
              </table:table-cell>
              <table:table-cell office:value-type="float" office:value="4.61512">
                <text:p>4.61512</text:p>
              </table:table-cell>
              <table:table-cell office:value-type="float" office:value="4.68213">
                <text:p>4.68213</text:p>
              </table:table-cell>
              <table:table-cell office:value-type="float" office:value="4.70048">
                <text:p>4.70048</text:p>
              </table:table-cell>
              <table:table-cell office:value-type="float" office:value="4.70048">
                <text:p>4.70048</text:p>
              </table:table-cell>
              <table:table-cell office:value-type="float" office:value="4.7185">
                <text:p>4.7185</text:p>
              </table:table-cell>
              <table:table-cell office:value-type="float" office:value="4.55388">
                <text:p>4.55388</text:p>
              </table:table-cell>
            </table:table-row>
            <table:table-row>
              <table:table-cell office:value-type="float" office:value="3.51989">
                <text:p/>
              </table:table-cell>
              <table:table-cell office:value-type="float" office:value="4.55388">
                <text:p>4.55388</text:p>
              </table:table-cell>
              <table:table-cell office:value-type="float" office:value="4.60517">
                <text:p>4.60517</text:p>
              </table:table-cell>
              <table:table-cell office:value-type="float" office:value="4.65396">
                <text:p>4.65396</text:p>
              </table:table-cell>
              <table:table-cell office:value-type="float" office:value="4.68213">
                <text:p>4.68213</text:p>
              </table:table-cell>
              <table:table-cell office:value-type="float" office:value="4.7185">
                <text:p>4.7185</text:p>
              </table:table-cell>
              <table:table-cell office:value-type="float" office:value="4.70953">
                <text:p>4.70953</text:p>
              </table:table-cell>
              <table:table-cell office:value-type="float" office:value="4.5326">
                <text:p>4.5326</text:p>
              </table:table-cell>
              <table:table-cell office:value-type="float" office:value="4.49981">
                <text:p>4.49981</text:p>
              </table:table-cell>
            </table:table-row>
            <table:table-row>
              <table:table-cell office:value-type="float" office:value="3.53194">
                <text:p/>
              </table:table-cell>
              <table:table-cell office:value-type="float" office:value="4.56435">
                <text:p>4.56435</text:p>
              </table:table-cell>
              <table:table-cell office:value-type="float" office:value="4.57471">
                <text:p>4.57471</text:p>
              </table:table-cell>
              <table:table-cell office:value-type="float" office:value="4.64439">
                <text:p>4.64439</text:p>
              </table:table-cell>
              <table:table-cell office:value-type="float" office:value="4.67283">
                <text:p>4.67283</text:p>
              </table:table-cell>
              <table:table-cell office:value-type="float" office:value="4.70048">
                <text:p>4.70048</text:p>
              </table:table-cell>
              <table:table-cell office:value-type="float" office:value="4.69135">
                <text:p>4.69135</text:p>
              </table:table-cell>
              <table:table-cell office:value-type="float" office:value="4.47734">
                <text:p>4.47734</text:p>
              </table:table-cell>
              <table:table-cell office:value-type="float" office:value="4.47734">
                <text:p>4.47734</text:p>
              </table:table-cell>
            </table:table-row>
            <table:table-row>
              <table:table-cell office:value-type="float" office:value="3.54386">
                <text:p/>
              </table:table-cell>
              <table:table-cell office:value-type="float" office:value="4.56435">
                <text:p>4.56435</text:p>
              </table:table-cell>
              <table:table-cell office:value-type="float" office:value="4.59512">
                <text:p>4.59512</text:p>
              </table:table-cell>
              <table:table-cell office:value-type="float" office:value="4.63473">
                <text:p>4.63473</text:p>
              </table:table-cell>
              <table:table-cell office:value-type="float" office:value="4.67283">
                <text:p>4.67283</text:p>
              </table:table-cell>
              <table:table-cell office:value-type="float" office:value="4.70953">
                <text:p>4.70953</text:p>
              </table:table-cell>
              <table:table-cell office:value-type="float" office:value="4.68213">
                <text:p>4.68213</text:p>
              </table:table-cell>
              <table:table-cell office:value-type="float" office:value="4.45435">
                <text:p>4.45435</text:p>
              </table:table-cell>
              <table:table-cell office:value-type="float" office:value="4.47734">
                <text:p>4.47734</text:p>
              </table:table-cell>
            </table:table-row>
            <table:table-row>
              <table:table-cell office:value-type="float" office:value="3.55563">
                <text:p/>
              </table:table-cell>
              <table:table-cell office:value-type="float" office:value="4.57471">
                <text:p>4.57471</text:p>
              </table:table-cell>
              <table:table-cell office:value-type="float" office:value="4.57471">
                <text:p>4.57471</text:p>
              </table:table-cell>
              <table:table-cell office:value-type="float" office:value="4.65396">
                <text:p>4.65396</text:p>
              </table:table-cell>
              <table:table-cell office:value-type="float" office:value="4.68213">
                <text:p>4.68213</text:p>
              </table:table-cell>
              <table:table-cell office:value-type="float" office:value="4.70953">
                <text:p>4.70953</text:p>
              </table:table-cell>
              <table:table-cell office:value-type="float" office:value="4.46591">
                <text:p>4.46591</text:p>
              </table:table-cell>
              <table:table-cell office:value-type="float" office:value="4.44265">
                <text:p>4.44265</text:p>
              </table:table-cell>
              <table:table-cell office:value-type="float" office:value="4.45435">
                <text:p>4.45435</text:p>
              </table:table-cell>
            </table:table-row>
            <table:table-row>
              <table:table-cell office:value-type="float" office:value="3.56727">
                <text:p/>
              </table:table-cell>
              <table:table-cell office:value-type="float" office:value="4.59512">
                <text:p>4.59512</text:p>
              </table:table-cell>
              <table:table-cell office:value-type="float" office:value="4.61512">
                <text:p>4.61512</text:p>
              </table:table-cell>
              <table:table-cell office:value-type="float" office:value="4.65396">
                <text:p>4.65396</text:p>
              </table:table-cell>
              <table:table-cell office:value-type="float" office:value="4.69135">
                <text:p>4.69135</text:p>
              </table:table-cell>
              <table:table-cell office:value-type="float" office:value="4.47734">
                <text:p>4.47734</text:p>
              </table:table-cell>
              <table:table-cell office:value-type="float" office:value="4.44265">
                <text:p>4.44265</text:p>
              </table:table-cell>
              <table:table-cell office:value-type="float" office:value="4.44265">
                <text:p>4.44265</text:p>
              </table:table-cell>
              <table:table-cell office:value-type="float" office:value="4.43082">
                <text:p>4.43082</text:p>
              </table:table-cell>
            </table:table-row>
            <table:table-row>
              <table:table-cell office:value-type="float" office:value="3.57877">
                <text:p/>
              </table:table-cell>
              <table:table-cell office:value-type="float" office:value="4.58497">
                <text:p>4.58497</text:p>
              </table:table-cell>
              <table:table-cell office:value-type="float" office:value="4.64439">
                <text:p>4.64439</text:p>
              </table:table-cell>
              <table:table-cell office:value-type="float" office:value="4.64439">
                <text:p>4.64439</text:p>
              </table:table-cell>
              <table:table-cell office:value-type="float" office:value="4.67283">
                <text:p>4.67283</text:p>
              </table:table-cell>
              <table:table-cell office:value-type="float" office:value="4.44265">
                <text:p>4.44265</text:p>
              </table:table-cell>
              <table:table-cell office:value-type="float" office:value="4.43082">
                <text:p>4.43082</text:p>
              </table:table-cell>
              <table:table-cell office:value-type="float" office:value="4.41884">
                <text:p>4.41884</text:p>
              </table:table-cell>
              <table:table-cell office:value-type="float" office:value="4.40672">
                <text:p>4.40672</text:p>
              </table:table-cell>
            </table:table-row>
            <table:table-row>
              <table:table-cell office:value-type="float" office:value="3.59014">
                <text:p/>
              </table:table-cell>
              <table:table-cell office:value-type="float" office:value="4.59512">
                <text:p>4.59512</text:p>
              </table:table-cell>
              <table:table-cell office:value-type="float" office:value="4.61512">
                <text:p>4.61512</text:p>
              </table:table-cell>
              <table:table-cell office:value-type="float" office:value="4.63473">
                <text:p>4.63473</text:p>
              </table:table-cell>
              <table:table-cell office:value-type="float" office:value="4.43082">
                <text:p>4.43082</text:p>
              </table:table-cell>
              <table:table-cell office:value-type="float" office:value="4.41884">
                <text:p>4.41884</text:p>
              </table:table-cell>
              <table:table-cell office:value-type="float" office:value="4.41884">
                <text:p>4.41884</text:p>
              </table:table-cell>
              <table:table-cell office:value-type="float" office:value="4.41884">
                <text:p>4.41884</text:p>
              </table:table-cell>
              <table:table-cell office:value-type="float" office:value="4.36945">
                <text:p>4.36945</text:p>
              </table:table-cell>
            </table:table-row>
            <table:table-row>
              <table:table-cell office:value-type="float" office:value="3.60138">
                <text:p/>
              </table:table-cell>
              <table:table-cell office:value-type="float" office:value="4.59512">
                <text:p>4.59512</text:p>
              </table:table-cell>
              <table:table-cell office:value-type="float" office:value="4.61512">
                <text:p>4.61512</text:p>
              </table:table-cell>
              <table:table-cell office:value-type="float" office:value="4.41884">
                <text:p>4.41884</text:p>
              </table:table-cell>
              <table:table-cell office:value-type="float" office:value="4.40672">
                <text:p>4.40672</text:p>
              </table:table-cell>
              <table:table-cell office:value-type="float" office:value="4.40672">
                <text:p>4.40672</text:p>
              </table:table-cell>
              <table:table-cell office:value-type="float" office:value="4.41884">
                <text:p>4.41884</text:p>
              </table:table-cell>
              <table:table-cell office:value-type="float" office:value="4.41884">
                <text:p>4.41884</text:p>
              </table:table-cell>
              <table:table-cell office:value-type="float" office:value="4.26268">
                <text:p>4.26268</text:p>
              </table:table-cell>
            </table:table-row>
            <table:table-row>
              <table:table-cell office:value-type="float" office:value="3.6125">
                <text:p/>
              </table:table-cell>
              <table:table-cell office:value-type="float" office:value="4.59512">
                <text:p>4.59512</text:p>
              </table:table-cell>
              <table:table-cell office:value-type="float" office:value="4.59512">
                <text:p>4.59512</text:p>
              </table:table-cell>
              <table:table-cell office:value-type="float" office:value="4.41884">
                <text:p>4.41884</text:p>
              </table:table-cell>
              <table:table-cell office:value-type="float" office:value="4.39445">
                <text:p>4.39445</text:p>
              </table:table-cell>
              <table:table-cell office:value-type="float" office:value="4.40672">
                <text:p>4.40672</text:p>
              </table:table-cell>
              <table:table-cell office:value-type="float" office:value="4.43082">
                <text:p>4.43082</text:p>
              </table:table-cell>
              <table:table-cell office:value-type="float" office:value="4.40672">
                <text:p>4.40672</text:p>
              </table:table-cell>
              <table:table-cell office:value-type="float" office:value="4.27667">
                <text:p>4.27667</text:p>
              </table:table-cell>
            </table:table-row>
            <table:table-row>
              <table:table-cell office:value-type="float" office:value="3.6235">
                <text:p/>
              </table:table-cell>
              <table:table-cell office:value-type="float" office:value="4.56435">
                <text:p>4.56435</text:p>
              </table:table-cell>
              <table:table-cell office:value-type="float" office:value="4.36945">
                <text:p>4.36945</text:p>
              </table:table-cell>
              <table:table-cell office:value-type="float" office:value="4.38203">
                <text:p>4.38203</text:p>
              </table:table-cell>
              <table:table-cell office:value-type="float" office:value="4.38203">
                <text:p>4.38203</text:p>
              </table:table-cell>
              <table:table-cell office:value-type="float" office:value="4.40672">
                <text:p>4.40672</text:p>
              </table:table-cell>
              <table:table-cell office:value-type="float" office:value="4.43082">
                <text:p>4.43082</text:p>
              </table:table-cell>
              <table:table-cell office:value-type="float" office:value="4.36945">
                <text:p>4.36945</text:p>
              </table:table-cell>
              <table:table-cell office:value-type="float" office:value="4.23411">
                <text:p>4.23411</text:p>
              </table:table-cell>
            </table:table-row>
            <table:table-row>
              <table:table-cell office:value-type="float" office:value="3.63437">
                <text:p/>
              </table:table-cell>
              <table:table-cell office:value-type="float" office:value="4.36945">
                <text:p>4.36945</text:p>
              </table:table-cell>
              <table:table-cell office:value-type="float" office:value="4.34381">
                <text:p>4.34381</text:p>
              </table:table-cell>
              <table:table-cell office:value-type="float" office:value="4.35671">
                <text:p>4.35671</text:p>
              </table:table-cell>
              <table:table-cell office:value-type="float" office:value="4.38203">
                <text:p>4.38203</text:p>
              </table:table-cell>
              <table:table-cell office:value-type="float" office:value="4.36945">
                <text:p>4.36945</text:p>
              </table:table-cell>
              <table:table-cell office:value-type="float" office:value="4.39445">
                <text:p>4.39445</text:p>
              </table:table-cell>
              <table:table-cell office:value-type="float" office:value="4.33073">
                <text:p>4.33073</text:p>
              </table:table-cell>
              <table:table-cell office:value-type="float" office:value="4.18965">
                <text:p>4.18965</text:p>
              </table:table-cell>
            </table:table-row>
            <table:table-row>
              <table:table-cell office:value-type="float" office:value="3.64513">
                <text:p/>
              </table:table-cell>
              <table:table-cell office:value-type="float" office:value="4.34381">
                <text:p>4.34381</text:p>
              </table:table-cell>
              <table:table-cell office:value-type="float" office:value="4.35671">
                <text:p>4.35671</text:p>
              </table:table-cell>
              <table:table-cell office:value-type="float" office:value="4.35671">
                <text:p>4.35671</text:p>
              </table:table-cell>
              <table:table-cell office:value-type="float" office:value="4.36945">
                <text:p>4.36945</text:p>
              </table:table-cell>
              <table:table-cell office:value-type="float" office:value="4.36945">
                <text:p>4.36945</text:p>
              </table:table-cell>
              <table:table-cell office:value-type="float" office:value="4.36945">
                <text:p>4.36945</text:p>
              </table:table-cell>
              <table:table-cell office:value-type="float" office:value="4.27667">
                <text:p>4.27667</text:p>
              </table:table-cell>
              <table:table-cell office:value-type="float" office:value="3.95124">
                <text:p>3.95124</text:p>
              </table:table-cell>
            </table:table-row>
            <table:table-row>
              <table:table-cell office:value-type="float" office:value="3.65578">
                <text:p/>
              </table:table-cell>
              <table:table-cell office:value-type="float" office:value="4.33073">
                <text:p>4.33073</text:p>
              </table:table-cell>
              <table:table-cell office:value-type="float" office:value="4.33073">
                <text:p>4.33073</text:p>
              </table:table-cell>
              <table:table-cell office:value-type="float" office:value="4.34381">
                <text:p>4.34381</text:p>
              </table:table-cell>
              <table:table-cell office:value-type="float" office:value="4.34381">
                <text:p>4.34381</text:p>
              </table:table-cell>
              <table:table-cell office:value-type="float" office:value="4.38203">
                <text:p>4.38203</text:p>
              </table:table-cell>
              <table:table-cell office:value-type="float" office:value="4.33073">
                <text:p>4.33073</text:p>
              </table:table-cell>
              <table:table-cell office:value-type="float" office:value="4.26268">
                <text:p>4.26268</text:p>
              </table:table-cell>
              <table:table-cell office:value-type="float" office:value="3.89182">
                <text:p>3.89182</text:p>
              </table:table-cell>
            </table:table-row>
            <table:table-row>
              <table:table-cell office:value-type="float" office:value="3.66631">
                <text:p/>
              </table:table-cell>
              <table:table-cell office:value-type="float" office:value="4.29046">
                <text:p>4.29046</text:p>
              </table:table-cell>
              <table:table-cell office:value-type="float" office:value="4.30407">
                <text:p>4.30407</text:p>
              </table:table-cell>
              <table:table-cell office:value-type="float" office:value="4.31749">
                <text:p>4.31749</text:p>
              </table:table-cell>
              <table:table-cell office:value-type="float" office:value="4.30407">
                <text:p>4.30407</text:p>
              </table:table-cell>
              <table:table-cell office:value-type="float" office:value="4.30407">
                <text:p>4.30407</text:p>
              </table:table-cell>
              <table:table-cell office:value-type="float" office:value="4.31749">
                <text:p>4.31749</text:p>
              </table:table-cell>
              <table:table-cell office:value-type="float" office:value="4.17439">
                <text:p>4.17439</text:p>
              </table:table-cell>
              <table:table-cell office:value-type="float" office:value="3.85015">
                <text:p>3.85015</text:p>
              </table:table-cell>
            </table:table-row>
            <table:table-row>
              <table:table-cell office:value-type="float" office:value="3.67673">
                <text:p/>
              </table:table-cell>
              <table:table-cell office:value-type="float" office:value="4.29046">
                <text:p>4.29046</text:p>
              </table:table-cell>
              <table:table-cell office:value-type="float" office:value="4.27667">
                <text:p>4.27667</text:p>
              </table:table-cell>
              <table:table-cell office:value-type="float" office:value="4.30407">
                <text:p>4.30407</text:p>
              </table:table-cell>
              <table:table-cell office:value-type="float" office:value="4.29046">
                <text:p>4.29046</text:p>
              </table:table-cell>
              <table:table-cell office:value-type="float" office:value="4.30407">
                <text:p>4.30407</text:p>
              </table:table-cell>
              <table:table-cell office:value-type="float" office:value="4.29046">
                <text:p>4.29046</text:p>
              </table:table-cell>
              <table:table-cell office:value-type="float" office:value="3.95124">
                <text:p>3.95124</text:p>
              </table:table-cell>
              <table:table-cell office:value-type="float" office:value="3.7612">
                <text:p>3.7612</text:p>
              </table:table-cell>
            </table:table-row>
            <table:table-row>
              <table:table-cell office:value-type="float" office:value="3.68705">
                <text:p/>
              </table:table-cell>
              <table:table-cell office:value-type="float" office:value="4.27667">
                <text:p>4.27667</text:p>
              </table:table-cell>
              <table:table-cell office:value-type="float" office:value="4.27667">
                <text:p>4.27667</text:p>
              </table:table-cell>
              <table:table-cell office:value-type="float" office:value="4.27667">
                <text:p>4.27667</text:p>
              </table:table-cell>
              <table:table-cell office:value-type="float" office:value="4.26268">
                <text:p>4.26268</text:p>
              </table:table-cell>
              <table:table-cell office:value-type="float" office:value="4.30407">
                <text:p>4.30407</text:p>
              </table:table-cell>
              <table:table-cell office:value-type="float" office:value="4.29046">
                <text:p>4.29046</text:p>
              </table:table-cell>
              <table:table-cell office:value-type="float" office:value="3.91202">
                <text:p>3.91202</text:p>
              </table:table-cell>
              <table:table-cell office:value-type="float" office:value="3.7612">
                <text:p>3.7612</text:p>
              </table:table-cell>
            </table:table-row>
            <table:table-row>
              <table:table-cell office:value-type="float" office:value="3.69726">
                <text:p/>
              </table:table-cell>
              <table:table-cell office:value-type="float" office:value="4.27667">
                <text:p>4.27667</text:p>
              </table:table-cell>
              <table:table-cell office:value-type="float" office:value="4.30407">
                <text:p>4.30407</text:p>
              </table:table-cell>
              <table:table-cell office:value-type="float" office:value="4.27667">
                <text:p>4.27667</text:p>
              </table:table-cell>
              <table:table-cell office:value-type="float" office:value="4.26268">
                <text:p>4.26268</text:p>
              </table:table-cell>
              <table:table-cell office:value-type="float" office:value="4.26268">
                <text:p>4.26268</text:p>
              </table:table-cell>
              <table:table-cell office:value-type="float" office:value="4.02535">
                <text:p>4.02535</text:p>
              </table:table-cell>
              <table:table-cell office:value-type="float" office:value="3.91202">
                <text:p>3.91202</text:p>
              </table:table-cell>
              <table:table-cell office:value-type="float" office:value="3.73767">
                <text:p>3.73767</text:p>
              </table:table-cell>
            </table:table-row>
            <table:table-row>
              <table:table-cell office:value-type="float" office:value="3.70737">
                <text:p/>
              </table:table-cell>
              <table:table-cell office:value-type="float" office:value="4.27667">
                <text:p>4.27667</text:p>
              </table:table-cell>
              <table:table-cell office:value-type="float" office:value="4.30407">
                <text:p>4.30407</text:p>
              </table:table-cell>
              <table:table-cell office:value-type="float" office:value="4.27667">
                <text:p>4.27667</text:p>
              </table:table-cell>
              <table:table-cell office:value-type="float" office:value="4.23411">
                <text:p>4.23411</text:p>
              </table:table-cell>
              <table:table-cell office:value-type="float" office:value="4.29046">
                <text:p>4.29046</text:p>
              </table:table-cell>
              <table:table-cell office:value-type="float" office:value="3.95124">
                <text:p>3.95124</text:p>
              </table:table-cell>
              <table:table-cell office:value-type="float" office:value="3.89182">
                <text:p>3.89182</text:p>
              </table:table-cell>
              <table:table-cell office:value-type="float" office:value="3.73767">
                <text:p>3.73767</text:p>
              </table:table-cell>
            </table:table-row>
            <table:table-row>
              <table:table-cell office:value-type="float" office:value="3.71737">
                <text:p/>
              </table:table-cell>
              <table:table-cell office:value-type="float" office:value="4.27667">
                <text:p>4.27667</text:p>
              </table:table-cell>
              <table:table-cell office:value-type="float" office:value="4.2485">
                <text:p>4.2485</text:p>
              </table:table-cell>
              <table:table-cell office:value-type="float" office:value="4.23411">
                <text:p>4.23411</text:p>
              </table:table-cell>
              <table:table-cell office:value-type="float" office:value="4.21951">
                <text:p>4.21951</text:p>
              </table:table-cell>
              <table:table-cell office:value-type="float" office:value="4.02535">
                <text:p>4.02535</text:p>
              </table:table-cell>
              <table:table-cell office:value-type="float" office:value="3.95124">
                <text:p>3.95124</text:p>
              </table:table-cell>
              <table:table-cell office:value-type="float" office:value="3.85015">
                <text:p>3.85015</text:p>
              </table:table-cell>
              <table:table-cell office:value-type="float" office:value="3.68888">
                <text:p>3.68888</text:p>
              </table:table-cell>
            </table:table-row>
            <table:table-row>
              <table:table-cell office:value-type="float" office:value="3.72728">
                <text:p/>
              </table:table-cell>
              <table:table-cell office:value-type="float" office:value="4.2485">
                <text:p>4.2485</text:p>
              </table:table-cell>
              <table:table-cell office:value-type="float" office:value="4.2485">
                <text:p>4.2485</text:p>
              </table:table-cell>
              <table:table-cell office:value-type="float" office:value="4.20469">
                <text:p>4.20469</text:p>
              </table:table-cell>
              <table:table-cell office:value-type="float" office:value="4.20469">
                <text:p>4.20469</text:p>
              </table:table-cell>
              <table:table-cell office:value-type="float" office:value="3.95124">
                <text:p>3.95124</text:p>
              </table:table-cell>
              <table:table-cell office:value-type="float" office:value="3.91202">
                <text:p>3.91202</text:p>
              </table:table-cell>
              <table:table-cell office:value-type="float" office:value="3.7612">
                <text:p>3.7612</text:p>
              </table:table-cell>
              <table:table-cell office:value-type="float" office:value="3.63759">
                <text:p>3.63759</text:p>
              </table:table-cell>
            </table:table-row>
            <table:table-row>
              <table:table-cell office:value-type="float" office:value="3.73709">
                <text:p/>
              </table:table-cell>
              <table:table-cell office:value-type="float" office:value="4.2485">
                <text:p>4.2485</text:p>
              </table:table-cell>
              <table:table-cell office:value-type="float" office:value="4.21951">
                <text:p>4.21951</text:p>
              </table:table-cell>
              <table:table-cell office:value-type="float" office:value="4.18965">
                <text:p>4.18965</text:p>
              </table:table-cell>
              <table:table-cell office:value-type="float" office:value="3.95124">
                <text:p>3.95124</text:p>
              </table:table-cell>
              <table:table-cell office:value-type="float" office:value="3.93183">
                <text:p>3.93183</text:p>
              </table:table-cell>
              <table:table-cell office:value-type="float" office:value="3.85015">
                <text:p>3.85015</text:p>
              </table:table-cell>
              <table:table-cell office:value-type="float" office:value="3.73767">
                <text:p>3.73767</text:p>
              </table:table-cell>
              <table:table-cell office:value-type="float" office:value="3.63759">
                <text:p>3.63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